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84.9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54.75mm"/>
    </style:style>
    <style:style style:name="co31" style:family="table-column">
      <style:table-column-properties fo:break-before="auto" style:column-width="19.31mm"/>
    </style:style>
    <style:style style:name="co32" style:family="table-column">
      <style:table-column-properties fo:break-before="auto" style:column-width="15.7mm"/>
    </style:style>
    <style:style style:name="co33" style:family="table-column">
      <style:table-column-properties fo:break-before="auto" style:column-width="11.66mm"/>
    </style:style>
    <style:style style:name="co34" style:family="table-column">
      <style:table-column-properties fo:break-before="auto" style:column-width="12.95mm"/>
    </style:style>
    <style:style style:name="co35" style:family="table-column">
      <style:table-column-properties fo:break-before="auto" style:column-width="21.22mm"/>
    </style:style>
    <style:style style:name="co36" style:family="table-column">
      <style:table-column-properties fo:break-before="auto" style:column-width="7.85mm"/>
    </style:style>
    <style:style style:name="co37" style:family="table-column">
      <style:table-column-properties fo:break-before="auto" style:column-width="8.06mm"/>
    </style:style>
    <style:style style:name="co38" style:family="table-column">
      <style:table-column-properties fo:break-before="auto" style:column-width="21.85mm"/>
    </style:style>
    <style:style style:name="co39" style:family="table-column">
      <style:table-column-properties fo:break-before="auto" style:column-width="7.43mm"/>
    </style:style>
    <style:style style:name="co40" style:family="table-column">
      <style:table-column-properties fo:break-before="auto" style:column-width="7mm"/>
    </style:style>
    <style:style style:name="co41" style:family="table-column">
      <style:table-column-properties fo:break-before="auto" style:column-width="20.58mm"/>
    </style:style>
    <style:style style:name="co42" style:family="table-column">
      <style:table-column-properties fo:break-before="auto" style:column-width="6.14mm"/>
    </style:style>
    <style:style style:name="co43" style:family="table-column">
      <style:table-column-properties fo:break-before="auto" style:column-width="7.64mm"/>
    </style:style>
    <style:style style:name="co44" style:family="table-column">
      <style:table-column-properties fo:break-before="auto" style:column-width="7.21mm"/>
    </style:style>
    <style:style style:name="co45" style:family="table-column">
      <style:table-column-properties fo:break-before="auto" style:column-width="9.97mm"/>
    </style:style>
    <style:style style:name="co46" style:family="table-column">
      <style:table-column-properties fo:break-before="auto" style:column-width="8.27mm"/>
    </style:style>
    <style:style style:name="co47" style:family="table-column">
      <style:table-column-properties fo:break-before="auto" style:column-width="62.39mm"/>
    </style:style>
    <style:style style:name="co48" style:family="table-column">
      <style:table-column-properties fo:break-before="auto" style:column-width="20.8mm"/>
    </style:style>
    <style:style style:name="co49" style:family="table-column">
      <style:table-column-properties fo:break-before="auto" style:column-width="27.59mm"/>
    </style:style>
    <style:style style:name="co50" style:family="table-column">
      <style:table-column-properties fo:break-before="auto" style:column-width="18.45mm"/>
    </style:style>
    <style:style style:name="co51" style:family="table-column">
      <style:table-column-properties fo:break-before="auto" style:column-width="6.58mm"/>
    </style:style>
    <style:style style:name="co52" style:family="table-column">
      <style:table-column-properties fo:break-before="auto" style:column-width="5.5mm"/>
    </style:style>
    <style:style style:name="co53" style:family="table-column">
      <style:table-column-properties fo:break-before="auto" style:column-width="5.29mm"/>
    </style:style>
    <style:style style:name="co54" style:family="table-column">
      <style:table-column-properties fo:break-before="auto" style:column-width="5.08mm"/>
    </style:style>
    <style:style style:name="co55" style:family="table-column">
      <style:table-column-properties fo:break-before="auto" style:column-width="16.55mm"/>
    </style:style>
    <style:style style:name="co56" style:family="table-column">
      <style:table-column-properties fo:break-before="auto" style:column-width="11.24mm"/>
    </style:style>
    <style:style style:name="co57" style:family="table-column">
      <style:table-column-properties fo:break-before="auto" style:column-width="15.91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8.58mm" fo:break-before="auto" style:use-optimal-row-height="true"/>
    </style:style>
    <style:style style:name="ro7" style:family="table-row">
      <style:table-row-properties style:row-height="40.64mm" fo:break-before="auto" style:use-optimal-row-height="true"/>
    </style:style>
    <style:style style:name="ro8" style:family="table-row">
      <style:table-row-properties style:row-height="24.55mm" fo:break-before="auto" style:use-optimal-row-height="true"/>
    </style:style>
    <style:style style:name="ro9" style:family="table-row">
      <style:table-row-properties style:row-height="32.6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28.68mm" fo:break-before="auto" style:use-optimal-row-height="true"/>
    </style:style>
    <style:style style:name="ro12" style:family="table-row">
      <style:table-row-properties style:row-height="20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8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1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0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98" style:family="table-cell" style:parent-style-name="Default">
      <style:text-properties fo:font-style="italic" style:font-style-asian="italic" style:font-style-complex="italic"/>
    </style:style>
    <style:style style:name="ce638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4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64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6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60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64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1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19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2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20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206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0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21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21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223" style:family="table-cell" style:parent-style-name="Default">
      <style:text-properties fo:color="#003d73" style:font-name="Arial1" fo:font-size="10pt" style:font-size-asian="10pt" style:font-size-complex="10pt"/>
    </style:style>
    <style:style style:name="ce22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25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226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227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229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230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none"/>
      <style:text-properties fo:color="#003d73" style:font-name="Arial1" fo:font-size="10pt" style:font-size-asian="10pt" style:font-size-complex="10pt"/>
    </style:style>
    <style:style style:name="ce232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233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24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89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3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0.99pt dotted #0d1f63" fo:border-right="none" fo:border-top="none"/>
      <style:paragraph-properties fo:text-align="start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99" style:family="table-cell" style:parent-style-name="Default" style:data-style-name="N129">
      <style:table-cell-properties fo:border-bottom="0.99pt dotted #0d1f63" fo:background-color="#fcc79b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1" style:family="table-cell" style:parent-style-name="Default" style:data-style-name="N129">
      <style:table-cell-properties fo:border-bottom="0.99pt dotted #0d1f63" fo:background-color="#dfcce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6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7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08" style:family="table-cell" style:parent-style-name="Default" style:data-style-name="N129">
      <style:table-cell-properties fo:border-bottom="0.99pt dotted #0d1f63" fo:background-color="#c2e0ae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10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14" style:family="table-cell" style:parent-style-name="Default" style:data-style-name="N129">
      <style:table-cell-properties fo:border-bottom="0.99pt dotted #0d1f63" fo:background-color="#87d1d1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5" style:family="table-cell" style:parent-style-name="Default" style:data-style-name="N129">
      <style:table-cell-properties fo:border-bottom="0.99pt dotted #0d1f63" fo:background-color="#f8aa9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17" style:family="table-cell" style:parent-style-name="Default" style:data-style-name="N129">
      <style:table-cell-properties fo:border-bottom="0.99pt dotted #0d1f63" fo:background-color="#adc5e7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19" style:family="table-cell" style:parent-style-name="Default" style:data-style-name="N129">
      <style:table-cell-properties fo:border-bottom="none" fo:background-color="#fff200" style:text-align-source="fix" style:repeat-content="false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26">
      <style:table-cell-properties fo:border-bottom="0.99pt dotted #0d1f63" fo:background-color="#87d1d1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29" style:family="table-cell" style:parent-style-name="Default" style:data-style-name="N126">
      <style:table-cell-properties fo:border-bottom="0.99pt dotted #0d1f63" fo:background-color="#f8aa97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30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9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3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22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24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25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26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27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37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3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3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34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41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368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80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7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37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386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387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392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40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425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12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382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43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1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469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72" style:family="table-cell" style:parent-style-name="Default" style:data-style-name="N129">
      <style:text-properties fo:font-style="normal" style:font-style-asian="normal" style:font-style-complex="normal"/>
    </style:style>
    <style:style style:name="ce473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474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47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78" style:family="table-cell" style:parent-style-name="Default" style:data-style-name="N130">
      <style:text-properties fo:font-style="normal" style:font-style-asian="normal" style:font-style-complex="normal"/>
    </style:style>
    <style:style style:name="ce47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48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8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76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8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86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87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81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0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91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3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9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87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0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04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07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0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4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1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1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1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7" style:family="table-cell" style:parent-style-name="Default">
      <style:text-properties fo:font-style="normal" style:font-style-asian="normal" style:font-style-complex="normal"/>
    </style:style>
    <style:style style:name="ce5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6" style:family="table-cell" style:parent-style-name="Default">
      <style:text-properties fo:font-weight="bold" style:font-weight-asian="bold" style:font-weight-complex="bold"/>
    </style:style>
    <style:style style:name="ce597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599" style:family="table-cell" style:parent-style-name="Default" style:data-style-name="N129">
      <style:text-properties fo:font-weight="bold" style:font-weight-asian="bold" style:font-weight-complex="bold"/>
    </style:style>
    <style:style style:name="ce433" style:family="table-cell" style:parent-style-name="Default" style:data-style-name="N129"/>
    <style:style style:name="ce601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434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03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5" style:family="table-cell" style:parent-style-name="Default" style:data-style-name="N130"/>
    <style:style style:name="ce606" style:family="table-cell" style:parent-style-name="Default" style:data-style-name="N130">
      <style:text-properties fo:font-weight="bold" style:font-weight-asian="bold" style:font-weight-complex="bold"/>
    </style:style>
    <style:style style:name="ce579" style:family="table-cell" style:parent-style-name="Default">
      <style:text-properties fo:font-weight="normal" style:font-weight-asian="normal" style:font-weight-complex="normal"/>
    </style:style>
    <style:style style:name="ce580" style:family="table-cell" style:parent-style-name="Default" style:data-style-name="N129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582" style:family="table-cell" style:parent-style-name="Default" style:data-style-name="N129">
      <style:table-cell-properties fo:border-bottom="none" fo:border-left="0.99pt ridge #000000" fo:border-right="none" fo:border-top="none"/>
      <style:text-properties fo:font-weight="normal" style:font-weight-asian="normal" style:font-weight-complex="normal"/>
    </style:style>
    <style:style style:name="ce558" style:family="table-cell" style:parent-style-name="Default" style:data-style-name="N129">
      <style:text-properties fo:font-weight="normal" style:font-weight-asian="normal" style:font-weight-complex="normal"/>
    </style:style>
    <style:style style:name="ce583" style:family="table-cell" style:parent-style-name="Default" style:data-style-name="N129">
      <style:text-properties fo:font-weight="normal" style:font-weight-asian="normal" style:font-weight-complex="normal"/>
    </style:style>
    <style:style style:name="ce560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584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562" style:family="table-cell" style:parent-style-name="Default" style:data-style-name="N129">
      <style:table-cell-properties fo:border="none"/>
      <style:text-properties fo:font-weight="normal" style:font-weight-asian="normal" style:font-weight-complex="normal"/>
    </style:style>
    <style:style style:name="ce585" style:family="table-cell" style:parent-style-name="Default" style:data-style-name="N129">
      <style:table-cell-properties fo:border="none"/>
      <style:text-properties fo:font-weight="normal" style:font-weight-asian="normal" style:font-weight-complex="normal"/>
    </style:style>
    <style:style style:name="ce564" style:family="table-cell" style:parent-style-name="Default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586" style:family="table-cell" style:parent-style-name="Default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607" style:family="table-cell" style:parent-style-name="Default">
      <style:table-cell-properties fo:border-bottom="none" style:text-align-source="fix" style:repeat-content="false" fo:wrap-option="wrap" fo:border-left="1.56pt double #000000" style:border-line-width-left="0.26mm 0.26mm 0.02mm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608" style:family="table-cell" style:parent-style-name="Default" style:data-style-name="N129">
      <style:table-cell-properties fo:border-bottom="none" fo:border-left="1.56pt double #000000" style:border-line-width-left="0.26mm 0.26mm 0.02mm" fo:border-right="none" fo:border-top="none"/>
      <style:text-properties fo:font-weight="normal" style:font-weight-asian="normal" style:font-weight-complex="normal"/>
    </style:style>
    <style:style style:name="ce567" style:family="table-cell" style:parent-style-name="Default">
      <style:table-cell-properties fo:border-bottom="none" fo:border-left="0.99pt ridge #000000" fo:border-right="none" fo:border-top="none"/>
      <style:text-properties fo:font-weight="normal" style:font-weight-asian="normal" style:font-weight-complex="normal"/>
    </style:style>
    <style:style style:name="ce589" style:family="table-cell" style:parent-style-name="Default">
      <style:table-cell-properties fo:border-bottom="none" fo:border-left="0.99pt ridge #000000" fo:border-right="none" fo:border-top="none"/>
      <style:text-properties fo:font-weight="normal" style:font-weight-asian="normal" style:font-weight-complex="normal"/>
    </style:style>
    <style:style style:name="ce590" style:family="table-cell" style:parent-style-name="Default" style:data-style-name="N126">
      <style:text-properties fo:font-weight="normal" style:font-weight-asian="normal" style:font-weight-complex="normal"/>
    </style:style>
    <style:style style:name="ce591" style:family="table-cell" style:parent-style-name="Default" style:data-style-name="N2">
      <style:text-properties fo:font-weight="normal" style:font-weight-asian="normal" style:font-weight-complex="normal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0"/>
        <table:table-column table:style-name="co3" table:default-cell-style-name="ce12"/>
        <table:table-column table:style-name="co4" table:default-cell-style-name="ce12"/>
        <table:table-column table:style-name="co5" table:default-cell-style-name="ce1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50"/>
        <table:table-column table:style-name="co12" table:default-cell-style-name="ce50"/>
        <table:table-column table:style-name="co12" table:default-cell-style-name="ce8"/>
        <table:table-column table:style-name="co12" table:number-columns-repeated="27" table:default-cell-style-name="ce50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63" table:number-columns-spanned="3" table:number-rows-spanned="1"/>
          <table:covered-table-cell table:style-name="ce22"/>
          <table:covered-table-cell table:style-name="ce6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50"/>
          <table:table-cell table:number-columns-repeated="40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/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/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>
          <table:table-cell table:style-name="ce13" table:number-columns-repeated="2"/>
          <table:table-cell table:style-name="ce50"/>
          <table:table-cell table:style-name="ce14"/>
          <table:table-cell table:style-name="ce16"/>
          <table:table-cell table:style-name="ce19"/>
          <table:table-cell table:style-name="ce21"/>
          <table:table-cell table:style-name="ce50" table:number-columns-repeated="3"/>
          <table:table-cell table:number-columns-repeated="973"/>
          <table:table-cell table:style-name="ce50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50"/>
          <table:table-cell table:style-name="ce14"/>
          <table:table-cell table:style-name="ce16"/>
          <table:table-cell table:style-name="ce19"/>
          <table:table-cell table:style-name="ce21"/>
          <table:table-cell table:style-name="ce50" table:number-columns-repeated="3"/>
          <table:table-cell table:number-columns-repeated="973"/>
          <table:table-cell table:style-name="ce50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50"/>
          <table:table-cell table:style-name="ce14"/>
          <table:table-cell table:style-name="ce16"/>
          <table:table-cell table:style-name="ce19"/>
          <table:table-cell table:style-name="ce21"/>
          <table:table-cell table:style-name="ce50" table:number-columns-repeated="3"/>
          <table:table-cell table:number-columns-repeated="973"/>
          <table:table-cell table:style-name="ce50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50"/>
          <table:table-cell table:style-name="ce14"/>
          <table:table-cell table:style-name="ce16"/>
          <table:table-cell table:style-name="ce19"/>
          <table:table-cell table:style-name="ce21"/>
          <table:table-cell table:style-name="ce50" table:number-columns-repeated="3"/>
          <table:table-cell table:number-columns-repeated="973"/>
          <table:table-cell table:style-name="ce50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50"/>
          <table:table-cell table:style-name="ce14"/>
          <table:table-cell table:style-name="ce16"/>
          <table:table-cell table:style-name="ce19"/>
          <table:table-cell table:style-name="ce21"/>
          <table:table-cell table:style-name="ce50" table:number-columns-repeated="3"/>
          <table:table-cell table:number-columns-repeated="973"/>
          <table:table-cell table:style-name="ce50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50"/>
          <table:table-cell table:style-name="ce14"/>
          <table:table-cell table:style-name="ce16"/>
          <table:table-cell table:style-name="ce19"/>
          <table:table-cell table:style-name="ce21"/>
          <table:table-cell table:style-name="ce50" table:number-columns-repeated="3"/>
          <table:table-cell table:number-columns-repeated="973"/>
          <table:table-cell table:style-name="ce50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50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50"/>
          <table:table-cell table:number-columns-repeated="973"/>
          <table:table-cell table:style-name="ce50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50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50"/>
          <table:table-cell table:number-columns-repeated="973"/>
          <table:table-cell table:style-name="ce50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13" table:number-columns-repeated="2"/>
          <table:table-cell table:style-name="ce50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50"/>
          <table:table-cell table:number-columns-repeated="973"/>
          <table:table-cell table:style-name="ce50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5" office:value-type="string" calcext:value-type="string">
            <text:p>last updated 2020-03-13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50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column table:style-name="co12" table:default-cell-style-name="Default"/>
        <table:table-row table:style-name="ro2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01"/>
          <table:covered-table-cell table:style-name="ce108"/>
          <table:covered-table-cell table:style-name="ce112"/>
          <table:table-cell table:style-name="ce112" table:number-columns-repeated="1018"/>
          <table:table-cell/>
        </table:table-row>
        <table:table-row table:style-name="ro5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2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7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45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9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6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9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4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2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12"/>
          <table:table-cell table:style-name="ce112" table:number-columns-repeated="1018"/>
          <table:table-cell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01" table:number-columns-repeated="2"/>
          <table:table-cell table:style-name="ce108"/>
          <table:table-cell table:style-name="ce112" table:number-columns-repeated="1019"/>
          <table:table-cell/>
        </table:table-row>
        <table:table-row table:style-name="ro2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01" table:number-columns-repeated="2"/>
          <table:table-cell table:style-name="ce108"/>
          <table:table-cell table:style-name="ce112" table:number-columns-repeated="1019"/>
          <table:table-cell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98"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:</text:p>
          </table:table-cell>
          <table:table-cell table:style-name="Default"/>
          <table:table-cell table:number-columns-repeated="1022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table:number-columns-repeated="2"/>
          <table:table-cell table:style-name="ce50"/>
          <table:table-cell table:style-name="ce111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50"/>
          <table:table-cell table:style-name="ce111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50"/>
          <table:table-cell table:style-name="ce111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50"/>
          <table:table-cell table:style-name="ce111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50"/>
          <table:table-cell table:style-name="ce111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table:number-columns-repeated="2"/>
          <table:table-cell table:style-name="ce50"/>
          <table:table-cell table:style-name="ce111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50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50"/>
          <table:table-cell table:style-name="ce12"/>
          <table:table-cell table:style-name="ce15"/>
          <table:table-cell table:style-name="ce18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 table:number-rows-repeated="2">
          <table:table-cell table:style-name="ce13" table:number-columns-repeated="2"/>
          <table:table-cell table:style-name="ce50"/>
          <table:table-cell table:style-name="ce12" table:number-columns-repeated="2"/>
          <table:table-cell table:style-name="ce18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13 Ada Radius</text:p>
          </table:table-cell>
          <table:table-cell table:style-name="ce10" table:number-columns-repeated="3"/>
          <table:table-cell table:style-name="ce17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973"/>
          <table:table-cell table:style-name="ce8"/>
          <table:table-cell table:style-name="ce50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50"/>
          <table:table-cell table:style-name="ce12" table:number-columns-repeated="2"/>
          <table:table-cell table:style-name="ce13"/>
          <table:table-cell table:style-name="ce18"/>
          <table:table-cell table:style-name="ce19"/>
          <table:table-cell table:style-name="ce16"/>
          <table:table-cell table:style-name="ce19"/>
          <table:table-cell table:style-name="ce21"/>
          <table:table-cell table:style-name="ce50" table:number-columns-repeated="1001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505"/>
        <table:table-column table:style-name="co18" table:number-columns-repeated="2" table:default-cell-style-name="ce505"/>
        <table:table-column table:style-name="co19" table:default-cell-style-name="ce646"/>
        <table:table-column table:style-name="co20" table:default-cell-style-name="Default"/>
        <table:table-column table:style-name="co12" table:number-columns-repeated="1018" table:default-cell-style-name="Default"/>
        <table:table-row table:style-name="ro8">
          <table:table-cell table:style-name="ce113" office:value-type="string" calcext:value-type="string">
            <text:p>Collada (dae) export settings in Blender 2.8x</text:p>
          </table:table-cell>
          <table:table-cell table:style-name="ce497" office:value-type="string" calcext:value-type="string">
            <text:p>Default</text:p>
          </table:table-cell>
          <table:table-cell table:style-name="ce497" office:value-type="string" calcext:value-type="string">
            <text:p>Sl+Open Sim rigged</text:p>
          </table:table-cell>
          <table:table-cell table:style-name="ce497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645" office:value-type="string" calcext:value-type="string">
            <text:p>notes</text:p>
          </table:table-cell>
          <table:table-cell table:style-name="ce497" table:number-columns-repeated="1019"/>
        </table:table-row>
        <table:table-row table:style-name="ro3">
          <table:table-cell table:style-name="ce502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502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498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502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502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502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5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638" office:value-type="string" calcext:value-type="string">
            <text:p>The maximum number of joints or bones any single mesh can be rigged to is 110, or skin weights will be greyed out in the import options.</text:p>
          </table:table-cell>
          <table:table-cell table:number-columns-repeated="1023"/>
        </table:table-row>
        <table:table-row table:style-name="ro3">
          <table:table-cell table:style-name="ce638" office:value-type="string" calcext:value-type="string">
            <text:p>There are 159 bones total in the Bento skeleton.</text:p>
          </table:table-cell>
          <table:table-cell table:number-columns-repeated="1023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 office:value-type="string" calcext:value-type="string">
            <text:p>Max tris per material: </text:p>
          </table:table-cell>
          <table:table-cell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Max materials per object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30"/>
          <table:table-cell table:number-columns-repeated="1023"/>
        </table:table-row>
        <table:table-row table:style-name="ro2">
          <table:table-cell table:style-name="ce30"/>
          <table:table-cell table:style-name="ce641" office:value-type="string" calcext:value-type="string">
            <text:p>all</text:p>
          </table:table-cell>
          <table:table-cell table:style-name="ce643" office:value-type="string" calcext:value-type="string">
            <text:p>Male Fitted Bento human</text:p>
          </table:table-cell>
          <table:table-cell table:style-name="ce643" office:value-type="string" calcext:value-type="string">
            <text:p>Female Fitted Bento human</text:p>
          </table:table-cell>
          <table:table-cell/>
          <table:table-cell table:style-name="ce644"/>
          <table:table-cell table:number-columns-repeated="1018"/>
        </table:table-row>
        <table:table-row table:style-name="ro3">
          <table:table-cell table:style-name="ce30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Skull, mTorso</text:p>
          </table:table-cell>
          <table:table-cell table:style-name="ce644"/>
          <table:table-cell table:number-columns-repeated="1018"/>
        </table:table-row>
        <table:table-row table:style-name="ro3">
          <table:table-cell table:style-name="ce30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y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and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Knee, mFoot, m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no mFaceRoot, nor EyeAl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Gro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LLISION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20"/>
        </table:table-row>
        <table:table-row table:style-name="ro3">
          <table:table-cell/>
          <table:table-cell table:style-name="ce642" table:formula="of:=SUM([.B48:.B59])" office:value-type="float" office:value="159" calcext:value-type="float">
            <text:p>159</text:p>
          </table:table-cell>
          <table:table-cell table:style-name="ce642" table:formula="of:=SUM([.C48:.C59])" office:value-type="float" office:value="110" calcext:value-type="float">
            <text:p>110</text:p>
          </table:table-cell>
          <table:table-cell table:style-name="ce642" table:formula="of:=SUM([.D48:.D59])" office:value-type="float" office:value="109" calcext:value-type="float">
            <text:p>109</text:p>
          </table:table-cell>
          <table:table-cell table:style-name="ce605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3-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21" table:default-cell-style-name="ce2"/>
        <table:table-column table:style-name="co22" table:default-cell-style-name="ce199"/>
        <table:table-column table:style-name="co23" table:default-cell-style-name="ce12"/>
        <table:table-column table:style-name="co24" table:default-cell-style-name="ce192"/>
        <table:table-column table:style-name="co24" table:default-cell-style-name="ce204"/>
        <table:table-column table:style-name="co24" table:default-cell-style-name="ce221"/>
        <table:table-column table:style-name="co24" table:default-cell-style-name="ce226"/>
        <table:table-column table:style-name="co24" table:default-cell-style-name="ce229"/>
        <table:table-column table:style-name="co24" table:default-cell-style-name="ce232"/>
        <table:table-column table:style-name="co25" table:default-cell-style-name="ce102"/>
        <table:table-column table:style-name="co25" table:default-cell-style-name="ce158"/>
        <table:table-column table:style-name="co25" table:default-cell-style-name="ce172"/>
        <table:table-column table:style-name="co26" table:default-cell-style-name="ce178"/>
        <table:table-column table:style-name="co26" table:default-cell-style-name="ce186"/>
        <table:table-column table:style-name="co26" table:default-cell-style-name="ce195"/>
        <table:table-column table:style-name="co27" table:default-cell-style-name="ce238"/>
        <table:table-column table:style-name="co27" table:default-cell-style-name="ce247"/>
        <table:table-column table:style-name="co27" table:default-cell-style-name="ce340"/>
        <table:table-column table:style-name="co28" table:default-cell-style-name="ce353"/>
        <table:table-column table:style-name="co28" table:default-cell-style-name="ce359"/>
        <table:table-column table:style-name="co28" table:default-cell-style-name="ce366"/>
        <table:table-column table:style-name="co28" table:default-cell-style-name="ce391"/>
        <table:table-column table:style-name="co28" table:default-cell-style-name="ce247"/>
        <table:table-column table:style-name="co28" table:default-cell-style-name="ce391"/>
        <table:table-column table:style-name="co29" table:default-cell-style-name="ce321"/>
        <table:table-column table:style-name="co29" table:default-cell-style-name="ce338"/>
        <table:table-column table:style-name="co29" table:default-cell-style-name="ce347"/>
        <table:table-column table:style-name="co12" table:number-columns-repeated="982" table:default-cell-style-name="ce519"/>
        <table:table-row table:style-name="ro11">
          <table:table-cell table:style-name="ce47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1" office:value-type="string" calcext:value-type="string">
            <text:p>parent</text:p>
          </table:table-cell>
          <table:table-cell table:style-name="ce47" office:value-type="string" calcext:value-type="string">
            <text:p><text:span text:style-name="T3">Blender connected checkbox</text:span></text:p>
            <text:p>connected</text:p>
          </table:table-cell>
          <table:table-cell table:style-name="ce187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201"/>
          <table:covered-table-cell table:style-name="ce211"/>
          <table:table-cell table:style-name="ce187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201"/>
          <table:covered-table-cell table:style-name="ce211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end</text:span></text:p>
            <text:p>       x             y             z</text:p>
          </table:table-cell>
          <table:covered-table-cell table:style-name="ce244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4">avatar_skeleton.xml</text:span></text:p>
            <text:p><text:span text:style-name="T5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4">avatar_skeleton.xml</text:span></text:p>
            <text:p><text:span text:style-name="T5">rot</text:span></text:p>
            <text:p><text:span text:style-name="T5">(=Blender restpose_rot)</text:span></text:p>
            <text:p> x          y          z</text:p>
          </table:table-cell>
          <table:covered-table-cell table:style-name="ce244"/>
          <table:covered-table-cell table:style-name="ce122"/>
          <table:table-cell table:style-name="ce244" office:value-type="string" calcext:value-type="string" table:number-columns-spanned="3" table:number-rows-spanned="1">
            <text:p><text:span text:style-name="T4">avatar_skeleton.xml</text:span></text:p>
            <text:p><text:span text:style-name="T5">scale</text:span></text:p>
            <text:p><text:span text:style-name="T5">(=Blender restpose_scale)</text:span></text:p>
            <text:p> x            y             z</text:p>
          </table:table-cell>
          <table:covered-table-cell table:number-columns-repeated="2" table:style-name="ce244"/>
          <table:table-cell table:style-name="ce187" office:value-type="string" calcext:value-type="string" table:number-columns-spanned="3" table:number-rows-spanned="1">
            <text:p><text:span text:style-name="T4">avatar_skeleton.xml</text:span></text:p>
            <text:p><text:span text:style-name="T5">difference between pos &amp; pivot</text:span></text:p>
            <text:p>     x           y           z</text:p>
          </table:table-cell>
          <table:covered-table-cell table:style-name="ce327"/>
          <table:covered-table-cell table:style-name="ce339"/>
          <table:table-cell table:number-columns-repeated="982"/>
        </table:table-row>
        <table:table-row table:style-name="ro3">
          <table:table-cell table:style-name="ce51" office:value-type="string" calcext:value-type="string">
            <text:p>mPelvis</text:p>
          </table:table-cell>
          <table:table-cell table:style-name="ce153"/>
          <table:table-cell table:style-name="ce68" office:value-type="string" calcext:value-type="string">
            <text:p>"false"</text:p>
          </table:table-cell>
          <table:table-cell table:style-name="ce189" table:formula="of:=+[.N2]" office:value-type="float" office:value="0" calcext:value-type="float">
            <text:p>0.000000</text:p>
          </table:table-cell>
          <table:table-cell table:style-name="ce202" table:formula="of:=-[.M2]" office:value-type="float" office:value="-0" calcext:value-type="float">
            <text:p>0.000000</text:p>
          </table:table-cell>
          <table:table-cell table:style-name="ce213" table:formula="of:=+[.O2]" office:value-type="float" office:value="1.067015" calcext:value-type="float">
            <text:p>1.067015</text:p>
          </table:table-cell>
          <table:table-cell table:style-name="ce189" table:formula="of:=+[.D2]+[.K2]" office:value-type="float" office:value="0" calcext:value-type="float">
            <text:p>0.000000</text:p>
          </table:table-cell>
          <table:table-cell table:style-name="ce202" table:formula="of:=+[.E2]-[.J2]" office:value-type="float" office:value="-0" calcext:value-type="float">
            <text:p>0.000000</text:p>
          </table:table-cell>
          <table:table-cell table:style-name="ce213" table:formula="of:=+[.F2]+[.L2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1.067015" calcext:value-type="float">
            <text:p>1.067015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1.067" calcext:value-type="float">
            <text:p>1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321" table:formula="of:=+[.Q2]-[.N2]" office:value-type="float" office:value="0" calcext:value-type="float">
            <text:p>0.000000</text:p>
          </table:table-cell>
          <table:table-cell table:style-name="ce321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 table:style-name="ce328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2]+[.Q3]" office:value-type="float" office:value="0" calcext:value-type="float">
            <text:p>0.000000</text:p>
          </table:table-cell>
          <table:table-cell table:style-name="ce203" table:formula="of:=+[.E$2]-[.P3]" office:value-type="float" office:value="0.01" calcext:value-type="float">
            <text:p>0.010000</text:p>
          </table:table-cell>
          <table:table-cell table:style-name="ce218" table:formula="of:=+[.F$2]+[.R3]" office:value-type="float" office:value="1.047015" calcext:value-type="float">
            <text:p>1.047015</text:p>
          </table:table-cell>
          <table:table-cell table:style-name="ce190" table:formula="of:=+[.D3]+[.K3]" office:value-type="float" office:value="0" calcext:value-type="float">
            <text:p>0.000000</text:p>
          </table:table-cell>
          <table:table-cell table:style-name="ce203" table:formula="of:=+[.E3]-[.J3]" office:value-type="float" office:value="-0.02" calcext:value-type="float">
            <text:p>-0.020000</text:p>
          </table:table-cell>
          <table:table-cell table:style-name="ce218" table:formula="of:=+[.F3]+[.L3]" office:value-type="float" office:value="1.142015" calcext:value-type="float">
            <text:p>1.142015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242" office:value-type="float" office:value="0.16" calcext:value-type="float">
            <text:p>0.16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331" office:value-type="string" calcext:value-type="string">
            <text:p>BUTT</text:p>
          </table:table-cell>
          <table:table-cell table:style-name="ce120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2]+[.Q4]" office:value-type="float" office:value="0" calcext:value-type="float">
            <text:p>0.000000</text:p>
          </table:table-cell>
          <table:table-cell table:style-name="ce203" table:formula="of:=+[.E$2]-[.P4]" office:value-type="float" office:value="0.06" calcext:value-type="float">
            <text:p>0.060000</text:p>
          </table:table-cell>
          <table:table-cell table:style-name="ce218" table:formula="of:=+[.F$2]+[.R4]" office:value-type="float" office:value="0.967015" calcext:value-type="float">
            <text:p>0.967015</text:p>
          </table:table-cell>
          <table:table-cell table:style-name="ce190" table:formula="of:=+[.D4]+[.K4]" office:value-type="float" office:value="0" calcext:value-type="float">
            <text:p>0.000000</text:p>
          </table:table-cell>
          <table:table-cell table:style-name="ce203" table:formula="of:=+[.E4]-[.J4]" office:value-type="float" office:value="0.16" calcext:value-type="float">
            <text:p>0.160000</text:p>
          </table:table-cell>
          <table:table-cell table:style-name="ce218" table:formula="of:=+[.F4]+[.L4]" office:value-type="float" office:value="0.967015" calcext:value-type="float">
            <text:p>0.96701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6" calcext:value-type="float">
            <text:p>-0.06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1" calcext:value-type="float">
            <text:p>-0.1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1" calcext:value-type="float">
            <text:p>0.10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2]+[.N5]" office:value-type="float" office:value="0" calcext:value-type="float">
            <text:p>0.000000</text:p>
          </table:table-cell>
          <table:table-cell table:style-name="ce202" table:formula="of:=+[.E$2]-[.M5]" office:value-type="float" office:value="-0" calcext:value-type="float">
            <text:p>0.000000</text:p>
          </table:table-cell>
          <table:table-cell table:style-name="ce213" table:formula="of:=+[.F$2]+[.O5]" office:value-type="float" office:value="1.151088" calcext:value-type="float">
            <text:p>1.151088</text:p>
          </table:table-cell>
          <table:table-cell table:style-name="ce189" table:formula="of:=+[.D5]+[.K5]" office:value-type="float" office:value="0" calcext:value-type="float">
            <text:p>0.000000</text:p>
          </table:table-cell>
          <table:table-cell table:style-name="ce202" table:formula="of:=+[.E5]-[.J5]" office:value-type="float" office:value="-0" calcext:value-type="float">
            <text:p>0.000000</text:p>
          </table:table-cell>
          <table:table-cell table:style-name="ce213" table:formula="of:=+[.F5]+[.L5]" office:value-type="float" office:value="1.067088" calcext:value-type="float">
            <text:p>1.06708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321" table:formula="of:=+[.Q5]-[.N5]" office:value-type="float" office:value="0" calcext:value-type="float">
            <text:p>0.000000</text:p>
          </table:table-cell>
          <table:table-cell table:style-name="ce321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Spine2</text:p>
          </table:table-cell>
          <table:table-cell table:style-name="ce153" office:value-type="string" calcext:value-type="string">
            <text:p>mSpine1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5]+[.N6]" office:value-type="float" office:value="0" calcext:value-type="float">
            <text:p>0.000000</text:p>
          </table:table-cell>
          <table:table-cell table:style-name="ce202" table:formula="of:=+[.E5]-[.M6]" office:value-type="float" office:value="-0" calcext:value-type="float">
            <text:p>0.000000</text:p>
          </table:table-cell>
          <table:table-cell table:style-name="ce213" table:formula="of:=+[.F5]+[.O6]" office:value-type="float" office:value="1.067015" calcext:value-type="float">
            <text:p>1.067015</text:p>
          </table:table-cell>
          <table:table-cell table:style-name="ce189" table:formula="of:=+[.D6]+[.K6]" office:value-type="float" office:value="0" calcext:value-type="float">
            <text:p>0.000000</text:p>
          </table:table-cell>
          <table:table-cell table:style-name="ce202" table:formula="of:=+[.E6]-[.J6]" office:value-type="float" office:value="-0" calcext:value-type="float">
            <text:p>0.000000</text:p>
          </table:table-cell>
          <table:table-cell table:style-name="ce213" table:formula="of:=+[.F6]+[.L6]" office:value-type="float" office:value="1.151015" calcext:value-type="float">
            <text:p>1.15101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4" calcext:value-type="float">
            <text:p>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84073" calcext:value-type="float">
            <text:p>-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84" calcext:value-type="float">
            <text:p>-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321" table:formula="of:=+[.Q6]-[.N6]" office:value-type="float" office:value="0" calcext:value-type="float">
            <text:p>0.000000</text:p>
          </table:table-cell>
          <table:table-cell table:style-name="ce321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 table:style-name="ce153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6]+[.N7]" office:value-type="float" office:value="0" calcext:value-type="float">
            <text:p>0.000000</text:p>
          </table:table-cell>
          <table:table-cell table:style-name="ce202" table:formula="of:=+[.E6]-[.M7]" office:value-type="float" office:value="-0" calcext:value-type="float">
            <text:p>0.000000</text:p>
          </table:table-cell>
          <table:table-cell table:style-name="ce213" table:formula="of:=+[.F6]+[.O7]" office:value-type="float" office:value="1.151088" calcext:value-type="float">
            <text:p>1.151088</text:p>
          </table:table-cell>
          <table:table-cell table:style-name="ce189" table:formula="of:=+[.D7]+[.K7]" office:value-type="float" office:value="0" calcext:value-type="float">
            <text:p>0.000000</text:p>
          </table:table-cell>
          <table:table-cell table:style-name="ce202" table:formula="of:=+[.E7]-[.J7]" office:value-type="float" office:value="0.015" calcext:value-type="float">
            <text:p>0.015000</text:p>
          </table:table-cell>
          <table:table-cell table:style-name="ce213" table:formula="of:=+[.F7]+[.L7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321" table:formula="of:=+[.Q7]-[.N7]" office:value-type="float" office:value="0" calcext:value-type="float">
            <text:p>0.000000</text:p>
          </table:table-cell>
          <table:table-cell table:style-name="ce321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BELLY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7]+[.Q8]" office:value-type="float" office:value="0" calcext:value-type="float">
            <text:p>0.000000</text:p>
          </table:table-cell>
          <table:table-cell table:style-name="ce203" table:formula="of:=+[.E$7]-[.P8]" office:value-type="float" office:value="-0.028" calcext:value-type="float">
            <text:p>-0.028000</text:p>
          </table:table-cell>
          <table:table-cell table:style-name="ce218" table:formula="of:=+[.F$7]+[.R8]" office:value-type="float" office:value="1.191088" calcext:value-type="float">
            <text:p>1.191088</text:p>
          </table:table-cell>
          <table:table-cell table:style-name="ce190" table:formula="of:=+[.D8]+[.K8]" office:value-type="float" office:value="0" calcext:value-type="float">
            <text:p>0.000000</text:p>
          </table:table-cell>
          <table:table-cell table:style-name="ce203" table:formula="of:=+[.E8]-[.J8]" office:value-type="float" office:value="-0.056" calcext:value-type="float">
            <text:p>-0.056000</text:p>
          </table:table-cell>
          <table:table-cell table:style-name="ce218" table:formula="of:=+[.F8]+[.L8]" office:value-type="float" office:value="1.285088" calcext:value-type="float">
            <text:p>1.285088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4" calcext:value-type="float">
            <text:p>0.094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" calcext:value-type="float">
            <text:p>0.04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7]+[.Q9]" office:value-type="float" office:value="0.1" calcext:value-type="float">
            <text:p>0.100000</text:p>
          </table:table-cell>
          <table:table-cell table:style-name="ce203" table:formula="of:=+[.E$7]-[.P9]" office:value-type="float" office:value="-0" calcext:value-type="float">
            <text:p>0.000000</text:p>
          </table:table-cell>
          <table:table-cell table:style-name="ce218" table:formula="of:=+[.F$7]+[.R9]" office:value-type="float" office:value="1.209088" calcext:value-type="float">
            <text:p>1.209088</text:p>
          </table:table-cell>
          <table:table-cell table:style-name="ce190" table:formula="of:=+[.D9]+[.K9]" office:value-type="float" office:value="0.2" calcext:value-type="float">
            <text:p>0.200000</text:p>
          </table:table-cell>
          <table:table-cell table:style-name="ce203" table:formula="of:=+[.E9]-[.J9]" office:value-type="float" office:value="-0" calcext:value-type="float">
            <text:p>0.000000</text:p>
          </table:table-cell>
          <table:table-cell table:style-name="ce218" table:formula="of:=+[.F9]+[.L9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331" office:value-type="string" calcext:value-type="string">
            <text:p>RIGHT_HANDLE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7]+[.Q10]" office:value-type="float" office:value="-0.1" calcext:value-type="float">
            <text:p>-0.100000</text:p>
          </table:table-cell>
          <table:table-cell table:style-name="ce203" table:formula="of:=+[.E$7]-[.P10]" office:value-type="float" office:value="-0" calcext:value-type="float">
            <text:p>0.000000</text:p>
          </table:table-cell>
          <table:table-cell table:style-name="ce218" table:formula="of:=+[.F$7]+[.R10]" office:value-type="float" office:value="1.209088" calcext:value-type="float">
            <text:p>1.209088</text:p>
          </table:table-cell>
          <table:table-cell table:style-name="ce190" table:formula="of:=+[.D10]+[.K10]" office:value-type="float" office:value="-0.2" calcext:value-type="float">
            <text:p>-0.200000</text:p>
          </table:table-cell>
          <table:table-cell table:style-name="ce203" table:formula="of:=+[.E10]-[.J10]" office:value-type="float" office:value="-0" calcext:value-type="float">
            <text:p>0.000000</text:p>
          </table:table-cell>
          <table:table-cell table:style-name="ce218" table:formula="of:=+[.F10]+[.L10]" office:value-type="float" office:value="1.209088" calcext:value-type="float">
            <text:p>1.2090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 table:style-name="ce123" office:value-type="string" calcext:value-type="string">
            <text:p>mTorso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7]+[.Q11]" office:value-type="float" office:value="0" calcext:value-type="float">
            <text:p>0.000000</text:p>
          </table:table-cell>
          <table:table-cell table:style-name="ce203" table:formula="of:=+[.E$7]-[.P11]" office:value-type="float" office:value="-0" calcext:value-type="float">
            <text:p>0.000000</text:p>
          </table:table-cell>
          <table:table-cell table:style-name="ce218" table:formula="of:=+[.F$7]+[.R11]" office:value-type="float" office:value="1.174088" calcext:value-type="float">
            <text:p>1.174088</text:p>
          </table:table-cell>
          <table:table-cell table:style-name="ce190" table:formula="of:=+[.D11]+[.K11]" office:value-type="float" office:value="0" calcext:value-type="float">
            <text:p>0.000000</text:p>
          </table:table-cell>
          <table:table-cell table:style-name="ce203" table:formula="of:=+[.E11]-[.J11]" office:value-type="float" office:value="0.1" calcext:value-type="float">
            <text:p>0.100000</text:p>
          </table:table-cell>
          <table:table-cell table:style-name="ce218" table:formula="of:=+[.F11]+[.L11]" office:value-type="float" office:value="1.174088" calcext:value-type="float">
            <text:p>1.174088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Spine3</text:p>
          </table:table-cell>
          <table:table-cell table:style-name="ce156" office:value-type="string" calcext:value-type="string">
            <text:p>mTorso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7]+[.N12]" office:value-type="float" office:value="0" calcext:value-type="float">
            <text:p>0.000000</text:p>
          </table:table-cell>
          <table:table-cell table:style-name="ce202" table:formula="of:=+[.E7]-[.M12]" office:value-type="float" office:value="0.015368" calcext:value-type="float">
            <text:p>0.015368</text:p>
          </table:table-cell>
          <table:table-cell table:style-name="ce213" table:formula="of:=+[.F7]+[.O12]" office:value-type="float" office:value="1.355965" calcext:value-type="float">
            <text:p>1.355965</text:p>
          </table:table-cell>
          <table:table-cell table:style-name="ce189" table:formula="of:=+[.D12]+[.K12]" office:value-type="float" office:value="0" calcext:value-type="float">
            <text:p>0.000000</text:p>
          </table:table-cell>
          <table:table-cell table:style-name="ce202" table:formula="of:=+[.E12]-[.J12]" office:value-type="float" office:value="0.000368" calcext:value-type="float">
            <text:p>0.000368</text:p>
          </table:table-cell>
          <table:table-cell table:style-name="ce213" table:formula="of:=+[.F12]+[.L12]" office:value-type="float" office:value="1.150965" calcext:value-type="float">
            <text:p>1.150965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05" calcext:value-type="float">
            <text:p>-0.205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321" table:formula="of:=+[.Q12]-[.N12]" office:value-type="float" office:value="0" calcext:value-type="float">
            <text:p>0.000000</text:p>
          </table:table-cell>
          <table:table-cell table:style-name="ce321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 table:style-name="ce153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2]+[.N13]" office:value-type="float" office:value="0" calcext:value-type="float">
            <text:p>0.000000</text:p>
          </table:table-cell>
          <table:table-cell table:style-name="ce202" table:formula="of:=+[.E12]-[.M13]" office:value-type="float" office:value="0" calcext:value-type="float">
            <text:p>0.000000</text:p>
          </table:table-cell>
          <table:table-cell table:style-name="ce213" table:formula="of:=+[.F12]+[.O13]" office:value-type="float" office:value="1.151088" calcext:value-type="float">
            <text:p>1.151088</text:p>
          </table:table-cell>
          <table:table-cell table:style-name="ce189" table:formula="of:=+[.D13]+[.K13]" office:value-type="float" office:value="0" calcext:value-type="float">
            <text:p>0.000000</text:p>
          </table:table-cell>
          <table:table-cell table:style-name="ce202" table:formula="of:=+[.E13]-[.J13]" office:value-type="float" office:value="0.015" calcext:value-type="float">
            <text:p>0.015000</text:p>
          </table:table-cell>
          <table:table-cell table:style-name="ce213" table:formula="of:=+[.F13]+[.L13]" office:value-type="float" office:value="1.356088" calcext:value-type="float">
            <text:p>1.356088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321" table:formula="of:=+[.Q13]-[.N13]" office:value-type="float" office:value="0" calcext:value-type="float">
            <text:p>0.000000</text:p>
          </table:table-cell>
          <table:table-cell table:style-name="ce321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Chest</text:p>
          </table:table-cell>
          <table:table-cell table:style-name="ce153" office:value-type="string" calcext:value-type="string">
            <text:p>mSpine4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3]+[.N14]" office:value-type="float" office:value="0" calcext:value-type="float">
            <text:p>0.000000</text:p>
          </table:table-cell>
          <table:table-cell table:style-name="ce202" table:formula="of:=+[.E13]-[.M14]" office:value-type="float" office:value="0.015368" calcext:value-type="float">
            <text:p>0.015368</text:p>
          </table:table-cell>
          <table:table-cell table:style-name="ce213" table:formula="of:=+[.F13]+[.O14]" office:value-type="float" office:value="1.355965" calcext:value-type="float">
            <text:p>1.355965</text:p>
          </table:table-cell>
          <table:table-cell table:style-name="ce189" table:formula="of:=+[.D14]+[.K14]" office:value-type="float" office:value="0" calcext:value-type="float">
            <text:p>0.000000</text:p>
          </table:table-cell>
          <table:table-cell table:style-name="ce202" table:formula="of:=+[.E14]-[.J14]" office:value-type="float" office:value="0.025368" calcext:value-type="float">
            <text:p>0.025368</text:p>
          </table:table-cell>
          <table:table-cell table:style-name="ce213" table:formula="of:=+[.F14]+[.L14]" office:value-type="float" office:value="1.605965" calcext:value-type="float">
            <text:p>1.605965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7" office:value-type="float" office:value="-0.015368" calcext:value-type="float">
            <text:p>-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04877" calcext:value-type="float">
            <text:p>0.204877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05" calcext:value-type="float">
            <text:p>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321" table:formula="of:=+[.Q14]-[.N14]" office:value-type="float" office:value="0" calcext:value-type="float">
            <text:p>0.000000</text:p>
          </table:table-cell>
          <table:table-cell table:style-name="ce321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49" office:value-type="string" calcext:value-type="string">
            <text:p>CHEST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14]+[.Q15]" office:value-type="float" office:value="0" calcext:value-type="float">
            <text:p>0.000000</text:p>
          </table:table-cell>
          <table:table-cell table:style-name="ce203" table:formula="of:=+[.E$14]-[.P15]" office:value-type="float" office:value="-0.012632" calcext:value-type="float">
            <text:p>-0.012632</text:p>
          </table:table-cell>
          <table:table-cell table:style-name="ce218" table:formula="of:=+[.F$14]+[.R15]" office:value-type="float" office:value="1.425965" calcext:value-type="float">
            <text:p>1.425965</text:p>
          </table:table-cell>
          <table:table-cell table:style-name="ce190" table:formula="of:=+[.D15]+[.K15]" office:value-type="float" office:value="0" calcext:value-type="float">
            <text:p>0.000000</text:p>
          </table:table-cell>
          <table:table-cell table:style-name="ce203" table:formula="of:=+[.E15]-[.J15]" office:value-type="float" office:value="0.083368" calcext:value-type="float">
            <text:p>0.083368</text:p>
          </table:table-cell>
          <table:table-cell table:style-name="ce218" table:formula="of:=+[.F15]+[.L15]" office:value-type="float" office:value="1.577965" calcext:value-type="float">
            <text:p>1.577965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242" office:value-type="float" office:value="0.2" calcext:value-type="float">
            <text:p>0.20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331" office:value-type="string" calcext:value-type="string">
            <text:p>LEFT_PEC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14]+[.Q16]" office:value-type="float" office:value="0.082" calcext:value-type="float">
            <text:p>0.082000</text:p>
          </table:table-cell>
          <table:table-cell table:style-name="ce203" table:formula="of:=+[.E$14]-[.P16]" office:value-type="float" office:value="-0.103632" calcext:value-type="float">
            <text:p>-0.103632</text:p>
          </table:table-cell>
          <table:table-cell table:style-name="ce218" table:formula="of:=+[.F$14]+[.R16]" office:value-type="float" office:value="1.397965" calcext:value-type="float">
            <text:p>1.397965</text:p>
          </table:table-cell>
          <table:table-cell table:style-name="ce190" table:formula="of:=+[.D16]+[.K16]" office:value-type="float" office:value="0.082" calcext:value-type="float">
            <text:p>0.082000</text:p>
          </table:table-cell>
          <table:table-cell table:style-name="ce203" table:formula="of:=+[.E16]-[.J16]" office:value-type="float" office:value="-0.183632" calcext:value-type="float">
            <text:p>-0.183632</text:p>
          </table:table-cell>
          <table:table-cell table:style-name="ce218" table:formula="of:=+[.F16]+[.L16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0.082" calcext:value-type="float">
            <text:p>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14]+[.Q17]" office:value-type="float" office:value="-0.082" calcext:value-type="float">
            <text:p>-0.082000</text:p>
          </table:table-cell>
          <table:table-cell table:style-name="ce203" table:formula="of:=+[.E$14]-[.P17]" office:value-type="float" office:value="-0.103632" calcext:value-type="float">
            <text:p>-0.103632</text:p>
          </table:table-cell>
          <table:table-cell table:style-name="ce218" table:formula="of:=+[.F$14]+[.R17]" office:value-type="float" office:value="1.397965" calcext:value-type="float">
            <text:p>1.397965</text:p>
          </table:table-cell>
          <table:table-cell table:style-name="ce190" table:formula="of:=+[.D17]+[.K17]" office:value-type="float" office:value="-0.082" calcext:value-type="float">
            <text:p>-0.082000</text:p>
          </table:table-cell>
          <table:table-cell table:style-name="ce203" table:formula="of:=+[.E17]-[.J17]" office:value-type="float" office:value="-0.183632" calcext:value-type="float">
            <text:p>-0.183632</text:p>
          </table:table-cell>
          <table:table-cell table:style-name="ce218" table:formula="of:=+[.F17]+[.L17]" office:value-type="float" office:value="1.391965" calcext:value-type="float">
            <text:p>1.391965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331" office:value-type="string" calcext:value-type="string">
            <text:p>UPPER_BACK</text:p>
          </table:table-cell>
          <table:table-cell table:style-name="ce127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$14]+[.Q18]" office:value-type="float" office:value="0" calcext:value-type="float">
            <text:p>0.000000</text:p>
          </table:table-cell>
          <table:table-cell table:style-name="ce203" table:formula="of:=+[.E$14]-[.P18]" office:value-type="float" office:value="0.015368" calcext:value-type="float">
            <text:p>0.015368</text:p>
          </table:table-cell>
          <table:table-cell table:style-name="ce218" table:formula="of:=+[.F$14]+[.R18]" office:value-type="float" office:value="1.372965" calcext:value-type="float">
            <text:p>1.372965</text:p>
          </table:table-cell>
          <table:table-cell table:style-name="ce190" table:formula="of:=+[.D18]+[.K18]" office:value-type="float" office:value="0" calcext:value-type="float">
            <text:p>0.000000</text:p>
          </table:table-cell>
          <table:table-cell table:style-name="ce203" table:formula="of:=+[.E18]-[.J18]" office:value-type="float" office:value="0.115368" calcext:value-type="float">
            <text:p>0.115368</text:p>
          </table:table-cell>
          <table:table-cell table:style-name="ce218" table:formula="of:=+[.F18]+[.L18]" office:value-type="float" office:value="1.372965" calcext:value-type="float">
            <text:p>1.372965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17" calcext:value-type="float">
            <text:p>0.017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3" calcext:value-type="float">
            <text:p>0.130</text:p>
          </table:table-cell>
          <table:table-cell table:style-name="ce242" office:value-type="float" office:value="0.15" calcext:value-type="float">
            <text:p>0.1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Neck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4]+[.N19]" office:value-type="float" office:value="0" calcext:value-type="float">
            <text:p>0.000000</text:p>
          </table:table-cell>
          <table:table-cell table:style-name="ce202" table:formula="of:=+[.E$14]-[.M19]" office:value-type="float" office:value="0.024875" calcext:value-type="float">
            <text:p>0.024875</text:p>
          </table:table-cell>
          <table:table-cell table:style-name="ce213" table:formula="of:=+[.F$14]+[.O19]" office:value-type="float" office:value="1.607073" calcext:value-type="float">
            <text:p>1.607073</text:p>
          </table:table-cell>
          <table:table-cell table:style-name="ce189" table:formula="of:=+[.D19]+[.K19]" office:value-type="float" office:value="0" calcext:value-type="float">
            <text:p>0.000000</text:p>
          </table:table-cell>
          <table:table-cell table:style-name="ce202" table:formula="of:=+[.E19]-[.J19]" office:value-type="float" office:value="0.024875" calcext:value-type="float">
            <text:p>0.024875</text:p>
          </table:table-cell>
          <table:table-cell table:style-name="ce213" table:formula="of:=+[.F19]+[.L19]" office:value-type="float" office:value="1.684073" calcext:value-type="float">
            <text:p>1.68407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321" table:formula="of:=+[.Q19]-[.N19]" office:value-type="float" office:value="0" calcext:value-type="float">
            <text:p>0.000000</text:p>
          </table:table-cell>
          <table:table-cell table:style-name="ce321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NECK</text:p>
          </table:table-cell>
          <table:table-cell table:style-name="ce1" office:value-type="string" calcext:value-type="string">
            <text:p>mNeck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9]+[.Q20]" office:value-type="float" office:value="0" calcext:value-type="float">
            <text:p>0.000000</text:p>
          </table:table-cell>
          <table:table-cell table:style-name="ce203" table:formula="of:=+[.E19]-[.P20]" office:value-type="float" office:value="0.024875" calcext:value-type="float">
            <text:p>0.024875</text:p>
          </table:table-cell>
          <table:table-cell table:style-name="ce218" table:formula="of:=+[.F19]+[.R20]" office:value-type="float" office:value="1.627073" calcext:value-type="float">
            <text:p>1.627073</text:p>
          </table:table-cell>
          <table:table-cell table:style-name="ce190" table:formula="of:=+[.D20]+[.K20]" office:value-type="float" office:value="0" calcext:value-type="float">
            <text:p>0.000000</text:p>
          </table:table-cell>
          <table:table-cell table:style-name="ce203" table:formula="of:=+[.E20]-[.J20]" office:value-type="float" office:value="0.024875" calcext:value-type="float">
            <text:p>0.024875</text:p>
          </table:table-cell>
          <table:table-cell table:style-name="ce218" table:formula="of:=+[.F20]+[.L20]" office:value-type="float" office:value="1.707073" calcext:value-type="float">
            <text:p>1.70707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" calcext:value-type="float">
            <text:p>0.08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6" calcext:value-type="float">
            <text:p>0.06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Head</text:p>
          </table:table-cell>
          <table:table-cell table:style-name="ce153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9]+[.N21]" office:value-type="float" office:value="0" calcext:value-type="float">
            <text:p>0.000000</text:p>
          </table:table-cell>
          <table:table-cell table:style-name="ce202" table:formula="of:=+[.E19]-[.M21]" office:value-type="float" office:value="0.024875" calcext:value-type="float">
            <text:p>0.024875</text:p>
          </table:table-cell>
          <table:table-cell table:style-name="ce213" table:formula="of:=+[.F19]+[.O21]" office:value-type="float" office:value="1.682703" calcext:value-type="float">
            <text:p>1.682703</text:p>
          </table:table-cell>
          <table:table-cell table:style-name="ce189" table:formula="of:=+[.D21]+[.K21]" office:value-type="float" office:value="0" calcext:value-type="float">
            <text:p>0.000000</text:p>
          </table:table-cell>
          <table:table-cell table:style-name="ce202" table:formula="of:=+[.E21]-[.J21]" office:value-type="float" office:value="0.024875" calcext:value-type="float">
            <text:p>0.024875</text:p>
          </table:table-cell>
          <table:table-cell table:style-name="ce213" table:formula="of:=+[.F21]+[.L21]" office:value-type="float" office:value="1.761703" calcext:value-type="float">
            <text:p>1.761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321" table:formula="of:=+[.Q21]-[.N21]" office:value-type="float" office:value="0" calcext:value-type="float">
            <text:p>0.000000</text:p>
          </table:table-cell>
          <table:table-cell table:style-name="ce321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HEAD</text:p>
          </table:table-cell>
          <table:table-cell table:style-name="ce129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21]+[.Q22]" office:value-type="float" office:value="0" calcext:value-type="float">
            <text:p>0.000000</text:p>
          </table:table-cell>
          <table:table-cell table:style-name="ce203" table:formula="of:=+[.E21]-[.P22]" office:value-type="float" office:value="0.004875" calcext:value-type="float">
            <text:p>0.004875</text:p>
          </table:table-cell>
          <table:table-cell table:style-name="ce218" table:formula="of:=+[.F21]+[.R22]" office:value-type="float" office:value="1.752703" calcext:value-type="float">
            <text:p>1.752703</text:p>
          </table:table-cell>
          <table:table-cell table:style-name="ce190" table:formula="of:=+[.D22]+[.K22]" office:value-type="float" office:value="0" calcext:value-type="float">
            <text:p>0.000000</text:p>
          </table:table-cell>
          <table:table-cell table:style-name="ce203" table:formula="of:=+[.E22]-[.J22]" office:value-type="float" office:value="0.004875" calcext:value-type="float">
            <text:p>0.004875</text:p>
          </table:table-cell>
          <table:table-cell table:style-name="ce218" table:formula="of:=+[.F22]+[.L22]" office:value-type="float" office:value="1.852703" calcext:value-type="float">
            <text:p>1.852703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" calcext:value-type="float">
            <text:p>0.1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1" calcext:value-type="float">
            <text:p>0.110</text:p>
          </table:table-cell>
          <table:table-cell table:style-name="ce242" office:value-type="float" office:value="0.09" calcext:value-type="float">
            <text:p>0.09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1]+[.N23]" office:value-type="float" office:value="0" calcext:value-type="float">
            <text:p>0.000000</text:p>
          </table:table-cell>
          <table:table-cell table:style-name="ce202" table:formula="of:=+[.E$21]-[.M23]" office:value-type="float" office:value="0.024875" calcext:value-type="float">
            <text:p>0.024875</text:p>
          </table:table-cell>
          <table:table-cell table:style-name="ce213" table:formula="of:=+[.F$21]+[.O23]" office:value-type="float" office:value="1.761703" calcext:value-type="float">
            <text:p>1.761703</text:p>
          </table:table-cell>
          <table:table-cell table:style-name="ce189" table:formula="of:=+[.D23]+[.K23]" office:value-type="float" office:value="0" calcext:value-type="float">
            <text:p>0.000000</text:p>
          </table:table-cell>
          <table:table-cell table:style-name="ce202" table:formula="of:=+[.E23]-[.J23]" office:value-type="float" office:value="0.024875" calcext:value-type="float">
            <text:p>0.024875</text:p>
          </table:table-cell>
          <table:table-cell table:style-name="ce213" table:formula="of:=+[.F23]+[.L23]" office:value-type="float" office:value="1.794703" calcext:value-type="float">
            <text:p>1.794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321" table:formula="of:=+[.Q23]-[.N23]" office:value-type="float" office:value="0" calcext:value-type="float">
            <text:p>0.000000</text:p>
          </table:table-cell>
          <table:table-cell table:style-name="ce321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EyeRigh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1]+[.N24]" office:value-type="float" office:value="-0.036" calcext:value-type="float">
            <text:p>-0.036000</text:p>
          </table:table-cell>
          <table:table-cell table:style-name="ce202" table:formula="of:=+[.E$21]-[.M24]" office:value-type="float" office:value="-0.073591" calcext:value-type="float">
            <text:p>-0.073591</text:p>
          </table:table-cell>
          <table:table-cell table:style-name="ce213" table:formula="of:=+[.F$21]+[.O24]" office:value-type="float" office:value="1.761703" calcext:value-type="float">
            <text:p>1.761703</text:p>
          </table:table-cell>
          <table:table-cell table:style-name="ce189" table:formula="of:=+[.D24]+[.K24]" office:value-type="float" office:value="-0.036" calcext:value-type="float">
            <text:p>-0.036000</text:p>
          </table:table-cell>
          <table:table-cell table:style-name="ce202" table:formula="of:=+[.E24]-[.J24]" office:value-type="float" office:value="-0.098591" calcext:value-type="float">
            <text:p>-0.098591</text:p>
          </table:table-cell>
          <table:table-cell table:style-name="ce213" table:formula="of:=+[.F24]+[.L24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321" table:formula="of:=+[.Q24]-[.N24]" office:value-type="float" office:value="0" calcext:value-type="float">
            <text:p>0.000000</text:p>
          </table:table-cell>
          <table:table-cell table:style-name="ce321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1]+[.N25]" office:value-type="float" office:value="0.036" calcext:value-type="float">
            <text:p>0.036000</text:p>
          </table:table-cell>
          <table:table-cell table:style-name="ce202" table:formula="of:=+[.E$21]-[.M25]" office:value-type="float" office:value="-0.073591" calcext:value-type="float">
            <text:p>-0.073591</text:p>
          </table:table-cell>
          <table:table-cell table:style-name="ce213" table:formula="of:=+[.F$21]+[.O25]" office:value-type="float" office:value="1.761703" calcext:value-type="float">
            <text:p>1.761703</text:p>
          </table:table-cell>
          <table:table-cell table:style-name="ce189" table:formula="of:=+[.D25]+[.K25]" office:value-type="float" office:value="0.036" calcext:value-type="float">
            <text:p>0.036000</text:p>
          </table:table-cell>
          <table:table-cell table:style-name="ce202" table:formula="of:=+[.E25]-[.J25]" office:value-type="float" office:value="-0.098591" calcext:value-type="float">
            <text:p>-0.098591</text:p>
          </table:table-cell>
          <table:table-cell table:style-name="ce213" table:formula="of:=+[.F25]+[.L25]" office:value-type="float" office:value="1.761703" calcext:value-type="float">
            <text:p>1.761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321" table:formula="of:=+[.Q25]-[.N25]" office:value-type="float" office:value="0" calcext:value-type="float">
            <text:p>0.000000</text:p>
          </table:table-cell>
          <table:table-cell table:style-name="ce321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Root</text:p>
          </table:table-cell>
          <table:table-cell table:style-name="ce162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1]+[.N26]" office:value-type="float" office:value="0" calcext:value-type="float">
            <text:p>0.000000</text:p>
          </table:table-cell>
          <table:table-cell table:style-name="ce202" table:formula="of:=+[.E$21]-[.M26]" office:value-type="float" office:value="-0.000125" calcext:value-type="float">
            <text:p>-0.000125</text:p>
          </table:table-cell>
          <table:table-cell table:style-name="ce213" table:formula="of:=+[.F$21]+[.O26]" office:value-type="float" office:value="1.727703" calcext:value-type="float">
            <text:p>1.727703</text:p>
          </table:table-cell>
          <table:table-cell table:style-name="ce189" table:formula="of:=+[.D26]+[.K26]" office:value-type="float" office:value="0" calcext:value-type="float">
            <text:p>0.000000</text:p>
          </table:table-cell>
          <table:table-cell table:style-name="ce202" table:formula="of:=+[.E26]-[.J26]" office:value-type="float" office:value="-0.020125" calcext:value-type="float">
            <text:p>-0.020125</text:p>
          </table:table-cell>
          <table:table-cell table:style-name="ce213" table:formula="of:=+[.F26]+[.L26]" office:value-type="float" office:value="1.727703" calcext:value-type="float">
            <text:p>1.727703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5" calcext:value-type="float">
            <text:p>0.02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5" calcext:value-type="float">
            <text:p>0.045000</text:p>
          </table:table-cell>
          <table:table-cell table:style-name="ce237" office:value-type="float" office:value="0.025" calcext:value-type="float">
            <text:p>0.02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5" calcext:value-type="float">
            <text:p>0.04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321" table:formula="of:=+[.Q26]-[.N26]" office:value-type="float" office:value="0" calcext:value-type="float">
            <text:p>0.000000</text:p>
          </table:table-cell>
          <table:table-cell table:style-name="ce321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27]" office:value-type="float" office:value="-0.036" calcext:value-type="float">
            <text:p>-0.036000</text:p>
          </table:table-cell>
          <table:table-cell table:style-name="ce202" table:formula="of:=+[.E$26]-[.M27]" office:value-type="float" office:value="-0.073591" calcext:value-type="float">
            <text:p>-0.073591</text:p>
          </table:table-cell>
          <table:table-cell table:style-name="ce213" table:formula="of:=+[.F$26]+[.O27]" office:value-type="float" office:value="1.761633" calcext:value-type="float">
            <text:p>1.761633</text:p>
          </table:table-cell>
          <table:table-cell table:style-name="ce189" table:formula="of:=+[.D27]+[.K27]" office:value-type="float" office:value="-0.036" calcext:value-type="float">
            <text:p>-0.036000</text:p>
          </table:table-cell>
          <table:table-cell table:style-name="ce202" table:formula="of:=+[.E27]-[.J27]" office:value-type="float" office:value="-0.098591" calcext:value-type="float">
            <text:p>-0.098591</text:p>
          </table:table-cell>
          <table:table-cell table:style-name="ce213" table:formula="of:=+[.F27]+[.L27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7]-[.M27]" office:value-type="float" office:value="-0.000466000000000008" calcext:value-type="float">
            <text:p>-0.000466</text:p>
          </table:table-cell>
          <table:table-cell table:style-name="ce321" table:formula="of:=+[.Q27]-[.N27]" office:value-type="float" office:value="0" calcext:value-type="float">
            <text:p>0.000000</text:p>
          </table:table-cell>
          <table:table-cell table:style-name="ce321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Alt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28]" office:value-type="float" office:value="0.036" calcext:value-type="float">
            <text:p>0.036000</text:p>
          </table:table-cell>
          <table:table-cell table:style-name="ce202" table:formula="of:=+[.E$26]-[.M28]" office:value-type="float" office:value="-0.073586" calcext:value-type="float">
            <text:p>-0.073586</text:p>
          </table:table-cell>
          <table:table-cell table:style-name="ce213" table:formula="of:=+[.F$26]+[.O28]" office:value-type="float" office:value="1.761633" calcext:value-type="float">
            <text:p>1.761633</text:p>
          </table:table-cell>
          <table:table-cell table:style-name="ce189" table:formula="of:=+[.D28]+[.K28]" office:value-type="float" office:value="0.036" calcext:value-type="float">
            <text:p>0.036000</text:p>
          </table:table-cell>
          <table:table-cell table:style-name="ce202" table:formula="of:=+[.E28]-[.J28]" office:value-type="float" office:value="-0.098586" calcext:value-type="float">
            <text:p>-0.098586</text:p>
          </table:table-cell>
          <table:table-cell table:style-name="ce213" table:formula="of:=+[.F28]+[.L28]" office:value-type="float" office:value="1.761633" calcext:value-type="float">
            <text:p>1.76163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1" calcext:value-type="float">
            <text:p>0.073461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8]-[.M28]" office:value-type="float" office:value="-0.000461000000000003" calcext:value-type="float">
            <text:p>-0.000461</text:p>
          </table:table-cell>
          <table:table-cell table:style-name="ce321" table:formula="of:=+[.Q28]-[.N28]" office:value-type="float" office:value="0" calcext:value-type="float">
            <text:p>0.000000</text:p>
          </table:table-cell>
          <table:table-cell table:style-name="ce321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29]" office:value-type="float" office:value="0.035" calcext:value-type="float">
            <text:p>0.035000</text:p>
          </table:table-cell>
          <table:table-cell table:style-name="ce202" table:formula="of:=+[.E$26]-[.M29]" office:value-type="float" office:value="-0.061125" calcext:value-type="float">
            <text:p>-0.061125</text:p>
          </table:table-cell>
          <table:table-cell table:style-name="ce213" table:formula="of:=+[.F$26]+[.O29]" office:value-type="float" office:value="1.810703" calcext:value-type="float">
            <text:p>1.810703</text:p>
          </table:table-cell>
          <table:table-cell table:style-name="ce189" table:formula="of:=+[.D29]+[.K29]" office:value-type="float" office:value="0.039" calcext:value-type="float">
            <text:p>0.039000</text:p>
          </table:table-cell>
          <table:table-cell table:style-name="ce202" table:formula="of:=+[.E29]-[.J29]" office:value-type="float" office:value="-0.085125" calcext:value-type="float">
            <text:p>-0.085125</text:p>
          </table:table-cell>
          <table:table-cell table:style-name="ce213" table:formula="of:=+[.F29]+[.L29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321" table:formula="of:=+[.Q29]-[.N29]" office:value-type="float" office:value="0" calcext:value-type="float">
            <text:p>0.000000</text:p>
          </table:table-cell>
          <table:table-cell table:style-name="ce321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Forehead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0]" office:value-type="float" office:value="-0.035" calcext:value-type="float">
            <text:p>-0.035000</text:p>
          </table:table-cell>
          <table:table-cell table:style-name="ce202" table:formula="of:=+[.E$26]-[.M30]" office:value-type="float" office:value="-0.061125" calcext:value-type="float">
            <text:p>-0.061125</text:p>
          </table:table-cell>
          <table:table-cell table:style-name="ce213" table:formula="of:=+[.F$26]+[.O30]" office:value-type="float" office:value="1.810703" calcext:value-type="float">
            <text:p>1.810703</text:p>
          </table:table-cell>
          <table:table-cell table:style-name="ce189" table:formula="of:=+[.D30]+[.K30]" office:value-type="float" office:value="-0.039" calcext:value-type="float">
            <text:p>-0.039000</text:p>
          </table:table-cell>
          <table:table-cell table:style-name="ce202" table:formula="of:=+[.E30]-[.J30]" office:value-type="float" office:value="-0.085125" calcext:value-type="float">
            <text:p>-0.085125</text:p>
          </table:table-cell>
          <table:table-cell table:style-name="ce213" table:formula="of:=+[.F30]+[.L30]" office:value-type="float" office:value="1.828703" calcext:value-type="float">
            <text:p>1.828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-0.035" calcext:value-type="float">
            <text:p>-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-0.035" calcext:value-type="float">
            <text:p>-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321" table:formula="of:=+[.Q30]-[.N30]" office:value-type="float" office:value="0" calcext:value-type="float">
            <text:p>0.000000</text:p>
          </table:table-cell>
          <table:table-cell table:style-name="ce321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1]" office:value-type="float" office:value="0.051" calcext:value-type="float">
            <text:p>0.051000</text:p>
          </table:table-cell>
          <table:table-cell table:style-name="ce202" table:formula="of:=+[.E$26]-[.M31]" office:value-type="float" office:value="-0.064125" calcext:value-type="float">
            <text:p>-0.064125</text:p>
          </table:table-cell>
          <table:table-cell table:style-name="ce213" table:formula="of:=+[.F$26]+[.O31]" office:value-type="float" office:value="1.775703" calcext:value-type="float">
            <text:p>1.775703</text:p>
          </table:table-cell>
          <table:table-cell table:style-name="ce189" table:formula="of:=+[.D31]+[.K31]" office:value-type="float" office:value="0.064" calcext:value-type="float">
            <text:p>0.064000</text:p>
          </table:table-cell>
          <table:table-cell table:style-name="ce202" table:formula="of:=+[.E31]-[.J31]" office:value-type="float" office:value="-0.087125" calcext:value-type="float">
            <text:p>-0.087125</text:p>
          </table:table-cell>
          <table:table-cell table:style-name="ce213" table:formula="of:=+[.F31]+[.L31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321" table:formula="of:=+[.Q31]-[.N31]" office:value-type="float" office:value="0" calcext:value-type="float">
            <text:p>0.000000</text:p>
          </table:table-cell>
          <table:table-cell table:style-name="ce321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browCent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2]" office:value-type="float" office:value="0.043" calcext:value-type="float">
            <text:p>0.043000</text:p>
          </table:table-cell>
          <table:table-cell table:style-name="ce202" table:formula="of:=+[.E$26]-[.M32]" office:value-type="float" office:value="-0.070125" calcext:value-type="float">
            <text:p>-0.070125</text:p>
          </table:table-cell>
          <table:table-cell table:style-name="ce213" table:formula="of:=+[.F$26]+[.O32]" office:value-type="float" office:value="1.783703" calcext:value-type="float">
            <text:p>1.783703</text:p>
          </table:table-cell>
          <table:table-cell table:style-name="ce189" table:formula="of:=+[.D32]+[.K32]" office:value-type="float" office:value="0.043" calcext:value-type="float">
            <text:p>0.043000</text:p>
          </table:table-cell>
          <table:table-cell table:style-name="ce202" table:formula="of:=+[.E32]-[.J32]" office:value-type="float" office:value="-0.097125" calcext:value-type="float">
            <text:p>-0.097125</text:p>
          </table:table-cell>
          <table:table-cell table:style-name="ce213" table:formula="of:=+[.F32]+[.L32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43" calcext:value-type="float">
            <text:p>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43" calcext:value-type="float">
            <text:p>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321" table:formula="of:=+[.Q32]-[.N32]" office:value-type="float" office:value="0" calcext:value-type="float">
            <text:p>0.000000</text:p>
          </table:table-cell>
          <table:table-cell table:style-name="ce321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3]" office:value-type="float" office:value="0.022" calcext:value-type="float">
            <text:p>0.022000</text:p>
          </table:table-cell>
          <table:table-cell table:style-name="ce202" table:formula="of:=+[.E$26]-[.M33]" office:value-type="float" office:value="-0.075125" calcext:value-type="float">
            <text:p>-0.075125</text:p>
          </table:table-cell>
          <table:table-cell table:style-name="ce213" table:formula="of:=+[.F$26]+[.O33]" office:value-type="float" office:value="1.778703" calcext:value-type="float">
            <text:p>1.778703</text:p>
          </table:table-cell>
          <table:table-cell table:style-name="ce189" table:formula="of:=+[.D33]+[.K33]" office:value-type="float" office:value="0.022" calcext:value-type="float">
            <text:p>0.022000</text:p>
          </table:table-cell>
          <table:table-cell table:style-name="ce202" table:formula="of:=+[.E33]-[.J33]" office:value-type="float" office:value="-0.101125" calcext:value-type="float">
            <text:p>-0.101125</text:p>
          </table:table-cell>
          <table:table-cell table:style-name="ce213" table:formula="of:=+[.F33]+[.L33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321" table:formula="of:=+[.Q33]-[.N33]" office:value-type="float" office:value="0" calcext:value-type="float">
            <text:p>0.000000</text:p>
          </table:table-cell>
          <table:table-cell table:style-name="ce321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browOu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4]" office:value-type="float" office:value="-0.051" calcext:value-type="float">
            <text:p>-0.051000</text:p>
          </table:table-cell>
          <table:table-cell table:style-name="ce202" table:formula="of:=+[.E$26]-[.M34]" office:value-type="float" office:value="-0.064125" calcext:value-type="float">
            <text:p>-0.064125</text:p>
          </table:table-cell>
          <table:table-cell table:style-name="ce213" table:formula="of:=+[.F$26]+[.O34]" office:value-type="float" office:value="1.775703" calcext:value-type="float">
            <text:p>1.775703</text:p>
          </table:table-cell>
          <table:table-cell table:style-name="ce189" table:formula="of:=+[.D34]+[.K34]" office:value-type="float" office:value="-0.064" calcext:value-type="float">
            <text:p>-0.064000</text:p>
          </table:table-cell>
          <table:table-cell table:style-name="ce202" table:formula="of:=+[.E34]-[.J34]" office:value-type="float" office:value="-0.087125" calcext:value-type="float">
            <text:p>-0.087125</text:p>
          </table:table-cell>
          <table:table-cell table:style-name="ce213" table:formula="of:=+[.F34]+[.L34]" office:value-type="float" office:value="1.775703" calcext:value-type="float">
            <text:p>1.775703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13" calcext:value-type="float">
            <text:p>-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-0.051" calcext:value-type="float">
            <text:p>-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-0.051" calcext:value-type="float">
            <text:p>-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321" table:formula="of:=+[.Q34]-[.N34]" office:value-type="float" office:value="0" calcext:value-type="float">
            <text:p>0.000000</text:p>
          </table:table-cell>
          <table:table-cell table:style-name="ce321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5]" office:value-type="float" office:value="-0.043" calcext:value-type="float">
            <text:p>-0.043000</text:p>
          </table:table-cell>
          <table:table-cell table:style-name="ce202" table:formula="of:=+[.E$26]-[.M35]" office:value-type="float" office:value="-0.070125" calcext:value-type="float">
            <text:p>-0.070125</text:p>
          </table:table-cell>
          <table:table-cell table:style-name="ce213" table:formula="of:=+[.F$26]+[.O35]" office:value-type="float" office:value="1.783703" calcext:value-type="float">
            <text:p>1.783703</text:p>
          </table:table-cell>
          <table:table-cell table:style-name="ce189" table:formula="of:=+[.D35]+[.K35]" office:value-type="float" office:value="-0.043" calcext:value-type="float">
            <text:p>-0.043000</text:p>
          </table:table-cell>
          <table:table-cell table:style-name="ce202" table:formula="of:=+[.E35]-[.J35]" office:value-type="float" office:value="-0.097125" calcext:value-type="float">
            <text:p>-0.097125</text:p>
          </table:table-cell>
          <table:table-cell table:style-name="ce213" table:formula="of:=+[.F35]+[.L35]" office:value-type="float" office:value="1.783703" calcext:value-type="float">
            <text:p>1.783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321" table:formula="of:=+[.Q35]-[.N35]" office:value-type="float" office:value="0" calcext:value-type="float">
            <text:p>0.000000</text:p>
          </table:table-cell>
          <table:table-cell table:style-name="ce321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brow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6]" office:value-type="float" office:value="-0.022" calcext:value-type="float">
            <text:p>-0.022000</text:p>
          </table:table-cell>
          <table:table-cell table:style-name="ce202" table:formula="of:=+[.E$26]-[.M36]" office:value-type="float" office:value="-0.075125" calcext:value-type="float">
            <text:p>-0.075125</text:p>
          </table:table-cell>
          <table:table-cell table:style-name="ce213" table:formula="of:=+[.F$26]+[.O36]" office:value-type="float" office:value="1.778703" calcext:value-type="float">
            <text:p>1.778703</text:p>
          </table:table-cell>
          <table:table-cell table:style-name="ce189" table:formula="of:=+[.D36]+[.K36]" office:value-type="float" office:value="-0.022" calcext:value-type="float">
            <text:p>-0.022000</text:p>
          </table:table-cell>
          <table:table-cell table:style-name="ce202" table:formula="of:=+[.E36]-[.J36]" office:value-type="float" office:value="-0.101125" calcext:value-type="float">
            <text:p>-0.101125</text:p>
          </table:table-cell>
          <table:table-cell table:style-name="ce213" table:formula="of:=+[.F36]+[.L36]" office:value-type="float" office:value="1.778703" calcext:value-type="float">
            <text:p>1.778703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22" calcext:value-type="float">
            <text:p>-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22" calcext:value-type="float">
            <text:p>-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321" table:formula="of:=+[.Q36]-[.N36]" office:value-type="float" office:value="0" calcext:value-type="float">
            <text:p>0.000000</text:p>
          </table:table-cell>
          <table:table-cell table:style-name="ce321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7]" office:value-type="float" office:value="0.036" calcext:value-type="float">
            <text:p>0.036000</text:p>
          </table:table-cell>
          <table:table-cell table:style-name="ce202" table:formula="of:=+[.E$26]-[.M37]" office:value-type="float" office:value="-0.073125" calcext:value-type="float">
            <text:p>-0.073125</text:p>
          </table:table-cell>
          <table:table-cell table:style-name="ce213" table:formula="of:=+[.F$26]+[.O37]" office:value-type="float" office:value="1.761703" calcext:value-type="float">
            <text:p>1.761703</text:p>
          </table:table-cell>
          <table:table-cell table:style-name="ce189" table:formula="of:=+[.D37]+[.K37]" office:value-type="float" office:value="0.036" calcext:value-type="float">
            <text:p>0.036000</text:p>
          </table:table-cell>
          <table:table-cell table:style-name="ce202" table:formula="of:=+[.E37]-[.J37]" office:value-type="float" office:value="-0.100125" calcext:value-type="float">
            <text:p>-0.100125</text:p>
          </table:table-cell>
          <table:table-cell table:style-name="ce213" table:formula="of:=+[.F37]+[.L37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321" table:formula="of:=+[.Q37]-[.N37]" office:value-type="float" office:value="0" calcext:value-type="float">
            <text:p>0.000000</text:p>
          </table:table-cell>
          <table:table-cell table:style-name="ce321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Lid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8]" office:value-type="float" office:value="0.036" calcext:value-type="float">
            <text:p>0.036000</text:p>
          </table:table-cell>
          <table:table-cell table:style-name="ce202" table:formula="of:=+[.E$26]-[.M38]" office:value-type="float" office:value="-0.073125" calcext:value-type="float">
            <text:p>-0.073125</text:p>
          </table:table-cell>
          <table:table-cell table:style-name="ce213" table:formula="of:=+[.F$26]+[.O38]" office:value-type="float" office:value="1.761703" calcext:value-type="float">
            <text:p>1.761703</text:p>
          </table:table-cell>
          <table:table-cell table:style-name="ce189" table:formula="of:=+[.D38]+[.K38]" office:value-type="float" office:value="0.036" calcext:value-type="float">
            <text:p>0.036000</text:p>
          </table:table-cell>
          <table:table-cell table:style-name="ce202" table:formula="of:=+[.E38]-[.J38]" office:value-type="float" office:value="-0.097125" calcext:value-type="float">
            <text:p>-0.097125</text:p>
          </table:table-cell>
          <table:table-cell table:style-name="ce213" table:formula="of:=+[.F38]+[.L38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321" table:formula="of:=+[.Q38]-[.N38]" office:value-type="float" office:value="0" calcext:value-type="float">
            <text:p>0.000000</text:p>
          </table:table-cell>
          <table:table-cell table:style-name="ce321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39]" office:value-type="float" office:value="-0.036" calcext:value-type="float">
            <text:p>-0.036000</text:p>
          </table:table-cell>
          <table:table-cell table:style-name="ce202" table:formula="of:=+[.E$26]-[.M39]" office:value-type="float" office:value="-0.073125" calcext:value-type="float">
            <text:p>-0.073125</text:p>
          </table:table-cell>
          <table:table-cell table:style-name="ce213" table:formula="of:=+[.F$26]+[.O39]" office:value-type="float" office:value="1.761703" calcext:value-type="float">
            <text:p>1.761703</text:p>
          </table:table-cell>
          <table:table-cell table:style-name="ce189" table:formula="of:=+[.D39]+[.K39]" office:value-type="float" office:value="-0.036" calcext:value-type="float">
            <text:p>-0.036000</text:p>
          </table:table-cell>
          <table:table-cell table:style-name="ce202" table:formula="of:=+[.E39]-[.J39]" office:value-type="float" office:value="-0.100125" calcext:value-type="float">
            <text:p>-0.100125</text:p>
          </table:table-cell>
          <table:table-cell table:style-name="ce213" table:formula="of:=+[.F39]+[.L39]" office:value-type="float" office:value="1.766703" calcext:value-type="float">
            <text:p>1.766703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321" table:formula="of:=+[.Q39]-[.N39]" office:value-type="float" office:value="0" calcext:value-type="float">
            <text:p>0.000000</text:p>
          </table:table-cell>
          <table:table-cell table:style-name="ce321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Lid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0]" office:value-type="float" office:value="-0.036" calcext:value-type="float">
            <text:p>-0.036000</text:p>
          </table:table-cell>
          <table:table-cell table:style-name="ce202" table:formula="of:=+[.E$26]-[.M40]" office:value-type="float" office:value="-0.073125" calcext:value-type="float">
            <text:p>-0.073125</text:p>
          </table:table-cell>
          <table:table-cell table:style-name="ce213" table:formula="of:=+[.F$26]+[.O40]" office:value-type="float" office:value="1.761703" calcext:value-type="float">
            <text:p>1.761703</text:p>
          </table:table-cell>
          <table:table-cell table:style-name="ce189" table:formula="of:=+[.D40]+[.K40]" office:value-type="float" office:value="-0.036" calcext:value-type="float">
            <text:p>-0.036000</text:p>
          </table:table-cell>
          <table:table-cell table:style-name="ce202" table:formula="of:=+[.E40]-[.J40]" office:value-type="float" office:value="-0.097125" calcext:value-type="float">
            <text:p>-0.097125</text:p>
          </table:table-cell>
          <table:table-cell table:style-name="ce213" table:formula="of:=+[.F40]+[.L40]" office:value-type="float" office:value="1.754703" calcext:value-type="float">
            <text:p>1.754703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7" calcext:value-type="float">
            <text:p>-0.007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321" table:formula="of:=+[.Q40]-[.N40]" office:value-type="float" office:value="0" calcext:value-type="float">
            <text:p>0.000000</text:p>
          </table:table-cell>
          <table:table-cell table:style-name="ce321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1]" office:value-type="float" office:value="0.08" calcext:value-type="float">
            <text:p>0.080000</text:p>
          </table:table-cell>
          <table:table-cell table:style-name="ce202" table:formula="of:=+[.E$26]-[.M41]" office:value-type="float" office:value="-0.000125" calcext:value-type="float">
            <text:p>-0.000125</text:p>
          </table:table-cell>
          <table:table-cell table:style-name="ce213" table:formula="of:=+[.F$26]+[.O41]" office:value-type="float" office:value="1.729703" calcext:value-type="float">
            <text:p>1.729703</text:p>
          </table:table-cell>
          <table:table-cell table:style-name="ce189" table:formula="of:=+[.D41]+[.K41]" office:value-type="float" office:value="0.098" calcext:value-type="float">
            <text:p>0.098000</text:p>
          </table:table-cell>
          <table:table-cell table:style-name="ce202" table:formula="of:=+[.E41]-[.J41]" office:value-type="float" office:value="0.018875" calcext:value-type="float">
            <text:p>0.018875</text:p>
          </table:table-cell>
          <table:table-cell table:style-name="ce213" table:formula="of:=+[.F41]+[.L41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321" table:formula="of:=+[.Q41]-[.N41]" office:value-type="float" office:value="0" calcext:value-type="float">
            <text:p>0.000000</text:p>
          </table:table-cell>
          <table:table-cell table:style-name="ce321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ar2Left</text:p>
          </table:table-cell>
          <table:table-cell table:style-name="ce153" office:value-type="string" calcext:value-type="string">
            <text:p>mFaceEar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41]+[.N42]" office:value-type="float" office:value="0.098" calcext:value-type="float">
            <text:p>0.098000</text:p>
          </table:table-cell>
          <table:table-cell table:style-name="ce202" table:formula="of:=+[.E41]-[.M42]" office:value-type="float" office:value="0.018875" calcext:value-type="float">
            <text:p>0.018875</text:p>
          </table:table-cell>
          <table:table-cell table:style-name="ce213" table:formula="of:=+[.F41]+[.O42]" office:value-type="float" office:value="1.754703" calcext:value-type="float">
            <text:p>1.754703</text:p>
          </table:table-cell>
          <table:table-cell table:style-name="ce189" table:formula="of:=+[.D42]+[.K42]" office:value-type="float" office:value="0.098" calcext:value-type="float">
            <text:p>0.098000</text:p>
          </table:table-cell>
          <table:table-cell table:style-name="ce202" table:formula="of:=+[.E42]-[.J42]" office:value-type="float" office:value="0.018875" calcext:value-type="float">
            <text:p>0.018875</text:p>
          </table:table-cell>
          <table:table-cell table:style-name="ce213" table:formula="of:=+[.F42]+[.L42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0.025" calcext:value-type="float">
            <text:p>0.0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321" table:formula="of:=+[.Q42]-[.N42]" office:value-type="float" office:value="0" calcext:value-type="float">
            <text:p>0.000000</text:p>
          </table:table-cell>
          <table:table-cell table:style-name="ce321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3]" office:value-type="float" office:value="-0.08" calcext:value-type="float">
            <text:p>-0.080000</text:p>
          </table:table-cell>
          <table:table-cell table:style-name="ce202" table:formula="of:=+[.E$26]-[.M43]" office:value-type="float" office:value="-0.000125" calcext:value-type="float">
            <text:p>-0.000125</text:p>
          </table:table-cell>
          <table:table-cell table:style-name="ce213" table:formula="of:=+[.F$26]+[.O43]" office:value-type="float" office:value="1.729703" calcext:value-type="float">
            <text:p>1.729703</text:p>
          </table:table-cell>
          <table:table-cell table:style-name="ce189" table:formula="of:=+[.D43]+[.K43]" office:value-type="float" office:value="-0.098" calcext:value-type="float">
            <text:p>-0.098000</text:p>
          </table:table-cell>
          <table:table-cell table:style-name="ce202" table:formula="of:=+[.E43]-[.J43]" office:value-type="float" office:value="0.018875" calcext:value-type="float">
            <text:p>0.018875</text:p>
          </table:table-cell>
          <table:table-cell table:style-name="ce213" table:formula="of:=+[.F43]+[.L43]" office:value-type="float" office:value="1.754703" calcext:value-type="float">
            <text:p>1.754703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321" table:formula="of:=+[.Q43]-[.N43]" office:value-type="float" office:value="0" calcext:value-type="float">
            <text:p>0.000000</text:p>
          </table:table-cell>
          <table:table-cell table:style-name="ce321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ar2Right</text:p>
          </table:table-cell>
          <table:table-cell table:style-name="ce153" office:value-type="string" calcext:value-type="string">
            <text:p>mFaceEar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43]+[.N44]" office:value-type="float" office:value="-0.098" calcext:value-type="float">
            <text:p>-0.098000</text:p>
          </table:table-cell>
          <table:table-cell table:style-name="ce202" table:formula="of:=+[.E43]-[.M44]" office:value-type="float" office:value="0.018875" calcext:value-type="float">
            <text:p>0.018875</text:p>
          </table:table-cell>
          <table:table-cell table:style-name="ce213" table:formula="of:=+[.F43]+[.O44]" office:value-type="float" office:value="1.754703" calcext:value-type="float">
            <text:p>1.754703</text:p>
          </table:table-cell>
          <table:table-cell table:style-name="ce189" table:formula="of:=+[.D44]+[.K44]" office:value-type="float" office:value="-0.098" calcext:value-type="float">
            <text:p>-0.098000</text:p>
          </table:table-cell>
          <table:table-cell table:style-name="ce202" table:formula="of:=+[.E44]-[.J44]" office:value-type="float" office:value="0.018875" calcext:value-type="float">
            <text:p>0.018875</text:p>
          </table:table-cell>
          <table:table-cell table:style-name="ce213" table:formula="of:=+[.F44]+[.L44]" office:value-type="float" office:value="1.787703" calcext:value-type="float">
            <text:p>1.78770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-0.019" calcext:value-type="float">
            <text:p>-0.019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0.025" calcext:value-type="float">
            <text:p>0.025000</text:p>
          </table:table-cell>
          <table:table-cell table:style-name="ce237" office:value-type="float" office:value="-0.019" calcext:value-type="float">
            <text:p>-0.019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0.025" calcext:value-type="float">
            <text:p>0.0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321" table:formula="of:=+[.Q44]-[.N44]" office:value-type="float" office:value="0" calcext:value-type="float">
            <text:p>0.000000</text:p>
          </table:table-cell>
          <table:table-cell table:style-name="ce321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5]" office:value-type="float" office:value="0.015" calcext:value-type="float">
            <text:p>0.015000</text:p>
          </table:table-cell>
          <table:table-cell table:style-name="ce202" table:formula="of:=+[.E$26]-[.M45]" office:value-type="float" office:value="-0.086125" calcext:value-type="float">
            <text:p>-0.086125</text:p>
          </table:table-cell>
          <table:table-cell table:style-name="ce213" table:formula="of:=+[.F$26]+[.O45]" office:value-type="float" office:value="1.723703" calcext:value-type="float">
            <text:p>1.723703</text:p>
          </table:table-cell>
          <table:table-cell table:style-name="ce189" table:formula="of:=+[.D45]+[.K45]" office:value-type="float" office:value="0.019" calcext:value-type="float">
            <text:p>0.019000</text:p>
          </table:table-cell>
          <table:table-cell table:style-name="ce202" table:formula="of:=+[.E45]-[.J45]" office:value-type="float" office:value="-0.101125" calcext:value-type="float">
            <text:p>-0.101125</text:p>
          </table:table-cell>
          <table:table-cell table:style-name="ce213" table:formula="of:=+[.F45]+[.L45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321" table:formula="of:=+[.Q45]-[.N45]" office:value-type="float" office:value="0" calcext:value-type="float">
            <text:p>0.000000</text:p>
          </table:table-cell>
          <table:table-cell table:style-name="ce321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Nose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6]" office:value-type="float" office:value="0" calcext:value-type="float">
            <text:p>0.000000</text:p>
          </table:table-cell>
          <table:table-cell table:style-name="ce202" table:formula="of:=+[.E$26]-[.M46]" office:value-type="float" office:value="-0.102125" calcext:value-type="float">
            <text:p>-0.102125</text:p>
          </table:table-cell>
          <table:table-cell table:style-name="ce213" table:formula="of:=+[.F$26]+[.O46]" office:value-type="float" office:value="1.727703" calcext:value-type="float">
            <text:p>1.727703</text:p>
          </table:table-cell>
          <table:table-cell table:style-name="ce189" table:formula="of:=+[.D46]+[.K46]" office:value-type="float" office:value="0" calcext:value-type="float">
            <text:p>0.000000</text:p>
          </table:table-cell>
          <table:table-cell table:style-name="ce202" table:formula="of:=+[.E46]-[.J46]" office:value-type="float" office:value="-0.127125" calcext:value-type="float">
            <text:p>-0.127125</text:p>
          </table:table-cell>
          <table:table-cell table:style-name="ce213" table:formula="of:=+[.F46]+[.L46]" office:value-type="float" office:value="1.727703" calcext:value-type="float">
            <text:p>1.727703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2" calcext:value-type="float">
            <text:p>0.10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102" calcext:value-type="float">
            <text:p>0.10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321" table:formula="of:=+[.Q46]-[.N46]" office:value-type="float" office:value="0" calcext:value-type="float">
            <text:p>0.000000</text:p>
          </table:table-cell>
          <table:table-cell table:style-name="ce321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7]" office:value-type="float" office:value="-0.015" calcext:value-type="float">
            <text:p>-0.015000</text:p>
          </table:table-cell>
          <table:table-cell table:style-name="ce202" table:formula="of:=+[.E$26]-[.M47]" office:value-type="float" office:value="-0.086125" calcext:value-type="float">
            <text:p>-0.086125</text:p>
          </table:table-cell>
          <table:table-cell table:style-name="ce213" table:formula="of:=+[.F$26]+[.O47]" office:value-type="float" office:value="1.723703" calcext:value-type="float">
            <text:p>1.723703</text:p>
          </table:table-cell>
          <table:table-cell table:style-name="ce189" table:formula="of:=+[.D47]+[.K47]" office:value-type="float" office:value="-0.019" calcext:value-type="float">
            <text:p>-0.019000</text:p>
          </table:table-cell>
          <table:table-cell table:style-name="ce202" table:formula="of:=+[.E47]-[.J47]" office:value-type="float" office:value="-0.101125" calcext:value-type="float">
            <text:p>-0.101125</text:p>
          </table:table-cell>
          <table:table-cell table:style-name="ce213" table:formula="of:=+[.F47]+[.L47]" office:value-type="float" office:value="1.723703" calcext:value-type="float">
            <text:p>1.723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321" table:formula="of:=+[.Q47]-[.N47]" office:value-type="float" office:value="0" calcext:value-type="float">
            <text:p>0.000000</text:p>
          </table:table-cell>
          <table:table-cell table:style-name="ce321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CheekLow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8]" office:value-type="float" office:value="0.034" calcext:value-type="float">
            <text:p>0.034000</text:p>
          </table:table-cell>
          <table:table-cell table:style-name="ce202" table:formula="of:=+[.E$26]-[.M48]" office:value-type="float" office:value="-0.050125" calcext:value-type="float">
            <text:p>-0.050125</text:p>
          </table:table-cell>
          <table:table-cell table:style-name="ce213" table:formula="of:=+[.F$26]+[.O48]" office:value-type="float" office:value="1.696703" calcext:value-type="float">
            <text:p>1.696703</text:p>
          </table:table-cell>
          <table:table-cell table:style-name="ce189" table:formula="of:=+[.D48]+[.K48]" office:value-type="float" office:value="0.064" calcext:value-type="float">
            <text:p>0.064000</text:p>
          </table:table-cell>
          <table:table-cell table:style-name="ce202" table:formula="of:=+[.E48]-[.J48]" office:value-type="float" office:value="-0.063125" calcext:value-type="float">
            <text:p>-0.063125</text:p>
          </table:table-cell>
          <table:table-cell table:style-name="ce213" table:formula="of:=+[.F48]+[.L48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0.03" calcext:value-type="float">
            <text:p>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31" calcext:value-type="float">
            <text:p>-0.03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321" table:formula="of:=+[.Q48]-[.N48]" office:value-type="float" office:value="0" calcext:value-type="float">
            <text:p>0.000000</text:p>
          </table:table-cell>
          <table:table-cell table:style-name="ce321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49]" office:value-type="float" office:value="0.034" calcext:value-type="float">
            <text:p>0.034000</text:p>
          </table:table-cell>
          <table:table-cell table:style-name="ce202" table:formula="of:=+[.E$26]-[.M49]" office:value-type="float" office:value="-0.070125" calcext:value-type="float">
            <text:p>-0.070125</text:p>
          </table:table-cell>
          <table:table-cell table:style-name="ce213" table:formula="of:=+[.F$26]+[.O49]" office:value-type="float" office:value="1.722703" calcext:value-type="float">
            <text:p>1.722703</text:p>
          </table:table-cell>
          <table:table-cell table:style-name="ce189" table:formula="of:=+[.D49]+[.K49]" office:value-type="float" office:value="0.049" calcext:value-type="float">
            <text:p>0.049000</text:p>
          </table:table-cell>
          <table:table-cell table:style-name="ce202" table:formula="of:=+[.E49]-[.J49]" office:value-type="float" office:value="-0.092125" calcext:value-type="float">
            <text:p>-0.092125</text:p>
          </table:table-cell>
          <table:table-cell table:style-name="ce213" table:formula="of:=+[.F49]+[.L49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321" table:formula="of:=+[.Q49]-[.N49]" office:value-type="float" office:value="0" calcext:value-type="float">
            <text:p>0.000000</text:p>
          </table:table-cell>
          <table:table-cell table:style-name="ce321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CheekLow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50]" office:value-type="float" office:value="-0.034" calcext:value-type="float">
            <text:p>-0.034000</text:p>
          </table:table-cell>
          <table:table-cell table:style-name="ce202" table:formula="of:=+[.E$26]-[.M50]" office:value-type="float" office:value="-0.050125" calcext:value-type="float">
            <text:p>-0.050125</text:p>
          </table:table-cell>
          <table:table-cell table:style-name="ce213" table:formula="of:=+[.F$26]+[.O50]" office:value-type="float" office:value="1.696703" calcext:value-type="float">
            <text:p>1.696703</text:p>
          </table:table-cell>
          <table:table-cell table:style-name="ce189" table:formula="of:=+[.D50]+[.K50]" office:value-type="float" office:value="-0.064" calcext:value-type="float">
            <text:p>-0.064000</text:p>
          </table:table-cell>
          <table:table-cell table:style-name="ce202" table:formula="of:=+[.E50]-[.J50]" office:value-type="float" office:value="-0.063125" calcext:value-type="float">
            <text:p>-0.063125</text:p>
          </table:table-cell>
          <table:table-cell table:style-name="ce213" table:formula="of:=+[.F50]+[.L50]" office:value-type="float" office:value="1.696703" calcext:value-type="float">
            <text:p>1.696703</text:p>
          </table:table-cell>
          <table:table-cell table:style-name="ce146" office:value-type="float" office:value="0.013" calcext:value-type="float">
            <text:p>0.013</text:p>
          </table:table-cell>
          <table:table-cell table:style-name="ce157" office:value-type="float" office:value="-0.03" calcext:value-type="float">
            <text:p>-0.03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5" calcext:value-type="float">
            <text:p>0.05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31" calcext:value-type="float">
            <text:p>-0.031000</text:p>
          </table:table-cell>
          <table:table-cell table:style-name="ce237" office:value-type="float" office:value="0.05" calcext:value-type="float">
            <text:p>0.05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31" calcext:value-type="float">
            <text:p>-0.03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321" table:formula="of:=+[.Q50]-[.N50]" office:value-type="float" office:value="0" calcext:value-type="float">
            <text:p>0.000000</text:p>
          </table:table-cell>
          <table:table-cell table:style-name="ce321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51]" office:value-type="float" office:value="-0.034" calcext:value-type="float">
            <text:p>-0.034000</text:p>
          </table:table-cell>
          <table:table-cell table:style-name="ce202" table:formula="of:=+[.E$26]-[.M51]" office:value-type="float" office:value="-0.070125" calcext:value-type="float">
            <text:p>-0.070125</text:p>
          </table:table-cell>
          <table:table-cell table:style-name="ce213" table:formula="of:=+[.F$26]+[.O51]" office:value-type="float" office:value="1.722703" calcext:value-type="float">
            <text:p>1.722703</text:p>
          </table:table-cell>
          <table:table-cell table:style-name="ce189" table:formula="of:=+[.D51]+[.K51]" office:value-type="float" office:value="-0.049" calcext:value-type="float">
            <text:p>-0.049000</text:p>
          </table:table-cell>
          <table:table-cell table:style-name="ce202" table:formula="of:=+[.E51]-[.J51]" office:value-type="float" office:value="-0.092125" calcext:value-type="float">
            <text:p>-0.092125</text:p>
          </table:table-cell>
          <table:table-cell table:style-name="ce213" table:formula="of:=+[.F51]+[.L51]" office:value-type="float" office:value="1.722703" calcext:value-type="float">
            <text:p>1.722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321" table:formula="of:=+[.Q51]-[.N51]" office:value-type="float" office:value="0" calcext:value-type="float">
            <text:p>0.000000</text:p>
          </table:table-cell>
          <table:table-cell table:style-name="ce321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Jaw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52]" office:value-type="float" office:value="0" calcext:value-type="float">
            <text:p>0.000000</text:p>
          </table:table-cell>
          <table:table-cell table:style-name="ce202" table:formula="of:=+[.E$26]-[.M52]" office:value-type="float" office:value="0.000875" calcext:value-type="float">
            <text:p>0.000875</text:p>
          </table:table-cell>
          <table:table-cell table:style-name="ce213" table:formula="of:=+[.F$26]+[.O52]" office:value-type="float" office:value="1.712703" calcext:value-type="float">
            <text:p>1.712703</text:p>
          </table:table-cell>
          <table:table-cell table:style-name="ce189" table:formula="of:=+[.D52]+[.K52]" office:value-type="float" office:value="0" calcext:value-type="float">
            <text:p>0.000000</text:p>
          </table:table-cell>
          <table:table-cell table:style-name="ce202" table:formula="of:=+[.E52]-[.J52]" office:value-type="float" office:value="-0.058125" calcext:value-type="float">
            <text:p>-0.058125</text:p>
          </table:table-cell>
          <table:table-cell table:style-name="ce213" table:formula="of:=+[.F52]+[.L52]" office:value-type="float" office:value="1.673703" calcext:value-type="float">
            <text:p>1.673703</text:p>
          </table:table-cell>
          <table:table-cell table:style-name="ce146" office:value-type="float" office:value="0.059" calcext:value-type="float">
            <text:p>0.05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39" calcext:value-type="float">
            <text:p>-0.039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5" calcext:value-type="float">
            <text:p>-0.015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5" calcext:value-type="float">
            <text:p>-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321" table:formula="of:=+[.Q52]-[.N52]" office:value-type="float" office:value="0" calcext:value-type="float">
            <text:p>0.000000</text:p>
          </table:table-cell>
          <table:table-cell table:style-name="ce321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52]+[.N53]" office:value-type="float" office:value="0" calcext:value-type="float">
            <text:p>0.000000</text:p>
          </table:table-cell>
          <table:table-cell table:style-name="ce202" table:formula="of:=+[.E$52]-[.M53]" office:value-type="float" office:value="-0.073125" calcext:value-type="float">
            <text:p>-0.073125</text:p>
          </table:table-cell>
          <table:table-cell table:style-name="ce213" table:formula="of:=+[.F$52]+[.O53]" office:value-type="float" office:value="1.658703" calcext:value-type="float">
            <text:p>1.658703</text:p>
          </table:table-cell>
          <table:table-cell table:style-name="ce189" table:formula="of:=+[.D53]+[.K53]" office:value-type="float" office:value="0" calcext:value-type="float">
            <text:p>0.000000</text:p>
          </table:table-cell>
          <table:table-cell table:style-name="ce202" table:formula="of:=+[.E53]-[.J53]" office:value-type="float" office:value="-0.094125" calcext:value-type="float">
            <text:p>-0.094125</text:p>
          </table:table-cell>
          <table:table-cell table:style-name="ce213" table:formula="of:=+[.F53]+[.L53]" office:value-type="float" office:value="1.640703" calcext:value-type="float">
            <text:p>1.640703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321" table:formula="of:=+[.Q53]-[.N53]" office:value-type="float" office:value="0" calcext:value-type="float">
            <text:p>0.000000</text:p>
          </table:table-cell>
          <table:table-cell table:style-name="ce321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TeethLower</text:p>
          </table:table-cell>
          <table:table-cell table:style-name="ce153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52]+[.N54]" office:value-type="float" office:value="0" calcext:value-type="float">
            <text:p>0.000000</text:p>
          </table:table-cell>
          <table:table-cell table:style-name="ce202" table:formula="of:=+[.E$52]-[.M54]" office:value-type="float" office:value="-0.020125" calcext:value-type="float">
            <text:p>-0.020125</text:p>
          </table:table-cell>
          <table:table-cell table:style-name="ce213" table:formula="of:=+[.F$52]+[.O54]" office:value-type="float" office:value="1.673703" calcext:value-type="float">
            <text:p>1.673703</text:p>
          </table:table-cell>
          <table:table-cell table:style-name="ce189" table:formula="of:=+[.D54]+[.K54]" office:value-type="float" office:value="0" calcext:value-type="float">
            <text:p>0.000000</text:p>
          </table:table-cell>
          <table:table-cell table:style-name="ce202" table:formula="of:=+[.E54]-[.J54]" office:value-type="float" office:value="-0.055125" calcext:value-type="float">
            <text:p>-0.055125</text:p>
          </table:table-cell>
          <table:table-cell table:style-name="ce213" table:formula="of:=+[.F54]+[.L54]" office:value-type="float" office:value="1.673703" calcext:value-type="float">
            <text:p>1.673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1" calcext:value-type="float">
            <text:p>0.02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9" calcext:value-type="float">
            <text:p>-0.039000</text:p>
          </table:table-cell>
          <table:table-cell table:style-name="ce237" office:value-type="float" office:value="0.021" calcext:value-type="float">
            <text:p>0.02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9" calcext:value-type="float">
            <text:p>-0.03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321" table:formula="of:=+[.Q54]-[.N54]" office:value-type="float" office:value="0" calcext:value-type="float">
            <text:p>0.000000</text:p>
          </table:table-cell>
          <table:table-cell table:style-name="ce321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54]+[.N55]" office:value-type="float" office:value="0" calcext:value-type="float">
            <text:p>0.000000</text:p>
          </table:table-cell>
          <table:table-cell table:style-name="ce202" table:formula="of:=+[.E$54]-[.M55]" office:value-type="float" office:value="-0.065125" calcext:value-type="float">
            <text:p>-0.065125</text:p>
          </table:table-cell>
          <table:table-cell table:style-name="ce213" table:formula="of:=+[.F$54]+[.O55]" office:value-type="float" office:value="1.673703" calcext:value-type="float">
            <text:p>1.673703</text:p>
          </table:table-cell>
          <table:table-cell table:style-name="ce189" table:formula="of:=+[.D55]+[.K55]" office:value-type="float" office:value="0.017" calcext:value-type="float">
            <text:p>0.017000</text:p>
          </table:table-cell>
          <table:table-cell table:style-name="ce202" table:formula="of:=+[.E55]-[.J55]" office:value-type="float" office:value="-0.099125" calcext:value-type="float">
            <text:p>-0.099125</text:p>
          </table:table-cell>
          <table:table-cell table:style-name="ce213" table:formula="of:=+[.F55]+[.L55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321" table:formula="of:=+[.Q55]-[.N55]" office:value-type="float" office:value="0" calcext:value-type="float">
            <text:p>0.000000</text:p>
          </table:table-cell>
          <table:table-cell table:style-name="ce321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LowerRight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54]+[.N56]" office:value-type="float" office:value="0" calcext:value-type="float">
            <text:p>0.000000</text:p>
          </table:table-cell>
          <table:table-cell table:style-name="ce202" table:formula="of:=+[.E$54]-[.M56]" office:value-type="float" office:value="-0.065125" calcext:value-type="float">
            <text:p>-0.065125</text:p>
          </table:table-cell>
          <table:table-cell table:style-name="ce213" table:formula="of:=+[.F$54]+[.O56]" office:value-type="float" office:value="1.673703" calcext:value-type="float">
            <text:p>1.673703</text:p>
          </table:table-cell>
          <table:table-cell table:style-name="ce189" table:formula="of:=+[.D56]+[.K56]" office:value-type="float" office:value="-0.017" calcext:value-type="float">
            <text:p>-0.017000</text:p>
          </table:table-cell>
          <table:table-cell table:style-name="ce202" table:formula="of:=+[.E56]-[.J56]" office:value-type="float" office:value="-0.099125" calcext:value-type="float">
            <text:p>-0.099125</text:p>
          </table:table-cell>
          <table:table-cell table:style-name="ce213" table:formula="of:=+[.F56]+[.L56]" office:value-type="float" office:value="1.678703" calcext:value-type="float">
            <text:p>1.678703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-0.017" calcext:value-type="float">
            <text:p>-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321" table:formula="of:=+[.Q56]-[.N56]" office:value-type="float" office:value="0" calcext:value-type="float">
            <text:p>0.000000</text:p>
          </table:table-cell>
          <table:table-cell table:style-name="ce321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54]+[.N57]" office:value-type="float" office:value="0" calcext:value-type="float">
            <text:p>0.000000</text:p>
          </table:table-cell>
          <table:table-cell table:style-name="ce202" table:formula="of:=+[.E$54]-[.M57]" office:value-type="float" office:value="-0.065125" calcext:value-type="float">
            <text:p>-0.065125</text:p>
          </table:table-cell>
          <table:table-cell table:style-name="ce213" table:formula="of:=+[.F$54]+[.O57]" office:value-type="float" office:value="1.673703" calcext:value-type="float">
            <text:p>1.673703</text:p>
          </table:table-cell>
          <table:table-cell table:style-name="ce189" table:formula="of:=+[.D57]+[.K57]" office:value-type="float" office:value="0" calcext:value-type="float">
            <text:p>0.000000</text:p>
          </table:table-cell>
          <table:table-cell table:style-name="ce202" table:formula="of:=+[.E57]-[.J57]" office:value-type="float" office:value="-0.105125" calcext:value-type="float">
            <text:p>-0.105125</text:p>
          </table:table-cell>
          <table:table-cell table:style-name="ce213" table:formula="of:=+[.F57]+[.L57]" office:value-type="float" office:value="1.675703" calcext:value-type="float">
            <text:p>1.675703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321" table:formula="of:=+[.Q57]-[.N57]" office:value-type="float" office:value="0" calcext:value-type="float">
            <text:p>0.000000</text:p>
          </table:table-cell>
          <table:table-cell table:style-name="ce321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TongueBase</text:p>
          </table:table-cell>
          <table:table-cell table:style-name="ce153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54]+[.N58]" office:value-type="float" office:value="0" calcext:value-type="float">
            <text:p>0.000000</text:p>
          </table:table-cell>
          <table:table-cell table:style-name="ce202" table:formula="of:=+[.E$54]-[.M58]" office:value-type="float" office:value="-0.059125" calcext:value-type="float">
            <text:p>-0.059125</text:p>
          </table:table-cell>
          <table:table-cell table:style-name="ce213" table:formula="of:=+[.F$54]+[.O58]" office:value-type="float" office:value="1.678703" calcext:value-type="float">
            <text:p>1.678703</text:p>
          </table:table-cell>
          <table:table-cell table:style-name="ce189" table:formula="of:=+[.D58]+[.K58]" office:value-type="float" office:value="0" calcext:value-type="float">
            <text:p>0.000000</text:p>
          </table:table-cell>
          <table:table-cell table:style-name="ce202" table:formula="of:=+[.E58]-[.J58]" office:value-type="float" office:value="-0.081125" calcext:value-type="float">
            <text:p>-0.081125</text:p>
          </table:table-cell>
          <table:table-cell table:style-name="ce213" table:formula="of:=+[.F58]+[.L58]" office:value-type="float" office:value="1.685703" calcext:value-type="float">
            <text:p>1.68570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7" calcext:value-type="float">
            <text:p>0.007</text:p>
          </table:table-cell>
          <table:table-cell table:style-name="ce177" office:value-type="float" office:value="0.039" calcext:value-type="float">
            <text:p>0.03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5" calcext:value-type="float">
            <text:p>0.005000</text:p>
          </table:table-cell>
          <table:table-cell table:style-name="ce237" office:value-type="float" office:value="0.039" calcext:value-type="float">
            <text:p>0.03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5" calcext:value-type="float">
            <text:p>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321" table:formula="of:=+[.Q58]-[.N58]" office:value-type="float" office:value="0" calcext:value-type="float">
            <text:p>0.000000</text:p>
          </table:table-cell>
          <table:table-cell table:style-name="ce321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 table:style-name="ce153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58]+[.N59]" office:value-type="float" office:value="0" calcext:value-type="float">
            <text:p>0.000000</text:p>
          </table:table-cell>
          <table:table-cell table:style-name="ce202" table:formula="of:=+[.E58]-[.M59]" office:value-type="float" office:value="-0.081125" calcext:value-type="float">
            <text:p>-0.081125</text:p>
          </table:table-cell>
          <table:table-cell table:style-name="ce213" table:formula="of:=+[.F58]+[.O59]" office:value-type="float" office:value="1.685703" calcext:value-type="float">
            <text:p>1.685703</text:p>
          </table:table-cell>
          <table:table-cell table:style-name="ce189" table:formula="of:=+[.D59]+[.K59]" office:value-type="float" office:value="0" calcext:value-type="float">
            <text:p>0.000000</text:p>
          </table:table-cell>
          <table:table-cell table:style-name="ce202" table:formula="of:=+[.E59]-[.J59]" office:value-type="float" office:value="-0.091125" calcext:value-type="float">
            <text:p>-0.091125</text:p>
          </table:table-cell>
          <table:table-cell table:style-name="ce213" table:formula="of:=+[.F59]+[.L59]" office:value-type="float" office:value="1.685703" calcext:value-type="float">
            <text:p>1.685703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321" table:formula="of:=+[.Q59]-[.N59]" office:value-type="float" office:value="0" calcext:value-type="float">
            <text:p>0.000000</text:p>
          </table:table-cell>
          <table:table-cell table:style-name="ce321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JawSha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60]" office:value-type="float" office:value="0" calcext:value-type="float">
            <text:p>0.000000</text:p>
          </table:table-cell>
          <table:table-cell table:style-name="ce202" table:formula="of:=+[.E$26]-[.M60]" office:value-type="float" office:value="-0.000125" calcext:value-type="float">
            <text:p>-0.000125</text:p>
          </table:table-cell>
          <table:table-cell table:style-name="ce213" table:formula="of:=+[.F$26]+[.O60]" office:value-type="float" office:value="1.727703" calcext:value-type="float">
            <text:p>1.727703</text:p>
          </table:table-cell>
          <table:table-cell table:style-name="ce189" table:formula="of:=+[.D60]+[.K60]" office:value-type="float" office:value="0" calcext:value-type="float">
            <text:p>0.000000</text:p>
          </table:table-cell>
          <table:table-cell table:style-name="ce202" table:formula="of:=+[.E60]-[.J60]" office:value-type="float" office:value="0.016875" calcext:value-type="float">
            <text:p>0.016875</text:p>
          </table:table-cell>
          <table:table-cell table:style-name="ce213" table:formula="of:=+[.F60]+[.L60]" office:value-type="float" office:value="1.727703" calcext:value-type="float">
            <text:p>1.727703</text:p>
          </table:table-cell>
          <table:table-cell table:style-name="ce146" office:value-type="float" office:value="-0.017" calcext:value-type="float">
            <text:p>-0.01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321" table:formula="of:=+[.Q60]-[.N60]" office:value-type="float" office:value="0" calcext:value-type="float">
            <text:p>0.000000</text:p>
          </table:table-cell>
          <table:table-cell table:style-name="ce321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61]" office:value-type="float" office:value="0" calcext:value-type="float">
            <text:p>0.000000</text:p>
          </table:table-cell>
          <table:table-cell table:style-name="ce202" table:formula="of:=+[.E$26]-[.M61]" office:value-type="float" office:value="-0.069125" calcext:value-type="float">
            <text:p>-0.069125</text:p>
          </table:table-cell>
          <table:table-cell table:style-name="ce213" table:formula="of:=+[.F$26]+[.O61]" office:value-type="float" office:value="1.792703" calcext:value-type="float">
            <text:p>1.792703</text:p>
          </table:table-cell>
          <table:table-cell table:style-name="ce189" table:formula="of:=+[.D61]+[.K61]" office:value-type="float" office:value="0" calcext:value-type="float">
            <text:p>0.000000</text:p>
          </table:table-cell>
          <table:table-cell table:style-name="ce202" table:formula="of:=+[.E61]-[.J61]" office:value-type="float" office:value="-0.105125" calcext:value-type="float">
            <text:p>-0.105125</text:p>
          </table:table-cell>
          <table:table-cell table:style-name="ce213" table:formula="of:=+[.F61]+[.L61]" office:value-type="float" office:value="1.792703" calcext:value-type="float">
            <text:p>1.79270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321" table:formula="of:=+[.Q61]-[.N61]" office:value-type="float" office:value="0" calcext:value-type="float">
            <text:p>0.000000</text:p>
          </table:table-cell>
          <table:table-cell table:style-name="ce321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NoseBas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62]" office:value-type="float" office:value="0" calcext:value-type="float">
            <text:p>0.000000</text:p>
          </table:table-cell>
          <table:table-cell table:style-name="ce202" table:formula="of:=+[.E$26]-[.M62]" office:value-type="float" office:value="-0.094125" calcext:value-type="float">
            <text:p>-0.094125</text:p>
          </table:table-cell>
          <table:table-cell table:style-name="ce213" table:formula="of:=+[.F$26]+[.O62]" office:value-type="float" office:value="1.711703" calcext:value-type="float">
            <text:p>1.711703</text:p>
          </table:table-cell>
          <table:table-cell table:style-name="ce189" table:formula="of:=+[.D62]+[.K62]" office:value-type="float" office:value="0" calcext:value-type="float">
            <text:p>0.000000</text:p>
          </table:table-cell>
          <table:table-cell table:style-name="ce202" table:formula="of:=+[.E62]-[.J62]" office:value-type="float" office:value="-0.108125" calcext:value-type="float">
            <text:p>-0.108125</text:p>
          </table:table-cell>
          <table:table-cell table:style-name="ce213" table:formula="of:=+[.F62]+[.L62]" office:value-type="float" office:value="1.711703" calcext:value-type="float">
            <text:p>1.711703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4" calcext:value-type="float">
            <text:p>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16" calcext:value-type="float">
            <text:p>-0.016000</text:p>
          </table:table-cell>
          <table:table-cell table:style-name="ce237" office:value-type="float" office:value="0.094" calcext:value-type="float">
            <text:p>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16" calcext:value-type="float">
            <text:p>-0.01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321" table:formula="of:=+[.Q62]-[.N62]" office:value-type="float" office:value="0" calcext:value-type="float">
            <text:p>0.000000</text:p>
          </table:table-cell>
          <table:table-cell table:style-name="ce321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63]" office:value-type="float" office:value="0" calcext:value-type="float">
            <text:p>0.000000</text:p>
          </table:table-cell>
          <table:table-cell table:style-name="ce202" table:formula="of:=+[.E$26]-[.M63]" office:value-type="float" office:value="-0.020125" calcext:value-type="float">
            <text:p>-0.020125</text:p>
          </table:table-cell>
          <table:table-cell table:style-name="ce213" table:formula="of:=+[.F$26]+[.O63]" office:value-type="float" office:value="1.697703" calcext:value-type="float">
            <text:p>1.697703</text:p>
          </table:table-cell>
          <table:table-cell table:style-name="ce189" table:formula="of:=+[.D63]+[.K63]" office:value-type="float" office:value="0" calcext:value-type="float">
            <text:p>0.000000</text:p>
          </table:table-cell>
          <table:table-cell table:style-name="ce202" table:formula="of:=+[.E63]-[.J63]" office:value-type="float" office:value="-0.055125" calcext:value-type="float">
            <text:p>-0.055125</text:p>
          </table:table-cell>
          <table:table-cell table:style-name="ce213" table:formula="of:=+[.F63]+[.L63]" office:value-type="float" office:value="1.697703" calcext:value-type="float">
            <text:p>1.697703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321" table:formula="of:=+[.Q63]-[.N63]" office:value-type="float" office:value="0" calcext:value-type="float">
            <text:p>0.000000</text:p>
          </table:table-cell>
          <table:table-cell table:style-name="ce321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Upp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63]+[.N64]" office:value-type="float" office:value="0" calcext:value-type="float">
            <text:p>0.000000</text:p>
          </table:table-cell>
          <table:table-cell table:style-name="ce202" table:formula="of:=+[.E$63]-[.M64]" office:value-type="float" office:value="-0.065125" calcext:value-type="float">
            <text:p>-0.065125</text:p>
          </table:table-cell>
          <table:table-cell table:style-name="ce213" table:formula="of:=+[.F$63]+[.O64]" office:value-type="float" office:value="1.694703" calcext:value-type="float">
            <text:p>1.694703</text:p>
          </table:table-cell>
          <table:table-cell table:style-name="ce189" table:formula="of:=+[.D64]+[.K64]" office:value-type="float" office:value="0.015" calcext:value-type="float">
            <text:p>0.015000</text:p>
          </table:table-cell>
          <table:table-cell table:style-name="ce202" table:formula="of:=+[.E64]-[.J64]" office:value-type="float" office:value="-0.106125" calcext:value-type="float">
            <text:p>-0.106125</text:p>
          </table:table-cell>
          <table:table-cell table:style-name="ce213" table:formula="of:=+[.F64]+[.L64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321" table:formula="of:=+[.Q64]-[.N64]" office:value-type="float" office:value="0" calcext:value-type="float">
            <text:p>0.000000</text:p>
          </table:table-cell>
          <table:table-cell table:style-name="ce321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63]+[.N65]" office:value-type="float" office:value="0" calcext:value-type="float">
            <text:p>0.000000</text:p>
          </table:table-cell>
          <table:table-cell table:style-name="ce202" table:formula="of:=+[.E$63]-[.M65]" office:value-type="float" office:value="-0.065125" calcext:value-type="float">
            <text:p>-0.065125</text:p>
          </table:table-cell>
          <table:table-cell table:style-name="ce213" table:formula="of:=+[.F$63]+[.O65]" office:value-type="float" office:value="1.694703" calcext:value-type="float">
            <text:p>1.694703</text:p>
          </table:table-cell>
          <table:table-cell table:style-name="ce189" table:formula="of:=+[.D65]+[.K65]" office:value-type="float" office:value="-0.015" calcext:value-type="float">
            <text:p>-0.015000</text:p>
          </table:table-cell>
          <table:table-cell table:style-name="ce202" table:formula="of:=+[.E65]-[.J65]" office:value-type="float" office:value="-0.106125" calcext:value-type="float">
            <text:p>-0.106125</text:p>
          </table:table-cell>
          <table:table-cell table:style-name="ce213" table:formula="of:=+[.F65]+[.L65]" office:value-type="float" office:value="1.694703" calcext:value-type="float">
            <text:p>1.694703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321" table:formula="of:=+[.Q65]-[.N65]" office:value-type="float" office:value="0" calcext:value-type="float">
            <text:p>0.000000</text:p>
          </table:table-cell>
          <table:table-cell table:style-name="ce321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CornerLef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63]+[.N66]" office:value-type="float" office:value="-0.019" calcext:value-type="float">
            <text:p>-0.019000</text:p>
          </table:table-cell>
          <table:table-cell table:style-name="ce202" table:formula="of:=+[.E$63]-[.M66]" office:value-type="float" office:value="-0.048125" calcext:value-type="float">
            <text:p>-0.048125</text:p>
          </table:table-cell>
          <table:table-cell table:style-name="ce213" table:formula="of:=+[.F$63]+[.O66]" office:value-type="float" office:value="1.687703" calcext:value-type="float">
            <text:p>1.687703</text:p>
          </table:table-cell>
          <table:table-cell table:style-name="ce189" table:formula="of:=+[.D66]+[.K66]" office:value-type="float" office:value="0.032" calcext:value-type="float">
            <text:p>0.032000</text:p>
          </table:table-cell>
          <table:table-cell table:style-name="ce202" table:formula="of:=+[.E66]-[.J66]" office:value-type="float" office:value="-0.093125" calcext:value-type="float">
            <text:p>-0.093125</text:p>
          </table:table-cell>
          <table:table-cell table:style-name="ce213" table:formula="of:=+[.F66]+[.L66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0.051" calcext:value-type="float">
            <text:p>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19" calcext:value-type="float">
            <text:p>-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19" calcext:value-type="float">
            <text:p>-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321" table:formula="of:=+[.Q66]-[.N66]" office:value-type="float" office:value="0" calcext:value-type="float">
            <text:p>0.000000</text:p>
          </table:table-cell>
          <table:table-cell table:style-name="ce321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63]+[.N67]" office:value-type="float" office:value="0.019" calcext:value-type="float">
            <text:p>0.019000</text:p>
          </table:table-cell>
          <table:table-cell table:style-name="ce202" table:formula="of:=+[.E$63]-[.M67]" office:value-type="float" office:value="-0.048125" calcext:value-type="float">
            <text:p>-0.048125</text:p>
          </table:table-cell>
          <table:table-cell table:style-name="ce213" table:formula="of:=+[.F$63]+[.O67]" office:value-type="float" office:value="1.687703" calcext:value-type="float">
            <text:p>1.687703</text:p>
          </table:table-cell>
          <table:table-cell table:style-name="ce189" table:formula="of:=+[.D67]+[.K67]" office:value-type="float" office:value="-0.032" calcext:value-type="float">
            <text:p>-0.032000</text:p>
          </table:table-cell>
          <table:table-cell table:style-name="ce202" table:formula="of:=+[.E67]-[.J67]" office:value-type="float" office:value="-0.093125" calcext:value-type="float">
            <text:p>-0.093125</text:p>
          </table:table-cell>
          <table:table-cell table:style-name="ce213" table:formula="of:=+[.F67]+[.L67]" office:value-type="float" office:value="1.687703" calcext:value-type="float">
            <text:p>1.687703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321" table:formula="of:=+[.Q67]-[.N67]" office:value-type="float" office:value="0" calcext:value-type="float">
            <text:p>0.000000</text:p>
          </table:table-cell>
          <table:table-cell table:style-name="ce321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LipUpperCenter</text:p>
          </table:table-cell>
          <table:table-cell table:style-name="ce153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63]+[.N68]" office:value-type="float" office:value="0" calcext:value-type="float">
            <text:p>0.000000</text:p>
          </table:table-cell>
          <table:table-cell table:style-name="ce202" table:formula="of:=+[.E$63]-[.M68]" office:value-type="float" office:value="-0.065125" calcext:value-type="float">
            <text:p>-0.065125</text:p>
          </table:table-cell>
          <table:table-cell table:style-name="ce213" table:formula="of:=+[.F$63]+[.O68]" office:value-type="float" office:value="1.694703" calcext:value-type="float">
            <text:p>1.694703</text:p>
          </table:table-cell>
          <table:table-cell table:style-name="ce189" table:formula="of:=+[.D68]+[.K68]" office:value-type="float" office:value="0" calcext:value-type="float">
            <text:p>0.000000</text:p>
          </table:table-cell>
          <table:table-cell table:style-name="ce202" table:formula="of:=+[.E68]-[.J68]" office:value-type="float" office:value="-0.108125" calcext:value-type="float">
            <text:p>-0.108125</text:p>
          </table:table-cell>
          <table:table-cell table:style-name="ce213" table:formula="of:=+[.F68]+[.L68]" office:value-type="float" office:value="1.696703" calcext:value-type="float">
            <text:p>1.696703</text:p>
          </table:table-cell>
          <table:table-cell table:style-name="ce146" office:value-type="float" office:value="0.043" calcext:value-type="float">
            <text:p>0.043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321" table:formula="of:=+[.Q68]-[.N68]" office:value-type="float" office:value="0" calcext:value-type="float">
            <text:p>0.000000</text:p>
          </table:table-cell>
          <table:table-cell table:style-name="ce321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69]" office:value-type="float" office:value="0.017" calcext:value-type="float">
            <text:p>0.017000</text:p>
          </table:table-cell>
          <table:table-cell table:style-name="ce202" table:formula="of:=+[.E$26]-[.M69]" office:value-type="float" office:value="-0.075125" calcext:value-type="float">
            <text:p>-0.075125</text:p>
          </table:table-cell>
          <table:table-cell table:style-name="ce213" table:formula="of:=+[.F$26]+[.O69]" office:value-type="float" office:value="1.759703" calcext:value-type="float">
            <text:p>1.759703</text:p>
          </table:table-cell>
          <table:table-cell table:style-name="ce189" table:formula="of:=+[.D69]+[.K69]" office:value-type="float" office:value="0.017" calcext:value-type="float">
            <text:p>0.017000</text:p>
          </table:table-cell>
          <table:table-cell table:style-name="ce202" table:formula="of:=+[.E69]-[.J69]" office:value-type="float" office:value="-0.091125" calcext:value-type="float">
            <text:p>-0.091125</text:p>
          </table:table-cell>
          <table:table-cell table:style-name="ce213" table:formula="of:=+[.F69]+[.L69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321" table:formula="of:=+[.Q69]-[.N69]" office:value-type="float" office:value="0" calcext:value-type="float">
            <text:p>0.000000</text:p>
          </table:table-cell>
          <table:table-cell table:style-name="ce321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EyecornerInnerRight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70]" office:value-type="float" office:value="-0.017" calcext:value-type="float">
            <text:p>-0.017000</text:p>
          </table:table-cell>
          <table:table-cell table:style-name="ce202" table:formula="of:=+[.E$26]-[.M70]" office:value-type="float" office:value="-0.075125" calcext:value-type="float">
            <text:p>-0.075125</text:p>
          </table:table-cell>
          <table:table-cell table:style-name="ce213" table:formula="of:=+[.F$26]+[.O70]" office:value-type="float" office:value="1.759703" calcext:value-type="float">
            <text:p>1.759703</text:p>
          </table:table-cell>
          <table:table-cell table:style-name="ce189" table:formula="of:=+[.D70]+[.K70]" office:value-type="float" office:value="-0.017" calcext:value-type="float">
            <text:p>-0.017000</text:p>
          </table:table-cell>
          <table:table-cell table:style-name="ce202" table:formula="of:=+[.E70]-[.J70]" office:value-type="float" office:value="-0.091125" calcext:value-type="float">
            <text:p>-0.091125</text:p>
          </table:table-cell>
          <table:table-cell table:style-name="ce213" table:formula="of:=+[.F70]+[.L70]" office:value-type="float" office:value="1.759703" calcext:value-type="float">
            <text:p>1.759703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-0.017" calcext:value-type="float">
            <text:p>-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-0.017" calcext:value-type="float">
            <text:p>-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321" table:formula="of:=+[.Q70]-[.N70]" office:value-type="float" office:value="0" calcext:value-type="float">
            <text:p>0.000000</text:p>
          </table:table-cell>
          <table:table-cell table:style-name="ce321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 table:style-name="ce164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6]+[.N71]" office:value-type="float" office:value="0" calcext:value-type="float">
            <text:p>0.000000</text:p>
          </table:table-cell>
          <table:table-cell table:style-name="ce202" table:formula="of:=+[.E$26]-[.M71]" office:value-type="float" office:value="-0.091125" calcext:value-type="float">
            <text:p>-0.091125</text:p>
          </table:table-cell>
          <table:table-cell table:style-name="ce213" table:formula="of:=+[.F$26]+[.O71]" office:value-type="float" office:value="1.747703" calcext:value-type="float">
            <text:p>1.747703</text:p>
          </table:table-cell>
          <table:table-cell table:style-name="ce189" table:formula="of:=+[.D71]+[.K71]" office:value-type="float" office:value="0" calcext:value-type="float">
            <text:p>0.000000</text:p>
          </table:table-cell>
          <table:table-cell table:style-name="ce202" table:formula="of:=+[.E71]-[.J71]" office:value-type="float" office:value="-0.106125" calcext:value-type="float">
            <text:p>-0.106125</text:p>
          </table:table-cell>
          <table:table-cell table:style-name="ce213" table:formula="of:=+[.F71]+[.L71]" office:value-type="float" office:value="1.755703" calcext:value-type="float">
            <text:p>1.75570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321" table:formula="of:=+[.Q71]-[.N71]" office:value-type="float" office:value="0" calcext:value-type="float">
            <text:p>0.000000</text:p>
          </table:table-cell>
          <table:table-cell table:style-name="ce321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CollarLef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4]+[.N72]" office:value-type="float" office:value="0.084665" calcext:value-type="float">
            <text:p>0.084665</text:p>
          </table:table-cell>
          <table:table-cell table:style-name="ce202" table:formula="of:=+[.E$14]-[.M72]" office:value-type="float" office:value="0.036295" calcext:value-type="float">
            <text:p>0.036295</text:p>
          </table:table-cell>
          <table:table-cell table:style-name="ce213" table:formula="of:=+[.F$14]+[.O72]" office:value-type="float" office:value="1.521361" calcext:value-type="float">
            <text:p>1.521361</text:p>
          </table:table-cell>
          <table:table-cell table:style-name="ce189" table:formula="of:=+[.D72]+[.K72]" office:value-type="float" office:value="0.163665" calcext:value-type="float">
            <text:p>0.163665</text:p>
          </table:table-cell>
          <table:table-cell table:style-name="ce202" table:formula="of:=+[.E72]-[.J72]" office:value-type="float" office:value="0.036295" calcext:value-type="float">
            <text:p>0.036295</text:p>
          </table:table-cell>
          <table:table-cell table:style-name="ce213" table:formula="of:=+[.F72]+[.L72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79" calcext:value-type="float">
            <text:p>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0.084665" calcext:value-type="float">
            <text:p>0.084665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0.085" calcext:value-type="float">
            <text:p>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325" table:formula="of:=+[.Q72]-[.N72]" office:value-type="float" office:value="0.000335000000000016" calcext:value-type="float">
            <text:p>0.000335</text:p>
          </table:table-cell>
          <table:table-cell table:style-name="ce321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 table:style-name="ce1" office:value-type="string" calcext:value-type="string">
            <text:p>mCollar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72]+[.Q73]" office:value-type="float" office:value="0.084665" calcext:value-type="float">
            <text:p>0.084665</text:p>
          </table:table-cell>
          <table:table-cell table:style-name="ce203" table:formula="of:=+[.E72]-[.P73]" office:value-type="float" office:value="0.016295" calcext:value-type="float">
            <text:p>0.016295</text:p>
          </table:table-cell>
          <table:table-cell table:style-name="ce218" table:formula="of:=+[.F72]+[.R73]" office:value-type="float" office:value="1.541361" calcext:value-type="float">
            <text:p>1.541361</text:p>
          </table:table-cell>
          <table:table-cell table:style-name="ce190" table:formula="of:=+[.D73]+[.K73]" office:value-type="float" office:value="0.184665" calcext:value-type="float">
            <text:p>0.184665</text:p>
          </table:table-cell>
          <table:table-cell table:style-name="ce203" table:formula="of:=+[.E73]-[.J73]" office:value-type="float" office:value="0.016295" calcext:value-type="float">
            <text:p>0.016295</text:p>
          </table:table-cell>
          <table:table-cell table:style-name="ce218" table:formula="of:=+[.F73]+[.L73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ShoulderLeft</text:p>
          </table:table-cell>
          <table:table-cell table:style-name="ce153" office:value-type="string" calcext:value-type="string">
            <text:p>mCollar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72]+[.N74]" office:value-type="float" office:value="0.163665" calcext:value-type="float">
            <text:p>0.163665</text:p>
          </table:table-cell>
          <table:table-cell table:style-name="ce202" table:formula="of:=+[.E72]-[.M74]" office:value-type="float" office:value="0.036295" calcext:value-type="float">
            <text:p>0.036295</text:p>
          </table:table-cell>
          <table:table-cell table:style-name="ce213" table:formula="of:=+[.F72]+[.O74]" office:value-type="float" office:value="1.521361" calcext:value-type="float">
            <text:p>1.521361</text:p>
          </table:table-cell>
          <table:table-cell table:style-name="ce189" table:formula="of:=+[.D74]+[.K74]" office:value-type="float" office:value="0.410665" calcext:value-type="float">
            <text:p>0.410665</text:p>
          </table:table-cell>
          <table:table-cell table:style-name="ce202" table:formula="of:=+[.E74]-[.J74]" office:value-type="float" office:value="0.036295" calcext:value-type="float">
            <text:p>0.036295</text:p>
          </table:table-cell>
          <table:table-cell table:style-name="ce213" table:formula="of:=+[.F74]+[.L74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47" calcext:value-type="float">
            <text:p>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0.079" calcext:value-type="float">
            <text:p>0.079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79" calcext:value-type="float">
            <text:p>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335" table:formula="of:=+[.Q74]-[.N74]" office:value-type="float" office:value="0" calcext:value-type="float">
            <text:p>0.000000</text:p>
          </table:table-cell>
          <table:table-cell table:style-name="ce321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 table:style-name="ce1" office:value-type="string" calcext:value-type="string">
            <text:p>mShoulder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74]+[.Q75]" office:value-type="float" office:value="0.283665" calcext:value-type="float">
            <text:p>0.283665</text:p>
          </table:table-cell>
          <table:table-cell table:style-name="ce203" table:formula="of:=+[.E74]-[.P75]" office:value-type="float" office:value="0.036295" calcext:value-type="float">
            <text:p>0.036295</text:p>
          </table:table-cell>
          <table:table-cell table:style-name="ce218" table:formula="of:=+[.F74]+[.R75]" office:value-type="float" office:value="1.531361" calcext:value-type="float">
            <text:p>1.531361</text:p>
          </table:table-cell>
          <table:table-cell table:style-name="ce190" table:formula="of:=+[.D75]+[.K75]" office:value-type="float" office:value="0.413665" calcext:value-type="float">
            <text:p>0.413665</text:p>
          </table:table-cell>
          <table:table-cell table:style-name="ce203" table:formula="of:=+[.E75]-[.J75]" office:value-type="float" office:value="0.036295" calcext:value-type="float">
            <text:p>0.036295</text:p>
          </table:table-cell>
          <table:table-cell table:style-name="ce218" table:formula="of:=+[.F75]+[.L75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ElbowLeft</text:p>
          </table:table-cell>
          <table:table-cell table:style-name="ce153" office:value-type="string" calcext:value-type="string">
            <text:p>mShoulder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74]+[.N76]" office:value-type="float" office:value="0.411665" calcext:value-type="float">
            <text:p>0.411665</text:p>
          </table:table-cell>
          <table:table-cell table:style-name="ce202" table:formula="of:=+[.E74]-[.M76]" office:value-type="float" office:value="0.036295" calcext:value-type="float">
            <text:p>0.036295</text:p>
          </table:table-cell>
          <table:table-cell table:style-name="ce213" table:formula="of:=+[.F74]+[.O76]" office:value-type="float" office:value="1.521361" calcext:value-type="float">
            <text:p>1.521361</text:p>
          </table:table-cell>
          <table:table-cell table:style-name="ce189" table:formula="of:=+[.D76]+[.K76]" office:value-type="float" office:value="0.616665" calcext:value-type="float">
            <text:p>0.616665</text:p>
          </table:table-cell>
          <table:table-cell table:style-name="ce202" table:formula="of:=+[.E76]-[.J76]" office:value-type="float" office:value="0.036295" calcext:value-type="float">
            <text:p>0.036295</text:p>
          </table:table-cell>
          <table:table-cell table:style-name="ce213" table:formula="of:=+[.F76]+[.L76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205" calcext:value-type="float">
            <text:p>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248" calcext:value-type="float">
            <text:p>0.248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248" calcext:value-type="float">
            <text:p>0.248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321" table:formula="of:=+[.Q76]-[.N76]" office:value-type="float" office:value="0" calcext:value-type="float">
            <text:p>0.000000</text:p>
          </table:table-cell>
          <table:table-cell table:style-name="ce321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 table:style-name="ce1" office:value-type="string" calcext:value-type="string">
            <text:p>mElbow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76]+[.Q77]" office:value-type="float" office:value="0.511665" calcext:value-type="float">
            <text:p>0.511665</text:p>
          </table:table-cell>
          <table:table-cell table:style-name="ce203" table:formula="of:=+[.E76]-[.P77]" office:value-type="float" office:value="0.036295" calcext:value-type="float">
            <text:p>0.036295</text:p>
          </table:table-cell>
          <table:table-cell table:style-name="ce218" table:formula="of:=+[.F76]+[.R77]" office:value-type="float" office:value="1.521361" calcext:value-type="float">
            <text:p>1.521361</text:p>
          </table:table-cell>
          <table:table-cell table:style-name="ce190" table:formula="of:=+[.D77]+[.K77]" office:value-type="float" office:value="0.611665" calcext:value-type="float">
            <text:p>0.611665</text:p>
          </table:table-cell>
          <table:table-cell table:style-name="ce203" table:formula="of:=+[.E77]-[.J77]" office:value-type="float" office:value="0.036295" calcext:value-type="float">
            <text:p>0.036295</text:p>
          </table:table-cell>
          <table:table-cell table:style-name="ce218" table:formula="of:=+[.F77]+[.L77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WristLeft</text:p>
          </table:table-cell>
          <table:table-cell table:style-name="ce153" office:value-type="string" calcext:value-type="string">
            <text:p>mElbow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76]+[.N78]" office:value-type="float" office:value="0.616511" calcext:value-type="float">
            <text:p>0.616511</text:p>
          </table:table-cell>
          <table:table-cell table:style-name="ce202" table:formula="of:=+[.E76]-[.M78]" office:value-type="float" office:value="0.036295" calcext:value-type="float">
            <text:p>0.036295</text:p>
          </table:table-cell>
          <table:table-cell table:style-name="ce213" table:formula="of:=+[.F76]+[.O78]" office:value-type="float" office:value="1.521361" calcext:value-type="float">
            <text:p>1.521361</text:p>
          </table:table-cell>
          <table:table-cell table:style-name="ce189" table:formula="of:=+[.D78]+[.K78]" office:value-type="float" office:value="0.676511" calcext:value-type="float">
            <text:p>0.676511</text:p>
          </table:table-cell>
          <table:table-cell table:style-name="ce202" table:formula="of:=+[.E78]-[.J78]" office:value-type="float" office:value="0.036295" calcext:value-type="float">
            <text:p>0.036295</text:p>
          </table:table-cell>
          <table:table-cell table:style-name="ce213" table:formula="of:=+[.F78]+[.L78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.06" calcext:value-type="float">
            <text:p>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0.204846" calcext:value-type="float">
            <text:p>0.204846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" calcext:value-type="float">
            <text:p>0.000</text:p>
          </table:table-cell>
          <table:table-cell table:style-name="ce246" office:value-type="float" office:value="0.205" calcext:value-type="float">
            <text:p>0.205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337" table:formula="of:=+[.Q78]-[.N78]" office:value-type="float" office:value="0.000154000000000015" calcext:value-type="float">
            <text:p>0.000154</text:p>
          </table:table-cell>
          <table:table-cell table:style-name="ce321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 table:style-name="ce132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78]+[.Q79]" office:value-type="float" office:value="0.666511" calcext:value-type="float">
            <text:p>0.666511</text:p>
          </table:table-cell>
          <table:table-cell table:style-name="ce203" table:formula="of:=+[.E78]-[.P79]" office:value-type="float" office:value="0.026295" calcext:value-type="float">
            <text:p>0.026295</text:p>
          </table:table-cell>
          <table:table-cell table:style-name="ce218" table:formula="of:=+[.F78]+[.R79]" office:value-type="float" office:value="1.521361" calcext:value-type="float">
            <text:p>1.521361</text:p>
          </table:table-cell>
          <table:table-cell table:style-name="ce190" table:formula="of:=+[.D79]+[.K79]" office:value-type="float" office:value="0.715511" calcext:value-type="float">
            <text:p>0.715511</text:p>
          </table:table-cell>
          <table:table-cell table:style-name="ce203" table:formula="of:=+[.E79]-[.J79]" office:value-type="float" office:value="0.021295" calcext:value-type="float">
            <text:p>0.021295</text:p>
          </table:table-cell>
          <table:table-cell table:style-name="ce218" table:formula="of:=+[.F79]+[.L79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HandMiddle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78]+[.N80]" office:value-type="float" office:value="0.717511" calcext:value-type="float">
            <text:p>0.717511</text:p>
          </table:table-cell>
          <table:table-cell table:style-name="ce202" table:formula="of:=+[.E$78]-[.M80]" office:value-type="float" office:value="0.023295" calcext:value-type="float">
            <text:p>0.023295</text:p>
          </table:table-cell>
          <table:table-cell table:style-name="ce213" table:formula="of:=+[.F$78]+[.O80]" office:value-type="float" office:value="1.536361" calcext:value-type="float">
            <text:p>1.536361</text:p>
          </table:table-cell>
          <table:table-cell table:style-name="ce189" table:formula="of:=+[.D80]+[.K80]" office:value-type="float" office:value="0.757511" calcext:value-type="float">
            <text:p>0.757511</text:p>
          </table:table-cell>
          <table:table-cell table:style-name="ce202" table:formula="of:=+[.E80]-[.J80]" office:value-type="float" office:value="0.024295" calcext:value-type="float">
            <text:p>0.024295</text:p>
          </table:table-cell>
          <table:table-cell table:style-name="ce213" table:formula="of:=+[.F80]+[.L80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0.101" calcext:value-type="float">
            <text:p>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0.101" calcext:value-type="float">
            <text:p>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321" table:formula="of:=+[.Q80]-[.N80]" office:value-type="float" office:value="0" calcext:value-type="float">
            <text:p>0.000000</text:p>
          </table:table-cell>
          <table:table-cell table:style-name="ce321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 table:style-name="ce153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0]+[.N81]" office:value-type="float" office:value="0.757511" calcext:value-type="float">
            <text:p>0.757511</text:p>
          </table:table-cell>
          <table:table-cell table:style-name="ce202" table:formula="of:=+[.E80]-[.M81]" office:value-type="float" office:value="0.024295" calcext:value-type="float">
            <text:p>0.024295</text:p>
          </table:table-cell>
          <table:table-cell table:style-name="ce213" table:formula="of:=+[.F80]+[.O81]" office:value-type="float" office:value="1.530361" calcext:value-type="float">
            <text:p>1.530361</text:p>
          </table:table-cell>
          <table:table-cell table:style-name="ce189" table:formula="of:=+[.D81]+[.K81]" office:value-type="float" office:value="0.806511" calcext:value-type="float">
            <text:p>0.806511</text:p>
          </table:table-cell>
          <table:table-cell table:style-name="ce202" table:formula="of:=+[.E81]-[.J81]" office:value-type="float" office:value="0.025295" calcext:value-type="float">
            <text:p>0.025295</text:p>
          </table:table-cell>
          <table:table-cell table:style-name="ce213" table:formula="of:=+[.F81]+[.L81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321" table:formula="of:=+[.Q81]-[.N81]" office:value-type="float" office:value="0" calcext:value-type="float">
            <text:p>0.000000</text:p>
          </table:table-cell>
          <table:table-cell table:style-name="ce321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Middle3Left</text:p>
          </table:table-cell>
          <table:table-cell table:style-name="ce153" office:value-type="string" calcext:value-type="string">
            <text:p>mHandMiddle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1]+[.N82]" office:value-type="float" office:value="0.806511" calcext:value-type="float">
            <text:p>0.806511</text:p>
          </table:table-cell>
          <table:table-cell table:style-name="ce202" table:formula="of:=+[.E81]-[.M82]" office:value-type="float" office:value="0.025295" calcext:value-type="float">
            <text:p>0.025295</text:p>
          </table:table-cell>
          <table:table-cell table:style-name="ce213" table:formula="of:=+[.F81]+[.O82]" office:value-type="float" office:value="1.522361" calcext:value-type="float">
            <text:p>1.522361</text:p>
          </table:table-cell>
          <table:table-cell table:style-name="ce189" table:formula="of:=+[.D82]+[.K82]" office:value-type="float" office:value="0.839511" calcext:value-type="float">
            <text:p>0.839511</text:p>
          </table:table-cell>
          <table:table-cell table:style-name="ce202" table:formula="of:=+[.E82]-[.J82]" office:value-type="float" office:value="0.027295" calcext:value-type="float">
            <text:p>0.027295</text:p>
          </table:table-cell>
          <table:table-cell table:style-name="ce213" table:formula="of:=+[.F82]+[.L82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0.033" calcext:value-type="float">
            <text:p>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9" calcext:value-type="float">
            <text:p>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321" table:formula="of:=+[.Q82]-[.N82]" office:value-type="float" office:value="0" calcext:value-type="float">
            <text:p>0.000000</text:p>
          </table:table-cell>
          <table:table-cell table:style-name="ce321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78]+[.N83]" office:value-type="float" office:value="0.713511" calcext:value-type="float">
            <text:p>0.713511</text:p>
          </table:table-cell>
          <table:table-cell table:style-name="ce202" table:formula="of:=+[.E$78]-[.M83]" office:value-type="float" office:value="-0.00170500000000001" calcext:value-type="float">
            <text:p>-0.001705</text:p>
          </table:table-cell>
          <table:table-cell table:style-name="ce213" table:formula="of:=+[.F$78]+[.O83]" office:value-type="float" office:value="1.536361" calcext:value-type="float">
            <text:p>1.536361</text:p>
          </table:table-cell>
          <table:table-cell table:style-name="ce189" table:formula="of:=+[.D83]+[.K83]" office:value-type="float" office:value="0.749511" calcext:value-type="float">
            <text:p>0.749511</text:p>
          </table:table-cell>
          <table:table-cell table:style-name="ce202" table:formula="of:=+[.E83]-[.J83]" office:value-type="float" office:value="-0.018705" calcext:value-type="float">
            <text:p>-0.018705</text:p>
          </table:table-cell>
          <table:table-cell table:style-name="ce213" table:formula="of:=+[.F83]+[.L83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321" table:formula="of:=+[.Q83]-[.N83]" office:value-type="float" office:value="0" calcext:value-type="float">
            <text:p>0.000000</text:p>
          </table:table-cell>
          <table:table-cell table:style-name="ce321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Index2Left</text:p>
          </table:table-cell>
          <table:table-cell table:style-name="ce153" office:value-type="string" calcext:value-type="string">
            <text:p>mHandIndex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3]+[.N84]" office:value-type="float" office:value="0.749511" calcext:value-type="float">
            <text:p>0.749511</text:p>
          </table:table-cell>
          <table:table-cell table:style-name="ce202" table:formula="of:=+[.E83]-[.M84]" office:value-type="float" office:value="-0.018705" calcext:value-type="float">
            <text:p>-0.018705</text:p>
          </table:table-cell>
          <table:table-cell table:style-name="ce213" table:formula="of:=+[.F83]+[.O84]" office:value-type="float" office:value="1.530361" calcext:value-type="float">
            <text:p>1.530361</text:p>
          </table:table-cell>
          <table:table-cell table:style-name="ce189" table:formula="of:=+[.D84]+[.K84]" office:value-type="float" office:value="0.781511" calcext:value-type="float">
            <text:p>0.781511</text:p>
          </table:table-cell>
          <table:table-cell table:style-name="ce202" table:formula="of:=+[.E84]-[.J84]" office:value-type="float" office:value="-0.032705" calcext:value-type="float">
            <text:p>-0.032705</text:p>
          </table:table-cell>
          <table:table-cell table:style-name="ce213" table:formula="of:=+[.F84]+[.L84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321" table:formula="of:=+[.Q84]-[.N84]" office:value-type="float" office:value="0" calcext:value-type="float">
            <text:p>0.000000</text:p>
          </table:table-cell>
          <table:table-cell table:style-name="ce321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 table:style-name="ce153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4]+[.N85]" office:value-type="float" office:value="0.781511" calcext:value-type="float">
            <text:p>0.781511</text:p>
          </table:table-cell>
          <table:table-cell table:style-name="ce202" table:formula="of:=+[.E84]-[.M85]" office:value-type="float" office:value="-0.032705" calcext:value-type="float">
            <text:p>-0.032705</text:p>
          </table:table-cell>
          <table:table-cell table:style-name="ce213" table:formula="of:=+[.F84]+[.O85]" office:value-type="float" office:value="1.524361" calcext:value-type="float">
            <text:p>1.524361</text:p>
          </table:table-cell>
          <table:table-cell table:style-name="ce189" table:formula="of:=+[.D85]+[.K85]" office:value-type="float" office:value="0.806511" calcext:value-type="float">
            <text:p>0.806511</text:p>
          </table:table-cell>
          <table:table-cell table:style-name="ce202" table:formula="of:=+[.E85]-[.J85]" office:value-type="float" office:value="-0.043705" calcext:value-type="float">
            <text:p>-0.043705</text:p>
          </table:table-cell>
          <table:table-cell table:style-name="ce213" table:formula="of:=+[.F85]+[.L85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321" table:formula="of:=+[.Q85]-[.N85]" office:value-type="float" office:value="0" calcext:value-type="float">
            <text:p>0.000000</text:p>
          </table:table-cell>
          <table:table-cell table:style-name="ce321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Ring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78]+[.N86]" office:value-type="float" office:value="0.715511" calcext:value-type="float">
            <text:p>0.715511</text:p>
          </table:table-cell>
          <table:table-cell table:style-name="ce202" table:formula="of:=+[.E$78]-[.M86]" office:value-type="float" office:value="0.046295" calcext:value-type="float">
            <text:p>0.046295</text:p>
          </table:table-cell>
          <table:table-cell table:style-name="ce213" table:formula="of:=+[.F$78]+[.O86]" office:value-type="float" office:value="1.530361" calcext:value-type="float">
            <text:p>1.530361</text:p>
          </table:table-cell>
          <table:table-cell table:style-name="ce189" table:formula="of:=+[.D86]+[.K86]" office:value-type="float" office:value="0.753511" calcext:value-type="float">
            <text:p>0.753511</text:p>
          </table:table-cell>
          <table:table-cell table:style-name="ce202" table:formula="of:=+[.E86]-[.J86]" office:value-type="float" office:value="0.059295" calcext:value-type="float">
            <text:p>0.059295</text:p>
          </table:table-cell>
          <table:table-cell table:style-name="ce213" table:formula="of:=+[.F86]+[.L86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38" calcext:value-type="float">
            <text:p>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0.099" calcext:value-type="float">
            <text:p>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.099" calcext:value-type="float">
            <text:p>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321" table:formula="of:=+[.Q86]-[.N86]" office:value-type="float" office:value="0" calcext:value-type="float">
            <text:p>0.000000</text:p>
          </table:table-cell>
          <table:table-cell table:style-name="ce321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 table:style-name="ce153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6]+[.N87]" office:value-type="float" office:value="0.753511" calcext:value-type="float">
            <text:p>0.753511</text:p>
          </table:table-cell>
          <table:table-cell table:style-name="ce202" table:formula="of:=+[.E86]-[.M87]" office:value-type="float" office:value="0.059295" calcext:value-type="float">
            <text:p>0.059295</text:p>
          </table:table-cell>
          <table:table-cell table:style-name="ce213" table:formula="of:=+[.F86]+[.O87]" office:value-type="float" office:value="1.522361" calcext:value-type="float">
            <text:p>1.522361</text:p>
          </table:table-cell>
          <table:table-cell table:style-name="ce189" table:formula="of:=+[.D87]+[.K87]" office:value-type="float" office:value="0.793511" calcext:value-type="float">
            <text:p>0.793511</text:p>
          </table:table-cell>
          <table:table-cell table:style-name="ce202" table:formula="of:=+[.E87]-[.J87]" office:value-type="float" office:value="0.072295" calcext:value-type="float">
            <text:p>0.072295</text:p>
          </table:table-cell>
          <table:table-cell table:style-name="ce213" table:formula="of:=+[.F87]+[.L87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321" table:formula="of:=+[.Q87]-[.N87]" office:value-type="float" office:value="0" calcext:value-type="float">
            <text:p>0.000000</text:p>
          </table:table-cell>
          <table:table-cell table:style-name="ce321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Ring3Left</text:p>
          </table:table-cell>
          <table:table-cell table:style-name="ce153" office:value-type="string" calcext:value-type="string">
            <text:p>mHandRing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7]+[.N88]" office:value-type="float" office:value="0.793511" calcext:value-type="float">
            <text:p>0.793511</text:p>
          </table:table-cell>
          <table:table-cell table:style-name="ce202" table:formula="of:=+[.E87]-[.M88]" office:value-type="float" office:value="0.072295" calcext:value-type="float">
            <text:p>0.072295</text:p>
          </table:table-cell>
          <table:table-cell table:style-name="ce213" table:formula="of:=+[.F87]+[.O88]" office:value-type="float" office:value="1.513361" calcext:value-type="float">
            <text:p>1.513361</text:p>
          </table:table-cell>
          <table:table-cell table:style-name="ce189" table:formula="of:=+[.D88]+[.K88]" office:value-type="float" office:value="0.821511" calcext:value-type="float">
            <text:p>0.821511</text:p>
          </table:table-cell>
          <table:table-cell table:style-name="ce202" table:formula="of:=+[.E88]-[.J88]" office:value-type="float" office:value="0.082295" calcext:value-type="float">
            <text:p>0.082295</text:p>
          </table:table-cell>
          <table:table-cell table:style-name="ce213" table:formula="of:=+[.F88]+[.L88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.028" calcext:value-type="float">
            <text:p>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321" table:formula="of:=+[.Q88]-[.N88]" office:value-type="float" office:value="0" calcext:value-type="float">
            <text:p>0.000000</text:p>
          </table:table-cell>
          <table:table-cell table:style-name="ce321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78]+[.N89]" office:value-type="float" office:value="0.711511" calcext:value-type="float">
            <text:p>0.711511</text:p>
          </table:table-cell>
          <table:table-cell table:style-name="ce202" table:formula="of:=+[.E$78]-[.M89]" office:value-type="float" office:value="0.067295" calcext:value-type="float">
            <text:p>0.067295</text:p>
          </table:table-cell>
          <table:table-cell table:style-name="ce213" table:formula="of:=+[.F$78]+[.O89]" office:value-type="float" office:value="1.524361" calcext:value-type="float">
            <text:p>1.524361</text:p>
          </table:table-cell>
          <table:table-cell table:style-name="ce189" table:formula="of:=+[.D89]+[.K89]" office:value-type="float" office:value="0.736511" calcext:value-type="float">
            <text:p>0.736511</text:p>
          </table:table-cell>
          <table:table-cell table:style-name="ce202" table:formula="of:=+[.E89]-[.J89]" office:value-type="float" office:value="0.091295" calcext:value-type="float">
            <text:p>0.091295</text:p>
          </table:table-cell>
          <table:table-cell table:style-name="ce213" table:formula="of:=+[.F89]+[.L89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321" table:formula="of:=+[.Q89]-[.N89]" office:value-type="float" office:value="0" calcext:value-type="float">
            <text:p>0.000000</text:p>
          </table:table-cell>
          <table:table-cell table:style-name="ce321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Pinky2Left</text:p>
          </table:table-cell>
          <table:table-cell table:style-name="ce153" office:value-type="string" calcext:value-type="string">
            <text:p>mHandPinky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89]+[.N90]" office:value-type="float" office:value="0.736511" calcext:value-type="float">
            <text:p>0.736511</text:p>
          </table:table-cell>
          <table:table-cell table:style-name="ce202" table:formula="of:=+[.E89]-[.M90]" office:value-type="float" office:value="0.091295" calcext:value-type="float">
            <text:p>0.091295</text:p>
          </table:table-cell>
          <table:table-cell table:style-name="ce213" table:formula="of:=+[.F89]+[.O90]" office:value-type="float" office:value="1.518361" calcext:value-type="float">
            <text:p>1.518361</text:p>
          </table:table-cell>
          <table:table-cell table:style-name="ce189" table:formula="of:=+[.D90]+[.K90]" office:value-type="float" office:value="0.754511" calcext:value-type="float">
            <text:p>0.754511</text:p>
          </table:table-cell>
          <table:table-cell table:style-name="ce202" table:formula="of:=+[.E90]-[.J90]" office:value-type="float" office:value="0.106295" calcext:value-type="float">
            <text:p>0.106295</text:p>
          </table:table-cell>
          <table:table-cell table:style-name="ce213" table:formula="of:=+[.F90]+[.L90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0.025" calcext:value-type="float">
            <text:p>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0.025" calcext:value-type="float">
            <text:p>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321" table:formula="of:=+[.Q90]-[.N90]" office:value-type="float" office:value="0" calcext:value-type="float">
            <text:p>0.000000</text:p>
          </table:table-cell>
          <table:table-cell table:style-name="ce321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 table:style-name="ce153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90]+[.N91]" office:value-type="float" office:value="0.754511" calcext:value-type="float">
            <text:p>0.754511</text:p>
          </table:table-cell>
          <table:table-cell table:style-name="ce202" table:formula="of:=+[.E90]-[.M91]" office:value-type="float" office:value="0.106295" calcext:value-type="float">
            <text:p>0.106295</text:p>
          </table:table-cell>
          <table:table-cell table:style-name="ce213" table:formula="of:=+[.F90]+[.O91]" office:value-type="float" office:value="1.514361" calcext:value-type="float">
            <text:p>1.514361</text:p>
          </table:table-cell>
          <table:table-cell table:style-name="ce189" table:formula="of:=+[.D91]+[.K91]" office:value-type="float" office:value="0.770511" calcext:value-type="float">
            <text:p>0.770511</text:p>
          </table:table-cell>
          <table:table-cell table:style-name="ce202" table:formula="of:=+[.E91]-[.J91]" office:value-type="float" office:value="0.119295" calcext:value-type="float">
            <text:p>0.119295</text:p>
          </table:table-cell>
          <table:table-cell table:style-name="ce213" table:formula="of:=+[.F91]+[.L91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321" table:formula="of:=+[.Q91]-[.N91]" office:value-type="float" office:value="0" calcext:value-type="float">
            <text:p>0.000000</text:p>
          </table:table-cell>
          <table:table-cell table:style-name="ce321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Thumb1Left</text:p>
          </table:table-cell>
          <table:table-cell table:style-name="ce148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78]+[.N92]" office:value-type="float" office:value="0.642511" calcext:value-type="float">
            <text:p>0.642511</text:p>
          </table:table-cell>
          <table:table-cell table:style-name="ce202" table:formula="of:=+[.E$78]-[.M92]" office:value-type="float" office:value="0.00529499999999999" calcext:value-type="float">
            <text:p>0.005295</text:p>
          </table:table-cell>
          <table:table-cell table:style-name="ce213" table:formula="of:=+[.F$78]+[.O92]" office:value-type="float" office:value="1.525361" calcext:value-type="float">
            <text:p>1.525361</text:p>
          </table:table-cell>
          <table:table-cell table:style-name="ce189" table:formula="of:=+[.D92]+[.K92]" office:value-type="float" office:value="0.674511" calcext:value-type="float">
            <text:p>0.674511</text:p>
          </table:table-cell>
          <table:table-cell table:style-name="ce202" table:formula="of:=+[.E92]-[.J92]" office:value-type="float" office:value="-0.022705" calcext:value-type="float">
            <text:p>-0.022705</text:p>
          </table:table-cell>
          <table:table-cell table:style-name="ce213" table:formula="of:=+[.F92]+[.L92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.032" calcext:value-type="float">
            <text:p>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0.026" calcext:value-type="float">
            <text:p>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0.026" calcext:value-type="float">
            <text:p>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321" table:formula="of:=+[.Q92]-[.N92]" office:value-type="float" office:value="0" calcext:value-type="float">
            <text:p>0.000000</text:p>
          </table:table-cell>
          <table:table-cell table:style-name="ce321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 table:style-name="ce153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92]+[.N93]" office:value-type="float" office:value="0.674511" calcext:value-type="float">
            <text:p>0.674511</text:p>
          </table:table-cell>
          <table:table-cell table:style-name="ce202" table:formula="of:=+[.E92]-[.M93]" office:value-type="float" office:value="-0.022705" calcext:value-type="float">
            <text:p>-0.022705</text:p>
          </table:table-cell>
          <table:table-cell table:style-name="ce213" table:formula="of:=+[.F92]+[.O93]" office:value-type="float" office:value="1.524361" calcext:value-type="float">
            <text:p>1.524361</text:p>
          </table:table-cell>
          <table:table-cell table:style-name="ce189" table:formula="of:=+[.D93]+[.K93]" office:value-type="float" office:value="0.705511" calcext:value-type="float">
            <text:p>0.705511</text:p>
          </table:table-cell>
          <table:table-cell table:style-name="ce202" table:formula="of:=+[.E93]-[.J93]" office:value-type="float" office:value="-0.045705" calcext:value-type="float">
            <text:p>-0.045705</text:p>
          </table:table-cell>
          <table:table-cell table:style-name="ce213" table:formula="of:=+[.F93]+[.L93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321" table:formula="of:=+[.Q93]-[.N93]" office:value-type="float" office:value="0" calcext:value-type="float">
            <text:p>0.000000</text:p>
          </table:table-cell>
          <table:table-cell table:style-name="ce321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Thumb3Left</text:p>
          </table:table-cell>
          <table:table-cell table:style-name="ce153" office:value-type="string" calcext:value-type="string">
            <text:p>mHandThumb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93]+[.N94]" office:value-type="float" office:value="0.705511" calcext:value-type="float">
            <text:p>0.705511</text:p>
          </table:table-cell>
          <table:table-cell table:style-name="ce202" table:formula="of:=+[.E93]-[.M94]" office:value-type="float" office:value="-0.045705" calcext:value-type="float">
            <text:p>-0.045705</text:p>
          </table:table-cell>
          <table:table-cell table:style-name="ce213" table:formula="of:=+[.F93]+[.O94]" office:value-type="float" office:value="1.523361" calcext:value-type="float">
            <text:p>1.523361</text:p>
          </table:table-cell>
          <table:table-cell table:style-name="ce189" table:formula="of:=+[.D94]+[.K94]" office:value-type="float" office:value="0.730511" calcext:value-type="float">
            <text:p>0.730511</text:p>
          </table:table-cell>
          <table:table-cell table:style-name="ce202" table:formula="of:=+[.E94]-[.J94]" office:value-type="float" office:value="-0.060705" calcext:value-type="float">
            <text:p>-0.060705</text:p>
          </table:table-cell>
          <table:table-cell table:style-name="ce213" table:formula="of:=+[.F94]+[.L94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0.031" calcext:value-type="float">
            <text:p>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0.031" calcext:value-type="float">
            <text:p>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321" table:formula="of:=+[.Q94]-[.N94]" office:value-type="float" office:value="0" calcext:value-type="float">
            <text:p>0.000000</text:p>
          </table:table-cell>
          <table:table-cell table:style-name="ce321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4]+[.N95]" office:value-type="float" office:value="-0.085" calcext:value-type="float">
            <text:p>-0.085000</text:p>
          </table:table-cell>
          <table:table-cell table:style-name="ce202" table:formula="of:=+[.E$14]-[.M95]" office:value-type="float" office:value="0.036295" calcext:value-type="float">
            <text:p>0.036295</text:p>
          </table:table-cell>
          <table:table-cell table:style-name="ce213" table:formula="of:=+[.F$14]+[.O95]" office:value-type="float" office:value="1.521361" calcext:value-type="float">
            <text:p>1.521361</text:p>
          </table:table-cell>
          <table:table-cell table:style-name="ce189" table:formula="of:=+[.D95]+[.K95]" office:value-type="float" office:value="-0.164" calcext:value-type="float">
            <text:p>-0.164000</text:p>
          </table:table-cell>
          <table:table-cell table:style-name="ce202" table:formula="of:=+[.E95]-[.J95]" office:value-type="float" office:value="0.036295" calcext:value-type="float">
            <text:p>0.036295</text:p>
          </table:table-cell>
          <table:table-cell table:style-name="ce213" table:formula="of:=+[.F95]+[.L95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398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325" table:formula="of:=+[.Q95]-[.N95]" office:value-type="float" office:value="0" calcext:value-type="float">
            <text:p>0.000000</text:p>
          </table:table-cell>
          <table:table-cell table:style-name="ce321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CLAVICLE</text:p>
          </table:table-cell>
          <table:table-cell table:style-name="ce1" office:value-type="string" calcext:value-type="string">
            <text:p>mCollar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95]+[.Q96]" office:value-type="float" office:value="-0.085" calcext:value-type="float">
            <text:p>-0.085000</text:p>
          </table:table-cell>
          <table:table-cell table:style-name="ce203" table:formula="of:=+[.E95]-[.P96]" office:value-type="float" office:value="0.016295" calcext:value-type="float">
            <text:p>0.016295</text:p>
          </table:table-cell>
          <table:table-cell table:style-name="ce218" table:formula="of:=+[.F95]+[.R96]" office:value-type="float" office:value="1.541361" calcext:value-type="float">
            <text:p>1.541361</text:p>
          </table:table-cell>
          <table:table-cell table:style-name="ce190" table:formula="of:=+[.D96]+[.K96]" office:value-type="float" office:value="-0.185" calcext:value-type="float">
            <text:p>-0.185000</text:p>
          </table:table-cell>
          <table:table-cell table:style-name="ce203" table:formula="of:=+[.E96]-[.J96]" office:value-type="float" office:value="0.016295" calcext:value-type="float">
            <text:p>0.016295</text:p>
          </table:table-cell>
          <table:table-cell table:style-name="ce218" table:formula="of:=+[.F96]+[.L96]" office:value-type="float" office:value="1.541361" calcext:value-type="float">
            <text:p>1.541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7" calcext:value-type="float">
            <text:p>0.07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 table:style-name="ce153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95]+[.N97]" office:value-type="float" office:value="-0.164418" calcext:value-type="float">
            <text:p>-0.164418</text:p>
          </table:table-cell>
          <table:table-cell table:style-name="ce202" table:formula="of:=+[.E95]-[.M97]" office:value-type="float" office:value="0.036295" calcext:value-type="float">
            <text:p>0.036295</text:p>
          </table:table-cell>
          <table:table-cell table:style-name="ce213" table:formula="of:=+[.F95]+[.O97]" office:value-type="float" office:value="1.521361" calcext:value-type="float">
            <text:p>1.521361</text:p>
          </table:table-cell>
          <table:table-cell table:style-name="ce189" table:formula="of:=+[.D97]+[.K97]" office:value-type="float" office:value="-0.411418" calcext:value-type="float">
            <text:p>-0.411418</text:p>
          </table:table-cell>
          <table:table-cell table:style-name="ce202" table:formula="of:=+[.E97]-[.J97]" office:value-type="float" office:value="0.036295" calcext:value-type="float">
            <text:p>0.036295</text:p>
          </table:table-cell>
          <table:table-cell table:style-name="ce213" table:formula="of:=+[.F97]+[.L97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399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335" table:formula="of:=+[.Q97]-[.N97]" office:value-type="float" office:value="0.000418000000000002" calcext:value-type="float">
            <text:p>0.000418</text:p>
          </table:table-cell>
          <table:table-cell table:style-name="ce321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UPPER_ARM</text:p>
          </table:table-cell>
          <table:table-cell table:style-name="ce1" office:value-type="string" calcext:value-type="string">
            <text:p>mShoulder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97]+[.Q98]" office:value-type="float" office:value="-0.284418" calcext:value-type="float">
            <text:p>-0.284418</text:p>
          </table:table-cell>
          <table:table-cell table:style-name="ce203" table:formula="of:=+[.E97]-[.P98]" office:value-type="float" office:value="0.036295" calcext:value-type="float">
            <text:p>0.036295</text:p>
          </table:table-cell>
          <table:table-cell table:style-name="ce218" table:formula="of:=+[.F97]+[.R98]" office:value-type="float" office:value="1.531361" calcext:value-type="float">
            <text:p>1.531361</text:p>
          </table:table-cell>
          <table:table-cell table:style-name="ce190" table:formula="of:=+[.D98]+[.K98]" office:value-type="float" office:value="-0.414418" calcext:value-type="float">
            <text:p>-0.414418</text:p>
          </table:table-cell>
          <table:table-cell table:style-name="ce203" table:formula="of:=+[.E98]-[.J98]" office:value-type="float" office:value="0.036295" calcext:value-type="float">
            <text:p>0.036295</text:p>
          </table:table-cell>
          <table:table-cell table:style-name="ce218" table:formula="of:=+[.F98]+[.L98]" office:value-type="float" office:value="1.528361" calcext:value-type="float">
            <text:p>1.528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3" calcext:value-type="float">
            <text:p>-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2" calcext:value-type="float">
            <text:p>-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5" calcext:value-type="float">
            <text:p>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17" calcext:value-type="float">
            <text:p>0.17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 table:style-name="ce153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97]+[.N99]" office:value-type="float" office:value="-0.412418" calcext:value-type="float">
            <text:p>-0.412418</text:p>
          </table:table-cell>
          <table:table-cell table:style-name="ce202" table:formula="of:=+[.E97]-[.M99]" office:value-type="float" office:value="0.036295" calcext:value-type="float">
            <text:p>0.036295</text:p>
          </table:table-cell>
          <table:table-cell table:style-name="ce213" table:formula="of:=+[.F97]+[.O99]" office:value-type="float" office:value="1.521361" calcext:value-type="float">
            <text:p>1.521361</text:p>
          </table:table-cell>
          <table:table-cell table:style-name="ce189" table:formula="of:=+[.D99]+[.K99]" office:value-type="float" office:value="-0.617418" calcext:value-type="float">
            <text:p>-0.617418</text:p>
          </table:table-cell>
          <table:table-cell table:style-name="ce202" table:formula="of:=+[.E99]-[.J99]" office:value-type="float" office:value="0.036295" calcext:value-type="float">
            <text:p>0.036295</text:p>
          </table:table-cell>
          <table:table-cell table:style-name="ce213" table:formula="of:=+[.F99]+[.L99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321" table:formula="of:=+[.Q99]-[.N99]" office:value-type="float" office:value="0" calcext:value-type="float">
            <text:p>0.000000</text:p>
          </table:table-cell>
          <table:table-cell table:style-name="ce321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LOWER_ARM</text:p>
          </table:table-cell>
          <table:table-cell table:style-name="ce1" office:value-type="string" calcext:value-type="string">
            <text:p>mElbow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99]+[.Q100]" office:value-type="float" office:value="-0.512418" calcext:value-type="float">
            <text:p>-0.512418</text:p>
          </table:table-cell>
          <table:table-cell table:style-name="ce203" table:formula="of:=+[.E99]-[.P100]" office:value-type="float" office:value="0.036295" calcext:value-type="float">
            <text:p>0.036295</text:p>
          </table:table-cell>
          <table:table-cell table:style-name="ce218" table:formula="of:=+[.F99]+[.R100]" office:value-type="float" office:value="1.521361" calcext:value-type="float">
            <text:p>1.521361</text:p>
          </table:table-cell>
          <table:table-cell table:style-name="ce190" table:formula="of:=+[.D100]+[.K100]" office:value-type="float" office:value="-0.612418" calcext:value-type="float">
            <text:p>-0.612418</text:p>
          </table:table-cell>
          <table:table-cell table:style-name="ce203" table:formula="of:=+[.E100]-[.J100]" office:value-type="float" office:value="0.036295" calcext:value-type="float">
            <text:p>0.036295</text:p>
          </table:table-cell>
          <table:table-cell table:style-name="ce218" table:formula="of:=+[.F100]+[.L100]" office:value-type="float" office:value="1.520361" calcext:value-type="float">
            <text:p>1.52036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-0.1" calcext:value-type="float">
            <text:p>-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-0.1" calcext:value-type="float">
            <text:p>-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242" office:value-type="float" office:value="0.14" calcext:value-type="float">
            <text:p>0.140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 table:style-name="ce153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99]+[.N101]" office:value-type="float" office:value="-0.617418" calcext:value-type="float">
            <text:p>-0.617418</text:p>
          </table:table-cell>
          <table:table-cell table:style-name="ce202" table:formula="of:=+[.E99]-[.M101]" office:value-type="float" office:value="0.036295" calcext:value-type="float">
            <text:p>0.036295</text:p>
          </table:table-cell>
          <table:table-cell table:style-name="ce213" table:formula="of:=+[.F99]+[.O101]" office:value-type="float" office:value="1.521361" calcext:value-type="float">
            <text:p>1.521361</text:p>
          </table:table-cell>
          <table:table-cell table:style-name="ce189" table:formula="of:=+[.D101]+[.K101]" office:value-type="float" office:value="-0.677418" calcext:value-type="float">
            <text:p>-0.677418</text:p>
          </table:table-cell>
          <table:table-cell table:style-name="ce202" table:formula="of:=+[.E101]-[.J101]" office:value-type="float" office:value="0.036295" calcext:value-type="float">
            <text:p>0.036295</text:p>
          </table:table-cell>
          <table:table-cell table:style-name="ce213" table:formula="of:=+[.F101]+[.L101]" office:value-type="float" office:value="1.521361" calcext:value-type="float">
            <text:p>1.52136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401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337" table:formula="of:=+[.Q101]-[.N101]" office:value-type="float" office:value="0" calcext:value-type="float">
            <text:p>0.000000</text:p>
          </table:table-cell>
          <table:table-cell table:style-name="ce321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HAND</text:p>
          </table:table-cell>
          <table:table-cell table:style-name="ce132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01]+[.Q102]" office:value-type="float" office:value="-0.667418" calcext:value-type="float">
            <text:p>-0.667418</text:p>
          </table:table-cell>
          <table:table-cell table:style-name="ce203" table:formula="of:=+[.E101]-[.P102]" office:value-type="float" office:value="0.026295" calcext:value-type="float">
            <text:p>0.026295</text:p>
          </table:table-cell>
          <table:table-cell table:style-name="ce218" table:formula="of:=+[.F101]+[.R102]" office:value-type="float" office:value="1.521361" calcext:value-type="float">
            <text:p>1.521361</text:p>
          </table:table-cell>
          <table:table-cell table:style-name="ce190" table:formula="of:=+[.D102]+[.K102]" office:value-type="float" office:value="-0.716418" calcext:value-type="float">
            <text:p>-0.716418</text:p>
          </table:table-cell>
          <table:table-cell table:style-name="ce203" table:formula="of:=+[.E102]-[.J102]" office:value-type="float" office:value="0.021295" calcext:value-type="float">
            <text:p>0.021295</text:p>
          </table:table-cell>
          <table:table-cell table:style-name="ce218" table:formula="of:=+[.F102]+[.L102]" office:value-type="float" office:value="1.520361" calcext:value-type="float">
            <text:p>1.520361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3" calcext:value-type="float">
            <text:p>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10" calcext:value-type="float">
            <text:p>10.0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242" office:value-type="float" office:value="0.08" calcext:value-type="float">
            <text:p>0.080</text:p>
          </table:table-cell>
          <table:table-cell table:style-name="ce242" office:value-type="float" office:value="0.03" calcext:value-type="float">
            <text:p>0.03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01]+[.N103]" office:value-type="float" office:value="-0.718418" calcext:value-type="float">
            <text:p>-0.718418</text:p>
          </table:table-cell>
          <table:table-cell table:style-name="ce202" table:formula="of:=+[.E$101]-[.M103]" office:value-type="float" office:value="0.023295" calcext:value-type="float">
            <text:p>0.023295</text:p>
          </table:table-cell>
          <table:table-cell table:style-name="ce213" table:formula="of:=+[.F$101]+[.O103]" office:value-type="float" office:value="1.536361" calcext:value-type="float">
            <text:p>1.536361</text:p>
          </table:table-cell>
          <table:table-cell table:style-name="ce189" table:formula="of:=+[.D103]+[.K103]" office:value-type="float" office:value="-0.758418" calcext:value-type="float">
            <text:p>-0.758418</text:p>
          </table:table-cell>
          <table:table-cell table:style-name="ce202" table:formula="of:=+[.E103]-[.J103]" office:value-type="float" office:value="0.024295" calcext:value-type="float">
            <text:p>0.024295</text:p>
          </table:table-cell>
          <table:table-cell table:style-name="ce213" table:formula="of:=+[.F103]+[.L103]" office:value-type="float" office:value="1.530361" calcext:value-type="float">
            <text:p>1.530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321" table:formula="of:=+[.Q103]-[.N103]" office:value-type="float" office:value="0" calcext:value-type="float">
            <text:p>0.000000</text:p>
          </table:table-cell>
          <table:table-cell table:style-name="ce321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Middle2Right</text:p>
          </table:table-cell>
          <table:table-cell table:style-name="ce153" office:value-type="string" calcext:value-type="string">
            <text:p>mHandMiddle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03]+[.N104]" office:value-type="float" office:value="-0.758418" calcext:value-type="float">
            <text:p>-0.758418</text:p>
          </table:table-cell>
          <table:table-cell table:style-name="ce202" table:formula="of:=+[.E103]-[.M104]" office:value-type="float" office:value="0.024295" calcext:value-type="float">
            <text:p>0.024295</text:p>
          </table:table-cell>
          <table:table-cell table:style-name="ce213" table:formula="of:=+[.F103]+[.O104]" office:value-type="float" office:value="1.530361" calcext:value-type="float">
            <text:p>1.530361</text:p>
          </table:table-cell>
          <table:table-cell table:style-name="ce189" table:formula="of:=+[.D104]+[.K104]" office:value-type="float" office:value="-0.807418" calcext:value-type="float">
            <text:p>-0.807418</text:p>
          </table:table-cell>
          <table:table-cell table:style-name="ce202" table:formula="of:=+[.E104]-[.J104]" office:value-type="float" office:value="0.025295" calcext:value-type="float">
            <text:p>0.025295</text:p>
          </table:table-cell>
          <table:table-cell table:style-name="ce213" table:formula="of:=+[.F104]+[.L104]" office:value-type="float" office:value="1.522361" calcext:value-type="float">
            <text:p>1.522361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321" table:formula="of:=+[.Q104]-[.N104]" office:value-type="float" office:value="0" calcext:value-type="float">
            <text:p>0.000000</text:p>
          </table:table-cell>
          <table:table-cell table:style-name="ce321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 table:style-name="ce153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04]+[.N105]" office:value-type="float" office:value="-0.807418" calcext:value-type="float">
            <text:p>-0.807418</text:p>
          </table:table-cell>
          <table:table-cell table:style-name="ce202" table:formula="of:=+[.E104]-[.M105]" office:value-type="float" office:value="0.025295" calcext:value-type="float">
            <text:p>0.025295</text:p>
          </table:table-cell>
          <table:table-cell table:style-name="ce213" table:formula="of:=+[.F104]+[.O105]" office:value-type="float" office:value="1.522361" calcext:value-type="float">
            <text:p>1.522361</text:p>
          </table:table-cell>
          <table:table-cell table:style-name="ce189" table:formula="of:=+[.D105]+[.K105]" office:value-type="float" office:value="-0.840418" calcext:value-type="float">
            <text:p>-0.840418</text:p>
          </table:table-cell>
          <table:table-cell table:style-name="ce202" table:formula="of:=+[.E105]-[.J105]" office:value-type="float" office:value="0.027295" calcext:value-type="float">
            <text:p>0.027295</text:p>
          </table:table-cell>
          <table:table-cell table:style-name="ce213" table:formula="of:=+[.F105]+[.L105]" office:value-type="float" office:value="1.516361" calcext:value-type="float">
            <text:p>1.516361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321" table:formula="of:=+[.Q105]-[.N105]" office:value-type="float" office:value="0" calcext:value-type="float">
            <text:p>0.000000</text:p>
          </table:table-cell>
          <table:table-cell table:style-name="ce321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Index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01]+[.N106]" office:value-type="float" office:value="-0.714418" calcext:value-type="float">
            <text:p>-0.714418</text:p>
          </table:table-cell>
          <table:table-cell table:style-name="ce202" table:formula="of:=+[.E$101]-[.M106]" office:value-type="float" office:value="-0.00170500000000001" calcext:value-type="float">
            <text:p>-0.001705</text:p>
          </table:table-cell>
          <table:table-cell table:style-name="ce213" table:formula="of:=+[.F$101]+[.O106]" office:value-type="float" office:value="1.536361" calcext:value-type="float">
            <text:p>1.536361</text:p>
          </table:table-cell>
          <table:table-cell table:style-name="ce189" table:formula="of:=+[.D106]+[.K106]" office:value-type="float" office:value="-0.750418" calcext:value-type="float">
            <text:p>-0.750418</text:p>
          </table:table-cell>
          <table:table-cell table:style-name="ce202" table:formula="of:=+[.E106]-[.J106]" office:value-type="float" office:value="-0.018705" calcext:value-type="float">
            <text:p>-0.018705</text:p>
          </table:table-cell>
          <table:table-cell table:style-name="ce213" table:formula="of:=+[.F106]+[.L106]" office:value-type="float" office:value="1.530361" calcext:value-type="float">
            <text:p>1.530361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-0.036" calcext:value-type="float">
            <text:p>-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-0.097" calcext:value-type="float">
            <text:p>-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-0.097" calcext:value-type="float">
            <text:p>-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321" table:formula="of:=+[.Q106]-[.N106]" office:value-type="float" office:value="0" calcext:value-type="float">
            <text:p>0.000000</text:p>
          </table:table-cell>
          <table:table-cell table:style-name="ce321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 table:style-name="ce153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06]+[.N107]" office:value-type="float" office:value="-0.750418" calcext:value-type="float">
            <text:p>-0.750418</text:p>
          </table:table-cell>
          <table:table-cell table:style-name="ce202" table:formula="of:=+[.E106]-[.M107]" office:value-type="float" office:value="-0.018705" calcext:value-type="float">
            <text:p>-0.018705</text:p>
          </table:table-cell>
          <table:table-cell table:style-name="ce213" table:formula="of:=+[.F106]+[.O107]" office:value-type="float" office:value="1.530361" calcext:value-type="float">
            <text:p>1.530361</text:p>
          </table:table-cell>
          <table:table-cell table:style-name="ce189" table:formula="of:=+[.D107]+[.K107]" office:value-type="float" office:value="-0.782418" calcext:value-type="float">
            <text:p>-0.782418</text:p>
          </table:table-cell>
          <table:table-cell table:style-name="ce202" table:formula="of:=+[.E107]-[.J107]" office:value-type="float" office:value="-0.032705" calcext:value-type="float">
            <text:p>-0.032705</text:p>
          </table:table-cell>
          <table:table-cell table:style-name="ce213" table:formula="of:=+[.F107]+[.L107]" office:value-type="float" office:value="1.524361" calcext:value-type="float">
            <text:p>1.524361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321" table:formula="of:=+[.Q107]-[.N107]" office:value-type="float" office:value="0" calcext:value-type="float">
            <text:p>0.000000</text:p>
          </table:table-cell>
          <table:table-cell table:style-name="ce321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Index3Right</text:p>
          </table:table-cell>
          <table:table-cell table:style-name="ce153" office:value-type="string" calcext:value-type="string">
            <text:p>mHandIndex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07]+[.N108]" office:value-type="float" office:value="-0.782418" calcext:value-type="float">
            <text:p>-0.782418</text:p>
          </table:table-cell>
          <table:table-cell table:style-name="ce202" table:formula="of:=+[.E107]-[.M108]" office:value-type="float" office:value="-0.032705" calcext:value-type="float">
            <text:p>-0.032705</text:p>
          </table:table-cell>
          <table:table-cell table:style-name="ce213" table:formula="of:=+[.F107]+[.O108]" office:value-type="float" office:value="1.524361" calcext:value-type="float">
            <text:p>1.524361</text:p>
          </table:table-cell>
          <table:table-cell table:style-name="ce189" table:formula="of:=+[.D108]+[.K108]" office:value-type="float" office:value="-0.807418" calcext:value-type="float">
            <text:p>-0.807418</text:p>
          </table:table-cell>
          <table:table-cell table:style-name="ce202" table:formula="of:=+[.E108]-[.J108]" office:value-type="float" office:value="-0.043705" calcext:value-type="float">
            <text:p>-0.043705</text:p>
          </table:table-cell>
          <table:table-cell table:style-name="ce213" table:formula="of:=+[.F108]+[.L108]" office:value-type="float" office:value="1.520361" calcext:value-type="float">
            <text:p>1.520361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321" table:formula="of:=+[.Q108]-[.N108]" office:value-type="float" office:value="0" calcext:value-type="float">
            <text:p>0.000000</text:p>
          </table:table-cell>
          <table:table-cell table:style-name="ce321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01]+[.N109]" office:value-type="float" office:value="-0.716418" calcext:value-type="float">
            <text:p>-0.716418</text:p>
          </table:table-cell>
          <table:table-cell table:style-name="ce202" table:formula="of:=+[.E$101]-[.M109]" office:value-type="float" office:value="0.046295" calcext:value-type="float">
            <text:p>0.046295</text:p>
          </table:table-cell>
          <table:table-cell table:style-name="ce213" table:formula="of:=+[.F$101]+[.O109]" office:value-type="float" office:value="1.530361" calcext:value-type="float">
            <text:p>1.530361</text:p>
          </table:table-cell>
          <table:table-cell table:style-name="ce189" table:formula="of:=+[.D109]+[.K109]" office:value-type="float" office:value="-0.754418" calcext:value-type="float">
            <text:p>-0.754418</text:p>
          </table:table-cell>
          <table:table-cell table:style-name="ce202" table:formula="of:=+[.E109]-[.J109]" office:value-type="float" office:value="0.059295" calcext:value-type="float">
            <text:p>0.059295</text:p>
          </table:table-cell>
          <table:table-cell table:style-name="ce213" table:formula="of:=+[.F109]+[.L109]" office:value-type="float" office:value="1.522361" calcext:value-type="float">
            <text:p>1.522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321" table:formula="of:=+[.Q109]-[.N109]" office:value-type="float" office:value="0" calcext:value-type="float">
            <text:p>0.000000</text:p>
          </table:table-cell>
          <table:table-cell table:style-name="ce321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Ring2Right</text:p>
          </table:table-cell>
          <table:table-cell table:style-name="ce153" office:value-type="string" calcext:value-type="string">
            <text:p>mHandRing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09]+[.N110]" office:value-type="float" office:value="-0.754418" calcext:value-type="float">
            <text:p>-0.754418</text:p>
          </table:table-cell>
          <table:table-cell table:style-name="ce202" table:formula="of:=+[.E109]-[.M110]" office:value-type="float" office:value="0.059295" calcext:value-type="float">
            <text:p>0.059295</text:p>
          </table:table-cell>
          <table:table-cell table:style-name="ce213" table:formula="of:=+[.F109]+[.O110]" office:value-type="float" office:value="1.522361" calcext:value-type="float">
            <text:p>1.522361</text:p>
          </table:table-cell>
          <table:table-cell table:style-name="ce189" table:formula="of:=+[.D110]+[.K110]" office:value-type="float" office:value="-0.794418" calcext:value-type="float">
            <text:p>-0.794418</text:p>
          </table:table-cell>
          <table:table-cell table:style-name="ce202" table:formula="of:=+[.E110]-[.J110]" office:value-type="float" office:value="0.072295" calcext:value-type="float">
            <text:p>0.072295</text:p>
          </table:table-cell>
          <table:table-cell table:style-name="ce213" table:formula="of:=+[.F110]+[.L110]" office:value-type="float" office:value="1.513361" calcext:value-type="float">
            <text:p>1.513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38" calcext:value-type="float">
            <text:p>-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38" calcext:value-type="float">
            <text:p>-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321" table:formula="of:=+[.Q110]-[.N110]" office:value-type="float" office:value="0" calcext:value-type="float">
            <text:p>0.000000</text:p>
          </table:table-cell>
          <table:table-cell table:style-name="ce321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 table:style-name="ce153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10]+[.N111]" office:value-type="float" office:value="-0.794418" calcext:value-type="float">
            <text:p>-0.794418</text:p>
          </table:table-cell>
          <table:table-cell table:style-name="ce202" table:formula="of:=+[.E110]-[.M111]" office:value-type="float" office:value="0.072295" calcext:value-type="float">
            <text:p>0.072295</text:p>
          </table:table-cell>
          <table:table-cell table:style-name="ce213" table:formula="of:=+[.F110]+[.O111]" office:value-type="float" office:value="1.513361" calcext:value-type="float">
            <text:p>1.513361</text:p>
          </table:table-cell>
          <table:table-cell table:style-name="ce189" table:formula="of:=+[.D111]+[.K111]" office:value-type="float" office:value="-0.822418" calcext:value-type="float">
            <text:p>-0.822418</text:p>
          </table:table-cell>
          <table:table-cell table:style-name="ce202" table:formula="of:=+[.E111]-[.J111]" office:value-type="float" office:value="0.082295" calcext:value-type="float">
            <text:p>0.082295</text:p>
          </table:table-cell>
          <table:table-cell table:style-name="ce213" table:formula="of:=+[.F111]+[.L111]" office:value-type="float" office:value="1.507361" calcext:value-type="float">
            <text:p>1.507361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321" table:formula="of:=+[.Q111]-[.N111]" office:value-type="float" office:value="0" calcext:value-type="float">
            <text:p>0.000000</text:p>
          </table:table-cell>
          <table:table-cell table:style-name="ce321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Pinky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01]+[.N112]" office:value-type="float" office:value="-0.712418" calcext:value-type="float">
            <text:p>-0.712418</text:p>
          </table:table-cell>
          <table:table-cell table:style-name="ce202" table:formula="of:=+[.E$101]-[.M112]" office:value-type="float" office:value="0.067295" calcext:value-type="float">
            <text:p>0.067295</text:p>
          </table:table-cell>
          <table:table-cell table:style-name="ce213" table:formula="of:=+[.F$101]+[.O112]" office:value-type="float" office:value="1.524361" calcext:value-type="float">
            <text:p>1.524361</text:p>
          </table:table-cell>
          <table:table-cell table:style-name="ce189" table:formula="of:=+[.D112]+[.K112]" office:value-type="float" office:value="-0.737418" calcext:value-type="float">
            <text:p>-0.737418</text:p>
          </table:table-cell>
          <table:table-cell table:style-name="ce202" table:formula="of:=+[.E112]-[.J112]" office:value-type="float" office:value="0.091295" calcext:value-type="float">
            <text:p>0.091295</text:p>
          </table:table-cell>
          <table:table-cell table:style-name="ce213" table:formula="of:=+[.F112]+[.L112]" office:value-type="float" office:value="1.518361" calcext:value-type="float">
            <text:p>1.518361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-0.095" calcext:value-type="float">
            <text:p>-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-0.095" calcext:value-type="float">
            <text:p>-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321" table:formula="of:=+[.Q112]-[.N112]" office:value-type="float" office:value="0" calcext:value-type="float">
            <text:p>0.000000</text:p>
          </table:table-cell>
          <table:table-cell table:style-name="ce321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 table:style-name="ce153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12]+[.N113]" office:value-type="float" office:value="-0.737418" calcext:value-type="float">
            <text:p>-0.737418</text:p>
          </table:table-cell>
          <table:table-cell table:style-name="ce202" table:formula="of:=+[.E112]-[.M113]" office:value-type="float" office:value="0.091295" calcext:value-type="float">
            <text:p>0.091295</text:p>
          </table:table-cell>
          <table:table-cell table:style-name="ce213" table:formula="of:=+[.F112]+[.O113]" office:value-type="float" office:value="1.518361" calcext:value-type="float">
            <text:p>1.518361</text:p>
          </table:table-cell>
          <table:table-cell table:style-name="ce189" table:formula="of:=+[.D113]+[.K113]" office:value-type="float" office:value="-0.755418" calcext:value-type="float">
            <text:p>-0.755418</text:p>
          </table:table-cell>
          <table:table-cell table:style-name="ce202" table:formula="of:=+[.E113]-[.J113]" office:value-type="float" office:value="0.106295" calcext:value-type="float">
            <text:p>0.106295</text:p>
          </table:table-cell>
          <table:table-cell table:style-name="ce213" table:formula="of:=+[.F113]+[.L113]" office:value-type="float" office:value="1.514361" calcext:value-type="float">
            <text:p>1.514361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321" table:formula="of:=+[.Q113]-[.N113]" office:value-type="float" office:value="0" calcext:value-type="float">
            <text:p>0.000000</text:p>
          </table:table-cell>
          <table:table-cell table:style-name="ce321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Pinky3Right</text:p>
          </table:table-cell>
          <table:table-cell table:style-name="ce153" office:value-type="string" calcext:value-type="string">
            <text:p>mHandPinky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13]+[.N114]" office:value-type="float" office:value="-0.755418" calcext:value-type="float">
            <text:p>-0.755418</text:p>
          </table:table-cell>
          <table:table-cell table:style-name="ce202" table:formula="of:=+[.E113]-[.M114]" office:value-type="float" office:value="0.106295" calcext:value-type="float">
            <text:p>0.106295</text:p>
          </table:table-cell>
          <table:table-cell table:style-name="ce213" table:formula="of:=+[.F113]+[.O114]" office:value-type="float" office:value="1.514361" calcext:value-type="float">
            <text:p>1.514361</text:p>
          </table:table-cell>
          <table:table-cell table:style-name="ce189" table:formula="of:=+[.D114]+[.K114]" office:value-type="float" office:value="-0.771418" calcext:value-type="float">
            <text:p>-0.771418</text:p>
          </table:table-cell>
          <table:table-cell table:style-name="ce202" table:formula="of:=+[.E114]-[.J114]" office:value-type="float" office:value="0.119295" calcext:value-type="float">
            <text:p>0.119295</text:p>
          </table:table-cell>
          <table:table-cell table:style-name="ce213" table:formula="of:=+[.F114]+[.L114]" office:value-type="float" office:value="1.510361" calcext:value-type="float">
            <text:p>1.510361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16" calcext:value-type="float">
            <text:p>-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-0.018" calcext:value-type="float">
            <text:p>-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-0.018" calcext:value-type="float">
            <text:p>-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321" table:formula="of:=+[.Q114]-[.N114]" office:value-type="float" office:value="0" calcext:value-type="float">
            <text:p>0.000000</text:p>
          </table:table-cell>
          <table:table-cell table:style-name="ce321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 table:style-name="ce148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01]+[.N115]" office:value-type="float" office:value="-0.643418" calcext:value-type="float">
            <text:p>-0.643418</text:p>
          </table:table-cell>
          <table:table-cell table:style-name="ce202" table:formula="of:=+[.E$101]-[.M115]" office:value-type="float" office:value="0.00529499999999999" calcext:value-type="float">
            <text:p>0.005295</text:p>
          </table:table-cell>
          <table:table-cell table:style-name="ce213" table:formula="of:=+[.F$101]+[.O115]" office:value-type="float" office:value="1.525361" calcext:value-type="float">
            <text:p>1.525361</text:p>
          </table:table-cell>
          <table:table-cell table:style-name="ce189" table:formula="of:=+[.D115]+[.K115]" office:value-type="float" office:value="-0.675418" calcext:value-type="float">
            <text:p>-0.675418</text:p>
          </table:table-cell>
          <table:table-cell table:style-name="ce202" table:formula="of:=+[.E115]-[.J115]" office:value-type="float" office:value="-0.022705" calcext:value-type="float">
            <text:p>-0.022705</text:p>
          </table:table-cell>
          <table:table-cell table:style-name="ce213" table:formula="of:=+[.F115]+[.L115]" office:value-type="float" office:value="1.525361" calcext:value-type="float">
            <text:p>1.525361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321" table:formula="of:=+[.Q115]-[.N115]" office:value-type="float" office:value="0" calcext:value-type="float">
            <text:p>0.000000</text:p>
          </table:table-cell>
          <table:table-cell table:style-name="ce321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Thumb2Right</text:p>
          </table:table-cell>
          <table:table-cell table:style-name="ce153" office:value-type="string" calcext:value-type="string">
            <text:p>mHandThumb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15]+[.N116]" office:value-type="float" office:value="-0.675418" calcext:value-type="float">
            <text:p>-0.675418</text:p>
          </table:table-cell>
          <table:table-cell table:style-name="ce202" table:formula="of:=+[.E115]-[.M116]" office:value-type="float" office:value="-0.022705" calcext:value-type="float">
            <text:p>-0.022705</text:p>
          </table:table-cell>
          <table:table-cell table:style-name="ce213" table:formula="of:=+[.F115]+[.O116]" office:value-type="float" office:value="1.524361" calcext:value-type="float">
            <text:p>1.524361</text:p>
          </table:table-cell>
          <table:table-cell table:style-name="ce189" table:formula="of:=+[.D116]+[.K116]" office:value-type="float" office:value="-0.706418" calcext:value-type="float">
            <text:p>-0.706418</text:p>
          </table:table-cell>
          <table:table-cell table:style-name="ce202" table:formula="of:=+[.E116]-[.J116]" office:value-type="float" office:value="-0.045705" calcext:value-type="float">
            <text:p>-0.045705</text:p>
          </table:table-cell>
          <table:table-cell table:style-name="ce213" table:formula="of:=+[.F116]+[.L116]" office:value-type="float" office:value="1.524361" calcext:value-type="float">
            <text:p>1.524361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-0.031" calcext:value-type="float">
            <text:p>-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-0.032" calcext:value-type="float">
            <text:p>-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-0.032" calcext:value-type="float">
            <text:p>-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321" table:formula="of:=+[.Q116]-[.N116]" office:value-type="float" office:value="0" calcext:value-type="float">
            <text:p>0.000000</text:p>
          </table:table-cell>
          <table:table-cell table:style-name="ce321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 table:style-name="ce153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16]+[.N117]" office:value-type="float" office:value="-0.706418" calcext:value-type="float">
            <text:p>-0.706418</text:p>
          </table:table-cell>
          <table:table-cell table:style-name="ce202" table:formula="of:=+[.E116]-[.M117]" office:value-type="float" office:value="-0.045705" calcext:value-type="float">
            <text:p>-0.045705</text:p>
          </table:table-cell>
          <table:table-cell table:style-name="ce213" table:formula="of:=+[.F116]+[.O117]" office:value-type="float" office:value="1.523361" calcext:value-type="float">
            <text:p>1.523361</text:p>
          </table:table-cell>
          <table:table-cell table:style-name="ce189" table:formula="of:=+[.D117]+[.K117]" office:value-type="float" office:value="-0.731418" calcext:value-type="float">
            <text:p>-0.731418</text:p>
          </table:table-cell>
          <table:table-cell table:style-name="ce202" table:formula="of:=+[.E117]-[.J117]" office:value-type="float" office:value="-0.060705" calcext:value-type="float">
            <text:p>-0.060705</text:p>
          </table:table-cell>
          <table:table-cell table:style-name="ce213" table:formula="of:=+[.F117]+[.L117]" office:value-type="float" office:value="1.523361" calcext:value-type="float">
            <text:p>1.523361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321" table:formula="of:=+[.Q117]-[.N117]" office:value-type="float" office:value="0" calcext:value-type="float">
            <text:p>0.000000</text:p>
          </table:table-cell>
          <table:table-cell table:style-name="ce321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sRoot</text:p>
          </table:table-cell>
          <table:table-cell table:style-name="ce159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4]+[.N118]" office:value-type="float" office:value="0" calcext:value-type="float">
            <text:p>0.000000</text:p>
          </table:table-cell>
          <table:table-cell table:style-name="ce202" table:formula="of:=+[.E$14]-[.M118]" office:value-type="float" office:value="0.029368" calcext:value-type="float">
            <text:p>0.029368</text:p>
          </table:table-cell>
          <table:table-cell table:style-name="ce213" table:formula="of:=+[.F$14]+[.O118]" office:value-type="float" office:value="1.355965" calcext:value-type="float">
            <text:p>1.355965</text:p>
          </table:table-cell>
          <table:table-cell table:style-name="ce189" table:formula="of:=+[.D118]+[.K118]" office:value-type="float" office:value="0" calcext:value-type="float">
            <text:p>0.000000</text:p>
          </table:table-cell>
          <table:table-cell table:style-name="ce202" table:formula="of:=+[.E118]-[.J118]" office:value-type="float" office:value="0.090368" calcext:value-type="float">
            <text:p>0.090368</text:p>
          </table:table-cell>
          <table:table-cell table:style-name="ce213" table:formula="of:=+[.F118]+[.L118]" office:value-type="float" office:value="1.355965" calcext:value-type="float">
            <text:p>1.355965</text:p>
          </table:table-cell>
          <table:table-cell table:style-name="ce146" office:value-type="float" office:value="-0.061" calcext:value-type="float">
            <text:p>-0.06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14" calcext:value-type="float">
            <text:p>-0.01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14" calcext:value-type="float">
            <text:p>-0.01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321" table:formula="of:=+[.Q118]-[.N118]" office:value-type="float" office:value="0" calcext:value-type="float">
            <text:p>0.000000</text:p>
          </table:table-cell>
          <table:table-cell table:style-name="ce321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18]+[.N119]" office:value-type="float" office:value="0.105" calcext:value-type="float">
            <text:p>0.105000</text:p>
          </table:table-cell>
          <table:table-cell table:style-name="ce202" table:formula="of:=+[.E$118]-[.M119]" office:value-type="float" office:value="0.128368" calcext:value-type="float">
            <text:p>0.128368</text:p>
          </table:table-cell>
          <table:table-cell table:style-name="ce213" table:formula="of:=+[.F$118]+[.O119]" office:value-type="float" office:value="1.536965" calcext:value-type="float">
            <text:p>1.536965</text:p>
          </table:table-cell>
          <table:table-cell table:style-name="ce189" table:formula="of:=+[.D119]+[.K119]" office:value-type="float" office:value="0.274" calcext:value-type="float">
            <text:p>0.274000</text:p>
          </table:table-cell>
          <table:table-cell table:style-name="ce202" table:formula="of:=+[.E119]-[.J119]" office:value-type="float" office:value="0.296368" calcext:value-type="float">
            <text:p>0.296368</text:p>
          </table:table-cell>
          <table:table-cell table:style-name="ce213" table:formula="of:=+[.F119]+[.L119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321" table:formula="of:=+[.Q119]-[.N119]" office:value-type="float" office:value="0" calcext:value-type="float">
            <text:p>0.000000</text:p>
          </table:table-cell>
          <table:table-cell table:style-name="ce321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2Left</text:p>
          </table:table-cell>
          <table:table-cell table:style-name="ce153" office:value-type="string" calcext:value-type="string">
            <text:p>mWing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19]+[.N120]" office:value-type="float" office:value="0.274" calcext:value-type="float">
            <text:p>0.274000</text:p>
          </table:table-cell>
          <table:table-cell table:style-name="ce202" table:formula="of:=+[.E119]-[.M120]" office:value-type="float" office:value="0.296368" calcext:value-type="float">
            <text:p>0.296368</text:p>
          </table:table-cell>
          <table:table-cell table:style-name="ce213" table:formula="of:=+[.F119]+[.O120]" office:value-type="float" office:value="1.603965" calcext:value-type="float">
            <text:p>1.603965</text:p>
          </table:table-cell>
          <table:table-cell table:style-name="ce189" table:formula="of:=+[.D120]+[.K120]" office:value-type="float" office:value="0.457" calcext:value-type="float">
            <text:p>0.457000</text:p>
          </table:table-cell>
          <table:table-cell table:style-name="ce202" table:formula="of:=+[.E120]-[.J120]" office:value-type="float" office:value="0.477368" calcext:value-type="float">
            <text:p>0.477368</text:p>
          </table:table-cell>
          <table:table-cell table:style-name="ce213" table:formula="of:=+[.F120]+[.L120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0.183" calcext:value-type="float">
            <text:p>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.169" calcext:value-type="float">
            <text:p>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.169" calcext:value-type="float">
            <text:p>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321" table:formula="of:=+[.Q120]-[.N120]" office:value-type="float" office:value="0" calcext:value-type="float">
            <text:p>0.000000</text:p>
          </table:table-cell>
          <table:table-cell table:style-name="ce321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 table:style-name="ce153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20]+[.N121]" office:value-type="float" office:value="0.457" calcext:value-type="float">
            <text:p>0.457000</text:p>
          </table:table-cell>
          <table:table-cell table:style-name="ce202" table:formula="of:=+[.E120]-[.M121]" office:value-type="float" office:value="0.477368" calcext:value-type="float">
            <text:p>0.477368</text:p>
          </table:table-cell>
          <table:table-cell table:style-name="ce213" table:formula="of:=+[.F120]+[.O121]" office:value-type="float" office:value="1.603965" calcext:value-type="float">
            <text:p>1.603965</text:p>
          </table:table-cell>
          <table:table-cell table:style-name="ce189" table:formula="of:=+[.D121]+[.K121]" office:value-type="float" office:value="0.63" calcext:value-type="float">
            <text:p>0.630000</text:p>
          </table:table-cell>
          <table:table-cell table:style-name="ce202" table:formula="of:=+[.E121]-[.J121]" office:value-type="float" office:value="0.648368" calcext:value-type="float">
            <text:p>0.648368</text:p>
          </table:table-cell>
          <table:table-cell table:style-name="ce213" table:formula="of:=+[.F121]+[.L121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321" table:formula="of:=+[.Q121]-[.N121]" office:value-type="float" office:value="0" calcext:value-type="float">
            <text:p>0.000000</text:p>
          </table:table-cell>
          <table:table-cell table:style-name="ce321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4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21]+[.N122]" office:value-type="float" office:value="0.63" calcext:value-type="float">
            <text:p>0.630000</text:p>
          </table:table-cell>
          <table:table-cell table:style-name="ce202" table:formula="of:=+[.E$121]-[.M122]" office:value-type="float" office:value="0.648368" calcext:value-type="float">
            <text:p>0.648368</text:p>
          </table:table-cell>
          <table:table-cell table:style-name="ce213" table:formula="of:=+[.F$121]+[.O122]" office:value-type="float" office:value="1.603965" calcext:value-type="float">
            <text:p>1.603965</text:p>
          </table:table-cell>
          <table:table-cell table:style-name="ce189" table:formula="of:=+[.D122]+[.K122]" office:value-type="float" office:value="0.762" calcext:value-type="float">
            <text:p>0.762000</text:p>
          </table:table-cell>
          <table:table-cell table:style-name="ce202" table:formula="of:=+[.E122]-[.J122]" office:value-type="float" office:value="0.794368" calcext:value-type="float">
            <text:p>0.794368</text:p>
          </table:table-cell>
          <table:table-cell table:style-name="ce213" table:formula="of:=+[.F122]+[.L122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0.132" calcext:value-type="float">
            <text:p>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321" table:formula="of:=+[.Q122]-[.N122]" office:value-type="float" office:value="0" calcext:value-type="float">
            <text:p>0.000000</text:p>
          </table:table-cell>
          <table:table-cell table:style-name="ce321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 table:style-name="ce153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21]+[.N123]" office:value-type="float" office:value="0.63" calcext:value-type="float">
            <text:p>0.630000</text:p>
          </table:table-cell>
          <table:table-cell table:style-name="ce202" table:formula="of:=+[.E$121]-[.M123]" office:value-type="float" office:value="0.648368" calcext:value-type="float">
            <text:p>0.648368</text:p>
          </table:table-cell>
          <table:table-cell table:style-name="ce213" table:formula="of:=+[.F$121]+[.O123]" office:value-type="float" office:value="1.603965" calcext:value-type="float">
            <text:p>1.603965</text:p>
          </table:table-cell>
          <table:table-cell table:style-name="ce189" table:formula="of:=+[.D123]+[.K123]" office:value-type="float" office:value="0.692" calcext:value-type="float">
            <text:p>0.692000</text:p>
          </table:table-cell>
          <table:table-cell table:style-name="ce202" table:formula="of:=+[.E123]-[.J123]" office:value-type="float" office:value="0.716368" calcext:value-type="float">
            <text:p>0.716368</text:p>
          </table:table-cell>
          <table:table-cell table:style-name="ce213" table:formula="of:=+[.F123]+[.L123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321" table:formula="of:=+[.Q123]-[.N123]" office:value-type="float" office:value="0" calcext:value-type="float">
            <text:p>0.000000</text:p>
          </table:table-cell>
          <table:table-cell table:style-name="ce321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1Right</text:p>
          </table:table-cell>
          <table:table-cell table:style-name="ce162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18]+[.N124]" office:value-type="float" office:value="-0.105" calcext:value-type="float">
            <text:p>-0.105000</text:p>
          </table:table-cell>
          <table:table-cell table:style-name="ce202" table:formula="of:=+[.E$118]-[.M124]" office:value-type="float" office:value="0.128368" calcext:value-type="float">
            <text:p>0.128368</text:p>
          </table:table-cell>
          <table:table-cell table:style-name="ce213" table:formula="of:=+[.F$118]+[.O124]" office:value-type="float" office:value="1.536965" calcext:value-type="float">
            <text:p>1.536965</text:p>
          </table:table-cell>
          <table:table-cell table:style-name="ce189" table:formula="of:=+[.D124]+[.K124]" office:value-type="float" office:value="-0.274" calcext:value-type="float">
            <text:p>-0.274000</text:p>
          </table:table-cell>
          <table:table-cell table:style-name="ce202" table:formula="of:=+[.E124]-[.J124]" office:value-type="float" office:value="0.296368" calcext:value-type="float">
            <text:p>0.296368</text:p>
          </table:table-cell>
          <table:table-cell table:style-name="ce213" table:formula="of:=+[.F124]+[.L124]" office:value-type="float" office:value="1.603965" calcext:value-type="float">
            <text:p>1.60396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-0.169" calcext:value-type="float">
            <text:p>-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-0.105" calcext:value-type="float">
            <text:p>-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-0.105" calcext:value-type="float">
            <text:p>-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321" table:formula="of:=+[.Q124]-[.N124]" office:value-type="float" office:value="0" calcext:value-type="float">
            <text:p>0.000000</text:p>
          </table:table-cell>
          <table:table-cell table:style-name="ce321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 table:style-name="ce153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24]+[.N125]" office:value-type="float" office:value="-0.274" calcext:value-type="float">
            <text:p>-0.274000</text:p>
          </table:table-cell>
          <table:table-cell table:style-name="ce202" table:formula="of:=+[.E124]-[.M125]" office:value-type="float" office:value="0.296368" calcext:value-type="float">
            <text:p>0.296368</text:p>
          </table:table-cell>
          <table:table-cell table:style-name="ce213" table:formula="of:=+[.F124]+[.O125]" office:value-type="float" office:value="1.603965" calcext:value-type="float">
            <text:p>1.603965</text:p>
          </table:table-cell>
          <table:table-cell table:style-name="ce189" table:formula="of:=+[.D125]+[.K125]" office:value-type="float" office:value="-0.457" calcext:value-type="float">
            <text:p>-0.457000</text:p>
          </table:table-cell>
          <table:table-cell table:style-name="ce202" table:formula="of:=+[.E125]-[.J125]" office:value-type="float" office:value="0.477368" calcext:value-type="float">
            <text:p>0.477368</text:p>
          </table:table-cell>
          <table:table-cell table:style-name="ce213" table:formula="of:=+[.F125]+[.L125]" office:value-type="float" office:value="1.603965" calcext:value-type="float">
            <text:p>1.603965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321" table:formula="of:=+[.Q125]-[.N125]" office:value-type="float" office:value="0" calcext:value-type="float">
            <text:p>0.000000</text:p>
          </table:table-cell>
          <table:table-cell table:style-name="ce321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3Right</text:p>
          </table:table-cell>
          <table:table-cell table:style-name="ce153" office:value-type="string" calcext:value-type="string">
            <text:p>mWing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25]+[.N126]" office:value-type="float" office:value="-0.457" calcext:value-type="float">
            <text:p>-0.457000</text:p>
          </table:table-cell>
          <table:table-cell table:style-name="ce202" table:formula="of:=+[.E125]-[.M126]" office:value-type="float" office:value="0.477368" calcext:value-type="float">
            <text:p>0.477368</text:p>
          </table:table-cell>
          <table:table-cell table:style-name="ce213" table:formula="of:=+[.F125]+[.O126]" office:value-type="float" office:value="1.603965" calcext:value-type="float">
            <text:p>1.603965</text:p>
          </table:table-cell>
          <table:table-cell table:style-name="ce189" table:formula="of:=+[.D126]+[.K126]" office:value-type="float" office:value="-0.63" calcext:value-type="float">
            <text:p>-0.630000</text:p>
          </table:table-cell>
          <table:table-cell table:style-name="ce202" table:formula="of:=+[.E126]-[.J126]" office:value-type="float" office:value="0.648368" calcext:value-type="float">
            <text:p>0.648368</text:p>
          </table:table-cell>
          <table:table-cell table:style-name="ce213" table:formula="of:=+[.F126]+[.L126]" office:value-type="float" office:value="1.603965" calcext:value-type="float">
            <text:p>1.603965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-0.173" calcext:value-type="float">
            <text:p>-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-0.183" calcext:value-type="float">
            <text:p>-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-0.183" calcext:value-type="float">
            <text:p>-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321" table:formula="of:=+[.Q126]-[.N126]" office:value-type="float" office:value="0" calcext:value-type="float">
            <text:p>0.000000</text:p>
          </table:table-cell>
          <table:table-cell table:style-name="ce321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26]+[.N127]" office:value-type="float" office:value="-0.63" calcext:value-type="float">
            <text:p>-0.630000</text:p>
          </table:table-cell>
          <table:table-cell table:style-name="ce202" table:formula="of:=+[.E$126]-[.M127]" office:value-type="float" office:value="0.648368" calcext:value-type="float">
            <text:p>0.648368</text:p>
          </table:table-cell>
          <table:table-cell table:style-name="ce213" table:formula="of:=+[.F$126]+[.O127]" office:value-type="float" office:value="1.603965" calcext:value-type="float">
            <text:p>1.603965</text:p>
          </table:table-cell>
          <table:table-cell table:style-name="ce189" table:formula="of:=+[.D127]+[.K127]" office:value-type="float" office:value="-0.762" calcext:value-type="float">
            <text:p>-0.762000</text:p>
          </table:table-cell>
          <table:table-cell table:style-name="ce202" table:formula="of:=+[.E127]-[.J127]" office:value-type="float" office:value="0.794368" calcext:value-type="float">
            <text:p>0.794368</text:p>
          </table:table-cell>
          <table:table-cell table:style-name="ce213" table:formula="of:=+[.F127]+[.L127]" office:value-type="float" office:value="1.603965" calcext:value-type="float">
            <text:p>1.603965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321" table:formula="of:=+[.Q127]-[.N127]" office:value-type="float" office:value="0" calcext:value-type="float">
            <text:p>0.000000</text:p>
          </table:table-cell>
          <table:table-cell table:style-name="ce321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Wing4FanRight</text:p>
          </table:table-cell>
          <table:table-cell table:style-name="ce153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26]+[.N128]" office:value-type="float" office:value="-0.63" calcext:value-type="float">
            <text:p>-0.630000</text:p>
          </table:table-cell>
          <table:table-cell table:style-name="ce202" table:formula="of:=+[.E$126]-[.M128]" office:value-type="float" office:value="0.648368" calcext:value-type="float">
            <text:p>0.648368</text:p>
          </table:table-cell>
          <table:table-cell table:style-name="ce213" table:formula="of:=+[.F$126]+[.O128]" office:value-type="float" office:value="1.603965" calcext:value-type="float">
            <text:p>1.603965</text:p>
          </table:table-cell>
          <table:table-cell table:style-name="ce189" table:formula="of:=+[.D128]+[.K128]" office:value-type="float" office:value="-0.692" calcext:value-type="float">
            <text:p>-0.692000</text:p>
          </table:table-cell>
          <table:table-cell table:style-name="ce202" table:formula="of:=+[.E128]-[.J128]" office:value-type="float" office:value="0.716368" calcext:value-type="float">
            <text:p>0.716368</text:p>
          </table:table-cell>
          <table:table-cell table:style-name="ce213" table:formula="of:=+[.F128]+[.L128]" office:value-type="float" office:value="1.444965" calcext:value-type="float">
            <text:p>1.44496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-0.062" calcext:value-type="float">
            <text:p>-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321" table:formula="of:=+[.Q128]-[.N128]" office:value-type="float" office:value="0" calcext:value-type="float">
            <text:p>0.000000</text:p>
          </table:table-cell>
          <table:table-cell table:style-name="ce321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]+[.N129]" office:value-type="float" office:value="-0.128806" calcext:value-type="float">
            <text:p>-0.128806</text:p>
          </table:table-cell>
          <table:table-cell table:style-name="ce202" table:formula="of:=+[.E$2]-[.M129]" office:value-type="float" office:value="-0.03362" calcext:value-type="float">
            <text:p>-0.033620</text:p>
          </table:table-cell>
          <table:table-cell table:style-name="ce213" table:formula="of:=+[.F$2]+[.O129]" office:value-type="float" office:value="1.025929" calcext:value-type="float">
            <text:p>1.025929</text:p>
          </table:table-cell>
          <table:table-cell table:style-name="ce189" table:formula="of:=+[.D129]+[.K129]" office:value-type="float" office:value="-0.079806" calcext:value-type="float">
            <text:p>-0.079806</text:p>
          </table:table-cell>
          <table:table-cell table:style-name="ce202" table:formula="of:=+[.E129]-[.J129]" office:value-type="float" office:value="-0.03262" calcext:value-type="float">
            <text:p>-0.032620</text:p>
          </table:table-cell>
          <table:table-cell table:style-name="ce213" table:formula="of:=+[.F129]+[.L129]" office:value-type="float" office:value="0.534929" calcext:value-type="float">
            <text:p>0.534929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62" calcext:value-type="float">
            <text:p>0.033620</text:p>
          </table:table-cell>
          <table:table-cell table:style-name="ce406" office:value-type="float" office:value="-0.128806" calcext:value-type="float">
            <text:p>-0.128806</text:p>
          </table:table-cell>
          <table:table-cell table:style-name="ce414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3" table:formula="of:=+[.P129]-[.M129]" office:value-type="float" office:value="0.000379999999999998" calcext:value-type="float">
            <text:p>0.000380</text:p>
          </table:table-cell>
          <table:table-cell table:style-name="ce323" table:formula="of:=+[.Q129]-[.N129]" office:value-type="float" office:value="-0.000194" calcext:value-type="float">
            <text:p>-0.000194</text:p>
          </table:table-cell>
          <table:table-cell table:style-name="ce323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UPPER_LEG</text:p>
          </table:table-cell>
          <table:table-cell table:style-name="ce1" office:value-type="string" calcext:value-type="string">
            <text:p>mHip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29]+[.Q130]" office:value-type="float" office:value="-0.078806" calcext:value-type="float">
            <text:p>-0.078806</text:p>
          </table:table-cell>
          <table:table-cell table:style-name="ce203" table:formula="of:=+[.E129]-[.P130]" office:value-type="float" office:value="-0.01362" calcext:value-type="float">
            <text:p>-0.013620</text:p>
          </table:table-cell>
          <table:table-cell table:style-name="ce218" table:formula="of:=+[.F129]+[.R130]" office:value-type="float" office:value="0.805929" calcext:value-type="float">
            <text:p>0.805929</text:p>
          </table:table-cell>
          <table:table-cell table:style-name="ce190" table:formula="of:=+[.D130]+[.K130]" office:value-type="float" office:value="-0.078806" calcext:value-type="float">
            <text:p>-0.078806</text:p>
          </table:table-cell>
          <table:table-cell table:style-name="ce203" table:formula="of:=+[.E130]-[.J130]" office:value-type="float" office:value="-0.01362" calcext:value-type="float">
            <text:p>-0.013620</text:p>
          </table:table-cell>
          <table:table-cell table:style-name="ce218" table:formula="of:=+[.F130]+[.L130]" office:value-type="float" office:value="0.605929" calcext:value-type="float">
            <text:p>0.60592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 table:style-name="ce153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29]+[.N131]" office:value-type="float" office:value="-0.080171" calcext:value-type="float">
            <text:p>-0.080171</text:p>
          </table:table-cell>
          <table:table-cell table:style-name="ce202" table:formula="of:=+[.E129]-[.M131]" office:value-type="float" office:value="-0.03284" calcext:value-type="float">
            <text:p>-0.032840</text:p>
          </table:table-cell>
          <table:table-cell table:style-name="ce213" table:formula="of:=+[.F129]+[.O131]" office:value-type="float" office:value="0.535007" calcext:value-type="float">
            <text:p>0.535007</text:p>
          </table:table-cell>
          <table:table-cell table:style-name="ce189" table:formula="of:=+[.D131]+[.K131]" office:value-type="float" office:value="-0.080171" calcext:value-type="float">
            <text:p>-0.080171</text:p>
          </table:table-cell>
          <table:table-cell table:style-name="ce202" table:formula="of:=+[.E131]-[.J131]" office:value-type="float" office:value="-0.00384" calcext:value-type="float">
            <text:p>-0.003840</text:p>
          </table:table-cell>
          <table:table-cell table:style-name="ce213" table:formula="of:=+[.F131]+[.L131]" office:value-type="float" office:value="0.0660070000000001" calcext:value-type="float">
            <text:p>0.066007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78" calcext:value-type="float">
            <text:p>-0.000780</text:p>
          </table:table-cell>
          <table:table-cell table:style-name="ce407" office:value-type="float" office:value="0.048635" calcext:value-type="float">
            <text:p>0.048635</text:p>
          </table:table-cell>
          <table:table-cell table:style-name="ce415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4" table:formula="of:=+[.P131]-[.M131]" office:value-type="float" office:value="-0.00022" calcext:value-type="float">
            <text:p>-0.000220</text:p>
          </table:table-cell>
          <table:table-cell table:style-name="ce324" table:formula="of:=+[.Q131]-[.N131]" office:value-type="float" office:value="0.000365000000000004" calcext:value-type="float">
            <text:p>0.000365</text:p>
          </table:table-cell>
          <table:table-cell table:style-name="ce324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LOWER_LEG</text:p>
          </table:table-cell>
          <table:table-cell table:style-name="ce1" office:value-type="string" calcext:value-type="string">
            <text:p>mKnee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31]+[.Q132]" office:value-type="float" office:value="-0.080171" calcext:value-type="float">
            <text:p>-0.080171</text:p>
          </table:table-cell>
          <table:table-cell table:style-name="ce203" table:formula="of:=+[.E131]-[.P132]" office:value-type="float" office:value="-0.01284" calcext:value-type="float">
            <text:p>-0.012840</text:p>
          </table:table-cell>
          <table:table-cell table:style-name="ce218" table:formula="of:=+[.F131]+[.R132]" office:value-type="float" office:value="0.335007" calcext:value-type="float">
            <text:p>0.335007</text:p>
          </table:table-cell>
          <table:table-cell table:style-name="ce190" table:formula="of:=+[.D132]+[.K132]" office:value-type="float" office:value="-0.080171" calcext:value-type="float">
            <text:p>-0.080171</text:p>
          </table:table-cell>
          <table:table-cell table:style-name="ce203" table:formula="of:=+[.E132]-[.J132]" office:value-type="float" office:value="-0.00284" calcext:value-type="float">
            <text:p>-0.002840</text:p>
          </table:table-cell>
          <table:table-cell table:style-name="ce218" table:formula="of:=+[.F132]+[.L132]" office:value-type="float" office:value="0.185007" calcext:value-type="float">
            <text:p>0.185007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 table:style-name="ce153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31]+[.N133]" office:value-type="float" office:value="-0.080171" calcext:value-type="float">
            <text:p>-0.080171</text:p>
          </table:table-cell>
          <table:table-cell table:style-name="ce202" table:formula="of:=+[.E131]-[.M133]" office:value-type="float" office:value="-0.003971" calcext:value-type="float">
            <text:p>-0.003971</text:p>
          </table:table-cell>
          <table:table-cell table:style-name="ce213" table:formula="of:=+[.F131]+[.O133]" office:value-type="float" office:value="0.0665130000000002" calcext:value-type="float">
            <text:p>0.066513</text:p>
          </table:table-cell>
          <table:table-cell table:style-name="ce189" table:formula="of:=+[.D133]+[.K133]" office:value-type="float" office:value="-0.080171" calcext:value-type="float">
            <text:p>-0.080171</text:p>
          </table:table-cell>
          <table:table-cell table:style-name="ce202" table:formula="of:=+[.E133]-[.J133]" office:value-type="float" office:value="-0.115971" calcext:value-type="float">
            <text:p>-0.115971</text:p>
          </table:table-cell>
          <table:table-cell table:style-name="ce213" table:formula="of:=+[.F133]+[.L133]" office:value-type="float" office:value="0.00551300000000016" calcext:value-type="float">
            <text:p>0.005513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69" calcext:value-type="float">
            <text:p>-0.028869</text:p>
          </table:table-cell>
          <table:table-cell table:style-name="ce398" office:value-type="float" office:value="0" calcext:value-type="float">
            <text:p>0.000000</text:p>
          </table:table-cell>
          <table:table-cell table:style-name="ce416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5" table:formula="of:=+[.P133]-[.M133]" office:value-type="float" office:value="-0.000131000000000003" calcext:value-type="float">
            <text:p>-0.000131</text:p>
          </table:table-cell>
          <table:table-cell table:style-name="ce325" table:formula="of:=+[.Q133]-[.N133]" office:value-type="float" office:value="0" calcext:value-type="float">
            <text:p>0.000000</text:p>
          </table:table-cell>
          <table:table-cell table:style-name="ce325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R_FOOT</text:p>
          </table:table-cell>
          <table:table-cell table:style-name="ce1" office:value-type="string" calcext:value-type="string">
            <text:p>mAnkleRigh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33]+[.Q134]" office:value-type="float" office:value="-0.080171" calcext:value-type="float">
            <text:p>-0.080171</text:p>
          </table:table-cell>
          <table:table-cell table:style-name="ce203" table:formula="of:=+[.E133]-[.P134]" office:value-type="float" office:value="-0.080971" calcext:value-type="float">
            <text:p>-0.080971</text:p>
          </table:table-cell>
          <table:table-cell table:style-name="ce218" table:formula="of:=+[.F133]+[.R134]" office:value-type="float" office:value="0.0255130000000002" calcext:value-type="float">
            <text:p>0.025513</text:p>
          </table:table-cell>
          <table:table-cell table:style-name="ce190" table:formula="of:=+[.D134]+[.K134]" office:value-type="float" office:value="-0.080171" calcext:value-type="float">
            <text:p>-0.080171</text:p>
          </table:table-cell>
          <table:table-cell table:style-name="ce203" table:formula="of:=+[.E134]-[.J134]" office:value-type="float" office:value="-0.169971" calcext:value-type="float">
            <text:p>-0.169971</text:p>
          </table:table-cell>
          <table:table-cell table:style-name="ce218" table:formula="of:=+[.F134]+[.L134]" office:value-type="float" office:value="-0.000486999999999849" calcext:value-type="float">
            <text:p>-0.000487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 table:style-name="ce153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33]+[.N135]" office:value-type="float" office:value="-0.080171" calcext:value-type="float">
            <text:p>-0.080171</text:p>
          </table:table-cell>
          <table:table-cell table:style-name="ce202" table:formula="of:=+[.E133]-[.M135]" office:value-type="float" office:value="-0.115927" calcext:value-type="float">
            <text:p>-0.115927</text:p>
          </table:table-cell>
          <table:table-cell table:style-name="ce213" table:formula="of:=+[.F133]+[.O135]" office:value-type="float" office:value="0.00587600000000016" calcext:value-type="float">
            <text:p>0.005876</text:p>
          </table:table-cell>
          <table:table-cell table:style-name="ce189" table:formula="of:=+[.D135]+[.K135]" office:value-type="float" office:value="-0.090171" calcext:value-type="float">
            <text:p>-0.090171</text:p>
          </table:table-cell>
          <table:table-cell table:style-name="ce202" table:formula="of:=+[.E135]-[.J135]" office:value-type="float" office:value="-0.220927" calcext:value-type="float">
            <text:p>-0.220927</text:p>
          </table:table-cell>
          <table:table-cell table:style-name="ce213" table:formula="of:=+[.F135]+[.L135]" office:value-type="float" office:value="0.00587600000000016" calcext:value-type="float">
            <text:p>0.00587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321" table:formula="of:=+[.Q135]-[.N135]" office:value-type="float" office:value="0" calcext:value-type="float">
            <text:p>0.000000</text:p>
          </table:table-cell>
          <table:table-cell table:style-name="ce345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oeRight</text:p>
          </table:table-cell>
          <table:table-cell table:style-name="ce153" office:value-type="string" calcext:value-type="string">
            <text:p>mFootRigh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135]+[.N136]" office:value-type="float" office:value="-0.090579" calcext:value-type="float">
            <text:p>-0.090579</text:p>
          </table:table-cell>
          <table:table-cell table:style-name="ce202" table:formula="of:=+[.E135]-[.M136]" office:value-type="float" office:value="-0.221326" calcext:value-type="float">
            <text:p>-0.221326</text:p>
          </table:table-cell>
          <table:table-cell table:style-name="ce213" table:formula="of:=+[.F135]+[.O136]" office:value-type="float" office:value="0.00577200000000016" calcext:value-type="float">
            <text:p>0.005772</text:p>
          </table:table-cell>
          <table:table-cell table:style-name="ce189" table:formula="of:=+[.D136]+[.K136]" office:value-type="float" office:value="-0.090579" calcext:value-type="float">
            <text:p>-0.090579</text:p>
          </table:table-cell>
          <table:table-cell table:style-name="ce202" table:formula="of:=+[.E136]-[.J136]" office:value-type="float" office:value="-0.241326" calcext:value-type="float">
            <text:p>-0.241326</text:p>
          </table:table-cell>
          <table:table-cell table:style-name="ce213" table:formula="of:=+[.F136]+[.L136]" office:value-type="float" office:value="0.00577200000000016" calcext:value-type="float">
            <text:p>0.005772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99" calcext:value-type="float">
            <text:p>0.105399</text:p>
          </table:table-cell>
          <table:table-cell table:style-name="ce408" office:value-type="float" office:value="-0.010408" calcext:value-type="float">
            <text:p>-0.010408</text:p>
          </table:table-cell>
          <table:table-cell table:style-name="ce408" office:value-type="float" office:value="-0.000104" calcext:value-type="float">
            <text:p>-0.000104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6" table:formula="of:=+[.P136]-[.M136]" office:value-type="float" office:value="0.00360100000000001" calcext:value-type="float">
            <text:p>0.003601</text:p>
          </table:table-cell>
          <table:table-cell table:style-name="ce326" table:formula="of:=+[.Q136]-[.N136]" office:value-type="float" office:value="0.010408" calcext:value-type="float">
            <text:p>0.010408</text:p>
          </table:table-cell>
          <table:table-cell table:style-name="ce326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]+[.N137]" office:value-type="float" office:value="0.126765" calcext:value-type="float">
            <text:p>0.126765</text:p>
          </table:table-cell>
          <table:table-cell table:style-name="ce202" table:formula="of:=+[.E$2]-[.M137]" office:value-type="float" office:value="-0.033757" calcext:value-type="float">
            <text:p>-0.033757</text:p>
          </table:table-cell>
          <table:table-cell table:style-name="ce213" table:formula="of:=+[.F$2]+[.O137]" office:value-type="float" office:value="1.026017" calcext:value-type="float">
            <text:p>1.026017</text:p>
          </table:table-cell>
          <table:table-cell table:style-name="ce189" table:formula="of:=+[.D137]+[.K137]" office:value-type="float" office:value="0.080765" calcext:value-type="float">
            <text:p>0.080765</text:p>
          </table:table-cell>
          <table:table-cell table:style-name="ce202" table:formula="of:=+[.E137]-[.J137]" office:value-type="float" office:value="-0.032757" calcext:value-type="float">
            <text:p>-0.032757</text:p>
          </table:table-cell>
          <table:table-cell table:style-name="ce213" table:formula="of:=+[.F137]+[.L137]" office:value-type="float" office:value="0.535017" calcext:value-type="float">
            <text:p>0.535017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388" office:value-type="float" office:value="0.033757" calcext:value-type="float">
            <text:p>0.033757</text:p>
          </table:table-cell>
          <table:table-cell table:style-name="ce406" office:value-type="float" office:value="0.126765" calcext:value-type="float">
            <text:p>0.126765</text:p>
          </table:table-cell>
          <table:table-cell table:style-name="ce414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428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3" table:formula="of:=+[.P137]-[.M137]" office:value-type="float" office:value="0.000243000000000007" calcext:value-type="float">
            <text:p>0.000243</text:p>
          </table:table-cell>
          <table:table-cell table:style-name="ce323" table:formula="of:=+[.Q137]-[.N137]" office:value-type="float" office:value="0.000235000000000013" calcext:value-type="float">
            <text:p>0.000235</text:p>
          </table:table-cell>
          <table:table-cell table:style-name="ce323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L_UPPER_LEG</text:p>
          </table:table-cell>
          <table:table-cell table:style-name="ce1" office:value-type="string" calcext:value-type="string">
            <text:p>mHip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37]+[.Q138]" office:value-type="float" office:value="0.076765" calcext:value-type="float">
            <text:p>0.076765</text:p>
          </table:table-cell>
          <table:table-cell table:style-name="ce203" table:formula="of:=+[.E137]-[.P138]" office:value-type="float" office:value="-0.013757" calcext:value-type="float">
            <text:p>-0.013757</text:p>
          </table:table-cell>
          <table:table-cell table:style-name="ce218" table:formula="of:=+[.F137]+[.R138]" office:value-type="float" office:value="0.806017" calcext:value-type="float">
            <text:p>0.806017</text:p>
          </table:table-cell>
          <table:table-cell table:style-name="ce190" table:formula="of:=+[.D138]+[.K138]" office:value-type="float" office:value="0.076765" calcext:value-type="float">
            <text:p>0.076765</text:p>
          </table:table-cell>
          <table:table-cell table:style-name="ce203" table:formula="of:=+[.E138]-[.J138]" office:value-type="float" office:value="-0.013757" calcext:value-type="float">
            <text:p>-0.013757</text:p>
          </table:table-cell>
          <table:table-cell table:style-name="ce218" table:formula="of:=+[.F138]+[.L138]" office:value-type="float" office:value="0.606017" calcext:value-type="float">
            <text:p>0.606017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" calcext:value-type="float">
            <text:p>-0.2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-0.05" calcext:value-type="float">
            <text:p>-0.050</text:p>
          </table:table-cell>
          <table:table-cell table:style-name="ce308" office:value-type="float" office:value="-0.22" calcext:value-type="float">
            <text:p>-0.2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9" calcext:value-type="float">
            <text:p>0.090</text:p>
          </table:table-cell>
          <table:table-cell table:style-name="ce242" office:value-type="float" office:value="0.32" calcext:value-type="float">
            <text:p>0.32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 table:style-name="ce153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37]+[.N139]" office:value-type="float" office:value="0.081197" calcext:value-type="float">
            <text:p>0.081197</text:p>
          </table:table-cell>
          <table:table-cell table:style-name="ce202" table:formula="of:=+[.E$137]-[.M139]" office:value-type="float" office:value="-0.03287" calcext:value-type="float">
            <text:p>-0.032870</text:p>
          </table:table-cell>
          <table:table-cell table:style-name="ce213" table:formula="of:=+[.F$137]+[.O139]" office:value-type="float" office:value="0.534964" calcext:value-type="float">
            <text:p>0.534964</text:p>
          </table:table-cell>
          <table:table-cell table:style-name="ce189" table:formula="of:=+[.D139]+[.K139]" office:value-type="float" office:value="0.082197" calcext:value-type="float">
            <text:p>0.082197</text:p>
          </table:table-cell>
          <table:table-cell table:style-name="ce202" table:formula="of:=+[.E139]-[.J139]" office:value-type="float" office:value="-0.00386999999999999" calcext:value-type="float">
            <text:p>-0.003870</text:p>
          </table:table-cell>
          <table:table-cell table:style-name="ce213" table:formula="of:=+[.F139]+[.L139]" office:value-type="float" office:value="0.065964" calcext:value-type="float">
            <text:p>0.065964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389" office:value-type="float" office:value="-0.000887" calcext:value-type="float">
            <text:p>-0.000887</text:p>
          </table:table-cell>
          <table:table-cell table:style-name="ce407" office:value-type="float" office:value="-0.045568" calcext:value-type="float">
            <text:p>-0.045568</text:p>
          </table:table-cell>
          <table:table-cell table:style-name="ce415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429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4" table:formula="of:=+[.P139]-[.M139]" office:value-type="float" office:value="-0.000113" calcext:value-type="float">
            <text:p>-0.000113</text:p>
          </table:table-cell>
          <table:table-cell table:style-name="ce324" table:formula="of:=+[.Q139]-[.N139]" office:value-type="float" office:value="-0.000432000000000002" calcext:value-type="float">
            <text:p>-0.000432</text:p>
          </table:table-cell>
          <table:table-cell table:style-name="ce324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L_LOWER_LEG</text:p>
          </table:table-cell>
          <table:table-cell table:style-name="ce1" office:value-type="string" calcext:value-type="string">
            <text:p>mKnee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39]+[.Q140]" office:value-type="float" office:value="0.081197" calcext:value-type="float">
            <text:p>0.081197</text:p>
          </table:table-cell>
          <table:table-cell table:style-name="ce203" table:formula="of:=+[.E139]-[.P140]" office:value-type="float" office:value="-0.01287" calcext:value-type="float">
            <text:p>-0.012870</text:p>
          </table:table-cell>
          <table:table-cell table:style-name="ce218" table:formula="of:=+[.F139]+[.R140]" office:value-type="float" office:value="0.334964" calcext:value-type="float">
            <text:p>0.334964</text:p>
          </table:table-cell>
          <table:table-cell table:style-name="ce190" table:formula="of:=+[.D140]+[.K140]" office:value-type="float" office:value="0.081197" calcext:value-type="float">
            <text:p>0.081197</text:p>
          </table:table-cell>
          <table:table-cell table:style-name="ce203" table:formula="of:=+[.E140]-[.J140]" office:value-type="float" office:value="-0.00287" calcext:value-type="float">
            <text:p>-0.002870</text:p>
          </table:table-cell>
          <table:table-cell table:style-name="ce218" table:formula="of:=+[.F140]+[.L140]" office:value-type="float" office:value="0.184964" calcext:value-type="float">
            <text:p>0.184964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15" calcext:value-type="float">
            <text:p>-0.15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2" calcext:value-type="float">
            <text:p>-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2" calcext:value-type="float">
            <text:p>-0.2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2" table:style-name="ce242" office:value-type="float" office:value="0.06" calcext:value-type="float">
            <text:p>0.060</text:p>
          </table:table-cell>
          <table:table-cell table:style-name="ce242" office:value-type="float" office:value="0.25" calcext:value-type="float">
            <text:p>0.2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 table:style-name="ce153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$139]+[.N141]" office:value-type="float" office:value="0.082575" calcext:value-type="float">
            <text:p>0.082575</text:p>
          </table:table-cell>
          <table:table-cell table:style-name="ce202" table:formula="of:=+[.E$139]-[.M141]" office:value-type="float" office:value="-0.003983" calcext:value-type="float">
            <text:p>-0.003983</text:p>
          </table:table-cell>
          <table:table-cell table:style-name="ce213" table:formula="of:=+[.F$139]+[.O141]" office:value-type="float" office:value="0.066515" calcext:value-type="float">
            <text:p>0.066515</text:p>
          </table:table-cell>
          <table:table-cell table:style-name="ce189" table:formula="of:=+[.D141]+[.K141]" office:value-type="float" office:value="0.082575" calcext:value-type="float">
            <text:p>0.082575</text:p>
          </table:table-cell>
          <table:table-cell table:style-name="ce202" table:formula="of:=+[.E141]-[.J141]" office:value-type="float" office:value="-0.115983" calcext:value-type="float">
            <text:p>-0.115983</text:p>
          </table:table-cell>
          <table:table-cell table:style-name="ce213" table:formula="of:=+[.F141]+[.L141]" office:value-type="float" office:value="0.00551499999999999" calcext:value-type="float">
            <text:p>0.0055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390" office:value-type="float" office:value="-0.028887" calcext:value-type="float">
            <text:p>-0.028887</text:p>
          </table:table-cell>
          <table:table-cell table:style-name="ce398" office:value-type="float" office:value="0.001378" calcext:value-type="float">
            <text:p>0.001378</text:p>
          </table:table-cell>
          <table:table-cell table:style-name="ce416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430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5" table:formula="of:=+[.P141]-[.M141]" office:value-type="float" office:value="-0.000113000000000002" calcext:value-type="float">
            <text:p>-0.000113</text:p>
          </table:table-cell>
          <table:table-cell table:style-name="ce325" table:formula="of:=+[.Q141]-[.N141]" office:value-type="float" office:value="-0.000378" calcext:value-type="float">
            <text:p>-0.000378</text:p>
          </table:table-cell>
          <table:table-cell table:style-name="ce325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331" office:value-type="string" calcext:value-type="string">
            <text:p>L_FOOT</text:p>
          </table:table-cell>
          <table:table-cell table:style-name="ce1" office:value-type="string" calcext:value-type="string">
            <text:p>mAnkleLeft</text:p>
          </table:table-cell>
          <table:table-cell table:style-name="ce66" office:value-type="string" calcext:value-type="string">
            <text:p>"false"</text:p>
          </table:table-cell>
          <table:table-cell table:style-name="ce190" table:formula="of:=+[.D141]+[.Q142]" office:value-type="float" office:value="0.082575" calcext:value-type="float">
            <text:p>0.082575</text:p>
          </table:table-cell>
          <table:table-cell table:style-name="ce203" table:formula="of:=+[.E141]-[.P142]" office:value-type="float" office:value="-0.080983" calcext:value-type="float">
            <text:p>-0.080983</text:p>
          </table:table-cell>
          <table:table-cell table:style-name="ce218" table:formula="of:=+[.F141]+[.R142]" office:value-type="float" office:value="0.025515" calcext:value-type="float">
            <text:p>0.025515</text:p>
          </table:table-cell>
          <table:table-cell table:style-name="ce190" table:formula="of:=+[.D142]+[.K142]" office:value-type="float" office:value="0.082575" calcext:value-type="float">
            <text:p>0.082575</text:p>
          </table:table-cell>
          <table:table-cell table:style-name="ce203" table:formula="of:=+[.E142]-[.J142]" office:value-type="float" office:value="-0.169983" calcext:value-type="float">
            <text:p>-0.169983</text:p>
          </table:table-cell>
          <table:table-cell table:style-name="ce218" table:formula="of:=+[.F142]+[.L142]" office:value-type="float" office:value="-0.000485000000000013" calcext:value-type="float">
            <text:p>-0.000485</text:p>
          </table:table-cell>
          <table:table-cell table:style-name="ce138" office:value-type="float" office:value="0.089" calcext:value-type="float">
            <text:p>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26" calcext:value-type="float">
            <text:p>-0.02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77" calcext:value-type="float">
            <text:p>0.07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41" calcext:value-type="float">
            <text:p>-0.04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10" calcext:value-type="float">
            <text:p>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242" office:value-type="float" office:value="0.13" calcext:value-type="float">
            <text:p>0.130</text:p>
          </table:table-cell>
          <table:table-cell table:number-columns-repeated="2" table:style-name="ce242" office:value-type="float" office:value="0.05" calcext:value-type="float">
            <text:p>0.050</text:p>
          </table:table-cell>
          <table:table-cell table:style-name="ce322"/>
          <table:table-cell table:style-name="ce330"/>
          <table:table-cell table:style-name="ce343"/>
          <table:table-cell table:style-name="ce550" table:number-columns-repeated="982"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 table:style-name="ce153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41]+[.N143]" office:value-type="float" office:value="0.082575" calcext:value-type="float">
            <text:p>0.082575</text:p>
          </table:table-cell>
          <table:table-cell table:style-name="ce202" table:formula="of:=+[.E141]-[.M143]" office:value-type="float" office:value="-0.115939" calcext:value-type="float">
            <text:p>-0.115939</text:p>
          </table:table-cell>
          <table:table-cell table:style-name="ce213" table:formula="of:=+[.F141]+[.O143]" office:value-type="float" office:value="0.00589499999999998" calcext:value-type="float">
            <text:p>0.005895</text:p>
          </table:table-cell>
          <table:table-cell table:style-name="ce189" table:formula="of:=+[.D143]+[.K143]" office:value-type="float" office:value="0.090575" calcext:value-type="float">
            <text:p>0.090575</text:p>
          </table:table-cell>
          <table:table-cell table:style-name="ce202" table:formula="of:=+[.E143]-[.J143]" office:value-type="float" office:value="-0.220939" calcext:value-type="float">
            <text:p>-0.220939</text:p>
          </table:table-cell>
          <table:table-cell table:style-name="ce213" table:formula="of:=+[.F143]+[.L143]" office:value-type="float" office:value="0.00689499999999998" calcext:value-type="float">
            <text:p>0.00689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417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321" table:formula="of:=+[.Q143]-[.N143]" office:value-type="float" office:value="0" calcext:value-type="float">
            <text:p>0.000000</text:p>
          </table:table-cell>
          <table:table-cell table:style-name="ce345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oeLeft</text:p>
          </table:table-cell>
          <table:table-cell table:style-name="ce153" office:value-type="string" calcext:value-type="string">
            <text:p>mFootLef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143]+[.N144]" office:value-type="float" office:value="0.090845" calcext:value-type="float">
            <text:p>0.090845</text:p>
          </table:table-cell>
          <table:table-cell table:style-name="ce202" table:formula="of:=+[.E143]-[.M144]" office:value-type="float" office:value="-0.221326" calcext:value-type="float">
            <text:p>-0.221326</text:p>
          </table:table-cell>
          <table:table-cell table:style-name="ce213" table:formula="of:=+[.F143]+[.O144]" office:value-type="float" office:value="0.00676599999999998" calcext:value-type="float">
            <text:p>0.006766</text:p>
          </table:table-cell>
          <table:table-cell table:style-name="ce189" table:formula="of:=+[.D144]+[.K144]" office:value-type="float" office:value="0.090845" calcext:value-type="float">
            <text:p>0.090845</text:p>
          </table:table-cell>
          <table:table-cell table:style-name="ce202" table:formula="of:=+[.E144]-[.J144]" office:value-type="float" office:value="-0.241326" calcext:value-type="float">
            <text:p>-0.241326</text:p>
          </table:table-cell>
          <table:table-cell table:style-name="ce213" table:formula="of:=+[.F144]+[.L144]" office:value-type="float" office:value="0.00676599999999998" calcext:value-type="float">
            <text:p>0.006766</text:p>
          </table:table-cell>
          <table:table-cell table:style-name="ce146" office:value-type="float" office:value="0.02" calcext:value-type="float">
            <text:p>0.02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05387" calcext:value-type="float">
            <text:p>0.105387</text:p>
          </table:table-cell>
          <table:table-cell table:style-name="ce408" office:value-type="float" office:value="0.00827" calcext:value-type="float">
            <text:p>0.008270</text:p>
          </table:table-cell>
          <table:table-cell table:style-name="ce408" office:value-type="float" office:value="0.000871" calcext:value-type="float">
            <text:p>0.000871</text:p>
          </table:table-cell>
          <table:table-cell table:style-name="ce237" office:value-type="float" office:value="0.109" calcext:value-type="float">
            <text:p>0.10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style-name="ce326" table:formula="of:=+[.P144]-[.M144]" office:value-type="float" office:value="0.003613" calcext:value-type="float">
            <text:p>0.003613</text:p>
          </table:table-cell>
          <table:table-cell table:style-name="ce326" table:formula="of:=+[.Q144]-[.N144]" office:value-type="float" office:value="-0.00827" calcext:value-type="float">
            <text:p>-0.008270</text:p>
          </table:table-cell>
          <table:table-cell table:style-name="ce326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]+[.N145]" office:value-type="float" office:value="0" calcext:value-type="float">
            <text:p>0.000000</text:p>
          </table:table-cell>
          <table:table-cell table:style-name="ce202" table:formula="of:=+[.E$2]-[.M145]" office:value-type="float" office:value="0.116" calcext:value-type="float">
            <text:p>0.116000</text:p>
          </table:table-cell>
          <table:table-cell table:style-name="ce213" table:formula="of:=+[.F$2]+[.O145]" office:value-type="float" office:value="1.114015" calcext:value-type="float">
            <text:p>1.114015</text:p>
          </table:table-cell>
          <table:table-cell table:style-name="ce189" table:formula="of:=+[.D145]+[.K145]" office:value-type="float" office:value="0" calcext:value-type="float">
            <text:p>0.000000</text:p>
          </table:table-cell>
          <table:table-cell table:style-name="ce202" table:formula="of:=+[.E145]-[.J145]" office:value-type="float" office:value="0.313" calcext:value-type="float">
            <text:p>0.313000</text:p>
          </table:table-cell>
          <table:table-cell table:style-name="ce213" table:formula="of:=+[.F145]+[.L145]" office:value-type="float" office:value="1.114015" calcext:value-type="float">
            <text:p>1.114015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321" table:formula="of:=+[.Q145]-[.N145]" office:value-type="float" office:value="0" calcext:value-type="float">
            <text:p>0.000000</text:p>
          </table:table-cell>
          <table:table-cell table:style-name="ce321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ail2</text:p>
          </table:table-cell>
          <table:table-cell table:style-name="ce153" office:value-type="string" calcext:value-type="string">
            <text:p>mTail1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45]+[.N146]" office:value-type="float" office:value="0" calcext:value-type="float">
            <text:p>0.000000</text:p>
          </table:table-cell>
          <table:table-cell table:style-name="ce202" table:formula="of:=+[.E145]-[.M146]" office:value-type="float" office:value="0.313" calcext:value-type="float">
            <text:p>0.313000</text:p>
          </table:table-cell>
          <table:table-cell table:style-name="ce213" table:formula="of:=+[.F145]+[.O146]" office:value-type="float" office:value="1.114015" calcext:value-type="float">
            <text:p>1.114015</text:p>
          </table:table-cell>
          <table:table-cell table:style-name="ce189" table:formula="of:=+[.D146]+[.K146]" office:value-type="float" office:value="0" calcext:value-type="float">
            <text:p>0.000000</text:p>
          </table:table-cell>
          <table:table-cell table:style-name="ce202" table:formula="of:=+[.E146]-[.J146]" office:value-type="float" office:value="0.481" calcext:value-type="float">
            <text:p>0.481000</text:p>
          </table:table-cell>
          <table:table-cell table:style-name="ce213" table:formula="of:=+[.F146]+[.L146]" office:value-type="float" office:value="1.114015" calcext:value-type="float">
            <text:p>1.114015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97" calcext:value-type="float">
            <text:p>-0.197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97" calcext:value-type="float">
            <text:p>-0.19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321" table:formula="of:=+[.Q146]-[.N146]" office:value-type="float" office:value="0" calcext:value-type="float">
            <text:p>0.000000</text:p>
          </table:table-cell>
          <table:table-cell table:style-name="ce321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 table:style-name="ce153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46]+[.N147]" office:value-type="float" office:value="0" calcext:value-type="float">
            <text:p>0.000000</text:p>
          </table:table-cell>
          <table:table-cell table:style-name="ce202" table:formula="of:=+[.E146]-[.M147]" office:value-type="float" office:value="0.481" calcext:value-type="float">
            <text:p>0.481000</text:p>
          </table:table-cell>
          <table:table-cell table:style-name="ce213" table:formula="of:=+[.F146]+[.O147]" office:value-type="float" office:value="1.114015" calcext:value-type="float">
            <text:p>1.114015</text:p>
          </table:table-cell>
          <table:table-cell table:style-name="ce189" table:formula="of:=+[.D147]+[.K147]" office:value-type="float" office:value="0" calcext:value-type="float">
            <text:p>0.000000</text:p>
          </table:table-cell>
          <table:table-cell table:style-name="ce202" table:formula="of:=+[.E147]-[.J147]" office:value-type="float" office:value="0.623" calcext:value-type="float">
            <text:p>0.623000</text:p>
          </table:table-cell>
          <table:table-cell table:style-name="ce213" table:formula="of:=+[.F147]+[.L147]" office:value-type="float" office:value="1.114015" calcext:value-type="float">
            <text:p>1.114015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321" table:formula="of:=+[.Q147]-[.N147]" office:value-type="float" office:value="0" calcext:value-type="float">
            <text:p>0.000000</text:p>
          </table:table-cell>
          <table:table-cell table:style-name="ce321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ail4</text:p>
          </table:table-cell>
          <table:table-cell table:style-name="ce153" office:value-type="string" calcext:value-type="string">
            <text:p>mTail3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47]+[.N148]" office:value-type="float" office:value="0" calcext:value-type="float">
            <text:p>0.000000</text:p>
          </table:table-cell>
          <table:table-cell table:style-name="ce202" table:formula="of:=+[.E147]-[.M148]" office:value-type="float" office:value="0.623" calcext:value-type="float">
            <text:p>0.623000</text:p>
          </table:table-cell>
          <table:table-cell table:style-name="ce213" table:formula="of:=+[.F147]+[.O148]" office:value-type="float" office:value="1.114015" calcext:value-type="float">
            <text:p>1.114015</text:p>
          </table:table-cell>
          <table:table-cell table:style-name="ce189" table:formula="of:=+[.D148]+[.K148]" office:value-type="float" office:value="0" calcext:value-type="float">
            <text:p>0.000000</text:p>
          </table:table-cell>
          <table:table-cell table:style-name="ce202" table:formula="of:=+[.E148]-[.J148]" office:value-type="float" office:value="0.735" calcext:value-type="float">
            <text:p>0.735000</text:p>
          </table:table-cell>
          <table:table-cell table:style-name="ce213" table:formula="of:=+[.F148]+[.L148]" office:value-type="float" office:value="1.114015" calcext:value-type="float">
            <text:p>1.114015</text:p>
          </table:table-cell>
          <table:table-cell table:style-name="ce146" office:value-type="float" office:value="-0.112" calcext:value-type="float">
            <text:p>-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42" calcext:value-type="float">
            <text:p>-0.14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42" calcext:value-type="float">
            <text:p>-0.14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321" table:formula="of:=+[.Q148]-[.N148]" office:value-type="float" office:value="0" calcext:value-type="float">
            <text:p>0.000000</text:p>
          </table:table-cell>
          <table:table-cell table:style-name="ce321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 table:style-name="ce153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48]+[.N149]" office:value-type="float" office:value="0" calcext:value-type="float">
            <text:p>0.000000</text:p>
          </table:table-cell>
          <table:table-cell table:style-name="ce202" table:formula="of:=+[.E148]-[.M149]" office:value-type="float" office:value="0.735" calcext:value-type="float">
            <text:p>0.735000</text:p>
          </table:table-cell>
          <table:table-cell table:style-name="ce213" table:formula="of:=+[.F148]+[.O149]" office:value-type="float" office:value="1.114015" calcext:value-type="float">
            <text:p>1.114015</text:p>
          </table:table-cell>
          <table:table-cell table:style-name="ce189" table:formula="of:=+[.D149]+[.K149]" office:value-type="float" office:value="0" calcext:value-type="float">
            <text:p>0.000000</text:p>
          </table:table-cell>
          <table:table-cell table:style-name="ce202" table:formula="of:=+[.E149]-[.J149]" office:value-type="float" office:value="0.829" calcext:value-type="float">
            <text:p>0.829000</text:p>
          </table:table-cell>
          <table:table-cell table:style-name="ce213" table:formula="of:=+[.F149]+[.L149]" office:value-type="float" office:value="1.114015" calcext:value-type="float">
            <text:p>1.114015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321" table:formula="of:=+[.Q149]-[.N149]" office:value-type="float" office:value="0" calcext:value-type="float">
            <text:p>0.000000</text:p>
          </table:table-cell>
          <table:table-cell table:style-name="ce321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Tail6</text:p>
          </table:table-cell>
          <table:table-cell table:style-name="ce153" office:value-type="string" calcext:value-type="string">
            <text:p>mTail5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49]+[.N150]" office:value-type="float" office:value="0" calcext:value-type="float">
            <text:p>0.000000</text:p>
          </table:table-cell>
          <table:table-cell table:style-name="ce202" table:formula="of:=+[.E149]-[.M150]" office:value-type="float" office:value="0.829" calcext:value-type="float">
            <text:p>0.829000</text:p>
          </table:table-cell>
          <table:table-cell table:style-name="ce213" table:formula="of:=+[.F149]+[.O150]" office:value-type="float" office:value="1.114015" calcext:value-type="float">
            <text:p>1.114015</text:p>
          </table:table-cell>
          <table:table-cell table:style-name="ce189" table:formula="of:=+[.D150]+[.K150]" office:value-type="float" office:value="0" calcext:value-type="float">
            <text:p>0.000000</text:p>
          </table:table-cell>
          <table:table-cell table:style-name="ce202" table:formula="of:=+[.E150]-[.J150]" office:value-type="float" office:value="0.918" calcext:value-type="float">
            <text:p>0.918000</text:p>
          </table:table-cell>
          <table:table-cell table:style-name="ce213" table:formula="of:=+[.F150]+[.L150]" office:value-type="float" office:value="1.114015" calcext:value-type="float">
            <text:p>1.114015</text:p>
          </table:table-cell>
          <table:table-cell table:style-name="ce146" office:value-type="float" office:value="-0.089" calcext:value-type="float">
            <text:p>-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94" calcext:value-type="float">
            <text:p>-0.09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094" calcext:value-type="float">
            <text:p>-0.09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321" table:formula="of:=+[.Q150]-[.N150]" office:value-type="float" office:value="0" calcext:value-type="float">
            <text:p>0.000000</text:p>
          </table:table-cell>
          <table:table-cell table:style-name="ce321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]+[.N151]" office:value-type="float" office:value="0" calcext:value-type="float">
            <text:p>0.000000</text:p>
          </table:table-cell>
          <table:table-cell table:style-name="ce202" table:formula="of:=+[.E$2]-[.M151]" office:value-type="float" office:value="-0.064" calcext:value-type="float">
            <text:p>-0.064000</text:p>
          </table:table-cell>
          <table:table-cell table:style-name="ce213" table:formula="of:=+[.F$2]+[.O151]" office:value-type="float" office:value="0.970015" calcext:value-type="float">
            <text:p>0.970015</text:p>
          </table:table-cell>
          <table:table-cell table:style-name="ce189" table:formula="of:=+[.D151]+[.K151]" office:value-type="float" office:value="0" calcext:value-type="float">
            <text:p>0.000000</text:p>
          </table:table-cell>
          <table:table-cell table:style-name="ce202" table:formula="of:=+[.E151]-[.J151]" office:value-type="float" office:value="-0.068" calcext:value-type="float">
            <text:p>-0.068000</text:p>
          </table:table-cell>
          <table:table-cell table:style-name="ce213" table:formula="of:=+[.F151]+[.L151]" office:value-type="float" office:value="0.904015" calcext:value-type="float">
            <text:p>0.904015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321" table:formula="of:=+[.Q151]-[.N151]" office:value-type="float" office:value="0" calcext:value-type="float">
            <text:p>0.000000</text:p>
          </table:table-cell>
          <table:table-cell table:style-name="ce321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Root</text:p>
          </table:table-cell>
          <table:table-cell table:style-name="ce155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2]+[.N152]" office:value-type="float" office:value="0" calcext:value-type="float">
            <text:p>0.000000</text:p>
          </table:table-cell>
          <table:table-cell table:style-name="ce202" table:formula="of:=+[.E$2]-[.M152]" office:value-type="float" office:value="0.2" calcext:value-type="float">
            <text:p>0.200000</text:p>
          </table:table-cell>
          <table:table-cell table:style-name="ce213" table:formula="of:=+[.F$2]+[.O152]" office:value-type="float" office:value="1.151015" calcext:value-type="float">
            <text:p>1.151015</text:p>
          </table:table-cell>
          <table:table-cell table:style-name="ce189" table:formula="of:=+[.D152]+[.K152]" office:value-type="float" office:value="0" calcext:value-type="float">
            <text:p>0.000000</text:p>
          </table:table-cell>
          <table:table-cell table:style-name="ce202" table:formula="of:=+[.E152]-[.J152]" office:value-type="float" office:value="0.404" calcext:value-type="float">
            <text:p>0.404000</text:p>
          </table:table-cell>
          <table:table-cell table:style-name="ce213" table:formula="of:=+[.F152]+[.L152]" office:value-type="float" office:value="1.151015" calcext:value-type="float">
            <text:p>1.151015</text:p>
          </table:table-cell>
          <table:table-cell table:style-name="ce146" office:value-type="float" office:value="-0.204" calcext:value-type="float">
            <text:p>-0.2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2" calcext:value-type="float">
            <text:p>-0.2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" calcext:value-type="float">
            <text:p>0.084000</text:p>
          </table:table-cell>
          <table:table-cell table:style-name="ce237" office:value-type="float" office:value="-0.2" calcext:value-type="float">
            <text:p>-0.2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321" table:formula="of:=+[.Q152]-[.N152]" office:value-type="float" office:value="0" calcext:value-type="float">
            <text:p>0.000000</text:p>
          </table:table-cell>
          <table:table-cell table:style-name="ce321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52]+[.N153]" office:value-type="float" office:value="0.129" calcext:value-type="float">
            <text:p>0.129000</text:p>
          </table:table-cell>
          <table:table-cell table:style-name="ce202" table:formula="of:=+[.E$152]-[.M153]" office:value-type="float" office:value="0.404" calcext:value-type="float">
            <text:p>0.404000</text:p>
          </table:table-cell>
          <table:table-cell table:style-name="ce213" table:formula="of:=+[.F$152]+[.O153]" office:value-type="float" office:value="1.026015" calcext:value-type="float">
            <text:p>1.026015</text:p>
          </table:table-cell>
          <table:table-cell table:style-name="ce189" table:formula="of:=+[.D153]+[.K153]" office:value-type="float" office:value="0.083" calcext:value-type="float">
            <text:p>0.083000</text:p>
          </table:table-cell>
          <table:table-cell table:style-name="ce202" table:formula="of:=+[.E153]-[.J153]" office:value-type="float" office:value="0.402" calcext:value-type="float">
            <text:p>0.402000</text:p>
          </table:table-cell>
          <table:table-cell table:style-name="ce213" table:formula="of:=+[.F153]+[.L153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321" table:formula="of:=+[.Q153]-[.N153]" office:value-type="float" office:value="0" calcext:value-type="float">
            <text:p>0.000000</text:p>
          </table:table-cell>
          <table:table-cell table:style-name="ce321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2Left</text:p>
          </table:table-cell>
          <table:table-cell table:style-name="ce153" office:value-type="string" calcext:value-type="string">
            <text:p>mHindLimb1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53]+[.N154]" office:value-type="float" office:value="0.083" calcext:value-type="float">
            <text:p>0.083000</text:p>
          </table:table-cell>
          <table:table-cell table:style-name="ce202" table:formula="of:=+[.E153]-[.M154]" office:value-type="float" office:value="0.402" calcext:value-type="float">
            <text:p>0.402000</text:p>
          </table:table-cell>
          <table:table-cell table:style-name="ce213" table:formula="of:=+[.F153]+[.O154]" office:value-type="float" office:value="0.535015" calcext:value-type="float">
            <text:p>0.535015</text:p>
          </table:table-cell>
          <table:table-cell table:style-name="ce189" table:formula="of:=+[.D154]+[.K154]" office:value-type="float" office:value="0.08" calcext:value-type="float">
            <text:p>0.080000</text:p>
          </table:table-cell>
          <table:table-cell table:style-name="ce202" table:formula="of:=+[.E154]-[.J154]" office:value-type="float" office:value="0.432" calcext:value-type="float">
            <text:p>0.432000</text:p>
          </table:table-cell>
          <table:table-cell table:style-name="ce213" table:formula="of:=+[.F154]+[.L154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-0.003" calcext:value-type="float">
            <text:p>-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-0.046" calcext:value-type="float">
            <text:p>-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321" table:formula="of:=+[.Q154]-[.N154]" office:value-type="float" office:value="0" calcext:value-type="float">
            <text:p>0.000000</text:p>
          </table:table-cell>
          <table:table-cell table:style-name="ce321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 table:style-name="ce153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54]+[.N155]" office:value-type="float" office:value="0.08" calcext:value-type="float">
            <text:p>0.080000</text:p>
          </table:table-cell>
          <table:table-cell table:style-name="ce202" table:formula="of:=+[.E154]-[.M155]" office:value-type="float" office:value="0.432" calcext:value-type="float">
            <text:p>0.432000</text:p>
          </table:table-cell>
          <table:table-cell table:style-name="ce213" table:formula="of:=+[.F154]+[.O155]" office:value-type="float" office:value="0.0670150000000001" calcext:value-type="float">
            <text:p>0.067015</text:p>
          </table:table-cell>
          <table:table-cell table:style-name="ce189" table:formula="of:=+[.D155]+[.K155]" office:value-type="float" office:value="0.08" calcext:value-type="float">
            <text:p>0.080000</text:p>
          </table:table-cell>
          <table:table-cell table:style-name="ce202" table:formula="of:=+[.E155]-[.J155]" office:value-type="float" office:value="0.32" calcext:value-type="float">
            <text:p>0.320000</text:p>
          </table:table-cell>
          <table:table-cell table:style-name="ce213" table:formula="of:=+[.F155]+[.L155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321" table:formula="of:=+[.Q155]-[.N155]" office:value-type="float" office:value="0" calcext:value-type="float">
            <text:p>0.000000</text:p>
          </table:table-cell>
          <table:table-cell table:style-name="ce321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4Left</text:p>
          </table:table-cell>
          <table:table-cell table:style-name="ce153" office:value-type="string" calcext:value-type="string">
            <text:p>mHindLimb3Lef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55]+[.N156]" office:value-type="float" office:value="0.08" calcext:value-type="float">
            <text:p>0.080000</text:p>
          </table:table-cell>
          <table:table-cell table:style-name="ce202" table:formula="of:=+[.E155]-[.M156]" office:value-type="float" office:value="0.32" calcext:value-type="float">
            <text:p>0.320000</text:p>
          </table:table-cell>
          <table:table-cell table:style-name="ce213" table:formula="of:=+[.F155]+[.O156]" office:value-type="float" office:value="0.0060150000000001" calcext:value-type="float">
            <text:p>0.006015</text:p>
          </table:table-cell>
          <table:table-cell table:style-name="ce189" table:formula="of:=+[.D156]+[.K156]" office:value-type="float" office:value="0.088" calcext:value-type="float">
            <text:p>0.088000</text:p>
          </table:table-cell>
          <table:table-cell table:style-name="ce202" table:formula="of:=+[.E156]-[.J156]" office:value-type="float" office:value="0.215" calcext:value-type="float">
            <text:p>0.215000</text:p>
          </table:table-cell>
          <table:table-cell table:style-name="ce213" table:formula="of:=+[.F156]+[.L156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321" table:formula="of:=+[.Q156]-[.N156]" office:value-type="float" office:value="0" calcext:value-type="float">
            <text:p>0.000000</text:p>
          </table:table-cell>
          <table:table-cell table:style-name="ce321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 table:style-name="ce153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189" table:formula="of:=+[.D$152]+[.N157]" office:value-type="float" office:value="-0.129" calcext:value-type="float">
            <text:p>-0.129000</text:p>
          </table:table-cell>
          <table:table-cell table:style-name="ce202" table:formula="of:=+[.E$152]-[.M157]" office:value-type="float" office:value="0.404" calcext:value-type="float">
            <text:p>0.404000</text:p>
          </table:table-cell>
          <table:table-cell table:style-name="ce213" table:formula="of:=+[.F$152]+[.O157]" office:value-type="float" office:value="1.026015" calcext:value-type="float">
            <text:p>1.026015</text:p>
          </table:table-cell>
          <table:table-cell table:style-name="ce189" table:formula="of:=+[.D157]+[.K157]" office:value-type="float" office:value="-0.083" calcext:value-type="float">
            <text:p>-0.083000</text:p>
          </table:table-cell>
          <table:table-cell table:style-name="ce202" table:formula="of:=+[.E157]-[.J157]" office:value-type="float" office:value="0.402" calcext:value-type="float">
            <text:p>0.402000</text:p>
          </table:table-cell>
          <table:table-cell table:style-name="ce213" table:formula="of:=+[.F157]+[.L157]" office:value-type="float" office:value="0.535015" calcext:value-type="float">
            <text:p>0.53501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321" table:formula="of:=+[.Q157]-[.N157]" office:value-type="float" office:value="0" calcext:value-type="float">
            <text:p>0.000000</text:p>
          </table:table-cell>
          <table:table-cell table:style-name="ce321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2Right</text:p>
          </table:table-cell>
          <table:table-cell table:style-name="ce153" office:value-type="string" calcext:value-type="string">
            <text:p>mHindLimb1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57]+[.N158]" office:value-type="float" office:value="-0.083" calcext:value-type="float">
            <text:p>-0.083000</text:p>
          </table:table-cell>
          <table:table-cell table:style-name="ce202" table:formula="of:=+[.E157]-[.M158]" office:value-type="float" office:value="0.402" calcext:value-type="float">
            <text:p>0.402000</text:p>
          </table:table-cell>
          <table:table-cell table:style-name="ce213" table:formula="of:=+[.F157]+[.O158]" office:value-type="float" office:value="0.535015" calcext:value-type="float">
            <text:p>0.535015</text:p>
          </table:table-cell>
          <table:table-cell table:style-name="ce189" table:formula="of:=+[.D158]+[.K158]" office:value-type="float" office:value="-0.08" calcext:value-type="float">
            <text:p>-0.080000</text:p>
          </table:table-cell>
          <table:table-cell table:style-name="ce202" table:formula="of:=+[.E158]-[.J158]" office:value-type="float" office:value="0.432" calcext:value-type="float">
            <text:p>0.432000</text:p>
          </table:table-cell>
          <table:table-cell table:style-name="ce213" table:formula="of:=+[.F158]+[.L158]" office:value-type="float" office:value="0.0670150000000001" calcext:value-type="float">
            <text:p>0.067015</text:p>
          </table:table-cell>
          <table:table-cell table:style-name="ce146" office:value-type="float" office:value="-0.03" calcext:value-type="float">
            <text:p>-0.030</text:p>
          </table:table-cell>
          <table:table-cell table:style-name="ce157" office:value-type="float" office:value="0.003" calcext:value-type="float">
            <text:p>0.003</text:p>
          </table:table-cell>
          <table:table-cell table:style-name="ce170" office:value-type="float" office:value="-0.468" calcext:value-type="float">
            <text:p>-0.468</text:p>
          </table:table-cell>
          <table:table-cell table:style-name="ce177" office:value-type="float" office:value="0.002" calcext:value-type="float">
            <text:p>0.002000</text:p>
          </table:table-cell>
          <table:table-cell table:style-name="ce183" office:value-type="float" office:value="0.046" calcext:value-type="float">
            <text:p>0.046000</text:p>
          </table:table-cell>
          <table:table-cell table:style-name="ce193" office:value-type="float" office:value="-0.491" calcext:value-type="float">
            <text:p>-0.491000</text:p>
          </table:table-cell>
          <table:table-cell table:style-name="ce237" office:value-type="float" office:value="0.002" calcext:value-type="float">
            <text:p>0.002</text:p>
          </table:table-cell>
          <table:table-cell table:style-name="ce246" office:value-type="float" office:value="0.046" calcext:value-type="float">
            <text:p>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321" table:formula="of:=+[.Q158]-[.N158]" office:value-type="float" office:value="0" calcext:value-type="float">
            <text:p>0.000000</text:p>
          </table:table-cell>
          <table:table-cell table:style-name="ce321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 table:style-name="ce153" office:value-type="string" calcext:value-type="string">
            <text:p>mHindLimb2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58]+[.N159]" office:value-type="float" office:value="-0.08" calcext:value-type="float">
            <text:p>-0.080000</text:p>
          </table:table-cell>
          <table:table-cell table:style-name="ce202" table:formula="of:=+[.E158]-[.M159]" office:value-type="float" office:value="0.432" calcext:value-type="float">
            <text:p>0.432000</text:p>
          </table:table-cell>
          <table:table-cell table:style-name="ce213" table:formula="of:=+[.F158]+[.O159]" office:value-type="float" office:value="0.0670150000000001" calcext:value-type="float">
            <text:p>0.067015</text:p>
          </table:table-cell>
          <table:table-cell table:style-name="ce189" table:formula="of:=+[.D159]+[.K159]" office:value-type="float" office:value="-0.08" calcext:value-type="float">
            <text:p>-0.080000</text:p>
          </table:table-cell>
          <table:table-cell table:style-name="ce202" table:formula="of:=+[.E159]-[.J159]" office:value-type="float" office:value="0.32" calcext:value-type="float">
            <text:p>0.320000</text:p>
          </table:table-cell>
          <table:table-cell table:style-name="ce213" table:formula="of:=+[.F159]+[.L159]" office:value-type="float" office:value="0.0060150000000001" calcext:value-type="float">
            <text:p>0.006015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321" table:formula="of:=+[.Q159]-[.N159]" office:value-type="float" office:value="0" calcext:value-type="float">
            <text:p>0.000000</text:p>
          </table:table-cell>
          <table:table-cell table:style-name="ce321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53" office:value-type="string" calcext:value-type="string">
            <text:p>mHindLimb4Right</text:p>
          </table:table-cell>
          <table:table-cell table:style-name="ce153" office:value-type="string" calcext:value-type="string">
            <text:p>mHindLimb3Right</text:p>
          </table:table-cell>
          <table:table-cell table:style-name="ce68" office:value-type="string" calcext:value-type="string">
            <text:p>"true"</text:p>
          </table:table-cell>
          <table:table-cell table:style-name="ce189" table:formula="of:=+[.D159]+[.N160]" office:value-type="float" office:value="-0.08" calcext:value-type="float">
            <text:p>-0.080000</text:p>
          </table:table-cell>
          <table:table-cell table:style-name="ce202" table:formula="of:=+[.E159]-[.M160]" office:value-type="float" office:value="0.32" calcext:value-type="float">
            <text:p>0.320000</text:p>
          </table:table-cell>
          <table:table-cell table:style-name="ce213" table:formula="of:=+[.F159]+[.O160]" office:value-type="float" office:value="0.0060150000000001" calcext:value-type="float">
            <text:p>0.006015</text:p>
          </table:table-cell>
          <table:table-cell table:style-name="ce189" table:formula="of:=+[.D160]+[.K160]" office:value-type="float" office:value="-0.088" calcext:value-type="float">
            <text:p>-0.088000</text:p>
          </table:table-cell>
          <table:table-cell table:style-name="ce202" table:formula="of:=+[.E160]-[.J160]" office:value-type="float" office:value="0.215" calcext:value-type="float">
            <text:p>0.215000</text:p>
          </table:table-cell>
          <table:table-cell table:style-name="ce213" table:formula="of:=+[.F160]+[.L160]" office:value-type="float" office:value="0.0060150000000001" calcext:value-type="float">
            <text:p>0.006015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08" calcext:value-type="float">
            <text:p>-0.008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2" calcext:value-type="float">
            <text:p>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61" calcext:value-type="float">
            <text:p>-0.06100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246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321" table:formula="of:=+[.Q160]-[.N160]" office:value-type="float" office:value="0" calcext:value-type="float">
            <text:p>0.000000</text:p>
          </table:table-cell>
          <table:table-cell table:style-name="ce321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"/>
          <table:table-cell table:style-name="ce184"/>
          <table:table-cell table:style-name="ce69"/>
          <table:table-cell table:number-columns-repeated="1006"/>
        </table:table-row>
        <table:table-row table:style-name="ro3">
          <table:table-cell table:style-name="ce519"/>
          <table:table-cell/>
          <table:table-cell table:style-name="ce21"/>
          <table:table-cell table:number-columns-repeated="9"/>
          <table:table-cell table:style-name="ce393" office:value-type="string" calcext:value-type="string">
            <text:p>left-right mismatch</text:p>
          </table:table-cell>
          <table:table-cell table:style-name="ce410"/>
          <table:table-cell table:style-name="ce419"/>
          <table:table-cell table:number-columns-repeated="8"/>
          <table:table-cell table:style-name="ce13"/>
          <table:table-cell table:number-columns-repeated="985"/>
        </table:table-row>
        <table:table-row table:style-name="ro3">
          <table:table-cell table:style-name="ce1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reativecommons.org/licenses/by/3.0/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community.secondlife.com/forums/topic/34082-avatar-model-and-clothing-files-now-have-an-updated-license/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 table:number-columns-spanned="2" table:number-rows-spanned="1">
            <text:p>avatar_skeleton.xml</text:p>
          </table:table-cell>
          <table:covered-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https://bitbucket.org/lindenlab/viewer-release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/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Female.blend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Skeleton.Male.blend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13" table:number-columns-repeated="2"/>
          <table:table-cell table:style-name="ce50"/>
          <table:table-cell table:style-name="ce197"/>
          <table:table-cell table:style-name="ce207"/>
          <table:table-cell table:style-name="ce224"/>
          <table:table-cell table:style-name="ce227"/>
          <table:table-cell table:style-name="ce230" table:number-columns-repeated="2"/>
          <table:table-cell table:style-name="ce50" table:number-columns-repeated="15"/>
          <table:table-cell table:style-name="ce230" table:number-columns-repeated="3"/>
          <table:table-cell table:style-name="ce50" table:number-columns-repeated="966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female_2016_08_05.dae</text:p>
          </table:table-cell>
          <table:table-cell table:style-name="ce13"/>
          <table:table-cell table:style-name="ce50"/>
          <table:table-cell table:style-name="ce197"/>
          <table:table-cell table:style-name="ce207"/>
          <table:table-cell table:style-name="ce224"/>
          <table:table-cell table:style-name="ce227"/>
          <table:table-cell table:style-name="ce230" table:number-columns-repeated="2"/>
          <table:table-cell table:style-name="ce50" table:number-columns-repeated="15"/>
          <table:table-cell table:style-name="ce230" table:number-columns-repeated="3"/>
          <table:table-cell table:style-name="ce50" table:number-columns-repeated="966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male_2016_08_05.dae</text:p>
          </table:table-cell>
          <table:table-cell table:style-name="ce13"/>
          <table:table-cell table:style-name="ce50"/>
          <table:table-cell table:style-name="ce197"/>
          <table:table-cell table:style-name="ce207"/>
          <table:table-cell table:style-name="ce224"/>
          <table:table-cell table:style-name="ce227"/>
          <table:table-cell table:style-name="ce230" table:number-columns-repeated="2"/>
          <table:table-cell table:style-name="ce50" table:number-columns-repeated="15"/>
          <table:table-cell table:style-name="ce230" table:number-columns-repeated="3"/>
          <table:table-cell table:style-name="ce50" table:number-columns-repeated="966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angel_2016_08_05</text:p>
          </table:table-cell>
          <table:table-cell table:style-name="ce13"/>
          <table:table-cell table:style-name="ce50"/>
          <table:table-cell table:style-name="ce197"/>
          <table:table-cell table:style-name="ce207"/>
          <table:table-cell table:style-name="ce224"/>
          <table:table-cell table:style-name="ce227"/>
          <table:table-cell table:style-name="ce230" table:number-columns-repeated="2"/>
          <table:table-cell table:style-name="ce50" table:number-columns-repeated="15"/>
          <table:table-cell table:style-name="ce230" table:number-columns-repeated="3"/>
          <table:table-cell table:style-name="ce50" table:number-columns-repeated="966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http://wiki.secondlife.com/wiki/Project_Bento_Testing downloads </text:p>
          </table:table-cell>
          <table:table-cell table:style-name="ce13"/>
          <table:table-cell table:style-name="ce50"/>
          <table:table-cell table:style-name="ce197"/>
          <table:table-cell table:style-name="ce207"/>
          <table:table-cell table:style-name="ce224"/>
          <table:table-cell table:style-name="ce227"/>
          <table:table-cell table:style-name="ce230" table:number-columns-repeated="2"/>
          <table:table-cell table:style-name="ce50" table:number-columns-repeated="15"/>
          <table:table-cell table:style-name="ce230" table:number-columns-repeated="3"/>
          <table:table-cell table:style-name="ce50" table:number-columns-repeated="966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table:number-columns-repeated="2"/>
          <table:table-cell table:style-name="ce50"/>
          <table:table-cell table:style-name="ce197"/>
          <table:table-cell table:style-name="ce207"/>
          <table:table-cell table:style-name="ce224"/>
          <table:table-cell table:style-name="ce227"/>
          <table:table-cell table:style-name="ce230" table:number-columns-repeated="2"/>
          <table:table-cell table:style-name="ce50" table:number-columns-repeated="15"/>
          <table:table-cell table:style-name="ce230" table:number-columns-repeated="3"/>
          <table:table-cell table:style-name="ce50" table:number-columns-repeated="966"/>
          <table:table-cell table:style-name="ce21" table:number-columns-repeated="7"/>
          <table:table-cell table:style-name="ce18" table:number-columns-repeated="9"/>
        </table:table-row>
        <table:table-row table:style-name="ro3">
          <table:table-cell table:style-name="ce1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3"/>
          <table:table-cell table:style-name="ce50"/>
          <table:table-cell table:style-name="ce194"/>
          <table:table-cell table:style-name="ce208"/>
          <table:table-cell table:style-name="ce223"/>
          <table:table-cell table:style-name="ce207"/>
          <table:table-cell table:style-name="ce224"/>
          <table:table-cell table:style-name="ce227"/>
          <table:table-cell table:style-name="ce50" table:number-columns-repeated="15"/>
          <table:table-cell table:style-name="ce230" table:number-columns-repeated="3"/>
          <table:table-cell table:style-name="ce50" table:number-columns-repeated="968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3"/>
          <table:table-cell table:style-name="ce50"/>
          <table:table-cell table:style-name="ce194"/>
          <table:table-cell table:style-name="ce208"/>
          <table:table-cell table:style-name="ce223"/>
          <table:table-cell table:style-name="ce207"/>
          <table:table-cell table:style-name="ce224"/>
          <table:table-cell table:style-name="ce227"/>
          <table:table-cell table:style-name="ce50" table:number-columns-repeated="15"/>
          <table:table-cell table:style-name="ce230" table:number-columns-repeated="3"/>
          <table:table-cell table:style-name="ce50" table:number-columns-repeated="968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50"/>
          <table:table-cell table:style-name="ce194" table:number-columns-repeated="2"/>
          <table:table-cell table:style-name="ce223"/>
          <table:table-cell table:style-name="ce207"/>
          <table:table-cell table:style-name="ce224"/>
          <table:table-cell table:style-name="ce227"/>
          <table:table-cell table:style-name="ce50" table:number-columns-repeated="15"/>
          <table:table-cell table:style-name="ce230" table:number-columns-repeated="3"/>
          <table:table-cell table:style-name="ce50" table:number-columns-repeated="968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13"/>
          <table:table-cell table:style-name="ce50"/>
          <table:table-cell table:style-name="ce194" table:number-columns-repeated="2"/>
          <table:table-cell table:style-name="ce223"/>
          <table:table-cell table:style-name="ce207"/>
          <table:table-cell table:style-name="ce224"/>
          <table:table-cell table:style-name="ce227"/>
          <table:table-cell table:style-name="ce50" table:number-columns-repeated="15"/>
          <table:table-cell table:style-name="ce230" table:number-columns-repeated="3"/>
          <table:table-cell table:style-name="ce50" table:number-columns-repeated="968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13" table:number-columns-repeated="2"/>
          <table:table-cell table:style-name="ce50"/>
          <table:table-cell table:style-name="ce194" table:number-columns-repeated="2"/>
          <table:table-cell table:style-name="ce223"/>
          <table:table-cell table:style-name="ce207"/>
          <table:table-cell table:style-name="ce224"/>
          <table:table-cell table:style-name="ce227"/>
          <table:table-cell table:style-name="ce50" table:number-columns-repeated="15"/>
          <table:table-cell table:style-name="ce230" table:number-columns-repeated="3"/>
          <table:table-cell table:style-name="ce50" table:number-columns-repeated="968"/>
          <table:table-cell table:style-name="ce21" table:number-columns-repeated="7"/>
          <table:table-cell table:style-name="ce18" table:number-columns-repeated="7"/>
        </table:table-row>
        <table:table-row table:style-name="ro3">
          <table:table-cell table:style-name="ce5" office:value-type="string" calcext:value-type="string">
            <text:p>last updated 2020-03-04 Ada Radius</text:p>
          </table:table-cell>
          <table:table-cell table:style-name="ce10" table:number-columns-repeated="2"/>
          <table:table-cell table:style-name="ce198"/>
          <table:table-cell table:style-name="ce209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41"/>
          <table:table-cell table:style-name="ce8"/>
          <table:table-cell table:style-name="ce50" table:number-columns-repeated="27"/>
          <table:table-cell table:style-name="ce21" table:number-columns-repeated="7"/>
          <table:table-cell table:style-name="ce18" table:number-columns-repeated="6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style-name="ce50"/>
          <table:table-cell/>
          <table:table-cell table:style-name="ce194"/>
          <table:table-cell table:style-name="ce206"/>
          <table:table-cell table:style-name="ce223"/>
          <table:table-cell table:style-name="ce224"/>
          <table:table-cell table:style-name="ce207"/>
          <table:table-cell table:style-name="ce224"/>
          <table:table-cell table:style-name="ce21"/>
          <table:table-cell table:style-name="ce50" table:number-columns-repeated="14"/>
          <table:table-cell table:style-name="ce230" table:number-columns-repeated="3"/>
          <table:table-cell table:style-name="ce50" table:number-columns-repeated="969"/>
          <table:table-cell table:style-name="ce21" table:number-columns-repeated="7"/>
          <table:table-cell table:style-name="ce18" table:number-columns-repeated="6"/>
        </table:table-row>
        <table:table-row table:style-name="ro3" table:number-rows-repeated="4">
          <table:table-cell table:style-name="ce519"/>
          <table:table-cell table:style-name="ce205"/>
          <table:table-cell table:style-name="ce10"/>
          <table:table-cell table:number-columns-repeated="20"/>
          <table:table-cell table:style-name="ce536"/>
          <table:table-cell table:number-columns-repeated="985"/>
        </table:table-row>
        <table:table-row table:style-name="ro3" table:number-rows-repeated="747">
          <table:table-cell table:style-name="ce5"/>
          <table:table-cell table:style-name="ce205"/>
          <table:table-cell table:style-name="ce10"/>
          <table:table-cell table:number-columns-repeated="1006"/>
        </table:table-row>
        <table:table-row table:style-name="ro3" table:number-rows-repeated="1047639">
          <table:table-cell table:number-columns-repeated="1009"/>
        </table:table-row>
        <table:table-row table:style-name="ro3">
          <table:table-cell table:style-name="ce55"/>
          <table:table-cell table:style-name="ce215"/>
          <table:table-cell table:style-name="ce70"/>
          <table:table-cell table:style-name="ce200"/>
          <table:table-cell table:style-name="ce210"/>
          <table:table-cell table:style-name="ce225"/>
          <table:table-cell table:style-name="ce228"/>
          <table:table-cell table:style-name="ce231"/>
          <table:table-cell table:style-name="ce233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260" table:number-columns-repeated="3"/>
          <table:table-cell table:number-columns-repeated="985"/>
        </table:table-row>
      </table:table>
      <table:table table:name="Male" table:style-name="ta2">
        <office:forms form:automatic-focus="false" form:apply-design-mode="false"/>
        <table:table-column table:style-name="co30" table:default-cell-style-name="ce346"/>
        <table:table-column table:style-name="co22" table:default-cell-style-name="ce199"/>
        <table:table-column table:style-name="co31" table:default-cell-style-name="ce329"/>
        <table:table-column table:style-name="co32" table:number-columns-repeated="3" table:default-cell-style-name="ce379"/>
        <table:table-column table:style-name="co33" table:default-cell-style-name="ce409"/>
        <table:table-column table:style-name="co34" table:default-cell-style-name="ce437"/>
        <table:table-column table:style-name="co14" table:default-cell-style-name="ce458"/>
        <table:table-column table:style-name="co33" table:default-cell-style-name="ce427"/>
        <table:table-column table:style-name="co33" table:default-cell-style-name="ce437"/>
        <table:table-column table:style-name="co33" table:default-cell-style-name="ce427"/>
        <table:table-column table:style-name="co35" table:default-cell-style-name="ce409"/>
        <table:table-column table:style-name="co35" table:default-cell-style-name="ce437"/>
        <table:table-column table:style-name="co35" table:default-cell-style-name="ce458"/>
        <table:table-column table:style-name="co35" table:default-cell-style-name="ce427"/>
        <table:table-column table:style-name="co35" table:default-cell-style-name="ce437"/>
        <table:table-column table:style-name="co35" table:default-cell-style-name="ce427"/>
        <table:table-column table:style-name="co36" table:default-cell-style-name="ce486"/>
        <table:table-column table:style-name="co37" table:default-cell-style-name="ce491"/>
        <table:table-column table:style-name="co36" table:default-cell-style-name="ce491"/>
        <table:table-column table:style-name="co38" table:default-cell-style-name="ce504"/>
        <table:table-column table:style-name="co39" table:default-cell-style-name="ce486"/>
        <table:table-column table:style-name="co40" table:number-columns-repeated="2" table:default-cell-style-name="ce491"/>
        <table:table-column table:style-name="co41" table:default-cell-style-name="ce504"/>
        <table:table-column table:style-name="co42" table:default-cell-style-name="ce486"/>
        <table:table-column table:style-name="co42" table:default-cell-style-name="ce491"/>
        <table:table-column table:style-name="co36" table:default-cell-style-name="ce491"/>
        <table:table-column table:style-name="co41" table:default-cell-style-name="ce504"/>
        <table:table-column table:style-name="co43" table:default-cell-style-name="ce486"/>
        <table:table-column table:style-name="co44" table:default-cell-style-name="ce491"/>
        <table:table-column table:style-name="co45" table:default-cell-style-name="ce491"/>
        <table:table-column table:style-name="co46" table:default-cell-style-name="ce513"/>
        <table:table-column table:style-name="co41" table:number-columns-repeated="805" table:default-cell-style-name="ce541"/>
        <table:table-column table:style-name="co41" table:default-cell-style-name="ce549"/>
        <table:table-column table:style-name="co12" table:number-columns-repeated="33" table:default-cell-style-name="ce549"/>
        <table:table-column table:style-name="co12" table:number-columns-repeated="97" table:default-cell-style-name="ce647"/>
        <table:table-row table:style-name="ro12">
          <table:table-cell table:style-name="ce329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153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395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395"/>
          <table:table-cell table:style-name="ce405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456"/>
          <table:covered-table-cell table:style-name="ce439"/>
          <table:table-cell table:style-name="ce456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456"/>
          <table:table-cell table:style-name="ce405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456"/>
          <table:covered-table-cell table:style-name="ce439"/>
          <table:table-cell table:style-name="ce456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456"/>
          <table:table-cell table:style-name="ce480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488"/>
          <table:covered-table-cell table:style-name="ce493"/>
          <table:covered-table-cell table:number-columns-repeated="3" table:style-name="ce507"/>
          <table:covered-table-cell table:style-name="ce493"/>
          <table:covered-table-cell table:style-name="ce507"/>
          <table:covered-table-cell table:number-columns-repeated="2" table:style-name="ce488"/>
          <table:covered-table-cell table:style-name="ce493"/>
          <table:covered-table-cell table:style-name="ce507"/>
          <table:covered-table-cell table:number-columns-repeated="2" table:style-name="ce488"/>
          <table:covered-table-cell table:style-name="ce381"/>
          <table:table-cell table:style-name="ce329" table:number-columns-repeated="805"/>
          <table:table-cell table:style-name="ce542" table:number-columns-repeated="34"/>
          <table:table-cell table:number-columns-repeated="97"/>
        </table:table-row>
        <table:table-row table:style-name="ro3">
          <table:table-cell table:style-name="ce332" table:formula="of:=+[$'avatar_skeleton.xml convert'.A2]" office:value-type="string" office:string-value="mPelvis" calcext:value-type="string">
            <text:p>mPelvis</text:p>
          </table:table-cell>
          <table:table-cell table:style-name="ce153"/>
          <table:table-cell table:style-name="ce381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5183" calcext:value-type="float">
            <text:p>-0.015183</text:p>
          </table:table-cell>
          <table:table-cell table:style-name="ce472" office:value-type="float" office:value="0.061875" calcext:value-type="float">
            <text:p>0.061875</text:p>
          </table:table-cell>
          <table:table-cell table:style-name="ce474" office:value-type="float" office:value="0.002365" calcext:value-type="float">
            <text:p>0.002365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1.067" calcext:value-type="float">
            <text:p>1.067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style-name="ce543" table:number-columns-repeated="27"/>
          <table:table-cell table:number-columns-repeated="104"/>
        </table:table-row>
        <table:table-row table:style-name="ro3">
          <table:table-cell table:style-name="ce334" office:value-type="string" calcext:value-type="string">
            <text:p>PELVIS</text:p>
          </table:table-cell>
          <table:table-cell table:style-name="ce328" table:formula="of:=+[$'avatar_skeleton.xml convert'.B3]" office:value-type="string" office:string-value="mPelvis" calcext:value-type="string">
            <text:p>mPelvis</text:p>
          </table:table-cell>
          <table:table-cell table:style-name="ce374" table:formula="of:=+[$'avatar_skeleton.xml convert'.C3]" office:value-type="string" office:string-value="&quot;false&quot;" calcext:value-type="string">
            <text:p>"false"</text:p>
          </table:table-cell>
          <table:table-cell table:style-name="ce386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386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386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5.66551" calcext:value-type="float">
            <text:p>5.666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12" calcext:value-type="float">
            <text:p>0.120</text:p>
          </table:table-cell>
          <table:table-cell table:style-name="ce382" office:value-type="float" office:value="0.16" calcext:value-type="float">
            <text:p>0.160</text:p>
          </table:table-cell>
          <table:table-cell table:style-name="ce382" office:value-type="float" office:value="0.17" calcext:value-type="float">
            <text:p>0.170</text:p>
          </table:table-cell>
          <table:table-cell table:style-name="ce469" office:value-type="float" office:value="-0.008333" calcext:value-type="float">
            <text:p>-0.008333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-0.02" calcext:value-type="float">
            <text:p>-0.020000</text:p>
          </table:table-cell>
          <table:table-cell table:style-name="ce479" office:value-type="float" office:value="0.118333" calcext:value-type="float">
            <text:p>0.1183330</text:p>
          </table:table-cell>
          <table:table-cell table:style-name="ce479" office:value-type="float" office:value="0.16" calcext:value-type="float">
            <text:p>0.1600000</text:p>
          </table:table-cell>
          <table:table-cell table:style-name="ce479" office:value-type="float" office:value="0.17" calcext:value-type="float">
            <text:p>0.17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-0.01" calcext:value-type="float">
            <text:p>-0.01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01999998" calcext:value-type="float">
            <text:p>-0.0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4" table:number-columns-repeated="27"/>
          <table:table-cell table:style-name="ce548" table:number-columns-repeated="7"/>
          <table:table-cell table:style-name="ce554" table:number-columns-repeated="97"/>
        </table:table-row>
        <table:table-row table:style-name="ro3">
          <table:table-cell table:style-name="ce336" office:value-type="string" calcext:value-type="string">
            <text:p>BUTT</text:p>
          </table:table-cell>
          <table:table-cell table:style-name="ce364" table:formula="of:=+[$'avatar_skeleton.xml convert'.B4]" office:value-type="string" office:string-value="mPelvis" calcext:value-type="string">
            <text:p>mPelvis</text:p>
          </table:table-cell>
          <table:table-cell table:style-name="ce375" table:formula="of:=+[$'avatar_skeleton.xml convert'.C4]" office:value-type="string" office:string-value="&quot;false&quot;" calcext:value-type="string">
            <text:p>"false"</text:p>
          </table:table-cell>
          <table:table-cell table:style-name="ce387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387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387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412" office:value-type="float" office:value="0" calcext:value-type="float">
            <text:p>0.000</text:p>
          </table:table-cell>
          <table:table-cell table:style-name="ce436" office:value-type="float" office:value="0" calcext:value-type="float">
            <text:p>0.000</text:p>
          </table:table-cell>
          <table:table-cell table:style-name="ce460" office:value-type="float" office:value="0" calcext:value-type="float">
            <text:p>0.000</text:p>
          </table:table-cell>
          <table:table-cell table:number-columns-repeated="3" table:style-name="ce436" office:value-type="float" office:value="0.1" calcext:value-type="float">
            <text:p>0.100</text:p>
          </table:table-cell>
          <table:table-cell table:style-name="ce469" office:value-type="float" office:value="-0.055" calcext:value-type="float">
            <text:p>-0.055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-0.1" calcext:value-type="float">
            <text:p>-0.100000</text:p>
          </table:table-cell>
          <table:table-cell table:style-name="ce479" office:value-type="float" office:value="0.1" calcext:value-type="float">
            <text:p>0.1000000</text:p>
          </table:table-cell>
          <table:table-cell table:style-name="ce479" office:value-type="float" office:value="0.114767" calcext:value-type="float">
            <text:p>0.1147670</text:p>
          </table:table-cell>
          <table:table-cell table:style-name="ce479" office:value-type="float" office:value="0.1" calcext:value-type="float">
            <text:p>0.1000000</text:p>
          </table:table-cell>
          <table:table-cell table:style-name="ce485" office:value-type="float" office:value="1" calcext:value-type="float">
            <text:p>1.0</text:p>
          </table:table-cell>
          <table:table-cell table:number-columns-repeated="2" table:style-name="ce490" office:value-type="float" office:value="0" calcext:value-type="float">
            <text:p>0.0</text:p>
          </table:table-cell>
          <table:table-cell table:style-name="ce503" office:value-type="float" office:value="-0.06" calcext:value-type="float">
            <text:p>-0.0600000</text:p>
          </table:table-cell>
          <table:table-cell table:style-name="ce485" office:value-type="float" office:value="0" calcext:value-type="float">
            <text:p>0.0</text:p>
          </table:table-cell>
          <table:table-cell table:style-name="ce490" office:value-type="float" office:value="1" calcext:value-type="float">
            <text:p>1.0</text:p>
          </table:table-cell>
          <table:table-cell table:style-name="ce490" office:value-type="float" office:value="0" calcext:value-type="float">
            <text:p>0.0</text:p>
          </table:table-cell>
          <table:table-cell table:style-name="ce503" office:value-type="float" office:value="0" calcext:value-type="float">
            <text:p>0.0000000</text:p>
          </table:table-cell>
          <table:table-cell table:style-name="ce485" office:value-type="float" office:value="0" calcext:value-type="float">
            <text:p>0.0</text:p>
          </table:table-cell>
          <table:table-cell table:style-name="ce490" office:value-type="float" office:value="0" calcext:value-type="float">
            <text:p>0.0</text:p>
          </table:table-cell>
          <table:table-cell table:style-name="ce490" office:value-type="float" office:value="1" calcext:value-type="float">
            <text:p>1.0</text:p>
          </table:table-cell>
          <table:table-cell table:style-name="ce503" office:value-type="float" office:value="-0.1" calcext:value-type="float">
            <text:p>-0.1000000</text:p>
          </table:table-cell>
          <table:table-cell table:style-name="ce485" office:value-type="float" office:value="0" calcext:value-type="float">
            <text:p>0.0</text:p>
          </table:table-cell>
          <table:table-cell table:number-columns-repeated="2" table:style-name="ce490" office:value-type="float" office:value="0" calcext:value-type="float">
            <text:p>0.0</text:p>
          </table:table-cell>
          <table:table-cell table:style-name="ce512" office:value-type="float" office:value="1" calcext:value-type="float">
            <text:p>1.0</text:p>
          </table:table-cell>
          <table:table-cell table:style-name="ce540" table:number-columns-repeated="805"/>
          <table:table-cell table:style-name="ce547" table:number-columns-repeated="27"/>
          <table:table-cell table:style-name="ce552" table:number-columns-repeated="7"/>
          <table:table-cell table:style-name="ce555" table:number-columns-repeated="25"/>
          <table:table-cell table:style-name="ce554" table:number-columns-repeated="72"/>
        </table:table-row>
        <table:table-row table:style-name="ro3">
          <table:table-cell table:style-name="ce332" office:value-type="string" calcext:value-type="string">
            <text:p>mSpine1</text:p>
          </table:table-cell>
          <table:table-cell table:style-name="ce368" table:formula="of:=+[$'avatar_skeleton.xml convert'.B5]" office:value-type="string" office:string-value="mPelvis" calcext:value-type="string">
            <text:p>mPelvis</text:p>
          </table:table-cell>
          <table:table-cell table:style-name="ce381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84" calcext:value-type="float">
            <text:p>0.08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8399999" calcext:value-type="float">
            <text:p>0.08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style-name="ce543" table:number-columns-repeated="27"/>
          <table:table-cell table:number-columns-repeated="104"/>
        </table:table-row>
        <table:table-row table:style-name="ro3">
          <table:table-cell table:style-name="ce332" office:value-type="string" calcext:value-type="string">
            <text:p>mSpine2</text:p>
          </table:table-cell>
          <table:table-cell table:style-name="ce153" table:formula="of:=+[$'avatar_skeleton.xml convert'.B6]" office:value-type="string" office:string-value="mSpine1" calcext:value-type="string">
            <text:p>mSpine1</text:p>
          </table:table-cell>
          <table:table-cell table:style-name="ce381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84" calcext:value-type="float">
            <text:p>-0.08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8399999" calcext:value-type="float">
            <text:p>-0.08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style-name="ce543" table:number-columns-repeated="27"/>
          <table:table-cell table:number-columns-repeated="104"/>
        </table:table-row>
        <table:table-row table:style-name="ro3">
          <table:table-cell table:style-name="ce332" office:value-type="string" calcext:value-type="string">
            <text:p>mTorso</text:p>
          </table:table-cell>
          <table:table-cell table:style-name="ce153" table:formula="of:=+[$'avatar_skeleton.xml convert'.B7]" office:value-type="string" office:string-value="mSpine2" calcext:value-type="string">
            <text:p>mSpine2</text:p>
          </table:table-cell>
          <table:table-cell table:style-name="ce381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84" calcext:value-type="float">
            <text:p>0.084000</text:p>
          </table:table-cell>
          <table:table-cell table:number-columns-repeated="2" table:style-name="ce478" office:value-type="float" office:value="1" calcext:value-type="float">
            <text:p>1.0000000</text:p>
          </table:table-cell>
          <table:table-cell table:style-name="ce478" office:value-type="float" office:value="1.05" calcext:value-type="float">
            <text:p>1.05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8400001" calcext:value-type="float">
            <text:p>0.08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style-name="ce543" table:number-columns-repeated="27"/>
          <table:table-cell table:number-columns-repeated="104"/>
        </table:table-row>
        <table:table-row table:style-name="ro3">
          <table:table-cell table:style-name="ce334" office:value-type="string" calcext:value-type="string">
            <text:p>BELLY</text:p>
          </table:table-cell>
          <table:table-cell table:style-name="ce123" table:formula="of:=+[$'avatar_skeleton.xml convert'.B8]" office:value-type="string" office:string-value="mTorso" calcext:value-type="string">
            <text:p>mTorso</text:p>
          </table:table-cell>
          <table:table-cell table:style-name="ce374" table:formula="of:=+[$'avatar_skeleton.xml convert'.C8]" office:value-type="string" office:string-value="&quot;false&quot;" calcext:value-type="string">
            <text:p>"false"</text:p>
          </table:table-cell>
          <table:table-cell table:style-name="ce386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386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386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8" calcext:value-type="float">
            <text:p>8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12" calcext:value-type="float">
            <text:p>0.120</text:p>
          </table:table-cell>
          <table:table-cell table:style-name="ce382" office:value-type="float" office:value="0.16" calcext:value-type="float">
            <text:p>0.160</text:p>
          </table:table-cell>
          <table:table-cell table:style-name="ce382" office:value-type="float" office:value="0.15" calcext:value-type="float">
            <text:p>0.150</text:p>
          </table:table-cell>
          <table:table-cell table:style-name="ce469" office:value-type="float" office:value="-0.002" calcext:value-type="float">
            <text:p>-0.002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6" calcext:value-type="float">
            <text:p>0.060000</text:p>
          </table:table-cell>
          <table:table-cell table:style-name="ce479" office:value-type="float" office:value="0.12" calcext:value-type="float">
            <text:p>0.1200000</text:p>
          </table:table-cell>
          <table:table-cell table:style-name="ce479" office:value-type="float" office:value="0.16" calcext:value-type="float">
            <text:p>0.1600000</text:p>
          </table:table-cell>
          <table:table-cell table:style-name="ce479" office:value-type="float" office:value="0.1575" calcext:value-type="float">
            <text:p>0.157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28" calcext:value-type="float">
            <text:p>0.028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4200006" calcext:value-type="float">
            <text:p>0.0420001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4" table:number-columns-repeated="27"/>
          <table:table-cell table:style-name="ce548" table:number-columns-repeated="7"/>
          <table:table-cell table:style-name="ce554" table:number-columns-repeated="97"/>
        </table:table-row>
        <table:table-row table:style-name="ro3">
          <table:table-cell table:style-name="ce341" office:value-type="string" calcext:value-type="string">
            <text:p>LEFT_HANDLE</text:p>
          </table:table-cell>
          <table:table-cell table:style-name="ce123" table:formula="of:=+[$'avatar_skeleton.xml convert'.B9]" office:value-type="string" office:string-value="mTorso" calcext:value-type="string">
            <text:p>mTorso</text:p>
          </table:table-cell>
          <table:table-cell table:style-name="ce376" table:formula="of:=+[$'avatar_skeleton.xml convert'.C9]" office:value-type="string" office:string-value="&quot;false&quot;" calcext:value-type="string">
            <text:p>"false"</text:p>
          </table:table-cell>
          <table:table-cell table:style-name="ce386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386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386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3" table:style-name="ce382" office:value-type="float" office:value="0.05" calcext:value-type="float">
            <text:p>0.05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.1" calcext:value-type="float">
            <text:p>0.100000</text:p>
          </table:table-cell>
          <table:table-cell table:style-name="ce477" office:value-type="float" office:value="0.058" calcext:value-type="float">
            <text:p>0.058000</text:p>
          </table:table-cell>
          <table:table-cell table:number-columns-repeated="2" table:style-name="ce479" office:value-type="float" office:value="0.05" calcext:value-type="float">
            <text:p>0.0500000</text:p>
          </table:table-cell>
          <table:table-cell table:style-name="ce479" office:value-type="float" office:value="0.0525" calcext:value-type="float">
            <text:p>0.052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.1" calcext:value-type="float">
            <text:p>0.1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6089997" calcext:value-type="float">
            <text:p>0.0609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4" office:value-type="string" calcext:value-type="string">
            <text:p>RIGHT_HANDLE</text:p>
          </table:table-cell>
          <table:table-cell table:style-name="ce123" table:formula="of:=+[$'avatar_skeleton.xml convert'.B10]" office:value-type="string" office:string-value="mTorso" calcext:value-type="string">
            <text:p>mTorso</text:p>
          </table:table-cell>
          <table:table-cell table:style-name="ce376" table:formula="of:=+[$'avatar_skeleton.xml convert'.C10]" office:value-type="string" office:string-value="&quot;false&quot;" calcext:value-type="string">
            <text:p>"false"</text:p>
          </table:table-cell>
          <table:table-cell table:style-name="ce386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386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386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3" table:style-name="ce382" office:value-type="float" office:value="0.05" calcext:value-type="float">
            <text:p>0.05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-0.1" calcext:value-type="float">
            <text:p>-0.100000</text:p>
          </table:table-cell>
          <table:table-cell table:style-name="ce477" office:value-type="float" office:value="0.058" calcext:value-type="float">
            <text:p>0.058000</text:p>
          </table:table-cell>
          <table:table-cell table:number-columns-repeated="2" table:style-name="ce479" office:value-type="float" office:value="0.05" calcext:value-type="float">
            <text:p>0.0500000</text:p>
          </table:table-cell>
          <table:table-cell table:style-name="ce479" office:value-type="float" office:value="0.0525" calcext:value-type="float">
            <text:p>0.052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-0.1" calcext:value-type="float">
            <text:p>-0.1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6089997" calcext:value-type="float">
            <text:p>0.0609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4" office:value-type="string" calcext:value-type="string">
            <text:p>LOWER_BACK</text:p>
          </table:table-cell>
          <table:table-cell table:style-name="ce123" table:formula="of:=+[$'avatar_skeleton.xml convert'.B11]" office:value-type="string" office:string-value="mTorso" calcext:value-type="string">
            <text:p>mTorso</text:p>
          </table:table-cell>
          <table:table-cell table:style-name="ce376" table:formula="of:=+[$'avatar_skeleton.xml convert'.C11]" office:value-type="string" office:string-value="&quot;false&quot;" calcext:value-type="string">
            <text:p>"false"</text:p>
          </table:table-cell>
          <table:table-cell table:style-name="ce386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386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386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382" office:value-type="float" office:value="0.15" calcext:value-type="float">
            <text:p>0.15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23" calcext:value-type="float">
            <text:p>0.023000</text:p>
          </table:table-cell>
          <table:table-cell table:style-name="ce479" office:value-type="float" office:value="0.09" calcext:value-type="float">
            <text:p>0.0900000</text:p>
          </table:table-cell>
          <table:table-cell table:style-name="ce479" office:value-type="float" office:value="0.13" calcext:value-type="float">
            <text:p>0.1300000</text:p>
          </table:table-cell>
          <table:table-cell table:style-name="ce479" office:value-type="float" office:value="0.1575" calcext:value-type="float">
            <text:p>0.157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2415001" calcext:value-type="float">
            <text:p>0.02415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Spine3</text:p>
          </table:table-cell>
          <table:table-cell table:style-name="ce156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5" calcext:value-type="float">
            <text:p>-0.01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205" calcext:value-type="float">
            <text:p>0.205000</text:p>
          </table:table-cell>
          <table:table-cell table:number-columns-repeated="2" table:style-name="ce478" office:value-type="float" office:value="1" calcext:value-type="float">
            <text:p>1.0000000</text:p>
          </table:table-cell>
          <table:table-cell table:style-name="ce478" office:value-type="float" office:value="1.05" calcext:value-type="float">
            <text:p>1.05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5" calcext:value-type="float">
            <text:p>-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21525" calcext:value-type="float">
            <text:p>0.21525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Spine4</text:p>
          </table:table-cell>
          <table:table-cell table:style-name="ce153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5" calcext:value-type="float">
            <text:p>0.01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205" calcext:value-type="float">
            <text:p>-0.205000</text:p>
          </table:table-cell>
          <table:table-cell table:number-columns-repeated="2" table:style-name="ce478" office:value-type="float" office:value="1" calcext:value-type="float">
            <text:p>1.0000000</text:p>
          </table:table-cell>
          <table:table-cell table:style-name="ce478" office:value-type="float" office:value="1.05" calcext:value-type="float">
            <text:p>1.05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5" calcext:value-type="float">
            <text:p>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21525" calcext:value-type="float">
            <text:p>-0.21525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Chest</text:p>
          </table:table-cell>
          <table:table-cell table:style-name="ce153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5" calcext:value-type="float">
            <text:p>-0.01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205" calcext:value-type="float">
            <text:p>0.205000</text:p>
          </table:table-cell>
          <table:table-cell table:style-name="ce478" office:value-type="float" office:value="1.04" calcext:value-type="float">
            <text:p>1.0400000</text:p>
          </table:table-cell>
          <table:table-cell table:style-name="ce478" office:value-type="float" office:value="1.01" calcext:value-type="float">
            <text:p>1.0100000</text:p>
          </table:table-cell>
          <table:table-cell table:style-name="ce478" office:value-type="float" office:value="1.05" calcext:value-type="float">
            <text:p>1.05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5" calcext:value-type="float">
            <text:p>-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205" calcext:value-type="float">
            <text:p>0.20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CHEST</text:p>
          </table:table-cell>
          <table:table-cell table:style-name="ce127" table:formula="of:=+[$'avatar_skeleton.xml convert'.B15]" office:value-type="string" office:string-value="mChest" calcext:value-type="string">
            <text:p>mChest</text:p>
          </table:table-cell>
          <table:table-cell table:style-name="ce376" table:formula="of:=+[$'avatar_skeleton.xml convert'.C15]" office:value-type="string" office:string-value="&quot;false&quot;" calcext:value-type="string">
            <text:p>"false"</text:p>
          </table:table-cell>
          <table:table-cell table:style-name="ce386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386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386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-10" calcext:value-type="float">
            <text:p>-1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14" calcext:value-type="float">
            <text:p>0.140</text:p>
          </table:table-cell>
          <table:table-cell table:style-name="ce382" office:value-type="float" office:value="0.19" calcext:value-type="float">
            <text:p>0.190</text:p>
          </table:table-cell>
          <table:table-cell table:style-name="ce382" office:value-type="float" office:value="0.22" calcext:value-type="float">
            <text:p>0.220</text:p>
          </table:table-cell>
          <table:table-cell table:style-name="ce469" office:value-type="float" office:value="-0.002" calcext:value-type="float">
            <text:p>-0.002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6" calcext:value-type="float">
            <text:p>0.060000</text:p>
          </table:table-cell>
          <table:table-cell table:style-name="ce479" office:value-type="float" office:value="0.1444" calcext:value-type="float">
            <text:p>0.1444000</text:p>
          </table:table-cell>
          <table:table-cell table:style-name="ce479" office:value-type="float" office:value="0.1915" calcext:value-type="float">
            <text:p>0.1915000</text:p>
          </table:table-cell>
          <table:table-cell table:style-name="ce479" office:value-type="float" office:value="0.23" calcext:value-type="float">
            <text:p>0.23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2912001" calcext:value-type="float">
            <text:p>0.02912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7350004" calcext:value-type="float">
            <text:p>0.0735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1" office:value-type="string" calcext:value-type="string">
            <text:p>LEFT_PEC</text:p>
          </table:table-cell>
          <table:table-cell table:style-name="ce127" table:formula="of:=+[$'avatar_skeleton.xml convert'.B16]" office:value-type="string" office:string-value="mChest" calcext:value-type="string">
            <text:p>mChest</text:p>
          </table:table-cell>
          <table:table-cell table:style-name="ce376" table:formula="of:=+[$'avatar_skeleton.xml convert'.C16]" office:value-type="string" office:string-value="&quot;false&quot;" calcext:value-type="string">
            <text:p>"false"</text:p>
          </table:table-cell>
          <table:table-cell table:style-name="ce386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386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386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4.29" calcext:value-type="float">
            <text:p>4.29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3" table:style-name="ce382" office:value-type="float" office:value="0.05" calcext:value-type="float">
            <text:p>0.050</text:p>
          </table:table-cell>
          <table:table-cell table:style-name="ce469" office:value-type="float" office:value="0.127" calcext:value-type="float">
            <text:p>0.127000</text:p>
          </table:table-cell>
          <table:table-cell table:style-name="ce473" office:value-type="float" office:value="0.052" calcext:value-type="float">
            <text:p>0.052000</text:p>
          </table:table-cell>
          <table:table-cell table:style-name="ce477" office:value-type="float" office:value="0.052" calcext:value-type="float">
            <text:p>0.052000</text:p>
          </table:table-cell>
          <table:table-cell table:style-name="ce479" office:value-type="float" office:value="0.052" calcext:value-type="float">
            <text:p>0.0520000</text:p>
          </table:table-cell>
          <table:table-cell table:style-name="ce479" office:value-type="float" office:value="0.0505" calcext:value-type="float">
            <text:p>0.0505000</text:p>
          </table:table-cell>
          <table:table-cell table:style-name="ce479" office:value-type="float" office:value="0.0525" calcext:value-type="float">
            <text:p>0.052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1237601" calcext:value-type="float">
            <text:p>0.1237601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.08282" calcext:value-type="float">
            <text:p>0.08282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4410005" calcext:value-type="float">
            <text:p>0.0441001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4" office:value-type="string" calcext:value-type="string">
            <text:p>RIGHT_PEC</text:p>
          </table:table-cell>
          <table:table-cell table:style-name="ce127" table:formula="of:=+[$'avatar_skeleton.xml convert'.B17]" office:value-type="string" office:string-value="mChest" calcext:value-type="string">
            <text:p>mChest</text:p>
          </table:table-cell>
          <table:table-cell table:style-name="ce376" table:formula="of:=+[$'avatar_skeleton.xml convert'.C17]" office:value-type="string" office:string-value="&quot;false&quot;" calcext:value-type="string">
            <text:p>"false"</text:p>
          </table:table-cell>
          <table:table-cell table:style-name="ce386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386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386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4.29" calcext:value-type="float">
            <text:p>4.29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3" table:style-name="ce382" office:value-type="float" office:value="0.05" calcext:value-type="float">
            <text:p>0.050</text:p>
          </table:table-cell>
          <table:table-cell table:style-name="ce469" office:value-type="float" office:value="0.127" calcext:value-type="float">
            <text:p>0.127000</text:p>
          </table:table-cell>
          <table:table-cell table:style-name="ce473" office:value-type="float" office:value="-0.052" calcext:value-type="float">
            <text:p>-0.052000</text:p>
          </table:table-cell>
          <table:table-cell table:style-name="ce477" office:value-type="float" office:value="0.052" calcext:value-type="float">
            <text:p>0.052000</text:p>
          </table:table-cell>
          <table:table-cell table:style-name="ce479" office:value-type="float" office:value="0.052" calcext:value-type="float">
            <text:p>0.0520000</text:p>
          </table:table-cell>
          <table:table-cell table:style-name="ce479" office:value-type="float" office:value="0.0505" calcext:value-type="float">
            <text:p>0.0505000</text:p>
          </table:table-cell>
          <table:table-cell table:style-name="ce479" office:value-type="float" office:value="0.0525" calcext:value-type="float">
            <text:p>0.052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1237601" calcext:value-type="float">
            <text:p>0.1237601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-0.08282" calcext:value-type="float">
            <text:p>-0.08282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4410005" calcext:value-type="float">
            <text:p>0.0441001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4" office:value-type="string" calcext:value-type="string">
            <text:p>UPPER_BACK</text:p>
          </table:table-cell>
          <table:table-cell table:style-name="ce127" table:formula="of:=+[$'avatar_skeleton.xml convert'.B18]" office:value-type="string" office:string-value="mChest" calcext:value-type="string">
            <text:p>mChest</text:p>
          </table:table-cell>
          <table:table-cell table:style-name="ce376" table:formula="of:=+[$'avatar_skeleton.xml convert'.C18]" office:value-type="string" office:string-value="&quot;false&quot;" calcext:value-type="string">
            <text:p>"false"</text:p>
          </table:table-cell>
          <table:table-cell table:style-name="ce386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386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386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382" office:value-type="float" office:value="0.15" calcext:value-type="float">
            <text:p>0.15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17" calcext:value-type="float">
            <text:p>0.017000</text:p>
          </table:table-cell>
          <table:table-cell table:style-name="ce479" office:value-type="float" office:value="0.0936" calcext:value-type="float">
            <text:p>0.0936000</text:p>
          </table:table-cell>
          <table:table-cell table:style-name="ce479" office:value-type="float" office:value="0.1313" calcext:value-type="float">
            <text:p>0.1313000</text:p>
          </table:table-cell>
          <table:table-cell table:style-name="ce479" office:value-type="float" office:value="0.1575" calcext:value-type="float">
            <text:p>0.1575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1785004" calcext:value-type="float">
            <text:p>0.01785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Neck</text:p>
          </table:table-cell>
          <table:table-cell table:style-name="ce159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0.049" calcext:value-type="float">
            <text:p>0.049000</text:p>
          </table:table-cell>
          <table:table-cell table:style-name="ce474" office:value-type="float" office:value="-0.491" calcext:value-type="float">
            <text:p>-0.49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.1" calcext:value-type="float">
            <text:p>1.1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" calcext:value-type="float">
            <text:p>-0.01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251" calcext:value-type="float">
            <text:p>0.25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NECK</text:p>
          </table:table-cell>
          <table:table-cell table:style-name="ce1" table:formula="of:=+[$'avatar_skeleton.xml convert'.B20]" office:value-type="string" office:string-value="mNeck" calcext:value-type="string">
            <text:p>mNeck</text:p>
          </table:table-cell>
          <table:table-cell table:style-name="ce376" table:formula="of:=+[$'avatar_skeleton.xml convert'.C20]" office:value-type="string" office:string-value="&quot;false&quot;" calcext:value-type="string">
            <text:p>"false"</text:p>
          </table:table-cell>
          <table:table-cell table:style-name="ce386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386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386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65" calcext:value-type="float">
            <text:p>0.065</text:p>
          </table:table-cell>
          <table:table-cell table:style-name="ce382" office:value-type="float" office:value="0.07" calcext:value-type="float">
            <text:p>0.070</text:p>
          </table:table-cell>
          <table:table-cell table:style-name="ce382" office:value-type="float" office:value="0.08" calcext:value-type="float">
            <text:p>0.08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2" calcext:value-type="float">
            <text:p>0.020000</text:p>
          </table:table-cell>
          <table:table-cell table:style-name="ce479" office:value-type="float" office:value="0.05725" calcext:value-type="float">
            <text:p>0.0572500</text:p>
          </table:table-cell>
          <table:table-cell table:style-name="ce479" office:value-type="float" office:value="0.0601" calcext:value-type="float">
            <text:p>0.0601000</text:p>
          </table:table-cell>
          <table:table-cell table:style-name="ce479" office:value-type="float" office:value="0.096" calcext:value-type="float">
            <text:p>0.096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2400005" calcext:value-type="float">
            <text:p>0.0240001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Head</text:p>
          </table:table-cell>
          <table:table-cell table:style-name="ce153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76" calcext:value-type="float">
            <text:p>0.076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7600001" calcext:value-type="float">
            <text:p>0.07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HEAD</text:p>
          </table:table-cell>
          <table:table-cell table:style-name="ce129" table:formula="of:=+[$'avatar_skeleton.xml convert'.B22]" office:value-type="string" office:string-value="mHead" calcext:value-type="string">
            <text:p>mHead</text:p>
          </table:table-cell>
          <table:table-cell table:style-name="ce376" table:formula="of:=+[$'avatar_skeleton.xml convert'.C22]" office:value-type="string" office:string-value="&quot;false&quot;" calcext:value-type="string">
            <text:p>"false"</text:p>
          </table:table-cell>
          <table:table-cell table:style-name="ce386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386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386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11" calcext:value-type="float">
            <text:p>0.11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2" office:value-type="float" office:value="0.13" calcext:value-type="float">
            <text:p>0.130</text:p>
          </table:table-cell>
          <table:table-cell table:style-name="ce469" office:value-type="float" office:value="0.02" calcext:value-type="float">
            <text:p>0.02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6" calcext:value-type="float">
            <text:p>0.060000</text:p>
          </table:table-cell>
          <table:table-cell table:style-name="ce479" office:value-type="float" office:value="0.10175" calcext:value-type="float">
            <text:p>0.1017500</text:p>
          </table:table-cell>
          <table:table-cell table:style-name="ce479" office:value-type="float" office:value="0.08325" calcext:value-type="float">
            <text:p>0.0832500</text:p>
          </table:table-cell>
          <table:table-cell table:style-name="ce479" office:value-type="float" office:value="0.121" calcext:value-type="float">
            <text:p>0.121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1850002" calcext:value-type="float">
            <text:p>0.0185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6475008" calcext:value-type="float">
            <text:p>0.0647501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Skull</text:p>
          </table:table-cell>
          <table:table-cell table:style-name="ce16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715" calcext:value-type="float">
            <text:p>0.0715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7307506" calcext:value-type="float">
            <text:p>0.0730751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EyeRight</text:p>
          </table:table-cell>
          <table:table-cell table:style-name="ce16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98" calcext:value-type="float">
            <text:p>0.098000</text:p>
          </table:table-cell>
          <table:table-cell table:style-name="ce472" office:value-type="float" office:value="-0.039" calcext:value-type="float">
            <text:p>-0.039000</text:p>
          </table:table-cell>
          <table:table-cell table:style-name="ce474" office:value-type="float" office:value="0.079" calcext:value-type="float">
            <text:p>0.079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98" calcext:value-type="float">
            <text:p>0.09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6" calcext:value-type="float">
            <text:p>-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79" calcext:value-type="float">
            <text:p>0.07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EyeLeft</text:p>
          </table:table-cell>
          <table:table-cell table:style-name="ce16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98" calcext:value-type="float">
            <text:p>0.098000</text:p>
          </table:table-cell>
          <table:table-cell table:style-name="ce472" office:value-type="float" office:value="0.039" calcext:value-type="float">
            <text:p>0.039000</text:p>
          </table:table-cell>
          <table:table-cell table:style-name="ce474" office:value-type="float" office:value="0.079" calcext:value-type="float">
            <text:p>0.079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98" calcext:value-type="float">
            <text:p>0.09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6" calcext:value-type="float">
            <text:p>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79" calcext:value-type="float">
            <text:p>0.07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Root</text:p>
          </table:table-cell>
          <table:table-cell table:style-name="ce16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5" calcext:value-type="float">
            <text:p>0.02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465" calcext:value-type="float">
            <text:p>0.046500</text:p>
          </table:table-cell>
          <table:table-cell table:style-name="ce478" office:value-type="float" office:value="0.925" calcext:value-type="float">
            <text:p>0.9250000</text:p>
          </table:table-cell>
          <table:table-cell table:style-name="ce478" office:value-type="float" office:value="0.946" calcext:value-type="float">
            <text:p>0.9460000</text:p>
          </table:table-cell>
          <table:table-cell table:style-name="ce478" office:value-type="float" office:value="0.904" calcext:value-type="float">
            <text:p>0.904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5" calcext:value-type="float">
            <text:p>0.02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AltRight</text:p>
          </table:table-cell>
          <table:table-cell table:style-name="ce16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3" calcext:value-type="float">
            <text:p>0.073000</text:p>
          </table:table-cell>
          <table:table-cell table:style-name="ce472" office:value-type="float" office:value="-0.03801" calcext:value-type="float">
            <text:p>-0.038010</text:p>
          </table:table-cell>
          <table:table-cell table:style-name="ce474" office:value-type="float" office:value="0.033325" calcext:value-type="float">
            <text:p>0.033325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752507" calcext:value-type="float">
            <text:p>0.067525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405608" calcext:value-type="float">
            <text:p>-0.034056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073585" calcext:value-type="float">
            <text:p>0.0307359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AltLeft</text:p>
          </table:table-cell>
          <table:table-cell table:style-name="ce16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3" calcext:value-type="float">
            <text:p>0.073000</text:p>
          </table:table-cell>
          <table:table-cell table:style-name="ce472" office:value-type="float" office:value="0.03801" calcext:value-type="float">
            <text:p>0.038010</text:p>
          </table:table-cell>
          <table:table-cell table:style-name="ce474" office:value-type="float" office:value="0.033325" calcext:value-type="float">
            <text:p>0.033325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752507" calcext:value-type="float">
            <text:p>0.067525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405608" calcext:value-type="float">
            <text:p>0.034056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073585" calcext:value-type="float">
            <text:p>0.0307359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ForeheadLeft</text:p>
          </table:table-cell>
          <table:table-cell table:style-name="ce16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4" calcext:value-type="float">
            <text:p>0.064000</text:p>
          </table:table-cell>
          <table:table-cell table:style-name="ce472" office:value-type="float" office:value="0.035" calcext:value-type="float">
            <text:p>0.035000</text:p>
          </table:table-cell>
          <table:table-cell table:style-name="ce474" office:value-type="float" office:value="0.086" calcext:value-type="float">
            <text:p>0.086000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0.865" calcext:value-type="float">
            <text:p>0.86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1" calcext:value-type="float">
            <text:p>0.06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5" calcext:value-type="float">
            <text:p>0.03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83" calcext:value-type="float">
            <text:p>0.08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ForeheadRight</text:p>
          </table:table-cell>
          <table:table-cell table:style-name="ce16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4" calcext:value-type="float">
            <text:p>0.064000</text:p>
          </table:table-cell>
          <table:table-cell table:style-name="ce472" office:value-type="float" office:value="-0.035" calcext:value-type="float">
            <text:p>-0.035000</text:p>
          </table:table-cell>
          <table:table-cell table:style-name="ce474" office:value-type="float" office:value="0.086" calcext:value-type="float">
            <text:p>0.086000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0.865" calcext:value-type="float">
            <text:p>0.86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1" calcext:value-type="float">
            <text:p>0.06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5" calcext:value-type="float">
            <text:p>-0.03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83" calcext:value-type="float">
            <text:p>0.08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browOuterLeft</text:p>
          </table:table-cell>
          <table:table-cell table:style-name="ce16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4" calcext:value-type="float">
            <text:p>0.064000</text:p>
          </table:table-cell>
          <table:table-cell table:style-name="ce472" office:value-type="float" office:value="0.051467" calcext:value-type="float">
            <text:p>0.051467</text:p>
          </table:table-cell>
          <table:table-cell table:style-name="ce474" office:value-type="float" office:value="0.04858" calcext:value-type="float">
            <text:p>0.048580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1.175" calcext:value-type="float">
            <text:p>1.17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4" calcext:value-type="float">
            <text:p>0.06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51" calcext:value-type="float">
            <text:p>0.05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48" calcext:value-type="float">
            <text:p>0.04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browCenterLeft</text:p>
          </table:table-cell>
          <table:table-cell table:style-name="ce16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" calcext:value-type="float">
            <text:p>0.070000</text:p>
          </table:table-cell>
          <table:table-cell table:style-name="ce472" office:value-type="float" office:value="0.044869" calcext:value-type="float">
            <text:p>0.044869</text:p>
          </table:table-cell>
          <table:table-cell table:style-name="ce474" office:value-type="float" office:value="0.060317" calcext:value-type="float">
            <text:p>0.060317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1.175" calcext:value-type="float">
            <text:p>1.17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" calcext:value-type="float">
            <text:p>0.07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43" calcext:value-type="float">
            <text:p>0.04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56" calcext:value-type="float">
            <text:p>0.05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browInnerLeft</text:p>
          </table:table-cell>
          <table:table-cell table:style-name="ce16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5" calcext:value-type="float">
            <text:p>0.075000</text:p>
          </table:table-cell>
          <table:table-cell table:style-name="ce472" office:value-type="float" office:value="0.024325" calcext:value-type="float">
            <text:p>0.024325</text:p>
          </table:table-cell>
          <table:table-cell table:style-name="ce474" office:value-type="float" office:value="0.0522" calcext:value-type="float">
            <text:p>0.052200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1.175" calcext:value-type="float">
            <text:p>1.17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5" calcext:value-type="float">
            <text:p>0.07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22" calcext:value-type="float">
            <text:p>0.02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51" calcext:value-type="float">
            <text:p>0.05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browOuterRight</text:p>
          </table:table-cell>
          <table:table-cell table:style-name="ce16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4" calcext:value-type="float">
            <text:p>0.064000</text:p>
          </table:table-cell>
          <table:table-cell table:style-name="ce472" office:value-type="float" office:value="-0.051467" calcext:value-type="float">
            <text:p>-0.051467</text:p>
          </table:table-cell>
          <table:table-cell table:style-name="ce474" office:value-type="float" office:value="0.04858" calcext:value-type="float">
            <text:p>0.048580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1.175" calcext:value-type="float">
            <text:p>1.17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4" calcext:value-type="float">
            <text:p>0.06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51" calcext:value-type="float">
            <text:p>-0.05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48" calcext:value-type="float">
            <text:p>0.04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browCenterRight</text:p>
          </table:table-cell>
          <table:table-cell table:style-name="ce16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" calcext:value-type="float">
            <text:p>0.070000</text:p>
          </table:table-cell>
          <table:table-cell table:style-name="ce472" office:value-type="float" office:value="-0.044869" calcext:value-type="float">
            <text:p>-0.044869</text:p>
          </table:table-cell>
          <table:table-cell table:style-name="ce474" office:value-type="float" office:value="0.060317" calcext:value-type="float">
            <text:p>0.060317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1.175" calcext:value-type="float">
            <text:p>1.17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" calcext:value-type="float">
            <text:p>0.07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43" calcext:value-type="float">
            <text:p>-0.04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56" calcext:value-type="float">
            <text:p>0.05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browInnerRight</text:p>
          </table:table-cell>
          <table:table-cell table:style-name="ce16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5" calcext:value-type="float">
            <text:p>0.075000</text:p>
          </table:table-cell>
          <table:table-cell table:style-name="ce472" office:value-type="float" office:value="-0.024325" calcext:value-type="float">
            <text:p>-0.024325</text:p>
          </table:table-cell>
          <table:table-cell table:style-name="ce474" office:value-type="float" office:value="0.0522" calcext:value-type="float">
            <text:p>0.052200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1.175" calcext:value-type="float">
            <text:p>1.17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5" calcext:value-type="float">
            <text:p>0.07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22" calcext:value-type="float">
            <text:p>-0.02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51" calcext:value-type="float">
            <text:p>0.05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LidUpperLeft</text:p>
          </table:table-cell>
          <table:table-cell table:style-name="ce16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3" calcext:value-type="float">
            <text:p>0.073000</text:p>
          </table:table-cell>
          <table:table-cell table:style-name="ce472" office:value-type="float" office:value="0.03801" calcext:value-type="float">
            <text:p>0.038010</text:p>
          </table:table-cell>
          <table:table-cell table:style-name="ce474" office:value-type="float" office:value="0.0334" calcext:value-type="float">
            <text:p>0.0334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300001" calcext:value-type="float">
            <text:p>0.07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6" calcext:value-type="float">
            <text:p>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LidLowerLeft</text:p>
          </table:table-cell>
          <table:table-cell table:style-name="ce16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3" calcext:value-type="float">
            <text:p>0.073000</text:p>
          </table:table-cell>
          <table:table-cell table:style-name="ce472" office:value-type="float" office:value="0.03801" calcext:value-type="float">
            <text:p>0.038010</text:p>
          </table:table-cell>
          <table:table-cell table:style-name="ce474" office:value-type="float" office:value="0.03325" calcext:value-type="float">
            <text:p>0.0332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300001" calcext:value-type="float">
            <text:p>0.07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6" calcext:value-type="float">
            <text:p>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LidUpperRight</text:p>
          </table:table-cell>
          <table:table-cell table:style-name="ce16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3" calcext:value-type="float">
            <text:p>0.073000</text:p>
          </table:table-cell>
          <table:table-cell table:style-name="ce472" office:value-type="float" office:value="-0.03801" calcext:value-type="float">
            <text:p>-0.038010</text:p>
          </table:table-cell>
          <table:table-cell table:style-name="ce474" office:value-type="float" office:value="0.0334" calcext:value-type="float">
            <text:p>0.0334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300001" calcext:value-type="float">
            <text:p>0.07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6" calcext:value-type="float">
            <text:p>-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LidLowerRight</text:p>
          </table:table-cell>
          <table:table-cell table:style-name="ce16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3" calcext:value-type="float">
            <text:p>0.073000</text:p>
          </table:table-cell>
          <table:table-cell table:style-name="ce472" office:value-type="float" office:value="-0.03801" calcext:value-type="float">
            <text:p>-0.038010</text:p>
          </table:table-cell>
          <table:table-cell table:style-name="ce474" office:value-type="float" office:value="0.03325" calcext:value-type="float">
            <text:p>0.0332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300001" calcext:value-type="float">
            <text:p>0.07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6" calcext:value-type="float">
            <text:p>-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ar1Left</text:p>
          </table:table-cell>
          <table:table-cell table:style-name="ce16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.08" calcext:value-type="float">
            <text:p>0.080000</text:p>
          </table:table-cell>
          <table:table-cell table:style-name="ce474" office:value-type="float" office:value="0.002" calcext:value-type="float">
            <text:p>0.002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8" calcext:value-type="float">
            <text:p>0.08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2" calcext:value-type="float">
            <text:p>0.002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ar2Left</text:p>
          </table:table-cell>
          <table:table-cell table:style-name="ce153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9" calcext:value-type="float">
            <text:p>-0.019000</text:p>
          </table:table-cell>
          <table:table-cell table:style-name="ce472" office:value-type="float" office:value="0.018" calcext:value-type="float">
            <text:p>0.018000</text:p>
          </table:table-cell>
          <table:table-cell table:style-name="ce474" office:value-type="float" office:value="0.025" calcext:value-type="float">
            <text:p>0.025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9" calcext:value-type="float">
            <text:p>-0.01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18" calcext:value-type="float">
            <text:p>0.01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25" calcext:value-type="float">
            <text:p>0.02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ar1Right</text:p>
          </table:table-cell>
          <table:table-cell table:style-name="ce16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-0.08" calcext:value-type="float">
            <text:p>-0.080000</text:p>
          </table:table-cell>
          <table:table-cell table:style-name="ce474" office:value-type="float" office:value="0.002" calcext:value-type="float">
            <text:p>0.002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8" calcext:value-type="float">
            <text:p>-0.08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2" calcext:value-type="float">
            <text:p>0.002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ar2Right</text:p>
          </table:table-cell>
          <table:table-cell table:style-name="ce153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9" calcext:value-type="float">
            <text:p>-0.019000</text:p>
          </table:table-cell>
          <table:table-cell table:style-name="ce472" office:value-type="float" office:value="-0.018" calcext:value-type="float">
            <text:p>-0.018000</text:p>
          </table:table-cell>
          <table:table-cell table:style-name="ce474" office:value-type="float" office:value="0.025" calcext:value-type="float">
            <text:p>0.025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9" calcext:value-type="float">
            <text:p>-0.01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18" calcext:value-type="float">
            <text:p>-0.01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25" calcext:value-type="float">
            <text:p>0.02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NoseLeft</text:p>
          </table:table-cell>
          <table:table-cell table:style-name="ce16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86" calcext:value-type="float">
            <text:p>0.086000</text:p>
          </table:table-cell>
          <table:table-cell table:style-name="ce472" office:value-type="float" office:value="0.015" calcext:value-type="float">
            <text:p>0.015000</text:p>
          </table:table-cell>
          <table:table-cell table:style-name="ce474" office:value-type="float" office:value="-0.0055" calcext:value-type="float">
            <text:p>-0.0055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86" calcext:value-type="float">
            <text:p>0.08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15" calcext:value-type="float">
            <text:p>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4" calcext:value-type="float">
            <text:p>-0.00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NoseCenter</text:p>
          </table:table-cell>
          <table:table-cell table:style-name="ce16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02" calcext:value-type="float">
            <text:p>0.10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015" calcext:value-type="float">
            <text:p>-0.001500</text:p>
          </table:table-cell>
          <table:table-cell table:number-columns-repeated="3" table:style-name="ce478" office:value-type="float" office:value="0.882692" calcext:value-type="float">
            <text:p>0.882692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02" calcext:value-type="float">
            <text:p>0.10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NoseRight</text:p>
          </table:table-cell>
          <table:table-cell table:style-name="ce16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86" calcext:value-type="float">
            <text:p>0.086000</text:p>
          </table:table-cell>
          <table:table-cell table:style-name="ce472" office:value-type="float" office:value="-0.015" calcext:value-type="float">
            <text:p>-0.015000</text:p>
          </table:table-cell>
          <table:table-cell table:style-name="ce474" office:value-type="float" office:value="-0.0055" calcext:value-type="float">
            <text:p>-0.0055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86" calcext:value-type="float">
            <text:p>0.08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15" calcext:value-type="float">
            <text:p>-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4" calcext:value-type="float">
            <text:p>-0.00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CheekLowerLeft</text:p>
          </table:table-cell>
          <table:table-cell table:style-name="ce16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5" calcext:value-type="float">
            <text:p>0.050000</text:p>
          </table:table-cell>
          <table:table-cell table:style-name="ce472" office:value-type="float" office:value="0.034" calcext:value-type="float">
            <text:p>0.034000</text:p>
          </table:table-cell>
          <table:table-cell table:style-name="ce474" office:value-type="float" office:value="-0.03355" calcext:value-type="float">
            <text:p>-0.0335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5" calcext:value-type="float">
            <text:p>0.05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31" calcext:value-type="float">
            <text:p>-0.03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CheekUpperLeft</text:p>
          </table:table-cell>
          <table:table-cell table:style-name="ce16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" calcext:value-type="float">
            <text:p>0.070000</text:p>
          </table:table-cell>
          <table:table-cell table:style-name="ce472" office:value-type="float" office:value="0.034" calcext:value-type="float">
            <text:p>0.034000</text:p>
          </table:table-cell>
          <table:table-cell table:style-name="ce474" office:value-type="float" office:value="-0.0065" calcext:value-type="float">
            <text:p>-0.0065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" calcext:value-type="float">
            <text:p>0.07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5" calcext:value-type="float">
            <text:p>-0.00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CheekLowerRight</text:p>
          </table:table-cell>
          <table:table-cell table:style-name="ce16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5" calcext:value-type="float">
            <text:p>0.050000</text:p>
          </table:table-cell>
          <table:table-cell table:style-name="ce472" office:value-type="float" office:value="-0.034" calcext:value-type="float">
            <text:p>-0.034000</text:p>
          </table:table-cell>
          <table:table-cell table:style-name="ce474" office:value-type="float" office:value="-0.03355" calcext:value-type="float">
            <text:p>-0.0335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5" calcext:value-type="float">
            <text:p>0.05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4" calcext:value-type="float">
            <text:p>-0.03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31" calcext:value-type="float">
            <text:p>-0.03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CheekUpperRight</text:p>
          </table:table-cell>
          <table:table-cell table:style-name="ce16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" calcext:value-type="float">
            <text:p>0.070000</text:p>
          </table:table-cell>
          <table:table-cell table:style-name="ce472" office:value-type="float" office:value="-0.034" calcext:value-type="float">
            <text:p>-0.034000</text:p>
          </table:table-cell>
          <table:table-cell table:style-name="ce474" office:value-type="float" office:value="-0.0065" calcext:value-type="float">
            <text:p>-0.0065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" calcext:value-type="float">
            <text:p>0.07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4" calcext:value-type="float">
            <text:p>-0.03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5" calcext:value-type="float">
            <text:p>-0.00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Jaw</text:p>
          </table:table-cell>
          <table:table-cell table:style-name="ce16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15" calcext:value-type="float">
            <text:p>-0.015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0925001" calcext:value-type="float">
            <text:p>-0.000925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1355994" calcext:value-type="float">
            <text:p>-0.0135599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Chin</text:p>
          </table:table-cell>
          <table:table-cell table:style-name="ce153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95" calcext:value-type="float">
            <text:p>0.0695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555" calcext:value-type="float">
            <text:p>-0.0555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4" calcext:value-type="float">
            <text:p>0.07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54" calcext:value-type="float">
            <text:p>-0.05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TeethLower</text:p>
          </table:table-cell>
          <table:table-cell table:style-name="ce153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1" calcext:value-type="float">
            <text:p>0.021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4083" calcext:value-type="float">
            <text:p>-0.04083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1" calcext:value-type="float">
            <text:p>0.02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39" calcext:value-type="float">
            <text:p>-0.03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LipLowerLeft</text:p>
          </table:table-cell>
          <table:table-cell table:style-name="ce153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45" calcext:value-type="float">
            <text:p>0.04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LipLowerRight</text:p>
          </table:table-cell>
          <table:table-cell table:style-name="ce153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45" calcext:value-type="float">
            <text:p>0.04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LipLowerCenter</text:p>
          </table:table-cell>
          <table:table-cell table:style-name="ce153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45" calcext:value-type="float">
            <text:p>0.04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TongueBase</text:p>
          </table:table-cell>
          <table:table-cell table:style-name="ce153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9" calcext:value-type="float">
            <text:p>0.039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05" calcext:value-type="float">
            <text:p>0.005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9" calcext:value-type="float">
            <text:p>0.03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5" calcext:value-type="float">
            <text:p>0.00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TongueTip</text:p>
          </table:table-cell>
          <table:table-cell table:style-name="ce153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2" calcext:value-type="float">
            <text:p>0.02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07" calcext:value-type="float">
            <text:p>0.007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2" calcext:value-type="float">
            <text:p>0.02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7" calcext:value-type="float">
            <text:p>0.007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JawShaper</text:p>
          </table:table-cell>
          <table:table-cell table:style-name="ce16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style-name="ce478" office:value-type="float" office:value="0.925" calcext:value-type="float">
            <text:p>0.9250000</text:p>
          </table:table-cell>
          <table:table-cell table:style-name="ce478" office:value-type="float" office:value="0.865" calcext:value-type="float">
            <text:p>0.8650000</text:p>
          </table:table-cell>
          <table:table-cell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ForeheadCenter</text:p>
          </table:table-cell>
          <table:table-cell table:style-name="ce16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93" calcext:value-type="float">
            <text:p>0.0693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647" calcext:value-type="float">
            <text:p>0.0647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900001" calcext:value-type="float">
            <text:p>0.06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6500001" calcext:value-type="float">
            <text:p>0.06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NoseBase</text:p>
          </table:table-cell>
          <table:table-cell table:style-name="ce16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94" calcext:value-type="float">
            <text:p>0.094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198" calcext:value-type="float">
            <text:p>-0.0198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94" calcext:value-type="float">
            <text:p>0.09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16" calcext:value-type="float">
            <text:p>-0.01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TeethUpper</text:p>
          </table:table-cell>
          <table:table-cell table:style-name="ce16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" calcext:value-type="float">
            <text:p>0.02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3225" calcext:value-type="float">
            <text:p>-0.0322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" calcext:value-type="float">
            <text:p>0.02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3" calcext:value-type="float">
            <text:p>-0.03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LipUpperLeft</text:p>
          </table:table-cell>
          <table:table-cell table:style-name="ce153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45" calcext:value-type="float">
            <text:p>0.04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04059" calcext:value-type="float">
            <text:p>-0.004059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0.819118" calcext:value-type="float">
            <text:p>0.819118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3" calcext:value-type="float">
            <text:p>-0.00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LipUpperRight</text:p>
          </table:table-cell>
          <table:table-cell table:style-name="ce153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45" calcext:value-type="float">
            <text:p>0.04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04059" calcext:value-type="float">
            <text:p>-0.004059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0.819118" calcext:value-type="float">
            <text:p>0.819118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3" calcext:value-type="float">
            <text:p>-0.00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LipCornerLeft</text:p>
          </table:table-cell>
          <table:table-cell table:style-name="ce153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8" calcext:value-type="float">
            <text:p>0.028000</text:p>
          </table:table-cell>
          <table:table-cell table:style-name="ce472" office:value-type="float" office:value="-0.019" calcext:value-type="float">
            <text:p>-0.019000</text:p>
          </table:table-cell>
          <table:table-cell table:style-name="ce474" office:value-type="float" office:value="-0.01" calcext:value-type="float">
            <text:p>-0.010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8" calcext:value-type="float">
            <text:p>0.02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19" calcext:value-type="float">
            <text:p>-0.01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1" calcext:value-type="float">
            <text:p>-0.01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LipCornerRight</text:p>
          </table:table-cell>
          <table:table-cell table:style-name="ce153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8" calcext:value-type="float">
            <text:p>0.028000</text:p>
          </table:table-cell>
          <table:table-cell table:style-name="ce472" office:value-type="float" office:value="0.019" calcext:value-type="float">
            <text:p>0.019000</text:p>
          </table:table-cell>
          <table:table-cell table:style-name="ce474" office:value-type="float" office:value="-0.01" calcext:value-type="float">
            <text:p>-0.010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8" calcext:value-type="float">
            <text:p>0.02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19" calcext:value-type="float">
            <text:p>0.01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1" calcext:value-type="float">
            <text:p>-0.01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LipUpperCenter</text:p>
          </table:table-cell>
          <table:table-cell table:style-name="ce153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45" calcext:value-type="float">
            <text:p>0.045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02647" calcext:value-type="float">
            <text:p>-0.002647</text:p>
          </table:table-cell>
          <table:table-cell table:number-columns-repeated="2" table:style-name="ce478" office:value-type="float" office:value="0.925" calcext:value-type="float">
            <text:p>0.9250000</text:p>
          </table:table-cell>
          <table:table-cell table:style-name="ce478" office:value-type="float" office:value="0.960294" calcext:value-type="float">
            <text:p>0.960294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45" calcext:value-type="float">
            <text:p>0.04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3" calcext:value-type="float">
            <text:p>-0.00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FaceEyecornerInnerLeft</text:p>
          </table:table-cell>
          <table:table-cell table:style-name="ce16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5" calcext:value-type="float">
            <text:p>0.075000</text:p>
          </table:table-cell>
          <table:table-cell table:style-name="ce472" office:value-type="float" office:value="0.019157" calcext:value-type="float">
            <text:p>0.019157</text:p>
          </table:table-cell>
          <table:table-cell table:style-name="ce474" office:value-type="float" office:value="0.03125" calcext:value-type="float">
            <text:p>0.0312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5" calcext:value-type="float">
            <text:p>0.07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17" calcext:value-type="float">
            <text:p>0.01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2" calcext:value-type="float">
            <text:p>0.032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EyecornerInnerRight</text:p>
          </table:table-cell>
          <table:table-cell table:style-name="ce16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75" calcext:value-type="float">
            <text:p>0.075000</text:p>
          </table:table-cell>
          <table:table-cell table:style-name="ce472" office:value-type="float" office:value="-0.019157" calcext:value-type="float">
            <text:p>-0.019157</text:p>
          </table:table-cell>
          <table:table-cell table:style-name="ce474" office:value-type="float" office:value="0.03125" calcext:value-type="float">
            <text:p>0.03125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75" calcext:value-type="float">
            <text:p>0.07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17" calcext:value-type="float">
            <text:p>-0.01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32" calcext:value-type="float">
            <text:p>0.032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FaceNoseBridge</text:p>
          </table:table-cell>
          <table:table-cell table:style-name="ce16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91" calcext:value-type="float">
            <text:p>0.091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2" calcext:value-type="float">
            <text:p>0.020000</text:p>
          </table:table-cell>
          <table:table-cell table:number-columns-repeated="3" table:style-name="ce478" office:value-type="float" office:value="0.925" calcext:value-type="float">
            <text:p>0.925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9100001" calcext:value-type="float">
            <text:p>0.09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2" calcext:value-type="float">
            <text:p>0.02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CollarLeft</text:p>
          </table:table-cell>
          <table:table-cell table:style-name="ce159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21" calcext:value-type="float">
            <text:p>-0.021000</text:p>
          </table:table-cell>
          <table:table-cell table:style-name="ce472" office:value-type="float" office:value="0.075" calcext:value-type="float">
            <text:p>0.075000</text:p>
          </table:table-cell>
          <table:table-cell table:style-name="ce474" office:value-type="float" office:value="0.165" calcext:value-type="float">
            <text:p>0.165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78" office:value-type="float" office:value="1.4" calcext:value-type="float">
            <text:p>1.40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21" calcext:value-type="float">
            <text:p>-0.02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85" calcext:value-type="float">
            <text:p>0.08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165" calcext:value-type="float">
            <text:p>0.16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CLAVICLE</text:p>
          </table:table-cell>
          <table:table-cell table:style-name="ce1" table:formula="of:=+[$'avatar_skeleton.xml convert'.B73]" office:value-type="string" office:string-value="mCollarLeft" calcext:value-type="string">
            <text:p>mCollarLeft</text:p>
          </table:table-cell>
          <table:table-cell table:style-name="ce376" table:formula="of:=+[$'avatar_skeleton.xml convert'.C73]" office:value-type="string" office:string-value="&quot;false&quot;" calcext:value-type="string">
            <text:p>"false"</text:p>
          </table:table-cell>
          <table:table-cell table:style-name="ce386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386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386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900000035762787" calcext:value-type="float">
            <text:p>0.090</text:p>
          </table:table-cell>
          <table:table-cell table:style-name="ce382" office:value-type="float" office:value="0.140000000596046" calcext:value-type="float">
            <text:p>0.140</text:p>
          </table:table-cell>
          <table:table-cell table:style-name="ce382" office:value-type="float" office:value="0.0599999986588955" calcext:value-type="float">
            <text:p>0.06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2" calcext:value-type="float">
            <text:p>0.020000</text:p>
          </table:table-cell>
          <table:table-cell table:style-name="ce479" office:value-type="float" office:value="0.09" calcext:value-type="float">
            <text:p>0.0900000</text:p>
          </table:table-cell>
          <table:table-cell table:style-name="ce479" office:value-type="float" office:value="0.196" calcext:value-type="float">
            <text:p>0.1960000</text:p>
          </table:table-cell>
          <table:table-cell table:style-name="ce479" office:value-type="float" office:value="0.06" calcext:value-type="float">
            <text:p>0.06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2" calcext:value-type="float">
            <text:p>0.02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1999998" calcext:value-type="float">
            <text:p>0.0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ShoulderLeft</text:p>
          </table:table-cell>
          <table:table-cell table:style-name="ce153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.079" calcext:value-type="float">
            <text:p>0.079000</text:p>
          </table:table-cell>
          <table:table-cell table:style-name="ce474" office:value-type="float" office:value="0" calcext:value-type="float">
            <text:p>0.0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78" office:value-type="float" office:value="1.47" calcext:value-type="float">
            <text:p>1.47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79" calcext:value-type="float">
            <text:p>0.07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UPPER_ARM</text:p>
          </table:table-cell>
          <table:table-cell table:style-name="ce1" table:formula="of:=+[$'avatar_skeleton.xml convert'.B75]" office:value-type="string" office:string-value="mShoulderLeft" calcext:value-type="string">
            <text:p>mShoulderLeft</text:p>
          </table:table-cell>
          <table:table-cell table:style-name="ce376" table:formula="of:=+[$'avatar_skeleton.xml convert'.C75]" office:value-type="string" office:string-value="&quot;false&quot;" calcext:value-type="string">
            <text:p>"false"</text:p>
          </table:table-cell>
          <table:table-cell table:style-name="ce386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386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386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425" office:value-type="float" office:value="-5" calcext:value-type="float">
            <text:p>-5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6" calcext:value-type="float">
            <text:p>0.060</text:p>
          </table:table-cell>
          <table:table-cell table:style-name="ce382" office:value-type="float" office:value="0.17" calcext:value-type="float">
            <text:p>0.170</text:p>
          </table:table-cell>
          <table:table-cell table:style-name="ce382" office:value-type="float" office:value="0.06" calcext:value-type="float">
            <text:p>0.06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.12" calcext:value-type="float">
            <text:p>0.120000</text:p>
          </table:table-cell>
          <table:table-cell table:style-name="ce477" office:value-type="float" office:value="0" calcext:value-type="float">
            <text:p>0.000000</text:p>
          </table:table-cell>
          <table:table-cell table:style-name="ce479" office:value-type="float" office:value="0.06" calcext:value-type="float">
            <text:p>0.0600000</text:p>
          </table:table-cell>
          <table:table-cell table:style-name="ce479" office:value-type="float" office:value="0.2499" calcext:value-type="float">
            <text:p>0.2499000</text:p>
          </table:table-cell>
          <table:table-cell table:style-name="ce479" office:value-type="float" office:value="0.06" calcext:value-type="float">
            <text:p>0.06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.1764" calcext:value-type="float">
            <text:p>0.1764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0999999" calcext:value-type="float">
            <text:p>0.01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ElbowLeft</text:p>
          </table:table-cell>
          <table:table-cell table:style-name="ce153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.248" calcext:value-type="float">
            <text:p>0.248000</text:p>
          </table:table-cell>
          <table:table-cell table:style-name="ce474" office:value-type="float" office:value="0" calcext:value-type="float">
            <text:p>0.0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78" office:value-type="float" office:value="1.28" calcext:value-type="float">
            <text:p>1.28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248" calcext:value-type="float">
            <text:p>0.24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LOWER_ARM</text:p>
          </table:table-cell>
          <table:table-cell table:style-name="ce1" table:formula="of:=+[$'avatar_skeleton.xml convert'.B77]" office:value-type="string" office:string-value="mElbowLeft" calcext:value-type="string">
            <text:p>mElbowLeft</text:p>
          </table:table-cell>
          <table:table-cell table:style-name="ce376" table:formula="of:=+[$'avatar_skeleton.xml convert'.C77]" office:value-type="string" office:string-value="&quot;false&quot;" calcext:value-type="string">
            <text:p>"false"</text:p>
          </table:table-cell>
          <table:table-cell table:style-name="ce386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386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386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425" office:value-type="float" office:value="-3" calcext:value-type="float">
            <text:p>-3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45" calcext:value-type="float">
            <text:p>0.045</text:p>
          </table:table-cell>
          <table:table-cell table:style-name="ce382" office:value-type="float" office:value="0.14" calcext:value-type="float">
            <text:p>0.140</text:p>
          </table:table-cell>
          <table:table-cell table:style-name="ce382" office:value-type="float" office:value="0.045" calcext:value-type="float">
            <text:p>0.045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.1" calcext:value-type="float">
            <text:p>0.100000</text:p>
          </table:table-cell>
          <table:table-cell table:style-name="ce477" office:value-type="float" office:value="-0.005" calcext:value-type="float">
            <text:p>-0.005000</text:p>
          </table:table-cell>
          <table:table-cell table:style-name="ce479" office:value-type="float" office:value="0.045" calcext:value-type="float">
            <text:p>0.0450000</text:p>
          </table:table-cell>
          <table:table-cell table:style-name="ce479" office:value-type="float" office:value="0.1792" calcext:value-type="float">
            <text:p>0.1792000</text:p>
          </table:table-cell>
          <table:table-cell table:style-name="ce479" office:value-type="float" office:value="0.045" calcext:value-type="float">
            <text:p>0.045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.128" calcext:value-type="float">
            <text:p>0.128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WristLeft</text:p>
          </table:table-cell>
          <table:table-cell table:style-name="ce153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0.205" calcext:value-type="float">
            <text:p>0.205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205" calcext:value-type="float">
            <text:p>0.20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HAND</text:p>
          </table:table-cell>
          <table:table-cell table:style-name="ce132" table:formula="of:=+[$'avatar_skeleton.xml convert'.B79]" office:value-type="string" office:string-value="mWristLeft" calcext:value-type="string">
            <text:p>mWristLeft</text:p>
          </table:table-cell>
          <table:table-cell table:style-name="ce376" table:formula="of:=+[$'avatar_skeleton.xml convert'.C79]" office:value-type="string" office:string-value="&quot;false&quot;" calcext:value-type="string">
            <text:p>"false"</text:p>
          </table:table-cell>
          <table:table-cell table:style-name="ce386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386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386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425" office:value-type="float" office:value="-3" calcext:value-type="float">
            <text:p>-3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-10" calcext:value-type="float">
            <text:p>-10.000</text:p>
          </table:table-cell>
          <table:table-cell table:style-name="ce382" office:value-type="float" office:value="0.05" calcext:value-type="float">
            <text:p>0.050</text:p>
          </table:table-cell>
          <table:table-cell table:style-name="ce382" office:value-type="float" office:value="0.08" calcext:value-type="float">
            <text:p>0.080</text:p>
          </table:table-cell>
          <table:table-cell table:style-name="ce382" office:value-type="float" office:value="0.03" calcext:value-type="float">
            <text:p>0.030</text:p>
          </table:table-cell>
          <table:table-cell table:style-name="ce469" office:value-type="float" office:value="0.01" calcext:value-type="float">
            <text:p>0.010000</text:p>
          </table:table-cell>
          <table:table-cell table:style-name="ce473" office:value-type="float" office:value="0.05" calcext:value-type="float">
            <text:p>0.050000</text:p>
          </table:table-cell>
          <table:table-cell table:style-name="ce477" office:value-type="float" office:value="0" calcext:value-type="float">
            <text:p>0.000000</text:p>
          </table:table-cell>
          <table:table-cell table:style-name="ce479" office:value-type="float" office:value="0.05" calcext:value-type="float">
            <text:p>0.0500000</text:p>
          </table:table-cell>
          <table:table-cell table:style-name="ce479" office:value-type="float" office:value="0.08" calcext:value-type="float">
            <text:p>0.0800000</text:p>
          </table:table-cell>
          <table:table-cell table:style-name="ce479" office:value-type="float" office:value="0.03" calcext:value-type="float">
            <text:p>0.03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1" calcext:value-type="float">
            <text:p>0.01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.05000001" calcext:value-type="float">
            <text:p>0.05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HandMiddle1Left</text:p>
          </table:table-cell>
          <table:table-cell table:style-name="ce148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3" calcext:value-type="float">
            <text:p>0.013000</text:p>
          </table:table-cell>
          <table:table-cell table:style-name="ce472" office:value-type="float" office:value="0.101" calcext:value-type="float">
            <text:p>0.101000</text:p>
          </table:table-cell>
          <table:table-cell table:style-name="ce474" office:value-type="float" office:value="0.015" calcext:value-type="float">
            <text:p>0.015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3" calcext:value-type="float">
            <text:p>0.01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01" calcext:value-type="float">
            <text:p>0.1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15" calcext:value-type="float">
            <text:p>0.01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Middle2Left</text:p>
          </table:table-cell>
          <table:table-cell table:style-name="ce153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0.04" calcext:value-type="float">
            <text:p>0.040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4" calcext:value-type="float">
            <text:p>0.04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Middle3Left</text:p>
          </table:table-cell>
          <table:table-cell table:style-name="ce153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0.049" calcext:value-type="float">
            <text:p>0.049000</text:p>
          </table:table-cell>
          <table:table-cell table:style-name="ce474" office:value-type="float" office:value="-0.008" calcext:value-type="float">
            <text:p>-0.00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49" calcext:value-type="float">
            <text:p>0.04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8" calcext:value-type="float">
            <text:p>-0.00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Index1Left</text:p>
          </table:table-cell>
          <table:table-cell table:style-name="ce148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8" calcext:value-type="float">
            <text:p>0.038000</text:p>
          </table:table-cell>
          <table:table-cell table:style-name="ce472" office:value-type="float" office:value="0.097" calcext:value-type="float">
            <text:p>0.097000</text:p>
          </table:table-cell>
          <table:table-cell table:style-name="ce474" office:value-type="float" office:value="0.015" calcext:value-type="float">
            <text:p>0.015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8" calcext:value-type="float">
            <text:p>0.03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97" calcext:value-type="float">
            <text:p>0.09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15" calcext:value-type="float">
            <text:p>0.01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Index2Left</text:p>
          </table:table-cell>
          <table:table-cell table:style-name="ce153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7" calcext:value-type="float">
            <text:p>0.017000</text:p>
          </table:table-cell>
          <table:table-cell table:style-name="ce472" office:value-type="float" office:value="0.036" calcext:value-type="float">
            <text:p>0.036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7" calcext:value-type="float">
            <text:p>0.01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6" calcext:value-type="float">
            <text:p>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Index3Left</text:p>
          </table:table-cell>
          <table:table-cell table:style-name="ce153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4" calcext:value-type="float">
            <text:p>0.014000</text:p>
          </table:table-cell>
          <table:table-cell table:style-name="ce472" office:value-type="float" office:value="0.032" calcext:value-type="float">
            <text:p>0.032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4" calcext:value-type="float">
            <text:p>0.01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2" calcext:value-type="float">
            <text:p>0.03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Ring1Left</text:p>
          </table:table-cell>
          <table:table-cell table:style-name="ce148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" calcext:value-type="float">
            <text:p>-0.010000</text:p>
          </table:table-cell>
          <table:table-cell table:style-name="ce472" office:value-type="float" office:value="0.099" calcext:value-type="float">
            <text:p>0.099000</text:p>
          </table:table-cell>
          <table:table-cell table:style-name="ce474" office:value-type="float" office:value="0.009" calcext:value-type="float">
            <text:p>0.009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" calcext:value-type="float">
            <text:p>-0.01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9900001" calcext:value-type="float">
            <text:p>0.09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9000001" calcext:value-type="float">
            <text:p>0.00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Ring2Left</text:p>
          </table:table-cell>
          <table:table-cell table:style-name="ce153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3" calcext:value-type="float">
            <text:p>-0.013000</text:p>
          </table:table-cell>
          <table:table-cell table:style-name="ce472" office:value-type="float" office:value="0.038" calcext:value-type="float">
            <text:p>0.038000</text:p>
          </table:table-cell>
          <table:table-cell table:style-name="ce474" office:value-type="float" office:value="-0.008" calcext:value-type="float">
            <text:p>-0.00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3" calcext:value-type="float">
            <text:p>-0.01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8" calcext:value-type="float">
            <text:p>0.03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8" calcext:value-type="float">
            <text:p>-0.00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Ring3Left</text:p>
          </table:table-cell>
          <table:table-cell table:style-name="ce153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3" calcext:value-type="float">
            <text:p>-0.013000</text:p>
          </table:table-cell>
          <table:table-cell table:style-name="ce472" office:value-type="float" office:value="0.04" calcext:value-type="float">
            <text:p>0.040000</text:p>
          </table:table-cell>
          <table:table-cell table:style-name="ce474" office:value-type="float" office:value="-0.009" calcext:value-type="float">
            <text:p>-0.009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3" calcext:value-type="float">
            <text:p>-0.01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4" calcext:value-type="float">
            <text:p>0.04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9000001" calcext:value-type="float">
            <text:p>-0.00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Pinky1Left</text:p>
          </table:table-cell>
          <table:table-cell table:style-name="ce148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31" calcext:value-type="float">
            <text:p>-0.031000</text:p>
          </table:table-cell>
          <table:table-cell table:style-name="ce472" office:value-type="float" office:value="0.095" calcext:value-type="float">
            <text:p>0.095000</text:p>
          </table:table-cell>
          <table:table-cell table:style-name="ce474" office:value-type="float" office:value="0.003" calcext:value-type="float">
            <text:p>0.003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31" calcext:value-type="float">
            <text:p>-0.03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9500001" calcext:value-type="float">
            <text:p>0.09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3" calcext:value-type="float">
            <text:p>0.00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Pinky2Left</text:p>
          </table:table-cell>
          <table:table-cell table:style-name="ce153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24" calcext:value-type="float">
            <text:p>-0.024000</text:p>
          </table:table-cell>
          <table:table-cell table:style-name="ce472" office:value-type="float" office:value="0.025" calcext:value-type="float">
            <text:p>0.025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24" calcext:value-type="float">
            <text:p>-0.02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25" calcext:value-type="float">
            <text:p>0.02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Pinky3Left</text:p>
          </table:table-cell>
          <table:table-cell table:style-name="ce153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5" calcext:value-type="float">
            <text:p>-0.015000</text:p>
          </table:table-cell>
          <table:table-cell table:style-name="ce472" office:value-type="float" office:value="0.018" calcext:value-type="float">
            <text:p>0.018000</text:p>
          </table:table-cell>
          <table:table-cell table:style-name="ce474" office:value-type="float" office:value="-0.004" calcext:value-type="float">
            <text:p>-0.00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5" calcext:value-type="float">
            <text:p>-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18" calcext:value-type="float">
            <text:p>0.01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4" calcext:value-type="float">
            <text:p>-0.00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Thumb1Left</text:p>
          </table:table-cell>
          <table:table-cell table:style-name="ce148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1" calcext:value-type="float">
            <text:p>0.031000</text:p>
          </table:table-cell>
          <table:table-cell table:style-name="ce472" office:value-type="float" office:value="0.026" calcext:value-type="float">
            <text:p>0.026000</text:p>
          </table:table-cell>
          <table:table-cell table:style-name="ce474" office:value-type="float" office:value="0.004" calcext:value-type="float">
            <text:p>0.00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1" calcext:value-type="float">
            <text:p>0.03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26" calcext:value-type="float">
            <text:p>0.02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4" calcext:value-type="float">
            <text:p>0.00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Thumb2Left</text:p>
          </table:table-cell>
          <table:table-cell table:style-name="ce153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8" calcext:value-type="float">
            <text:p>0.028000</text:p>
          </table:table-cell>
          <table:table-cell table:style-name="ce472" office:value-type="float" office:value="0.032" calcext:value-type="float">
            <text:p>0.032000</text:p>
          </table:table-cell>
          <table:table-cell table:style-name="ce474" office:value-type="float" office:value="-0.001" calcext:value-type="float">
            <text:p>-0.00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8" calcext:value-type="float">
            <text:p>0.02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2" calcext:value-type="float">
            <text:p>0.03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andThumb3Left</text:p>
          </table:table-cell>
          <table:table-cell table:style-name="ce153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3" calcext:value-type="float">
            <text:p>0.023000</text:p>
          </table:table-cell>
          <table:table-cell table:style-name="ce472" office:value-type="float" office:value="0.031" calcext:value-type="float">
            <text:p>0.031000</text:p>
          </table:table-cell>
          <table:table-cell table:style-name="ce474" office:value-type="float" office:value="-0.001" calcext:value-type="float">
            <text:p>-0.00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3" calcext:value-type="float">
            <text:p>0.02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31" calcext:value-type="float">
            <text:p>0.03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CollarRight</text:p>
          </table:table-cell>
          <table:table-cell table:style-name="ce159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21" calcext:value-type="float">
            <text:p>-0.021000</text:p>
          </table:table-cell>
          <table:table-cell table:style-name="ce472" office:value-type="float" office:value="-0.075" calcext:value-type="float">
            <text:p>-0.075000</text:p>
          </table:table-cell>
          <table:table-cell table:style-name="ce474" office:value-type="float" office:value="0.165" calcext:value-type="float">
            <text:p>0.165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78" office:value-type="float" office:value="1.4" calcext:value-type="float">
            <text:p>1.40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21" calcext:value-type="float">
            <text:p>-0.02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85" calcext:value-type="float">
            <text:p>-0.08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165" calcext:value-type="float">
            <text:p>0.16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CLAVICLE</text:p>
          </table:table-cell>
          <table:table-cell table:style-name="ce1" table:formula="of:=+[$'avatar_skeleton.xml convert'.B96]" office:value-type="string" office:string-value="mCollarRight" calcext:value-type="string">
            <text:p>mCollarRight</text:p>
          </table:table-cell>
          <table:table-cell table:style-name="ce376" table:formula="of:=+[$'avatar_skeleton.xml convert'.C96]" office:value-type="string" office:string-value="&quot;false&quot;" calcext:value-type="string">
            <text:p>"false"</text:p>
          </table:table-cell>
          <table:table-cell table:style-name="ce386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386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386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9" calcext:value-type="float">
            <text:p>0.090</text:p>
          </table:table-cell>
          <table:table-cell table:style-name="ce382" office:value-type="float" office:value="0.14" calcext:value-type="float">
            <text:p>0.140</text:p>
          </table:table-cell>
          <table:table-cell table:style-name="ce382" office:value-type="float" office:value="0.06" calcext:value-type="float">
            <text:p>0.06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0.02" calcext:value-type="float">
            <text:p>0.020000</text:p>
          </table:table-cell>
          <table:table-cell table:style-name="ce479" office:value-type="float" office:value="0.09" calcext:value-type="float">
            <text:p>0.0900000</text:p>
          </table:table-cell>
          <table:table-cell table:style-name="ce479" office:value-type="float" office:value="0.196" calcext:value-type="float">
            <text:p>0.1960000</text:p>
          </table:table-cell>
          <table:table-cell table:style-name="ce479" office:value-type="float" office:value="0.06" calcext:value-type="float">
            <text:p>0.06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2" calcext:value-type="float">
            <text:p>0.02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1999998" calcext:value-type="float">
            <text:p>0.0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ShoulderRight</text:p>
          </table:table-cell>
          <table:table-cell table:style-name="ce153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-0.079" calcext:value-type="float">
            <text:p>-0.079000</text:p>
          </table:table-cell>
          <table:table-cell table:style-name="ce474" office:value-type="float" office:value="0" calcext:value-type="float">
            <text:p>0.0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78" office:value-type="float" office:value="1.47" calcext:value-type="float">
            <text:p>1.47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79" calcext:value-type="float">
            <text:p>-0.07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UPPER_ARM</text:p>
          </table:table-cell>
          <table:table-cell table:style-name="ce1" table:formula="of:=+[$'avatar_skeleton.xml convert'.B98]" office:value-type="string" office:string-value="mShoulderRight" calcext:value-type="string">
            <text:p>mShoulderRight</text:p>
          </table:table-cell>
          <table:table-cell table:style-name="ce376" table:formula="of:=+[$'avatar_skeleton.xml convert'.C98]" office:value-type="string" office:string-value="&quot;false&quot;" calcext:value-type="string">
            <text:p>"false"</text:p>
          </table:table-cell>
          <table:table-cell table:style-name="ce386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386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386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425" office:value-type="float" office:value="5" calcext:value-type="float">
            <text:p>5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6" calcext:value-type="float">
            <text:p>0.060</text:p>
          </table:table-cell>
          <table:table-cell table:style-name="ce382" office:value-type="float" office:value="0.17" calcext:value-type="float">
            <text:p>0.170</text:p>
          </table:table-cell>
          <table:table-cell table:style-name="ce382" office:value-type="float" office:value="0.06" calcext:value-type="float">
            <text:p>0.060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-0.12" calcext:value-type="float">
            <text:p>-0.120000</text:p>
          </table:table-cell>
          <table:table-cell table:style-name="ce477" office:value-type="float" office:value="0" calcext:value-type="float">
            <text:p>0.000000</text:p>
          </table:table-cell>
          <table:table-cell table:style-name="ce479" office:value-type="float" office:value="0.06" calcext:value-type="float">
            <text:p>0.0600000</text:p>
          </table:table-cell>
          <table:table-cell table:style-name="ce479" office:value-type="float" office:value="0.2499" calcext:value-type="float">
            <text:p>0.2499000</text:p>
          </table:table-cell>
          <table:table-cell table:style-name="ce479" office:value-type="float" office:value="0.06" calcext:value-type="float">
            <text:p>0.06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-0.1764" calcext:value-type="float">
            <text:p>-0.1764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.00999999" calcext:value-type="float">
            <text:p>0.01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ElbowRight</text:p>
          </table:table-cell>
          <table:table-cell table:style-name="ce153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-0.248" calcext:value-type="float">
            <text:p>-0.248000</text:p>
          </table:table-cell>
          <table:table-cell table:style-name="ce474" office:value-type="float" office:value="0" calcext:value-type="float">
            <text:p>0.0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78" office:value-type="float" office:value="1.28" calcext:value-type="float">
            <text:p>1.28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248" calcext:value-type="float">
            <text:p>-0.24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LOWER_ARM</text:p>
          </table:table-cell>
          <table:table-cell table:style-name="ce1" table:formula="of:=+[$'avatar_skeleton.xml convert'.B100]" office:value-type="string" office:string-value="mElbowRight" calcext:value-type="string">
            <text:p>mElbowRight</text:p>
          </table:table-cell>
          <table:table-cell table:style-name="ce376" table:formula="of:=+[$'avatar_skeleton.xml convert'.C100]" office:value-type="string" office:string-value="&quot;false&quot;" calcext:value-type="string">
            <text:p>"false"</text:p>
          </table:table-cell>
          <table:table-cell table:style-name="ce386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386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386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425" office:value-type="float" office:value="3" calcext:value-type="float">
            <text:p>3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045" calcext:value-type="float">
            <text:p>0.045</text:p>
          </table:table-cell>
          <table:table-cell table:style-name="ce382" office:value-type="float" office:value="0.14" calcext:value-type="float">
            <text:p>0.140</text:p>
          </table:table-cell>
          <table:table-cell table:style-name="ce382" office:value-type="float" office:value="0.045" calcext:value-type="float">
            <text:p>0.045</text:p>
          </table:table-cell>
          <table:table-cell table:style-name="ce469" office:value-type="float" office:value="0" calcext:value-type="float">
            <text:p>0.000000</text:p>
          </table:table-cell>
          <table:table-cell table:style-name="ce473" office:value-type="float" office:value="-0.1" calcext:value-type="float">
            <text:p>-0.100000</text:p>
          </table:table-cell>
          <table:table-cell table:style-name="ce477" office:value-type="float" office:value="-0.005" calcext:value-type="float">
            <text:p>-0.005000</text:p>
          </table:table-cell>
          <table:table-cell table:style-name="ce479" office:value-type="float" office:value="0.045" calcext:value-type="float">
            <text:p>0.0450000</text:p>
          </table:table-cell>
          <table:table-cell table:style-name="ce479" office:value-type="float" office:value="0.1792" calcext:value-type="float">
            <text:p>0.1792000</text:p>
          </table:table-cell>
          <table:table-cell table:style-name="ce479" office:value-type="float" office:value="0.045" calcext:value-type="float">
            <text:p>0.045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-0.128" calcext:value-type="float">
            <text:p>-0.128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WristRight</text:p>
          </table:table-cell>
          <table:table-cell table:style-name="ce153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" calcext:value-type="float">
            <text:p>0.000000</text:p>
          </table:table-cell>
          <table:table-cell table:style-name="ce472" office:value-type="float" office:value="-0.205" calcext:value-type="float">
            <text:p>-0.205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205" calcext:value-type="float">
            <text:p>-0.20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HAND</text:p>
          </table:table-cell>
          <table:table-cell table:style-name="ce132" table:formula="of:=+[$'avatar_skeleton.xml convert'.B102]" office:value-type="string" office:string-value="mWristRight" calcext:value-type="string">
            <text:p>mWristRight</text:p>
          </table:table-cell>
          <table:table-cell table:style-name="ce376" table:formula="of:=+[$'avatar_skeleton.xml convert'.C102]" office:value-type="string" office:string-value="&quot;false&quot;" calcext:value-type="string">
            <text:p>"false"</text:p>
          </table:table-cell>
          <table:table-cell table:style-name="ce386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386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386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425" office:value-type="float" office:value="3" calcext:value-type="float">
            <text:p>3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10" calcext:value-type="float">
            <text:p>10.000</text:p>
          </table:table-cell>
          <table:table-cell table:style-name="ce382" office:value-type="float" office:value="0.05" calcext:value-type="float">
            <text:p>0.050</text:p>
          </table:table-cell>
          <table:table-cell table:style-name="ce382" office:value-type="float" office:value="0.08" calcext:value-type="float">
            <text:p>0.080</text:p>
          </table:table-cell>
          <table:table-cell table:style-name="ce382" office:value-type="float" office:value="0.03" calcext:value-type="float">
            <text:p>0.030</text:p>
          </table:table-cell>
          <table:table-cell table:style-name="ce469" office:value-type="float" office:value="0.01" calcext:value-type="float">
            <text:p>0.010000</text:p>
          </table:table-cell>
          <table:table-cell table:style-name="ce473" office:value-type="float" office:value="-0.05" calcext:value-type="float">
            <text:p>-0.050000</text:p>
          </table:table-cell>
          <table:table-cell table:style-name="ce477" office:value-type="float" office:value="0" calcext:value-type="float">
            <text:p>0.000000</text:p>
          </table:table-cell>
          <table:table-cell table:style-name="ce479" office:value-type="float" office:value="0.05" calcext:value-type="float">
            <text:p>0.0500000</text:p>
          </table:table-cell>
          <table:table-cell table:style-name="ce479" office:value-type="float" office:value="0.08" calcext:value-type="float">
            <text:p>0.0800000</text:p>
          </table:table-cell>
          <table:table-cell table:style-name="ce479" office:value-type="float" office:value="0.03" calcext:value-type="float">
            <text:p>0.03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1" calcext:value-type="float">
            <text:p>0.01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-0.05000001" calcext:value-type="float">
            <text:p>-0.05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HandMiddle1Right</text:p>
          </table:table-cell>
          <table:table-cell table:style-name="ce148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3" calcext:value-type="float">
            <text:p>0.013000</text:p>
          </table:table-cell>
          <table:table-cell table:style-name="ce472" office:value-type="float" office:value="-0.101" calcext:value-type="float">
            <text:p>-0.101000</text:p>
          </table:table-cell>
          <table:table-cell table:style-name="ce474" office:value-type="float" office:value="0.015" calcext:value-type="float">
            <text:p>0.015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3" calcext:value-type="float">
            <text:p>0.01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01" calcext:value-type="float">
            <text:p>-0.1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15" calcext:value-type="float">
            <text:p>0.01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Middle2Right</text:p>
          </table:table-cell>
          <table:table-cell table:style-name="ce153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-0.04" calcext:value-type="float">
            <text:p>-0.040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4" calcext:value-type="float">
            <text:p>-0.04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Middle3Right</text:p>
          </table:table-cell>
          <table:table-cell table:style-name="ce153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-0.049" calcext:value-type="float">
            <text:p>-0.049000</text:p>
          </table:table-cell>
          <table:table-cell table:style-name="ce474" office:value-type="float" office:value="-0.008" calcext:value-type="float">
            <text:p>-0.00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49" calcext:value-type="float">
            <text:p>-0.04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8" calcext:value-type="float">
            <text:p>-0.00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Index1Right</text:p>
          </table:table-cell>
          <table:table-cell table:style-name="ce148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8" calcext:value-type="float">
            <text:p>0.038000</text:p>
          </table:table-cell>
          <table:table-cell table:style-name="ce472" office:value-type="float" office:value="-0.097" calcext:value-type="float">
            <text:p>-0.097000</text:p>
          </table:table-cell>
          <table:table-cell table:style-name="ce474" office:value-type="float" office:value="0.015" calcext:value-type="float">
            <text:p>0.015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8" calcext:value-type="float">
            <text:p>0.03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97" calcext:value-type="float">
            <text:p>-0.09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15" calcext:value-type="float">
            <text:p>0.01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Index2Right</text:p>
          </table:table-cell>
          <table:table-cell table:style-name="ce153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7" calcext:value-type="float">
            <text:p>0.017000</text:p>
          </table:table-cell>
          <table:table-cell table:style-name="ce472" office:value-type="float" office:value="-0.036" calcext:value-type="float">
            <text:p>-0.036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7" calcext:value-type="float">
            <text:p>0.01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6" calcext:value-type="float">
            <text:p>-0.03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Index3Right</text:p>
          </table:table-cell>
          <table:table-cell table:style-name="ce153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14" calcext:value-type="float">
            <text:p>0.014000</text:p>
          </table:table-cell>
          <table:table-cell table:style-name="ce472" office:value-type="float" office:value="-0.032" calcext:value-type="float">
            <text:p>-0.032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14" calcext:value-type="float">
            <text:p>0.01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2" calcext:value-type="float">
            <text:p>-0.03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Ring1Right</text:p>
          </table:table-cell>
          <table:table-cell table:style-name="ce148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" calcext:value-type="float">
            <text:p>-0.010000</text:p>
          </table:table-cell>
          <table:table-cell table:style-name="ce472" office:value-type="float" office:value="-0.099" calcext:value-type="float">
            <text:p>-0.099000</text:p>
          </table:table-cell>
          <table:table-cell table:style-name="ce474" office:value-type="float" office:value="0.009" calcext:value-type="float">
            <text:p>0.009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" calcext:value-type="float">
            <text:p>-0.01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9900001" calcext:value-type="float">
            <text:p>-0.09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9000001" calcext:value-type="float">
            <text:p>0.00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Ring2Right</text:p>
          </table:table-cell>
          <table:table-cell table:style-name="ce153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3" calcext:value-type="float">
            <text:p>-0.013000</text:p>
          </table:table-cell>
          <table:table-cell table:style-name="ce472" office:value-type="float" office:value="-0.038" calcext:value-type="float">
            <text:p>-0.038000</text:p>
          </table:table-cell>
          <table:table-cell table:style-name="ce474" office:value-type="float" office:value="-0.008" calcext:value-type="float">
            <text:p>-0.00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3" calcext:value-type="float">
            <text:p>-0.01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8" calcext:value-type="float">
            <text:p>-0.03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8" calcext:value-type="float">
            <text:p>-0.00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Ring3Right</text:p>
          </table:table-cell>
          <table:table-cell table:style-name="ce153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3" calcext:value-type="float">
            <text:p>-0.013000</text:p>
          </table:table-cell>
          <table:table-cell table:style-name="ce472" office:value-type="float" office:value="-0.04" calcext:value-type="float">
            <text:p>-0.040000</text:p>
          </table:table-cell>
          <table:table-cell table:style-name="ce474" office:value-type="float" office:value="-0.009" calcext:value-type="float">
            <text:p>-0.009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3" calcext:value-type="float">
            <text:p>-0.01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4" calcext:value-type="float">
            <text:p>-0.04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9000001" calcext:value-type="float">
            <text:p>-0.009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Pinky1Right</text:p>
          </table:table-cell>
          <table:table-cell table:style-name="ce148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31" calcext:value-type="float">
            <text:p>-0.031000</text:p>
          </table:table-cell>
          <table:table-cell table:style-name="ce472" office:value-type="float" office:value="-0.095" calcext:value-type="float">
            <text:p>-0.095000</text:p>
          </table:table-cell>
          <table:table-cell table:style-name="ce474" office:value-type="float" office:value="0.003" calcext:value-type="float">
            <text:p>0.003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31" calcext:value-type="float">
            <text:p>-0.03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9500001" calcext:value-type="float">
            <text:p>-0.09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3" calcext:value-type="float">
            <text:p>0.003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Pinky2Right</text:p>
          </table:table-cell>
          <table:table-cell table:style-name="ce153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24" calcext:value-type="float">
            <text:p>-0.024000</text:p>
          </table:table-cell>
          <table:table-cell table:style-name="ce472" office:value-type="float" office:value="-0.025" calcext:value-type="float">
            <text:p>-0.025000</text:p>
          </table:table-cell>
          <table:table-cell table:style-name="ce474" office:value-type="float" office:value="-0.006" calcext:value-type="float">
            <text:p>-0.006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24" calcext:value-type="float">
            <text:p>-0.02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25" calcext:value-type="float">
            <text:p>-0.02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6" calcext:value-type="float">
            <text:p>-0.006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Pinky3Right</text:p>
          </table:table-cell>
          <table:table-cell table:style-name="ce153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5" calcext:value-type="float">
            <text:p>-0.015000</text:p>
          </table:table-cell>
          <table:table-cell table:style-name="ce472" office:value-type="float" office:value="-0.018" calcext:value-type="float">
            <text:p>-0.018000</text:p>
          </table:table-cell>
          <table:table-cell table:style-name="ce474" office:value-type="float" office:value="-0.004" calcext:value-type="float">
            <text:p>-0.00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5" calcext:value-type="float">
            <text:p>-0.015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18" calcext:value-type="float">
            <text:p>-0.01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4" calcext:value-type="float">
            <text:p>-0.00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Thumb1Right</text:p>
          </table:table-cell>
          <table:table-cell table:style-name="ce148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1" calcext:value-type="float">
            <text:p>0.031000</text:p>
          </table:table-cell>
          <table:table-cell table:style-name="ce472" office:value-type="float" office:value="-0.026" calcext:value-type="float">
            <text:p>-0.026000</text:p>
          </table:table-cell>
          <table:table-cell table:style-name="ce474" office:value-type="float" office:value="0.004" calcext:value-type="float">
            <text:p>0.00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1" calcext:value-type="float">
            <text:p>0.03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26" calcext:value-type="float">
            <text:p>-0.02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04" calcext:value-type="float">
            <text:p>0.00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Thumb2Right</text:p>
          </table:table-cell>
          <table:table-cell table:style-name="ce153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8" calcext:value-type="float">
            <text:p>0.028000</text:p>
          </table:table-cell>
          <table:table-cell table:style-name="ce472" office:value-type="float" office:value="-0.032" calcext:value-type="float">
            <text:p>-0.032000</text:p>
          </table:table-cell>
          <table:table-cell table:style-name="ce474" office:value-type="float" office:value="-0.001" calcext:value-type="float">
            <text:p>-0.00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8" calcext:value-type="float">
            <text:p>0.02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2" calcext:value-type="float">
            <text:p>-0.03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andThumb3Right</text:p>
          </table:table-cell>
          <table:table-cell table:style-name="ce153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23" calcext:value-type="float">
            <text:p>0.023000</text:p>
          </table:table-cell>
          <table:table-cell table:style-name="ce472" office:value-type="float" office:value="-0.031" calcext:value-type="float">
            <text:p>-0.031000</text:p>
          </table:table-cell>
          <table:table-cell table:style-name="ce474" office:value-type="float" office:value="-0.001" calcext:value-type="float">
            <text:p>-0.00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23" calcext:value-type="float">
            <text:p>0.02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31" calcext:value-type="float">
            <text:p>-0.03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WingsRoot</text:p>
          </table:table-cell>
          <table:table-cell table:style-name="ce159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14" calcext:value-type="float">
            <text:p>-0.014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1456001" calcext:value-type="float">
            <text:p>-0.01456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Wing1Left</text:p>
          </table:table-cell>
          <table:table-cell table:style-name="ce16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49" calcext:value-type="float">
            <text:p>-0.149000</text:p>
          </table:table-cell>
          <table:table-cell table:style-name="ce472" office:value-type="float" office:value="0.095" calcext:value-type="float">
            <text:p>0.095000</text:p>
          </table:table-cell>
          <table:table-cell table:style-name="ce474" office:value-type="float" office:value="0.181" calcext:value-type="float">
            <text:p>0.18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0296" calcext:value-type="float">
            <text:p>-0.10296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0605" calcext:value-type="float">
            <text:p>0.10605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19005" calcext:value-type="float">
            <text:p>0.19005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Wing2Left</text:p>
          </table:table-cell>
          <table:table-cell table:style-name="ce153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68" calcext:value-type="float">
            <text:p>-0.168000</text:p>
          </table:table-cell>
          <table:table-cell table:style-name="ce472" office:value-type="float" office:value="0.169" calcext:value-type="float">
            <text:p>0.169000</text:p>
          </table:table-cell>
          <table:table-cell table:style-name="ce474" office:value-type="float" office:value="0.067" calcext:value-type="float">
            <text:p>0.067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747201" calcext:value-type="float">
            <text:p>-0.17472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7069" calcext:value-type="float">
            <text:p>0.17069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7035005" calcext:value-type="float">
            <text:p>0.0703501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Wing3Left</text:p>
          </table:table-cell>
          <table:table-cell table:style-name="ce153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81" calcext:value-type="float">
            <text:p>-0.181000</text:p>
          </table:table-cell>
          <table:table-cell table:style-name="ce472" office:value-type="float" office:value="0.183" calcext:value-type="float">
            <text:p>0.183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882401" calcext:value-type="float">
            <text:p>-0.18824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8483" calcext:value-type="float">
            <text:p>0.18483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Wing4Left</text:p>
          </table:table-cell>
          <table:table-cell table:style-name="ce153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71" calcext:value-type="float">
            <text:p>-0.171000</text:p>
          </table:table-cell>
          <table:table-cell table:style-name="ce472" office:value-type="float" office:value="0.173" calcext:value-type="float">
            <text:p>0.173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778401" calcext:value-type="float">
            <text:p>-0.17784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7473" calcext:value-type="float">
            <text:p>0.17473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Wing4FanLeft</text:p>
          </table:table-cell>
          <table:table-cell table:style-name="ce153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71" calcext:value-type="float">
            <text:p>-0.171000</text:p>
          </table:table-cell>
          <table:table-cell table:style-name="ce472" office:value-type="float" office:value="0.173" calcext:value-type="float">
            <text:p>0.173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778401" calcext:value-type="float">
            <text:p>-0.17784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7473" calcext:value-type="float">
            <text:p>0.17473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Wing1Right</text:p>
          </table:table-cell>
          <table:table-cell table:style-name="ce16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49" calcext:value-type="float">
            <text:p>-0.149000</text:p>
          </table:table-cell>
          <table:table-cell table:style-name="ce472" office:value-type="float" office:value="-0.095" calcext:value-type="float">
            <text:p>-0.095000</text:p>
          </table:table-cell>
          <table:table-cell table:style-name="ce474" office:value-type="float" office:value="0.181" calcext:value-type="float">
            <text:p>0.18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0296" calcext:value-type="float">
            <text:p>-0.10296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0605" calcext:value-type="float">
            <text:p>-0.10605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19005" calcext:value-type="float">
            <text:p>0.19005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Wing2Right</text:p>
          </table:table-cell>
          <table:table-cell table:style-name="ce153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68" calcext:value-type="float">
            <text:p>-0.168000</text:p>
          </table:table-cell>
          <table:table-cell table:style-name="ce472" office:value-type="float" office:value="-0.169" calcext:value-type="float">
            <text:p>-0.169000</text:p>
          </table:table-cell>
          <table:table-cell table:style-name="ce474" office:value-type="float" office:value="0.067" calcext:value-type="float">
            <text:p>0.067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747201" calcext:value-type="float">
            <text:p>-0.17472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7069" calcext:value-type="float">
            <text:p>-0.17069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7035005" calcext:value-type="float">
            <text:p>0.0703501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Wing3Right</text:p>
          </table:table-cell>
          <table:table-cell table:style-name="ce153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81" calcext:value-type="float">
            <text:p>-0.181000</text:p>
          </table:table-cell>
          <table:table-cell table:style-name="ce472" office:value-type="float" office:value="-0.183" calcext:value-type="float">
            <text:p>-0.183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882401" calcext:value-type="float">
            <text:p>-0.18824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8483" calcext:value-type="float">
            <text:p>-0.18483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Wing4Right</text:p>
          </table:table-cell>
          <table:table-cell table:style-name="ce153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71" calcext:value-type="float">
            <text:p>-0.171000</text:p>
          </table:table-cell>
          <table:table-cell table:style-name="ce472" office:value-type="float" office:value="-0.173" calcext:value-type="float">
            <text:p>-0.173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778401" calcext:value-type="float">
            <text:p>-0.17784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7473" calcext:value-type="float">
            <text:p>-0.17473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Wing4FanRight</text:p>
          </table:table-cell>
          <table:table-cell table:style-name="ce153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71" calcext:value-type="float">
            <text:p>-0.171000</text:p>
          </table:table-cell>
          <table:table-cell table:style-name="ce472" office:value-type="float" office:value="-0.173" calcext:value-type="float">
            <text:p>-0.173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778401" calcext:value-type="float">
            <text:p>-0.1778401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7473" calcext:value-type="float">
            <text:p>-0.17473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ipRight</text:p>
          </table:table-cell>
          <table:table-cell table:style-name="ce368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4" calcext:value-type="float">
            <text:p>0.034000</text:p>
          </table:table-cell>
          <table:table-cell table:style-name="ce472" office:value-type="float" office:value="-0.129" calcext:value-type="float">
            <text:p>-0.129000</text:p>
          </table:table-cell>
          <table:table-cell table:style-name="ce474" office:value-type="float" office:value="-0.041" calcext:value-type="float">
            <text:p>-0.04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29" calcext:value-type="float">
            <text:p>-0.12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41" calcext:value-type="float">
            <text:p>-0.04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UPPER_LEG</text:p>
          </table:table-cell>
          <table:table-cell table:style-name="ce1" table:formula="of:=+[$'avatar_skeleton.xml convert'.B130]" office:value-type="string" office:string-value="mHipRight" calcext:value-type="string">
            <text:p>mHipRight</text:p>
          </table:table-cell>
          <table:table-cell table:style-name="ce376" table:formula="of:=+[$'avatar_skeleton.xml convert'.C130]" office:value-type="string" office:string-value="&quot;false&quot;" calcext:value-type="string">
            <text:p>"false"</text:p>
          </table:table-cell>
          <table:table-cell table:style-name="ce386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386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386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2" table:style-name="ce382" office:value-type="float" office:value="0.09" calcext:value-type="float">
            <text:p>0.090</text:p>
          </table:table-cell>
          <table:table-cell table:style-name="ce382" office:value-type="float" office:value="0.32" calcext:value-type="float">
            <text:p>0.320</text:p>
          </table:table-cell>
          <table:table-cell table:style-name="ce469" office:value-type="float" office:value="-0.02" calcext:value-type="float">
            <text:p>-0.020000</text:p>
          </table:table-cell>
          <table:table-cell table:style-name="ce473" office:value-type="float" office:value="0.05" calcext:value-type="float">
            <text:p>0.050000</text:p>
          </table:table-cell>
          <table:table-cell table:style-name="ce477" office:value-type="float" office:value="-0.22" calcext:value-type="float">
            <text:p>-0.220000</text:p>
          </table:table-cell>
          <table:table-cell table:number-columns-repeated="2" table:style-name="ce479" office:value-type="float" office:value="0.0945" calcext:value-type="float">
            <text:p>0.0945000</text:p>
          </table:table-cell>
          <table:table-cell table:style-name="ce479" office:value-type="float" office:value="0.32" calcext:value-type="float">
            <text:p>0.32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-0.021" calcext:value-type="float">
            <text:p>-0.021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.05249999" calcext:value-type="float">
            <text:p>0.0525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22" calcext:value-type="float">
            <text:p>-0.2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KneeRight</text:p>
          </table:table-cell>
          <table:table-cell table:style-name="ce153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0.049" calcext:value-type="float">
            <text:p>0.049000</text:p>
          </table:table-cell>
          <table:table-cell table:style-name="ce474" office:value-type="float" office:value="-0.491" calcext:value-type="float">
            <text:p>-0.49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.1" calcext:value-type="float">
            <text:p>1.1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49" calcext:value-type="float">
            <text:p>0.04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91" calcext:value-type="float">
            <text:p>-0.49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LOWER_LEG</text:p>
          </table:table-cell>
          <table:table-cell table:style-name="ce1" table:formula="of:=+[$'avatar_skeleton.xml convert'.B132]" office:value-type="string" office:string-value="mKneeRight" calcext:value-type="string">
            <text:p>mKneeRight</text:p>
          </table:table-cell>
          <table:table-cell table:style-name="ce376" table:formula="of:=+[$'avatar_skeleton.xml convert'.C132]" office:value-type="string" office:string-value="&quot;false&quot;" calcext:value-type="string">
            <text:p>"false"</text:p>
          </table:table-cell>
          <table:table-cell table:style-name="ce386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386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386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2" table:style-name="ce382" office:value-type="float" office:value="0.06" calcext:value-type="float">
            <text:p>0.060</text:p>
          </table:table-cell>
          <table:table-cell table:style-name="ce382" office:value-type="float" office:value="0.25" calcext:value-type="float">
            <text:p>0.250</text:p>
          </table:table-cell>
          <table:table-cell table:style-name="ce469" office:value-type="float" office:value="-0.02" calcext:value-type="float">
            <text:p>-0.02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-0.2" calcext:value-type="float">
            <text:p>-0.200000</text:p>
          </table:table-cell>
          <table:table-cell table:number-columns-repeated="2" table:style-name="ce479" office:value-type="float" office:value="0.063" calcext:value-type="float">
            <text:p>0.0630000</text:p>
          </table:table-cell>
          <table:table-cell table:style-name="ce479" office:value-type="float" office:value="0.275" calcext:value-type="float">
            <text:p>0.275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-0.021" calcext:value-type="float">
            <text:p>-0.021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22" calcext:value-type="float">
            <text:p>-0.2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AnkleRight</text:p>
          </table:table-cell>
          <table:table-cell table:style-name="ce153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29" calcext:value-type="float">
            <text:p>-0.029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468" calcext:value-type="float">
            <text:p>-0.46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29" calcext:value-type="float">
            <text:p>-0.02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68" calcext:value-type="float">
            <text:p>-0.46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4" office:value-type="string" calcext:value-type="string">
            <text:p>R_FOOT</text:p>
          </table:table-cell>
          <table:table-cell table:style-name="ce1" table:formula="of:=+[$'avatar_skeleton.xml convert'.B134]" office:value-type="string" office:string-value="mAnkleRight" calcext:value-type="string">
            <text:p>mAnkleRight</text:p>
          </table:table-cell>
          <table:table-cell table:style-name="ce376" table:formula="of:=+[$'avatar_skeleton.xml convert'.C134]" office:value-type="string" office:string-value="&quot;false&quot;" calcext:value-type="string">
            <text:p>"false"</text:p>
          </table:table-cell>
          <table:table-cell table:style-name="ce386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386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386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10" calcext:value-type="float">
            <text:p>1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13" calcext:value-type="float">
            <text:p>0.130</text:p>
          </table:table-cell>
          <table:table-cell table:number-columns-repeated="2" table:style-name="ce382" office:value-type="float" office:value="0.05" calcext:value-type="float">
            <text:p>0.050</text:p>
          </table:table-cell>
          <table:table-cell table:style-name="ce469" office:value-type="float" office:value="0.077" calcext:value-type="float">
            <text:p>0.077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-0.041" calcext:value-type="float">
            <text:p>-0.041000</text:p>
          </table:table-cell>
          <table:table-cell table:style-name="ce479" office:value-type="float" office:value="0.13" calcext:value-type="float">
            <text:p>0.1300000</text:p>
          </table:table-cell>
          <table:table-cell table:number-columns-repeated="2" table:style-name="ce479" office:value-type="float" office:value="0.05" calcext:value-type="float">
            <text:p>0.05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7700001" calcext:value-type="float">
            <text:p>0.077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041" calcext:value-type="float">
            <text:p>-0.041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32" office:value-type="string" calcext:value-type="string">
            <text:p>mFootRight</text:p>
          </table:table-cell>
          <table:table-cell table:style-name="ce153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12" calcext:value-type="float">
            <text:p>0.11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61" calcext:value-type="float">
            <text:p>-0.06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12" calcext:value-type="float">
            <text:p>0.11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61" calcext:value-type="float">
            <text:p>-0.06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oeRight</text:p>
          </table:table-cell>
          <table:table-cell table:style-name="ce153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09" calcext:value-type="float">
            <text:p>0.109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09" calcext:value-type="float">
            <text:p>0.10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ipLeft</text:p>
          </table:table-cell>
          <table:table-cell table:style-name="ce368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34" calcext:value-type="float">
            <text:p>0.034000</text:p>
          </table:table-cell>
          <table:table-cell table:style-name="ce472" office:value-type="float" office:value="0.127" calcext:value-type="float">
            <text:p>0.127000</text:p>
          </table:table-cell>
          <table:table-cell table:style-name="ce474" office:value-type="float" office:value="-0.041" calcext:value-type="float">
            <text:p>-0.04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34" calcext:value-type="float">
            <text:p>0.03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27" calcext:value-type="float">
            <text:p>0.12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41" calcext:value-type="float">
            <text:p>-0.04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UPPER_LEG</text:p>
          </table:table-cell>
          <table:table-cell table:style-name="ce1" table:formula="of:=+[$'avatar_skeleton.xml convert'.B138]" office:value-type="string" office:string-value="mHipLeft" calcext:value-type="string">
            <text:p>mHipLeft</text:p>
          </table:table-cell>
          <table:table-cell table:style-name="ce376" table:formula="of:=+[$'avatar_skeleton.xml convert'.C138]" office:value-type="string" office:string-value="&quot;false&quot;" calcext:value-type="string">
            <text:p>"false"</text:p>
          </table:table-cell>
          <table:table-cell table:style-name="ce386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386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386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2" table:style-name="ce382" office:value-type="float" office:value="0.09" calcext:value-type="float">
            <text:p>0.090</text:p>
          </table:table-cell>
          <table:table-cell table:style-name="ce382" office:value-type="float" office:value="0.32" calcext:value-type="float">
            <text:p>0.320</text:p>
          </table:table-cell>
          <table:table-cell table:style-name="ce469" office:value-type="float" office:value="-0.02" calcext:value-type="float">
            <text:p>-0.020000</text:p>
          </table:table-cell>
          <table:table-cell table:style-name="ce473" office:value-type="float" office:value="-0.05" calcext:value-type="float">
            <text:p>-0.050000</text:p>
          </table:table-cell>
          <table:table-cell table:style-name="ce477" office:value-type="float" office:value="-0.22" calcext:value-type="float">
            <text:p>-0.220000</text:p>
          </table:table-cell>
          <table:table-cell table:number-columns-repeated="2" table:style-name="ce479" office:value-type="float" office:value="0.0945" calcext:value-type="float">
            <text:p>0.0945000</text:p>
          </table:table-cell>
          <table:table-cell table:style-name="ce479" office:value-type="float" office:value="0.32" calcext:value-type="float">
            <text:p>0.32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-0.021" calcext:value-type="float">
            <text:p>-0.021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-0.05249999" calcext:value-type="float">
            <text:p>-0.0525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22" calcext:value-type="float">
            <text:p>-0.2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KneeLeft</text:p>
          </table:table-cell>
          <table:table-cell table:style-name="ce153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01" calcext:value-type="float">
            <text:p>-0.001000</text:p>
          </table:table-cell>
          <table:table-cell table:style-name="ce472" office:value-type="float" office:value="-0.046" calcext:value-type="float">
            <text:p>-0.046000</text:p>
          </table:table-cell>
          <table:table-cell table:style-name="ce474" office:value-type="float" office:value="-0.491" calcext:value-type="float">
            <text:p>-0.49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.1" calcext:value-type="float">
            <text:p>1.1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01" calcext:value-type="float">
            <text:p>-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46" calcext:value-type="float">
            <text:p>-0.04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91" calcext:value-type="float">
            <text:p>-0.49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LOWER_LEG</text:p>
          </table:table-cell>
          <table:table-cell table:style-name="ce1" table:formula="of:=+[$'avatar_skeleton.xml convert'.B140]" office:value-type="string" office:string-value="mKneeLeft" calcext:value-type="string">
            <text:p>mKneeLeft</text:p>
          </table:table-cell>
          <table:table-cell table:style-name="ce376" table:formula="of:=+[$'avatar_skeleton.xml convert'.C140]" office:value-type="string" office:string-value="&quot;false&quot;" calcext:value-type="string">
            <text:p>"false"</text:p>
          </table:table-cell>
          <table:table-cell table:style-name="ce386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386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386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number-columns-repeated="2" table:style-name="ce382" office:value-type="float" office:value="0.06" calcext:value-type="float">
            <text:p>0.060</text:p>
          </table:table-cell>
          <table:table-cell table:style-name="ce382" office:value-type="float" office:value="0.25" calcext:value-type="float">
            <text:p>0.250</text:p>
          </table:table-cell>
          <table:table-cell table:style-name="ce469" office:value-type="float" office:value="-0.02" calcext:value-type="float">
            <text:p>-0.020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-0.2" calcext:value-type="float">
            <text:p>-0.200000</text:p>
          </table:table-cell>
          <table:table-cell table:number-columns-repeated="2" table:style-name="ce479" office:value-type="float" office:value="0.063" calcext:value-type="float">
            <text:p>0.0630000</text:p>
          </table:table-cell>
          <table:table-cell table:style-name="ce479" office:value-type="float" office:value="0.275" calcext:value-type="float">
            <text:p>0.275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-0.021" calcext:value-type="float">
            <text:p>-0.021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22" calcext:value-type="float">
            <text:p>-0.220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AnkleLeft</text:p>
          </table:table-cell>
          <table:table-cell table:style-name="ce153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29" calcext:value-type="float">
            <text:p>-0.029000</text:p>
          </table:table-cell>
          <table:table-cell table:style-name="ce472" office:value-type="float" office:value="0.001" calcext:value-type="float">
            <text:p>0.001000</text:p>
          </table:table-cell>
          <table:table-cell table:style-name="ce474" office:value-type="float" office:value="-0.468" calcext:value-type="float">
            <text:p>-0.46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29" calcext:value-type="float">
            <text:p>-0.02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01" calcext:value-type="float">
            <text:p>0.001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68" calcext:value-type="float">
            <text:p>-0.46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1" office:value-type="string" calcext:value-type="string">
            <text:p>L_FOOT</text:p>
          </table:table-cell>
          <table:table-cell table:style-name="ce1" table:formula="of:=+[$'avatar_skeleton.xml convert'.B142]" office:value-type="string" office:string-value="mAnkleLeft" calcext:value-type="string">
            <text:p>mAnkleLeft</text:p>
          </table:table-cell>
          <table:table-cell table:style-name="ce376" table:formula="of:=+[$'avatar_skeleton.xml convert'.C142]" office:value-type="string" office:string-value="&quot;false&quot;" calcext:value-type="string">
            <text:p>"false"</text:p>
          </table:table-cell>
          <table:table-cell table:style-name="ce386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386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386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425" office:value-type="float" office:value="0" calcext:value-type="float">
            <text:p>0.000</text:p>
          </table:table-cell>
          <table:table-cell table:style-name="ce382" office:value-type="float" office:value="10" calcext:value-type="float">
            <text:p>1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382" office:value-type="float" office:value="0.13" calcext:value-type="float">
            <text:p>0.130</text:p>
          </table:table-cell>
          <table:table-cell table:number-columns-repeated="2" table:style-name="ce382" office:value-type="float" office:value="0.05" calcext:value-type="float">
            <text:p>0.050</text:p>
          </table:table-cell>
          <table:table-cell table:style-name="ce469" office:value-type="float" office:value="0.077" calcext:value-type="float">
            <text:p>0.077000</text:p>
          </table:table-cell>
          <table:table-cell table:style-name="ce473" office:value-type="float" office:value="0" calcext:value-type="float">
            <text:p>0.000000</text:p>
          </table:table-cell>
          <table:table-cell table:style-name="ce477" office:value-type="float" office:value="-0.041" calcext:value-type="float">
            <text:p>-0.041000</text:p>
          </table:table-cell>
          <table:table-cell table:style-name="ce479" office:value-type="float" office:value="0.13" calcext:value-type="float">
            <text:p>0.1300000</text:p>
          </table:table-cell>
          <table:table-cell table:number-columns-repeated="2" table:style-name="ce479" office:value-type="float" office:value="0.05" calcext:value-type="float">
            <text:p>0.0500000</text:p>
          </table:table-cell>
          <table:table-cell table:style-name="ce576" office:value-type="float" office:value="1" calcext:value-type="float">
            <text:p>1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87" office:value-type="float" office:value="0.07700001" calcext:value-type="float">
            <text:p>0.077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1" office:value-type="float" office:value="0" calcext:value-type="float">
            <text:p>0.0</text:p>
          </table:table-cell>
          <table:table-cell table:style-name="ce587" office:value-type="float" office:value="0" calcext:value-type="float">
            <text:p>0.0000000</text:p>
          </table:table-cell>
          <table:table-cell table:style-name="ce576" office:value-type="float" office:value="0" calcext:value-type="float">
            <text:p>0.0</text:p>
          </table:table-cell>
          <table:table-cell table:style-name="ce581" office:value-type="float" office:value="0" calcext:value-type="float">
            <text:p>0.0</text:p>
          </table:table-cell>
          <table:table-cell table:style-name="ce581" office:value-type="float" office:value="1" calcext:value-type="float">
            <text:p>1.0</text:p>
          </table:table-cell>
          <table:table-cell table:style-name="ce587" office:value-type="float" office:value="-0.041" calcext:value-type="float">
            <text:p>-0.0410000</text:p>
          </table:table-cell>
          <table:table-cell table:style-name="ce576" office:value-type="float" office:value="0" calcext:value-type="float">
            <text:p>0.0</text:p>
          </table:table-cell>
          <table:table-cell table:number-columns-repeated="2" table:style-name="ce58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39" table:number-columns-repeated="805"/>
          <table:table-cell table:style-name="ce548" table:number-columns-repeated="34"/>
          <table:table-cell table:style-name="ce554" table:number-columns-repeated="97"/>
        </table:table-row>
        <table:table-row table:style-name="ro3">
          <table:table-cell table:style-name="ce342" office:value-type="string" calcext:value-type="string">
            <text:p>mFootLeft</text:p>
          </table:table-cell>
          <table:table-cell table:style-name="ce153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12" calcext:value-type="float">
            <text:p>0.11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61" calcext:value-type="float">
            <text:p>-0.06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12" calcext:value-type="float">
            <text:p>0.11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61" calcext:value-type="float">
            <text:p>-0.06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ToeLeft</text:p>
          </table:table-cell>
          <table:table-cell table:style-name="ce153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09" calcext:value-type="float">
            <text:p>0.109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09" calcext:value-type="float">
            <text:p>0.10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ail1</text:p>
          </table:table-cell>
          <table:table-cell table:style-name="ce368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16" calcext:value-type="float">
            <text:p>-0.116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47" calcext:value-type="float">
            <text:p>0.047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16" calcext:value-type="float">
            <text:p>-0.11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4700005" calcext:value-type="float">
            <text:p>0.0470001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ail2</text:p>
          </table:table-cell>
          <table:table-cell table:style-name="ce153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97" calcext:value-type="float">
            <text:p>-0.197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97" calcext:value-type="float">
            <text:p>-0.197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ail3</text:p>
          </table:table-cell>
          <table:table-cell table:style-name="ce153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68" calcext:value-type="float">
            <text:p>-0.168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68" calcext:value-type="float">
            <text:p>-0.168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ail4</text:p>
          </table:table-cell>
          <table:table-cell table:style-name="ce153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42" calcext:value-type="float">
            <text:p>-0.14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42" calcext:value-type="float">
            <text:p>-0.14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ail5</text:p>
          </table:table-cell>
          <table:table-cell table:style-name="ce153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112" calcext:value-type="float">
            <text:p>-0.11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112" calcext:value-type="float">
            <text:p>-0.11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Tail6</text:p>
          </table:table-cell>
          <table:table-cell table:style-name="ce153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94" calcext:value-type="float">
            <text:p>-0.094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" calcext:value-type="float">
            <text:p>0.000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9399998" calcext:value-type="float">
            <text:p>-0.09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Groin</text:p>
          </table:table-cell>
          <table:table-cell table:style-name="ce368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64" calcext:value-type="float">
            <text:p>0.064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97" calcext:value-type="float">
            <text:p>-0.097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64" calcext:value-type="float">
            <text:p>0.06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97" calcext:value-type="float">
            <text:p>-0.097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indLimbsRoot</text:p>
          </table:table-cell>
          <table:table-cell table:style-name="ce368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2" calcext:value-type="float">
            <text:p>-0.200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0.084" calcext:value-type="float">
            <text:p>0.084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2" calcext:value-type="float">
            <text:p>-0.2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0.08399999" calcext:value-type="float">
            <text:p>0.084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indLimb1Left</text:p>
          </table:table-cell>
          <table:table-cell table:style-name="ce153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204" calcext:value-type="float">
            <text:p>-0.204000</text:p>
          </table:table-cell>
          <table:table-cell table:style-name="ce472" office:value-type="float" office:value="0.129" calcext:value-type="float">
            <text:p>0.129000</text:p>
          </table:table-cell>
          <table:table-cell table:style-name="ce474" office:value-type="float" office:value="-0.125" calcext:value-type="float">
            <text:p>-0.125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204" calcext:value-type="float">
            <text:p>-0.20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129" calcext:value-type="float">
            <text:p>0.12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125" calcext:value-type="float">
            <text:p>-0.12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indLimb2Left</text:p>
          </table:table-cell>
          <table:table-cell table:style-name="ce153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02" calcext:value-type="float">
            <text:p>0.002000</text:p>
          </table:table-cell>
          <table:table-cell table:style-name="ce472" office:value-type="float" office:value="-0.046" calcext:value-type="float">
            <text:p>-0.046000</text:p>
          </table:table-cell>
          <table:table-cell table:style-name="ce474" office:value-type="float" office:value="-0.491" calcext:value-type="float">
            <text:p>-0.49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.1" calcext:value-type="float">
            <text:p>1.1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02000004" calcext:value-type="float">
            <text:p>0.00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46" calcext:value-type="float">
            <text:p>-0.04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910001" calcext:value-type="float">
            <text:p>-0.4910001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indLimb3Left</text:p>
          </table:table-cell>
          <table:table-cell table:style-name="ce153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3" calcext:value-type="float">
            <text:p>-0.030000</text:p>
          </table:table-cell>
          <table:table-cell table:style-name="ce472" office:value-type="float" office:value="-0.003" calcext:value-type="float">
            <text:p>-0.003000</text:p>
          </table:table-cell>
          <table:table-cell table:style-name="ce474" office:value-type="float" office:value="-0.468" calcext:value-type="float">
            <text:p>-0.46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3" calcext:value-type="float">
            <text:p>-0.03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002999999" calcext:value-type="float">
            <text:p>-0.00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68" calcext:value-type="float">
            <text:p>-0.46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42" office:value-type="string" calcext:value-type="string">
            <text:p>mHindLimb4Left</text:p>
          </table:table-cell>
          <table:table-cell table:style-name="ce153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12" calcext:value-type="float">
            <text:p>0.11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61" calcext:value-type="float">
            <text:p>-0.06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12" calcext:value-type="float">
            <text:p>0.11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61" calcext:value-type="float">
            <text:p>-0.06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indLimb1Right</text:p>
          </table:table-cell>
          <table:table-cell table:style-name="ce153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204" calcext:value-type="float">
            <text:p>-0.204000</text:p>
          </table:table-cell>
          <table:table-cell table:style-name="ce472" office:value-type="float" office:value="-0.129" calcext:value-type="float">
            <text:p>-0.129000</text:p>
          </table:table-cell>
          <table:table-cell table:style-name="ce474" office:value-type="float" office:value="-0.125" calcext:value-type="float">
            <text:p>-0.125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204" calcext:value-type="float">
            <text:p>-0.204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-0.129" calcext:value-type="float">
            <text:p>-0.129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125" calcext:value-type="float">
            <text:p>-0.125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indLimb2Right</text:p>
          </table:table-cell>
          <table:table-cell table:style-name="ce153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002" calcext:value-type="float">
            <text:p>0.002000</text:p>
          </table:table-cell>
          <table:table-cell table:style-name="ce472" office:value-type="float" office:value="0.046" calcext:value-type="float">
            <text:p>0.046000</text:p>
          </table:table-cell>
          <table:table-cell table:style-name="ce474" office:value-type="float" office:value="-0.491" calcext:value-type="float">
            <text:p>-0.491000</text:p>
          </table:table-cell>
          <table:table-cell table:number-columns-repeated="2" table:style-name="ce478" office:value-type="float" office:value="1.05" calcext:value-type="float">
            <text:p>1.0500000</text:p>
          </table:table-cell>
          <table:table-cell table:style-name="ce478" office:value-type="float" office:value="1.1" calcext:value-type="float">
            <text:p>1.1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002000004" calcext:value-type="float">
            <text:p>0.00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46" calcext:value-type="float">
            <text:p>0.046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910001" calcext:value-type="float">
            <text:p>-0.4910001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indLimb3Right</text:p>
          </table:table-cell>
          <table:table-cell table:style-name="ce153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-0.03" calcext:value-type="float">
            <text:p>-0.030000</text:p>
          </table:table-cell>
          <table:table-cell table:style-name="ce472" office:value-type="float" office:value="0.003" calcext:value-type="float">
            <text:p>0.003000</text:p>
          </table:table-cell>
          <table:table-cell table:style-name="ce474" office:value-type="float" office:value="-0.468" calcext:value-type="float">
            <text:p>-0.468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-0.03" calcext:value-type="float">
            <text:p>-0.03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.002999999" calcext:value-type="float">
            <text:p>0.003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468" calcext:value-type="float">
            <text:p>-0.468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 table:style-name="ce332" office:value-type="string" calcext:value-type="string">
            <text:p>mHindLimb4Right</text:p>
          </table:table-cell>
          <table:table-cell table:style-name="ce153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42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42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464" office:value-type="float" office:value="0.112" calcext:value-type="float">
            <text:p>0.112000</text:p>
          </table:table-cell>
          <table:table-cell table:style-name="ce472" office:value-type="float" office:value="0" calcext:value-type="float">
            <text:p>0.000000</text:p>
          </table:table-cell>
          <table:table-cell table:style-name="ce474" office:value-type="float" office:value="-0.061" calcext:value-type="float">
            <text:p>-0.061000</text:p>
          </table:table-cell>
          <table:table-cell table:number-columns-repeated="3" table:style-name="ce478" office:value-type="float" office:value="1" calcext:value-type="float">
            <text:p>1.0000000</text:p>
          </table:table-cell>
          <table:table-cell table:style-name="ce481" office:value-type="float" office:value="1" calcext:value-type="float">
            <text:p>1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499" office:value-type="float" office:value="0.112" calcext:value-type="float">
            <text:p>0.112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86" office:value-type="float" office:value="0" calcext:value-type="float">
            <text:p>0.0</text:p>
          </table:table-cell>
          <table:table-cell table:style-name="ce499" office:value-type="float" office:value="0" calcext:value-type="float">
            <text:p>0.0000000</text:p>
          </table:table-cell>
          <table:table-cell table:style-name="ce481" office:value-type="float" office:value="0" calcext:value-type="float">
            <text:p>0.0</text:p>
          </table:table-cell>
          <table:table-cell table:style-name="ce486" office:value-type="float" office:value="0" calcext:value-type="float">
            <text:p>0.0</text:p>
          </table:table-cell>
          <table:table-cell table:style-name="ce486" office:value-type="float" office:value="1" calcext:value-type="float">
            <text:p>1.0</text:p>
          </table:table-cell>
          <table:table-cell table:style-name="ce499" office:value-type="float" office:value="-0.061" calcext:value-type="float">
            <text:p>-0.0610000</text:p>
          </table:table-cell>
          <table:table-cell table:style-name="ce481" office:value-type="float" office:value="0" calcext:value-type="float">
            <text:p>0.0</text:p>
          </table:table-cell>
          <table:table-cell table:number-columns-repeated="2" table:style-name="ce486" office:value-type="float" office:value="0" calcext:value-type="float">
            <text:p>0.0</text:p>
          </table:table-cell>
          <table:table-cell table:style-name="ce509" office:value-type="float" office:value="1" calcext:value-type="float">
            <text:p>1.0</text:p>
          </table:table-cell>
          <table:table-cell table:style-name="ce513" table:number-columns-repeated="805"/>
          <table:table-cell table:number-columns-repeated="131"/>
        </table:table-row>
        <table:table-row table:style-name="ro3">
          <table:table-cell/>
          <table:table-cell table:style-name="ce184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371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>
            <text:p>https://creativecommons.org/licenses/by/3.0/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>
            <text:p>https://community.secondlife.com/forums/topic/34082-avatar-model-and-clothing-files-now-have-an-updated-license/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/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 table:number-columns-spanned="2" table:number-rows-spanned="1">
            <text:p>avatar_skeleton.xml</text:p>
          </table:table-cell>
          <table:covered-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>
            <text:p>https://bitbucket.org/lindenlab/viewer-release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/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>
            <text:p>Skeleton.Female.blend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>
            <text:p>Skeleton.Male.blend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71" table:number-columns-repeated="2"/>
          <table:table-cell table:style-name="ce380"/>
          <table:table-cell table:style-name="ce392"/>
          <table:table-cell table:style-name="ce400"/>
          <table:table-cell table:style-name="ce404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4"/>
          <table:table-cell table:number-columns-repeated="72"/>
        </table:table-row>
        <table:table-row table:style-name="ro3">
          <table:table-cell table:style-name="ce371" office:value-type="string" calcext:value-type="string">
            <text:p>female_2016_08_05.dae</text:p>
          </table:table-cell>
          <table:table-cell table:style-name="ce371"/>
          <table:table-cell table:style-name="ce380"/>
          <table:table-cell table:style-name="ce392"/>
          <table:table-cell table:style-name="ce400"/>
          <table:table-cell table:style-name="ce404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4"/>
          <table:table-cell table:number-columns-repeated="72"/>
        </table:table-row>
        <table:table-row table:style-name="ro3">
          <table:table-cell table:style-name="ce371" office:value-type="string" calcext:value-type="string">
            <text:p>male_2016_08_05.dae</text:p>
          </table:table-cell>
          <table:table-cell table:style-name="ce371"/>
          <table:table-cell table:style-name="ce380"/>
          <table:table-cell table:style-name="ce392"/>
          <table:table-cell table:style-name="ce400"/>
          <table:table-cell table:style-name="ce404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4"/>
          <table:table-cell table:number-columns-repeated="72"/>
        </table:table-row>
        <table:table-row table:style-name="ro3">
          <table:table-cell table:style-name="ce371" office:value-type="string" calcext:value-type="string">
            <text:p>angel_2016_08_05</text:p>
          </table:table-cell>
          <table:table-cell table:style-name="ce371"/>
          <table:table-cell table:style-name="ce380"/>
          <table:table-cell table:style-name="ce392"/>
          <table:table-cell table:style-name="ce400"/>
          <table:table-cell table:style-name="ce404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4"/>
          <table:table-cell table:number-columns-repeated="72"/>
        </table:table-row>
        <table:table-row table:style-name="ro3">
          <table:table-cell table:style-name="ce360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371"/>
          <table:table-cell table:style-name="ce380"/>
          <table:table-cell table:style-name="ce392"/>
          <table:table-cell table:style-name="ce400"/>
          <table:table-cell table:style-name="ce404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4"/>
          <table:table-cell table:number-columns-repeated="72"/>
        </table:table-row>
        <table:table-row table:style-name="ro3">
          <table:table-cell table:style-name="ce371" table:number-columns-repeated="2"/>
          <table:table-cell table:style-name="ce380"/>
          <table:table-cell table:style-name="ce392"/>
          <table:table-cell table:style-name="ce400"/>
          <table:table-cell table:style-name="ce404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4"/>
          <table:table-cell table:number-columns-repeated="72"/>
        </table:table-row>
        <table:table-row table:style-name="ro3">
          <table:table-cell table:style-name="ce37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71"/>
          <table:table-cell table:style-name="ce380"/>
          <table:table-cell table:style-name="ce377"/>
          <table:table-cell table:style-name="ce402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2"/>
          <table:table-cell table:number-columns-repeated="72"/>
        </table:table-row>
        <table:table-row table:style-name="ro3">
          <table:table-cell table:style-name="ce37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71"/>
          <table:table-cell table:style-name="ce380"/>
          <table:table-cell table:style-name="ce377"/>
          <table:table-cell table:style-name="ce402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2"/>
          <table:table-cell table:number-columns-repeated="72"/>
        </table:table-row>
        <table:table-row table:style-name="ro3" table:number-rows-repeated="2">
          <table:table-cell table:style-name="ce371" table:number-columns-repeated="2"/>
          <table:table-cell table:style-name="ce380"/>
          <table:table-cell table:style-name="ce377" table:number-columns-repeated="2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 table:number-columns-repeated="2"/>
          <table:table-cell table:number-columns-repeated="72"/>
        </table:table-row>
        <table:table-row table:style-name="ro3">
          <table:table-cell table:style-name="ce5" office:value-type="string" calcext:value-type="string">
            <text:p>last updated 2020-03-13 Ada Radius</text:p>
          </table:table-cell>
          <table:table-cell table:style-name="ce10" table:number-columns-repeated="3"/>
          <table:table-cell table:style-name="ce17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40"/>
          <table:table-cell table:style-name="ce551"/>
          <table:table-cell table:style-name="ce380" table:number-columns-repeated="27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>
          <table:table-cell table:style-name="ce360" office:value-type="string" calcext:value-type="string">
            <text:p><text:a xlink:href="http://www.adaradius.com/" xlink:type="simple">www.adaradius.com</text:a></text:p>
          </table:table-cell>
          <table:table-cell table:style-name="ce380"/>
          <table:table-cell table:style-name="ce377" table:number-columns-repeated="2"/>
          <table:table-cell table:style-name="ce371"/>
          <table:table-cell table:style-name="ce40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13"/>
          <table:table-cell table:style-name="ce380"/>
          <table:table-cell table:style-name="ce463"/>
          <table:table-cell table:style-name="ce380" table:number-columns-repeated="3"/>
          <table:table-cell table:style-name="ce404"/>
          <table:table-cell table:style-name="ce400"/>
          <table:table-cell table:style-name="ce404"/>
          <table:table-cell table:style-name="ce487"/>
          <table:table-cell table:style-name="ce380" table:number-columns-repeated="868"/>
          <table:table-cell table:style-name="ce487" table:number-columns-repeated="7"/>
          <table:table-cell table:style-name="ce403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215"/>
          <table:table-cell table:number-columns-repeated="21"/>
          <table:table-cell table:style-name="ce486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215"/>
          <table:table-cell table:number-columns-repeated="5"/>
          <table:table-cell table:style-name="ce427"/>
          <table:table-cell table:number-columns-repeated="2"/>
          <table:table-cell table:style-name="ce427"/>
          <table:table-cell table:number-columns-repeated="2"/>
          <table:table-cell table:style-name="ce427"/>
          <table:table-cell table:number-columns-repeated="2"/>
          <table:table-cell table:style-name="ce427"/>
          <table:table-cell table:number-columns-repeated="6"/>
          <table:table-cell table:style-name="ce486" table:number-columns-repeated="2"/>
          <table:table-cell table:number-columns-repeated="945"/>
        </table:table-row>
        <table:table-row table:style-name="ro3">
          <table:table-cell/>
          <table:table-cell table:style-name="ce215"/>
          <table:table-cell table:number-columns-repeated="5"/>
          <table:table-cell table:style-name="ce427"/>
          <table:table-cell table:number-columns-repeated="2"/>
          <table:table-cell table:style-name="ce427"/>
          <table:table-cell table:number-columns-repeated="2"/>
          <table:table-cell table:style-name="ce427"/>
          <table:table-cell table:number-columns-repeated="2"/>
          <table:table-cell table:style-name="ce427"/>
          <table:table-cell table:number-columns-repeated="6"/>
          <table:table-cell table:style-name="ce486" table:number-columns-repeated="2"/>
          <table:table-cell table:number-columns-repeated="945"/>
        </table:table-row>
      </table:table>
      <table:table table:name="DefaultSystemMale.xml" table:style-name="ta2">
        <office:forms form:automatic-focus="false" form:apply-design-mode="false"/>
        <table:table-column table:style-name="co47" table:default-cell-style-name="Default"/>
        <table:table-column table:style-name="co48" table:default-cell-style-name="ce432"/>
        <table:table-column table:style-name="co48" table:default-cell-style-name="ce433"/>
        <table:table-column table:style-name="co48" table:default-cell-style-name="ce434"/>
        <table:table-column table:style-name="co48" table:number-columns-repeated="3" table:default-cell-style-name="ce435"/>
        <table:table-column table:style-name="co12" table:number-columns-repeated="1017" table:default-cell-style-name="Default"/>
        <table:table-row table:style-name="ro3">
          <table:table-cell table:style-name="ce596" office:value-type="string" calcext:value-type="string">
            <text:p>Alphabetical order</text:p>
          </table:table-cell>
          <table:table-cell table:style-name="ce597" office:value-type="string" calcext:value-type="string" table:number-columns-spanned="3" table:number-rows-spanned="1">
            <text:p>position</text:p>
          </table:table-cell>
          <table:covered-table-cell table:style-name="ce599"/>
          <table:covered-table-cell table:style-name="ce601"/>
          <table:table-cell table:style-name="ce603" office:value-type="string" calcext:value-type="string" table:number-columns-spanned="3" table:number-rows-spanned="1">
            <text:p>scale</text:p>
          </table:table-cell>
          <table:covered-table-cell table:number-columns-repeated="2" table:style-name="ce606"/>
          <table:table-cell table:style-name="ce596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le.Skeleton.dae raw data" table:style-name="ta2">
        <office:forms form:automatic-focus="false" form:apply-design-mode="false"/>
        <table:table-column table:style-name="co49" table:default-cell-style-name="ce579"/>
        <table:table-column table:style-name="co50" table:default-cell-style-name="ce582"/>
        <table:table-column table:style-name="co50" table:number-columns-repeated="2" table:default-cell-style-name="ce583"/>
        <table:table-column table:style-name="co50" table:default-cell-style-name="ce584"/>
        <table:table-column table:style-name="co50" table:default-cell-style-name="ce582"/>
        <table:table-column table:style-name="co50" table:number-columns-repeated="2" table:default-cell-style-name="ce583"/>
        <table:table-column table:style-name="co50" table:default-cell-style-name="ce584"/>
        <table:table-column table:style-name="co50" table:default-cell-style-name="ce582"/>
        <table:table-column table:style-name="co50" table:default-cell-style-name="ce583"/>
        <table:table-column table:style-name="co50" table:default-cell-style-name="ce585"/>
        <table:table-column table:style-name="co50" table:default-cell-style-name="ce584"/>
        <table:table-column table:style-name="co51" table:default-cell-style-name="ce579"/>
        <table:table-column table:style-name="co52" table:default-cell-style-name="ce579"/>
        <table:table-column table:style-name="co53" table:default-cell-style-name="ce579"/>
        <table:table-column table:style-name="co54" table:default-cell-style-name="ce586"/>
        <table:table-column table:style-name="co55" table:default-cell-style-name="ce608"/>
        <table:table-column table:style-name="co55" table:number-columns-repeated="2" table:default-cell-style-name="ce583"/>
        <table:table-column table:style-name="co55" table:default-cell-style-name="ce584"/>
        <table:table-column table:style-name="co55" table:default-cell-style-name="ce582"/>
        <table:table-column table:style-name="co55" table:number-columns-repeated="2" table:default-cell-style-name="ce583"/>
        <table:table-column table:style-name="co55" table:default-cell-style-name="ce584"/>
        <table:table-column table:style-name="co55" table:default-cell-style-name="ce582"/>
        <table:table-column table:style-name="co55" table:number-columns-repeated="2" table:default-cell-style-name="ce583"/>
        <table:table-column table:style-name="co55" table:default-cell-style-name="ce584"/>
        <table:table-column table:style-name="co53" table:default-cell-style-name="ce589"/>
        <table:table-column table:style-name="co53" table:number-columns-repeated="2" table:default-cell-style-name="ce579"/>
        <table:table-column table:style-name="co53" table:default-cell-style-name="ce586"/>
        <table:table-column table:style-name="co45" table:number-columns-repeated="4" table:default-cell-style-name="ce590"/>
        <table:table-column table:style-name="co56" table:number-columns-repeated="4" table:default-cell-style-name="ce590"/>
        <table:table-column table:style-name="co57" table:number-columns-repeated="4" table:default-cell-style-name="ce583"/>
        <table:table-column table:style-name="co12" table:number-columns-repeated="4" table:default-cell-style-name="ce583"/>
        <table:table-column table:style-name="co12" table:number-columns-repeated="975" table:default-cell-style-name="ce579"/>
        <table:table-row table:style-name="ro3">
          <table:table-cell office:value-type="string" calcext:value-type="string">
            <text:p>Joints-array</text:p>
          </table:table-cell>
          <table:table-cell table:style-name="ce580" office:value-type="string" calcext:value-type="string" table:number-columns-spanned="16" table:number-rows-spanned="1">
            <text:p>BaseMaleController-Matrices-array</text:p>
          </table:table-cell>
          <table:covered-table-cell table:number-columns-repeated="2" table:style-name="ce558"/>
          <table:covered-table-cell table:style-name="ce560"/>
          <table:covered-table-cell/>
          <table:covered-table-cell table:number-columns-repeated="2" table:style-name="ce558"/>
          <table:covered-table-cell table:style-name="ce560"/>
          <table:covered-table-cell/>
          <table:covered-table-cell table:style-name="ce558"/>
          <table:covered-table-cell table:style-name="ce562"/>
          <table:covered-table-cell table:style-name="ce560"/>
          <table:covered-table-cell table:number-columns-repeated="3"/>
          <table:covered-table-cell table:style-name="ce564"/>
          <table:table-cell table:style-name="ce607" office:value-type="string" calcext:value-type="string" table:number-columns-spanned="16" table:number-rows-spanned="1">
            <text:p><text:s/>JOINT"&gt;&lt;matrix sid</text:p>
          </table:table-cell>
          <table:covered-table-cell table:number-columns-repeated="2" table:style-name="ce558"/>
          <table:covered-table-cell table:style-name="ce560"/>
          <table:covered-table-cell/>
          <table:covered-table-cell table:number-columns-repeated="2" table:style-name="ce558"/>
          <table:covered-table-cell table:style-name="ce560"/>
          <table:covered-table-cell/>
          <table:covered-table-cell table:number-columns-repeated="2" table:style-name="ce558"/>
          <table:covered-table-cell table:style-name="ce560"/>
          <table:covered-table-cell table:style-name="ce567"/>
          <table:covered-table-cell table:number-columns-repeated="2"/>
          <table:covered-table-cell table:style-name="ce564"/>
          <table:table-cell table:number-columns-repeated="991"/>
        </table:table-row>
        <table:table-row table:style-name="ro3">
          <table:table-cell office:value-type="string" calcext:value-type="string">
            <text:p>mPelvis</text:p>
          </table:table-cell>
          <table:table-cell office:value-type="float" office:value="1" calcext:value-type="float">
            <text:p>1.000000</text:p>
          </table:table-cell>
          <table:table-cell table:number-columns-repeated="5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067" calcext:value-type="float">
            <text:p>-1.0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Torso</text:p>
          </table:table-cell>
          <table:table-cell office:value-type="float" office:value="1" calcext:value-type="float">
            <text:p>1.000000</text:p>
          </table:table-cell>
          <table:table-cell table:number-columns-repeated="5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151" calcext:value-type="float">
            <text:p>-1.15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Ches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15" calcext:value-type="float">
            <text:p>0.01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356" calcext:value-type="float">
            <text:p>-1.3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Neck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607" calcext:value-type="float">
            <text:p>-1.60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Head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683" calcext:value-type="float">
            <text:p>-1.68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Skull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25" calcext:value-type="float">
            <text:p>0.0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762" calcext:value-type="float">
            <text:p>-1.7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y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73" calcext:value-type="float">
            <text:p>-0.07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762" calcext:value-type="float">
            <text:p>-1.7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y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73" calcext:value-type="float">
            <text:p>-0.07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762" calcext:value-type="float">
            <text:p>-1.7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EAD</text:p>
          </table:table-cell>
          <table:table-cell office:value-type="float" office:value="9.090909" calcext:value-type="float">
            <text:p>9.090909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45455" calcext:value-type="float">
            <text:p>0.045455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1.111111" calcext:value-type="float">
            <text:p>-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7.692308" calcext:value-type="float">
            <text:p>7.692308</text:p>
          </table:table-cell>
          <table:table-cell office:value-type="float" office:value="0" calcext:value-type="float">
            <text:p>0.000000</text:p>
          </table:table-cell>
          <table:table-cell office:value-type="float" office:value="-13.407692" calcext:value-type="float">
            <text:p>-13.40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6" calcext:value-type="float">
            <text:p>0.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91"/>
          <table:table-cell table:number-columns-repeated="3"/>
          <table:table-cell office:value-type="float" office:value="-0" calcext:value-type="float">
            <text:p>0.000000</text:p>
          </table:table-cell>
          <table:table-cell office:value-type="float" office:value="0.0599999986588955" calcext:value-type="float">
            <text:p>0.060000</text:p>
          </table:table-cell>
          <table:table-cell office:value-type="float" office:value="1" calcext:value-type="float">
            <text:p>1.000000</text:p>
          </table:table-cell>
          <table:table-cell table:number-columns-repeated="975"/>
        </table:table-row>
        <table:table-row table:style-name="ro3">
          <table:table-cell office:value-type="string" calcext:value-type="string">
            <text:p>NECK</text:p>
          </table:table-cell>
          <table:table-cell office:value-type="float" office:value="15.384615" calcext:value-type="float">
            <text:p>15.384615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384615" calcext:value-type="float">
            <text:p>0.384615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4.285714" calcext:value-type="float">
            <text:p>-14.285714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2.5" calcext:value-type="float">
            <text:p>12.5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20.275" calcext:value-type="float">
            <text:p>-20.2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7" calcext:value-type="float">
            <text:p>0.07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Collar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5" calcext:value-type="float">
            <text:p>-0.085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Shoulder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164" calcext:value-type="float">
            <text:p>-0.164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lbow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412" calcext:value-type="float">
            <text:p>-0.41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Wrist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617" calcext:value-type="float">
            <text:p>-0.61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_HAND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-0" calcext:value-type="float">
            <text:p>0.000000</text:p>
          </table:table-cell>
          <table:table-cell office:value-type="float" office:value="3.472964" calcext:value-type="float">
            <text:p>3.472964</text:p>
          </table:table-cell>
          <table:table-cell office:value-type="float" office:value="2.828567" calcext:value-type="float">
            <text:p>2.828567</text:p>
          </table:table-cell>
          <table:table-cell office:value-type="float" office:value="2.167627" calcext:value-type="float">
            <text:p>2.167627</text:p>
          </table:table-cell>
          <table:table-cell office:value-type="float" office:value="-0.654199" calcext:value-type="float">
            <text:p>-0.654199</text:p>
          </table:table-cell>
          <table:table-cell office:value-type="float" office:value="-12.293226" calcext:value-type="float">
            <text:p>-12.293226</text:p>
          </table:table-cell>
          <table:table-cell office:value-type="float" office:value="-7.148186" calcext:value-type="float">
            <text:p>-7.148186</text:p>
          </table:table-cell>
          <table:table-cell office:value-type="float" office:value="0.302935" calcext:value-type="float">
            <text:p>0.302935</text:p>
          </table:table-cell>
          <table:table-cell office:value-type="float" office:value="33.287651" calcext:value-type="float">
            <text:p>33.287651</text:p>
          </table:table-cell>
          <table:table-cell office:value-type="float" office:value="-1.718029" calcext:value-type="float">
            <text:p>-1.718029</text:p>
          </table:table-cell>
          <table:table-cell office:value-type="float" office:value="-51.768566" calcext:value-type="float">
            <text:p>-51.76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0.078677" calcext:value-type="float">
            <text:p>0.078677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-0.004187" calcext:value-type="float">
            <text:p>-0.004187</text:p>
          </table:table-cell>
          <table:table-cell office:value-type="float" office:value="0.029959" calcext:value-type="float">
            <text:p>0.029959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LOWER_ARM</text:p>
          </table:table-cell>
          <table:table-cell office:value-type="float" office:value="22.222222" calcext:value-type="float">
            <text:p>22.222222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8" calcext:value-type="float">
            <text:p>0.8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373828" calcext:value-type="float">
            <text:p>-0.373828</text:p>
          </table:table-cell>
          <table:table-cell office:value-type="float" office:value="-7.133068" calcext:value-type="float">
            <text:p>-7.133068</text:p>
          </table:table-cell>
          <table:table-cell office:value-type="float" office:value="-3.085407" calcext:value-type="float">
            <text:p>-3.085407</text:p>
          </table:table-cell>
          <table:table-cell office:value-type="float" office:value="0" calcext:value-type="float">
            <text:p>0.000000</text:p>
          </table:table-cell>
          <table:table-cell office:value-type="float" office:value="22.191767" calcext:value-type="float">
            <text:p>22.191767</text:p>
          </table:table-cell>
          <table:table-cell office:value-type="float" office:value="-1.163021" calcext:value-type="float">
            <text:p>-1.163021</text:p>
          </table:table-cell>
          <table:table-cell office:value-type="float" office:value="-34.238186" calcext:value-type="float">
            <text:p>-34.23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9808" calcext:value-type="float">
            <text:p>0.139808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0.1" calcext:value-type="float">
            <text:p>0.1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7327" calcext:value-type="float">
            <text:p>-0.007327</text:p>
          </table:table-cell>
          <table:table-cell office:value-type="float" office:value="0.044938" calcext:value-type="float">
            <text:p>0.044938</text:p>
          </table:table-cell>
          <table:table-cell office:value-type="float" office:value="-0.005" calcext:value-type="float">
            <text:p>-0.00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UPPER_ARM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512681" calcext:value-type="float">
            <text:p>-0.512681</text:p>
          </table:table-cell>
          <table:table-cell office:value-type="float" office:value="-5.859969" calcext:value-type="float">
            <text:p>-5.859969</text:p>
          </table:table-cell>
          <table:table-cell office:value-type="float" office:value="-0.884444" calcext:value-type="float">
            <text:p>-0.884444</text:p>
          </table:table-cell>
          <table:table-cell office:value-type="float" office:value="0" calcext:value-type="float">
            <text:p>0.000000</text:p>
          </table:table-cell>
          <table:table-cell office:value-type="float" office:value="16.603245" calcext:value-type="float">
            <text:p>16.603245</text:p>
          </table:table-cell>
          <table:table-cell office:value-type="float" office:value="-1.452596" calcext:value-type="float">
            <text:p>-1.452596</text:p>
          </table:table-cell>
          <table:table-cell office:value-type="float" office:value="-25.666073" calcext:value-type="float">
            <text:p>-25.666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69353" calcext:value-type="float">
            <text:p>0.169353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4816" calcext:value-type="float">
            <text:p>-0.014816</text:p>
          </table:table-cell>
          <table:table-cell office:value-type="float" office:value="0.059772" calcext:value-type="float">
            <text:p>0.059772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CLAVICLE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4" calcext:value-type="float">
            <text:p>0.4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7.142857" calcext:value-type="float">
            <text:p>-7.142857</text:p>
          </table:table-cell>
          <table:table-cell office:value-type="float" office:value="-0.607143" calcext:value-type="float">
            <text:p>-0.607143</text:p>
          </table:table-cell>
          <table:table-cell office:value-type="float" office:value="-0" calcext:value-type="float">
            <text:p>0.000000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25.683333" calcext:value-type="float">
            <text:p>-25.68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4" calcext:value-type="float">
            <text:p>0.14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Collar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5" calcext:value-type="float">
            <text:p>0.085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Shoulder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164" calcext:value-type="float">
            <text:p>0.164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lbow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412" calcext:value-type="float">
            <text:p>0.41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Wrist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036" calcext:value-type="float">
            <text:p>0.03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617" calcext:value-type="float">
            <text:p>0.61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521" calcext:value-type="float">
            <text:p>-1.5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_HAND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-0" calcext:value-type="float">
            <text:p>0.000000</text:p>
          </table:table-cell>
          <table:table-cell office:value-type="float" office:value="-3.472964" calcext:value-type="float">
            <text:p>-3.472964</text:p>
          </table:table-cell>
          <table:table-cell office:value-type="float" office:value="2.828567" calcext:value-type="float">
            <text:p>2.828567</text:p>
          </table:table-cell>
          <table:table-cell office:value-type="float" office:value="-2.167627" calcext:value-type="float">
            <text:p>-2.167627</text:p>
          </table:table-cell>
          <table:table-cell office:value-type="float" office:value="0.654199" calcext:value-type="float">
            <text:p>0.654199</text:p>
          </table:table-cell>
          <table:table-cell office:value-type="float" office:value="-12.293226" calcext:value-type="float">
            <text:p>-12.293226</text:p>
          </table:table-cell>
          <table:table-cell office:value-type="float" office:value="7.148186" calcext:value-type="float">
            <text:p>7.148186</text:p>
          </table:table-cell>
          <table:table-cell office:value-type="float" office:value="0.302935" calcext:value-type="float">
            <text:p>0.302935</text:p>
          </table:table-cell>
          <table:table-cell office:value-type="float" office:value="33.287651" calcext:value-type="float">
            <text:p>33.287651</text:p>
          </table:table-cell>
          <table:table-cell office:value-type="float" office:value="1.718029" calcext:value-type="float">
            <text:p>1.718029</text:p>
          </table:table-cell>
          <table:table-cell office:value-type="float" office:value="-51.768566" calcext:value-type="float">
            <text:p>-51.76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-0.013873" calcext:value-type="float">
            <text:p>-0.013873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0.078677" calcext:value-type="float">
            <text:p>0.078677</text:p>
          </table:table-cell>
          <table:table-cell office:value-type="float" office:value="-0.001546" calcext:value-type="float">
            <text:p>-0.001546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29959" calcext:value-type="float">
            <text:p>0.029959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LOWER_ARM</text:p>
          </table:table-cell>
          <table:table-cell office:value-type="float" office:value="22.222222" calcext:value-type="float">
            <text:p>22.222222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8" calcext:value-type="float">
            <text:p>0.80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373828" calcext:value-type="float">
            <text:p>0.373828</text:p>
          </table:table-cell>
          <table:table-cell office:value-type="float" office:value="-7.133068" calcext:value-type="float">
            <text:p>-7.133068</text:p>
          </table:table-cell>
          <table:table-cell office:value-type="float" office:value="3.085407" calcext:value-type="float">
            <text:p>3.085407</text:p>
          </table:table-cell>
          <table:table-cell office:value-type="float" office:value="-0" calcext:value-type="float">
            <text:p>0.000000</text:p>
          </table:table-cell>
          <table:table-cell office:value-type="float" office:value="22.191767" calcext:value-type="float">
            <text:p>22.191767</text:p>
          </table:table-cell>
          <table:table-cell office:value-type="float" office:value="1.163021" calcext:value-type="float">
            <text:p>1.163021</text:p>
          </table:table-cell>
          <table:table-cell office:value-type="float" office:value="-34.238186" calcext:value-type="float">
            <text:p>-34.238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9808" calcext:value-type="float">
            <text:p>0.139808</text:p>
          </table:table-cell>
          <table:table-cell office:value-type="float" office:value="-0.002355" calcext:value-type="float">
            <text:p>-0.002355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327" calcext:value-type="float">
            <text:p>0.007327</text:p>
          </table:table-cell>
          <table:table-cell office:value-type="float" office:value="0.044938" calcext:value-type="float">
            <text:p>0.044938</text:p>
          </table:table-cell>
          <table:table-cell office:value-type="float" office:value="-0.005" calcext:value-type="float">
            <text:p>-0.00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UPPER_ARM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512681" calcext:value-type="float">
            <text:p>0.512681</text:p>
          </table:table-cell>
          <table:table-cell office:value-type="float" office:value="-5.859969" calcext:value-type="float">
            <text:p>-5.859969</text:p>
          </table:table-cell>
          <table:table-cell office:value-type="float" office:value="0.884444" calcext:value-type="float">
            <text:p>0.884444</text:p>
          </table:table-cell>
          <table:table-cell office:value-type="float" office:value="-0" calcext:value-type="float">
            <text:p>0.000000</text:p>
          </table:table-cell>
          <table:table-cell office:value-type="float" office:value="16.603245" calcext:value-type="float">
            <text:p>16.603245</text:p>
          </table:table-cell>
          <table:table-cell office:value-type="float" office:value="1.452596" calcext:value-type="float">
            <text:p>1.452596</text:p>
          </table:table-cell>
          <table:table-cell office:value-type="float" office:value="-25.666073" calcext:value-type="float">
            <text:p>-25.666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69353" calcext:value-type="float">
            <text:p>0.169353</text:p>
          </table:table-cell>
          <table:table-cell office:value-type="float" office:value="-0.005229" calcext:value-type="float">
            <text:p>-0.005229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0.059772" calcext:value-type="float">
            <text:p>0.059772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CLAVICLE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4" calcext:value-type="float">
            <text:p>0.4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7.142857" calcext:value-type="float">
            <text:p>-7.142857</text:p>
          </table:table-cell>
          <table:table-cell office:value-type="float" office:value="0.607143" calcext:value-type="float">
            <text:p>0.607143</text:p>
          </table:table-cell>
          <table:table-cell office:value-type="float" office:value="-0" calcext:value-type="float">
            <text:p>0.000000</text:p>
          </table:table-cell>
          <table:table-cell office:value-type="float" office:value="16.666667" calcext:value-type="float">
            <text:p>1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25.683333" calcext:value-type="float">
            <text:p>-25.68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4" calcext:value-type="float">
            <text:p>0.14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HEST</text:p>
          </table:table-cell>
          <table:table-cell office:value-type="float" office:value="7.034341" calcext:value-type="float">
            <text:p>7.034341</text:p>
          </table:table-cell>
          <table:table-cell office:value-type="float" office:value="1.240344" calcext:value-type="float">
            <text:p>1.240344</text:p>
          </table:table-cell>
          <table:table-cell office:value-type="float" office:value="-0" calcext:value-type="float">
            <text:p>0.000000</text:p>
          </table:table-cell>
          <table:table-cell office:value-type="float" office:value="-1.636743" calcext:value-type="float">
            <text:p>-1.636743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5.263158" calcext:value-type="float">
            <text:p>-5.263158</text:p>
          </table:table-cell>
          <table:table-cell office:value-type="float" office:value="-0" calcext:value-type="float">
            <text:p>0.000000</text:p>
          </table:table-cell>
          <table:table-cell office:value-type="float" office:value="-0.78931" calcext:value-type="float">
            <text:p>-0.789310</text:p>
          </table:table-cell>
          <table:table-cell office:value-type="float" office:value="4.476399" calcext:value-type="float">
            <text:p>4.476399</text:p>
          </table:table-cell>
          <table:table-cell office:value-type="float" office:value="0" calcext:value-type="float">
            <text:p>0.000000</text:p>
          </table:table-cell>
          <table:table-cell office:value-type="float" office:value="-6.351999" calcext:value-type="float">
            <text:p>-6.35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73" calcext:value-type="float">
            <text:p>0.13787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8203" calcext:value-type="float">
            <text:p>-0.038203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9" calcext:value-type="float">
            <text:p>0.19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4311" calcext:value-type="float">
            <text:p>0.024311</text:p>
          </table:table-cell>
          <table:table-cell office:value-type="float" office:value="0" calcext:value-type="float">
            <text:p>0.000000</text:p>
          </table:table-cell>
          <table:table-cell office:value-type="float" office:value="0.216658" calcext:value-type="float">
            <text:p>0.216658</text:p>
          </table:table-cell>
          <table:table-cell office:value-type="float" office:value="0.06" calcext:value-type="float">
            <text:p>0.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EFT_PEC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-1.496094" calcext:value-type="float">
            <text:p>-1.496094</text:p>
          </table:table-cell>
          <table:table-cell office:value-type="float" office:value="-0" calcext:value-type="float">
            <text:p>0.000000</text:p>
          </table:table-cell>
          <table:table-cell office:value-type="float" office:value="-0.127224" calcext:value-type="float">
            <text:p>-0.127224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-1.04" calcext:value-type="float">
            <text:p>-1.040000</text:p>
          </table:table-cell>
          <table:table-cell office:value-type="float" office:value="1.496094" calcext:value-type="float">
            <text:p>1.496094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0" calcext:value-type="float">
            <text:p>0.000000</text:p>
          </table:table-cell>
          <table:table-cell office:value-type="float" office:value="-28.248664" calcext:value-type="float">
            <text:p>-28.24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374" calcext:value-type="float">
            <text:p>0.00374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-0.00374" calcext:value-type="float">
            <text:p>-0.00374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.052" calcext:value-type="float">
            <text:p>0.05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IGHT_PEC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-1.496094" calcext:value-type="float">
            <text:p>-1.496094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7224" calcext:value-type="float">
            <text:p>-0.127224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1.04" calcext:value-type="float">
            <text:p>1.040000</text:p>
          </table:table-cell>
          <table:table-cell office:value-type="float" office:value="1.496094" calcext:value-type="float">
            <text:p>1.496094</text:p>
          </table:table-cell>
          <table:table-cell office:value-type="float" office:value="19.943964" calcext:value-type="float">
            <text:p>19.943964</text:p>
          </table:table-cell>
          <table:table-cell office:value-type="float" office:value="0" calcext:value-type="float">
            <text:p>0.000000</text:p>
          </table:table-cell>
          <table:table-cell office:value-type="float" office:value="-28.248664" calcext:value-type="float">
            <text:p>-28.24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374" calcext:value-type="float">
            <text:p>0.00374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-0.00374" calcext:value-type="float">
            <text:p>-0.00374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86" calcext:value-type="float">
            <text:p>0.049860</text:p>
          </table:table-cell>
          <table:table-cell office:value-type="float" office:value="0.052" calcext:value-type="float">
            <text:p>0.05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PPER_BACK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7.692308" calcext:value-type="float">
            <text:p>-7.692308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9.155019" calcext:value-type="float">
            <text:p>-9.155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17253" calcext:value-type="float">
            <text:p>0.017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ELLY</text:p>
          </table:table-cell>
          <table:table-cell office:value-type="float" office:value="8.252234" calcext:value-type="float">
            <text:p>8.252234</text:p>
          </table:table-cell>
          <table:table-cell office:value-type="float" office:value="-1.159776" calcext:value-type="float">
            <text:p>-1.159776</text:p>
          </table:table-cell>
          <table:table-cell office:value-type="float" office:value="0" calcext:value-type="float">
            <text:p>0.000000</text:p>
          </table:table-cell>
          <table:table-cell office:value-type="float" office:value="1.420993" calcext:value-type="float">
            <text:p>1.420993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6.25" calcext:value-type="float">
            <text:p>-6.2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927821" calcext:value-type="float">
            <text:p>0.927821</text:p>
          </table:table-cell>
          <table:table-cell office:value-type="float" office:value="6.601787" calcext:value-type="float">
            <text:p>6.601787</text:p>
          </table:table-cell>
          <table:table-cell office:value-type="float" office:value="0" calcext:value-type="float">
            <text:p>0.000000</text:p>
          </table:table-cell>
          <table:table-cell office:value-type="float" office:value="-7.992909" calcext:value-type="float">
            <text:p>-7.992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832" calcext:value-type="float">
            <text:p>0.118832</text:p>
          </table:table-cell>
          <table:table-cell office:value-type="float" office:value="0" calcext:value-type="float">
            <text:p>0.000000</text:p>
          </table:table-cell>
          <table:table-cell office:value-type="float" office:value="0.020876" calcext:value-type="float">
            <text:p>0.020876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6" calcext:value-type="float">
            <text:p>0.1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16701" calcext:value-type="float">
            <text:p>-0.016701</text:p>
          </table:table-cell>
          <table:table-cell office:value-type="float" office:value="0" calcext:value-type="float">
            <text:p>0.000000</text:p>
          </table:table-cell>
          <table:table-cell office:value-type="float" office:value="0.14854" calcext:value-type="float">
            <text:p>0.148540</text:p>
          </table:table-cell>
          <table:table-cell office:value-type="float" office:value="0.06" calcext:value-type="float">
            <text:p>0.0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OWER_BACK</text:p>
          </table:table-cell>
          <table:table-cell office:value-type="float" office:value="11.111111" calcext:value-type="float">
            <text:p>11.111111</text:p>
          </table:table-cell>
          <table:table-cell table:number-columns-repeated="5" office:value-type="float" office:value="-0" calcext:value-type="float">
            <text:p>0.000000</text:p>
          </table:table-cell>
          <table:table-cell office:value-type="float" office:value="-7.692308" calcext:value-type="float">
            <text:p>-7.692308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6.666667" calcext:value-type="float">
            <text:p>6.666667</text:p>
          </table:table-cell>
          <table:table-cell office:value-type="float" office:value="0" calcext:value-type="float">
            <text:p>0.000000</text:p>
          </table:table-cell>
          <table:table-cell office:value-type="float" office:value="-7.82565" calcext:value-type="float">
            <text:p>-7.825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5" calcext:value-type="float">
            <text:p>0.150000</text:p>
          </table:table-cell>
          <table:table-cell office:value-type="float" office:value="0.022848" calcext:value-type="float">
            <text:p>0.022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Hip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4" calcext:value-type="float">
            <text:p>-0.03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026" calcext:value-type="float">
            <text:p>-1.0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Kne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3" calcext:value-type="float">
            <text:p>-0.03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535" calcext:value-type="float">
            <text:p>-0.5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nkl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04" calcext:value-type="float">
            <text:p>-0.00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7" calcext:value-type="float">
            <text:p>-0.0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Foot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16" calcext:value-type="float">
            <text:p>-0.11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ToeRigh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25" calcext:value-type="float">
            <text:p>-0.2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_FOOT</text:p>
          </table:table-cell>
          <table:table-cell office:value-type="float" office:value="7.575444" calcext:value-type="float">
            <text:p>7.575444</text:p>
          </table:table-cell>
          <table:table-cell office:value-type="float" office:value="-1.335755" calcext:value-type="float">
            <text:p>-1.335755</text:p>
          </table:table-cell>
          <table:table-cell office:value-type="float" office:value="0" calcext:value-type="float">
            <text:p>0.000000</text:p>
          </table:table-cell>
          <table:table-cell office:value-type="float" office:value="-0.578881" calcext:value-type="float">
            <text:p>-0.578881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1.6" calcext:value-type="float">
            <text:p>1.600000</text:p>
          </table:table-cell>
          <table:table-cell office:value-type="float" office:value="3.472964" calcext:value-type="float">
            <text:p>3.472964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0" calcext:value-type="float">
            <text:p>0.000000</text:p>
          </table:table-cell>
          <table:table-cell office:value-type="float" office:value="-0.79341" calcext:value-type="float">
            <text:p>-0.793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025" calcext:value-type="float">
            <text:p>0.12802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0.077" calcext:value-type="float">
            <text:p>0.07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2574" calcext:value-type="float">
            <text:p>-0.022574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-0.041" calcext:value-type="float">
            <text:p>-0.0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LOWER_LEG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16667" calcext:value-type="float">
            <text:p>-0.216667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16.666667" calcext:value-type="float">
            <text:p>-16.666667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" calcext:value-type="float">
            <text:p>0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-1.34" calcext:value-type="float">
            <text:p>-1.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0.2" calcext:value-type="float">
            <text:p>-0.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_UPPER_LEG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55556" calcext:value-type="float">
            <text:p>-0.155556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1.111111" calcext:value-type="float">
            <text:p>-11.111111</text:p>
          </table:table-cell>
          <table:table-cell office:value-type="float" office:value="0.877778" calcext:value-type="float">
            <text:p>0.877778</text:p>
          </table:table-cell>
          <table:table-cell office:value-type="float" office:value="-0" calcext:value-type="float">
            <text:p>0.000000</text:p>
          </table:table-cell>
          <table:table-cell office:value-type="float" office:value="3.125" calcext:value-type="float">
            <text:p>3.1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2.51875" calcext:value-type="float">
            <text:p>-2.518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" calcext:value-type="float">
            <text:p>0.09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32" calcext:value-type="float">
            <text:p>0.320000</text:p>
          </table:table-cell>
          <table:table-cell office:value-type="float" office:value="-0.22" calcext:value-type="float">
            <text:p>-0.2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mHip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4" calcext:value-type="float">
            <text:p>-0.03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127" calcext:value-type="float">
            <text:p>-0.12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026" calcext:value-type="float">
            <text:p>-1.0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Kne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33" calcext:value-type="float">
            <text:p>-0.033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1" calcext:value-type="float">
            <text:p>-0.081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535" calcext:value-type="float">
            <text:p>-0.5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nkl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004" calcext:value-type="float">
            <text:p>-0.004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2" calcext:value-type="float">
            <text:p>-0.08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7" calcext:value-type="float">
            <text:p>-0.0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Foot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16" calcext:value-type="float">
            <text:p>-0.116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2" calcext:value-type="float">
            <text:p>-0.08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ToeLeft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25" calcext:value-type="float">
            <text:p>-0.225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-0.082" calcext:value-type="float">
            <text:p>-0.082000</text:p>
          </table:table-cell>
          <table:table-cell office:value-type="float" office:value="-0" calcext:value-type="float">
            <text:p>0.000000</text:p>
          </table:table-cell>
          <table:table-cell office:value-type="float" office:value="1" calcext:value-type="float">
            <text:p>1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_FOOT</text:p>
          </table:table-cell>
          <table:table-cell office:value-type="float" office:value="7.575444" calcext:value-type="float">
            <text:p>7.575444</text:p>
          </table:table-cell>
          <table:table-cell office:value-type="float" office:value="-1.335755" calcext:value-type="float">
            <text:p>-1.335755</text:p>
          </table:table-cell>
          <table:table-cell office:value-type="float" office:value="-0" calcext:value-type="float">
            <text:p>0.000000</text:p>
          </table:table-cell>
          <table:table-cell office:value-type="float" office:value="-0.578881" calcext:value-type="float">
            <text:p>-0.57888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20" calcext:value-type="float">
            <text:p>-20.000000</text:p>
          </table:table-cell>
          <table:table-cell office:value-type="float" office:value="-1.64" calcext:value-type="float">
            <text:p>-1.640000</text:p>
          </table:table-cell>
          <table:table-cell office:value-type="float" office:value="3.472964" calcext:value-type="float">
            <text:p>3.472964</text:p>
          </table:table-cell>
          <table:table-cell office:value-type="float" office:value="19.696155" calcext:value-type="float">
            <text:p>19.696155</text:p>
          </table:table-cell>
          <table:table-cell office:value-type="float" office:value="-0" calcext:value-type="float">
            <text:p>0.000000</text:p>
          </table:table-cell>
          <table:table-cell office:value-type="float" office:value="-0.79341" calcext:value-type="float">
            <text:p>-0.793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025" calcext:value-type="float">
            <text:p>0.128025</text:p>
          </table:table-cell>
          <table:table-cell office:value-type="float" office:value="0" calcext:value-type="float">
            <text:p>0.000000</text:p>
          </table:table-cell>
          <table:table-cell office:value-type="float" office:value="0.008682" calcext:value-type="float">
            <text:p>0.008682</text:p>
          </table:table-cell>
          <table:table-cell office:value-type="float" office:value="0.077" calcext:value-type="float">
            <text:p>0.077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05" calcext:value-type="float">
            <text:p>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2574" calcext:value-type="float">
            <text:p>-0.022574</text:p>
          </table:table-cell>
          <table:table-cell office:value-type="float" office:value="0" calcext:value-type="float">
            <text:p>0.000000</text:p>
          </table:table-cell>
          <table:table-cell office:value-type="float" office:value="0.04924" calcext:value-type="float">
            <text:p>0.049240</text:p>
          </table:table-cell>
          <table:table-cell office:value-type="float" office:value="-0.041" calcext:value-type="float">
            <text:p>-0.0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LOWER_LEG</text:p>
          </table:table-cell>
          <table:table-cell office:value-type="float" office:value="16.666667" calcext:value-type="float">
            <text:p>16.66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216667" calcext:value-type="float">
            <text:p>-0.216667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6.666667" calcext:value-type="float">
            <text:p>-16.666667</text:p>
          </table:table-cell>
          <table:table-cell office:value-type="float" office:value="-1.35" calcext:value-type="float">
            <text:p>-1.3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1.34" calcext:value-type="float">
            <text:p>-1.3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25" calcext:value-type="float">
            <text:p>0.250000</text:p>
          </table:table-cell>
          <table:table-cell office:value-type="float" office:value="-0.2" calcext:value-type="float">
            <text:p>-0.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L_UPPER_LEG</text:p>
          </table:table-cell>
          <table:table-cell office:value-type="float" office:value="11.111111" calcext:value-type="float">
            <text:p>11.111111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0.155556" calcext:value-type="float">
            <text:p>-0.155556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1.111111" calcext:value-type="float">
            <text:p>-11.111111</text:p>
          </table:table-cell>
          <table:table-cell office:value-type="float" office:value="-0.855556" calcext:value-type="float">
            <text:p>-0.855556</text:p>
          </table:table-cell>
          <table:table-cell office:value-type="float" office:value="-0" calcext:value-type="float">
            <text:p>0.000000</text:p>
          </table:table-cell>
          <table:table-cell office:value-type="float" office:value="3.125" calcext:value-type="float">
            <text:p>3.1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2.51875" calcext:value-type="float">
            <text:p>-2.518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9" calcext:value-type="float">
            <text:p>0.09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" calcext:value-type="float">
            <text:p>-0.05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32" calcext:value-type="float">
            <text:p>0.320000</text:p>
          </table:table-cell>
          <table:table-cell office:value-type="float" office:value="-0.22" calcext:value-type="float">
            <text:p>-0.2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PELVIS</text:p>
          </table:table-cell>
          <table:table-cell office:value-type="float" office:value="8.252234" calcext:value-type="float">
            <text:p>8.252234</text:p>
          </table:table-cell>
          <table:table-cell office:value-type="float" office:value="-1.159776" calcext:value-type="float">
            <text:p>-1.159776</text:p>
          </table:table-cell>
          <table:table-cell office:value-type="float" office:value="0" calcext:value-type="float">
            <text:p>0.000000</text:p>
          </table:table-cell>
          <table:table-cell office:value-type="float" office:value="1.296808" calcext:value-type="float">
            <text:p>1.296808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6.25" calcext:value-type="float">
            <text:p>-6.250000</text:p>
          </table:table-cell>
          <table:table-cell office:value-type="float" office:value="-0" calcext:value-type="float">
            <text:p>0.000000</text:p>
          </table:table-cell>
          <table:table-cell office:value-type="float" office:value="0.818665" calcext:value-type="float">
            <text:p>0.818665</text:p>
          </table:table-cell>
          <table:table-cell office:value-type="float" office:value="5.825106" calcext:value-type="float">
            <text:p>5.825106</text:p>
          </table:table-cell>
          <table:table-cell office:value-type="float" office:value="0" calcext:value-type="float">
            <text:p>0.000000</text:p>
          </table:table-cell>
          <table:table-cell office:value-type="float" office:value="-6.0907" calcext:value-type="float">
            <text:p>-6.090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0" calcext:value-type="float">
            <text:p>0.000000</text:p>
          </table:table-cell>
          <table:table-cell office:value-type="float" office:value="0.016783" calcext:value-type="float">
            <text:p>0.016783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6" calcext:value-type="float">
            <text:p>0.16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11846" calcext:value-type="float">
            <text:p>-0.011846</text:p>
          </table:table-cell>
          <table:table-cell office:value-type="float" office:value="0" calcext:value-type="float">
            <text:p>0.000000</text:p>
          </table:table-cell>
          <table:table-cell office:value-type="float" office:value="0.16917" calcext:value-type="float">
            <text:p>0.169170</text:p>
          </table:table-cell>
          <table:table-cell office:value-type="float" office:value="-0.02" calcext:value-type="float">
            <text:p>-0.0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BUTT</text:p>
          </table:table-cell>
          <table:table-cell office:value-type="float" office:value="10" calcext:value-type="float">
            <text:p>10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-10" calcext:value-type="float">
            <text:p>-10.000000</text:p>
          </table:table-cell>
          <table:table-cell table:number-columns-repeated="2" office:value-type="float" office:value="-0" calcext:value-type="float">
            <text:p>0.000000</text:p>
          </table:table-cell>
          <table:table-cell office:value-type="float" office:value="10" calcext:value-type="float">
            <text:p>10.0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9.67" calcext:value-type="float">
            <text:p>-9.6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000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6" calcext:value-type="float">
            <text:p>-0.06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table:number-columns-repeated="4"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1" calcext:value-type="float">
            <text:p>-0.1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17:27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3-13T15:48:53.734000000</dc:date>
    <meta:editing-duration>P2DT9H25M27S</meta:editing-duration>
    <meta:editing-cycles>145</meta:editing-cycles>
    <dc:creator>Ada Radius</dc:creator>
    <meta:document-statistic meta:table-count="7" meta:cell-count="12824" meta:object-count="0"/>
  </office:meta>
</office:document-meta>
</file>